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32mm"/>
    </style:style>
    <style:style style:name="co2" style:family="table-column">
      <style:table-column-properties fo:break-before="auto" style:column-width="29.07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3.55mm"/>
    </style:style>
    <style:style style:name="co5" style:family="table-column">
      <style:table-column-properties fo:break-before="auto" style:column-width="18.86mm"/>
    </style:style>
    <style:style style:name="co6" style:family="table-column">
      <style:table-column-properties fo:break-before="auto" style:column-width="17.7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perform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Frame number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Frametime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Shadow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ching Cubes</text:p>
          </table:table-cell>
          <table:table-cell office:value-type="float" office:value="61238" calcext:value-type="float">
            <text:p>6123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ching Cubes</text:p>
          </table:table-cell>
          <table:table-cell office:value-type="float" office:value="60900" calcext:value-type="float">
            <text:p>60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hing Cubes</text:p>
          </table:table-cell>
          <table:table-cell office:value-type="float" office:value="63985" calcext:value-type="float">
            <text:p>6398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ing Cubes</text:p>
          </table:table-cell>
          <table:table-cell office:value-type="float" office:value="62265" calcext:value-type="float">
            <text:p>622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lection</text:p>
          </table:table-cell>
          <table:table-cell office:value-type="string" calcext:value-type="string">
            <text:p>Shadow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ching Cubes</text:p>
          </table:table-cell>
          <table:table-cell office:value-type="float" office:value="61072" calcext:value-type="float">
            <text:p>6107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C2:.C500])" office:value-type="float" office:value="60433.124248497" calcext:value-type="float">
            <text:p>604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ching Cubes</text:p>
          </table:table-cell>
          <table:table-cell office:value-type="float" office:value="125394" calcext:value-type="float">
            <text:p>12539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AVERAGE([.C501:.C1000])" office:value-type="float" office:value="57915.826" calcext:value-type="float">
            <text:p>579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hing Cubes</text:p>
          </table:table-cell>
          <table:table-cell office:value-type="float" office:value="61298" calcext:value-type="float">
            <text:p>6129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C1000:.C1501])" office:value-type="float" office:value="57861.796812749" calcext:value-type="float">
            <text:p>578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ching Cubes</text:p>
          </table:table-cell>
          <table:table-cell office:value-type="float" office:value="59090" calcext:value-type="float">
            <text:p>5909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AVERAGE([.C1501:.C2000])" office:value-type="float" office:value="57678.374" calcext:value-type="float">
            <text:p>576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ching Cubes</text:p>
          </table:table-cell>
          <table:table-cell office:value-type="float" office:value="65448" calcext:value-type="float">
            <text:p>6544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ching Cubes</text:p>
          </table:table-cell>
          <table:table-cell office:value-type="float" office:value="81262" calcext:value-type="float">
            <text:p>812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ching Cubes</text:p>
          </table:table-cell>
          <table:table-cell office:value-type="float" office:value="60227" calcext:value-type="float">
            <text:p>6022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ching Cubes</text:p>
          </table:table-cell>
          <table:table-cell office:value-type="float" office:value="61152" calcext:value-type="float">
            <text:p>611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ching Cubes</text:p>
          </table:table-cell>
          <table:table-cell office:value-type="float" office:value="62270" calcext:value-type="float">
            <text:p>6227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ching Cubes</text:p>
          </table:table-cell>
          <table:table-cell office:value-type="float" office:value="79971" calcext:value-type="float">
            <text:p>799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hing Cubes</text:p>
          </table:table-cell>
          <table:table-cell office:value-type="float" office:value="61627" calcext:value-type="float">
            <text:p>6162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hing Cubes</text:p>
          </table:table-cell>
          <table:table-cell office:value-type="float" office:value="65420" calcext:value-type="float">
            <text:p>654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ching Cubes</text:p>
          </table:table-cell>
          <table:table-cell office:value-type="float" office:value="63999" calcext:value-type="float">
            <text:p>639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ching Cubes</text:p>
          </table:table-cell>
          <table:table-cell office:value-type="float" office:value="61373" calcext:value-type="float">
            <text:p>6137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ching Cubes</text:p>
          </table:table-cell>
          <table:table-cell office:value-type="float" office:value="80788" calcext:value-type="float">
            <text:p>807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ching Cubes</text:p>
          </table:table-cell>
          <table:table-cell office:value-type="float" office:value="60218" calcext:value-type="float">
            <text:p>6021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ching Cubes</text:p>
          </table:table-cell>
          <table:table-cell office:value-type="float" office:value="76818" calcext:value-type="float">
            <text:p>7681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ching Cubes</text:p>
          </table:table-cell>
          <table:table-cell office:value-type="float" office:value="68326" calcext:value-type="float">
            <text:p>683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ching Cubes</text:p>
          </table:table-cell>
          <table:table-cell office:value-type="float" office:value="71431" calcext:value-type="float">
            <text:p>7143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rching Cubes</text:p>
          </table:table-cell>
          <table:table-cell office:value-type="float" office:value="69608" calcext:value-type="float">
            <text:p>6960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ching Cubes</text:p>
          </table:table-cell>
          <table:table-cell office:value-type="float" office:value="67594" calcext:value-type="float">
            <text:p>6759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rching Cubes</text:p>
          </table:table-cell>
          <table:table-cell office:value-type="float" office:value="78996" calcext:value-type="float">
            <text:p>789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ching Cubes</text:p>
          </table:table-cell>
          <table:table-cell office:value-type="float" office:value="75905" calcext:value-type="float">
            <text:p>7590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rching Cubes</text:p>
          </table:table-cell>
          <table:table-cell office:value-type="float" office:value="59822" calcext:value-type="float">
            <text:p>598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rching Cubes</text:p>
          </table:table-cell>
          <table:table-cell office:value-type="float" office:value="67313" calcext:value-type="float">
            <text:p>673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ching Cubes</text:p>
          </table:table-cell>
          <table:table-cell office:value-type="float" office:value="81247" calcext:value-type="float">
            <text:p>8124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rching Cubes</text:p>
          </table:table-cell>
          <table:table-cell office:value-type="float" office:value="64308" calcext:value-type="float">
            <text:p>643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rching Cubes</text:p>
          </table:table-cell>
          <table:table-cell office:value-type="float" office:value="79199" calcext:value-type="float">
            <text:p>7919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rching Cubes</text:p>
          </table:table-cell>
          <table:table-cell office:value-type="float" office:value="71703" calcext:value-type="float">
            <text:p>717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rching Cubes</text:p>
          </table:table-cell>
          <table:table-cell office:value-type="float" office:value="60245" calcext:value-type="float">
            <text:p>602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rching Cubes</text:p>
          </table:table-cell>
          <table:table-cell office:value-type="float" office:value="60712" calcext:value-type="float">
            <text:p>6071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rching Cubes</text:p>
          </table:table-cell>
          <table:table-cell office:value-type="float" office:value="66194" calcext:value-type="float">
            <text:p>661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rching Cubes</text:p>
          </table:table-cell>
          <table:table-cell office:value-type="float" office:value="80655" calcext:value-type="float">
            <text:p>8065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rching Cubes</text:p>
          </table:table-cell>
          <table:table-cell office:value-type="float" office:value="74923" calcext:value-type="float">
            <text:p>749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rching Cubes</text:p>
          </table:table-cell>
          <table:table-cell office:value-type="float" office:value="59967" calcext:value-type="float">
            <text:p>5996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rching Cubes</text:p>
          </table:table-cell>
          <table:table-cell office:value-type="float" office:value="60940" calcext:value-type="float">
            <text:p>609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rching Cubes</text:p>
          </table:table-cell>
          <table:table-cell office:value-type="float" office:value="60174" calcext:value-type="float">
            <text:p>6017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rching Cubes</text:p>
          </table:table-cell>
          <table:table-cell office:value-type="float" office:value="60615" calcext:value-type="float">
            <text:p>6061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rching Cubes</text:p>
          </table:table-cell>
          <table:table-cell office:value-type="float" office:value="75148" calcext:value-type="float">
            <text:p>7514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rching Cubes</text:p>
          </table:table-cell>
          <table:table-cell office:value-type="float" office:value="75434" calcext:value-type="float">
            <text:p>7543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rching Cubes</text:p>
          </table:table-cell>
          <table:table-cell office:value-type="float" office:value="66818" calcext:value-type="float">
            <text:p>6681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rching Cubes</text:p>
          </table:table-cell>
          <table:table-cell office:value-type="float" office:value="60848" calcext:value-type="float">
            <text:p>6084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rching Cubes</text:p>
          </table:table-cell>
          <table:table-cell office:value-type="float" office:value="83603" calcext:value-type="float">
            <text:p>836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rching Cubes</text:p>
          </table:table-cell>
          <table:table-cell office:value-type="float" office:value="75314" calcext:value-type="float">
            <text:p>7531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rching Cubes</text:p>
          </table:table-cell>
          <table:table-cell office:value-type="float" office:value="64028" calcext:value-type="float">
            <text:p>6402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rching Cubes</text:p>
          </table:table-cell>
          <table:table-cell office:value-type="float" office:value="66943" calcext:value-type="float">
            <text:p>6694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rching Cubes</text:p>
          </table:table-cell>
          <table:table-cell office:value-type="float" office:value="80461" calcext:value-type="float">
            <text:p>804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rching Cubes</text:p>
          </table:table-cell>
          <table:table-cell office:value-type="float" office:value="68247" calcext:value-type="float">
            <text:p>682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rching Cubes</text:p>
          </table:table-cell>
          <table:table-cell office:value-type="float" office:value="73762" calcext:value-type="float">
            <text:p>7376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rching Cubes</text:p>
          </table:table-cell>
          <table:table-cell office:value-type="float" office:value="59589" calcext:value-type="float">
            <text:p>595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rching Cubes</text:p>
          </table:table-cell>
          <table:table-cell office:value-type="float" office:value="60327" calcext:value-type="float">
            <text:p>6032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rching Cubes</text:p>
          </table:table-cell>
          <table:table-cell office:value-type="float" office:value="89497" calcext:value-type="float">
            <text:p>894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rching Cubes</text:p>
          </table:table-cell>
          <table:table-cell office:value-type="float" office:value="61642" calcext:value-type="float">
            <text:p>616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rching Cubes</text:p>
          </table:table-cell>
          <table:table-cell office:value-type="float" office:value="70693" calcext:value-type="float">
            <text:p>7069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rching Cubes</text:p>
          </table:table-cell>
          <table:table-cell office:value-type="float" office:value="59712" calcext:value-type="float">
            <text:p>597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rching Cubes</text:p>
          </table:table-cell>
          <table:table-cell office:value-type="float" office:value="75374" calcext:value-type="float">
            <text:p>7537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rching Cubes</text:p>
          </table:table-cell>
          <table:table-cell office:value-type="float" office:value="59256" calcext:value-type="float">
            <text:p>592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rching Cubes</text:p>
          </table:table-cell>
          <table:table-cell office:value-type="float" office:value="62258" calcext:value-type="float">
            <text:p>6225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rching Cubes</text:p>
          </table:table-cell>
          <table:table-cell office:value-type="float" office:value="59614" calcext:value-type="float">
            <text:p>596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rching Cubes</text:p>
          </table:table-cell>
          <table:table-cell office:value-type="float" office:value="64742" calcext:value-type="float">
            <text:p>647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rching Cubes</text:p>
          </table:table-cell>
          <table:table-cell office:value-type="float" office:value="80824" calcext:value-type="float">
            <text:p>8082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rching Cubes</text:p>
          </table:table-cell>
          <table:table-cell office:value-type="float" office:value="68885" calcext:value-type="float">
            <text:p>688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rching Cubes</text:p>
          </table:table-cell>
          <table:table-cell office:value-type="float" office:value="60174" calcext:value-type="float">
            <text:p>6017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rching Cubes</text:p>
          </table:table-cell>
          <table:table-cell office:value-type="float" office:value="63376" calcext:value-type="float">
            <text:p>633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rching Cubes</text:p>
          </table:table-cell>
          <table:table-cell office:value-type="float" office:value="61328" calcext:value-type="float">
            <text:p>6132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rching Cubes</text:p>
          </table:table-cell>
          <table:table-cell office:value-type="float" office:value="63951" calcext:value-type="float">
            <text:p>639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rching Cubes</text:p>
          </table:table-cell>
          <table:table-cell office:value-type="float" office:value="61707" calcext:value-type="float">
            <text:p>6170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rching Cubes</text:p>
          </table:table-cell>
          <table:table-cell office:value-type="float" office:value="60173" calcext:value-type="float">
            <text:p>6017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rching Cubes</text:p>
          </table:table-cell>
          <table:table-cell office:value-type="float" office:value="77968" calcext:value-type="float">
            <text:p>7796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rching Cubes</text:p>
          </table:table-cell>
          <table:table-cell office:value-type="float" office:value="80005" calcext:value-type="float">
            <text:p>8000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rching Cubes</text:p>
          </table:table-cell>
          <table:table-cell office:value-type="float" office:value="59581" calcext:value-type="float">
            <text:p>595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rching Cubes</text:p>
          </table:table-cell>
          <table:table-cell office:value-type="float" office:value="60796" calcext:value-type="float">
            <text:p>607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rching Cubes</text:p>
          </table:table-cell>
          <table:table-cell office:value-type="float" office:value="70427" calcext:value-type="float">
            <text:p>7042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rching Cubes</text:p>
          </table:table-cell>
          <table:table-cell office:value-type="float" office:value="62027" calcext:value-type="float">
            <text:p>620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rching Cubes</text:p>
          </table:table-cell>
          <table:table-cell office:value-type="float" office:value="77267" calcext:value-type="float">
            <text:p>772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rching Cubes</text:p>
          </table:table-cell>
          <table:table-cell office:value-type="float" office:value="77349" calcext:value-type="float">
            <text:p>7734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rching Cubes</text:p>
          </table:table-cell>
          <table:table-cell office:value-type="float" office:value="59947" calcext:value-type="float">
            <text:p>599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rching Cubes</text:p>
          </table:table-cell>
          <table:table-cell office:value-type="float" office:value="78755" calcext:value-type="float">
            <text:p>7875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arching Cubes</text:p>
          </table:table-cell>
          <table:table-cell office:value-type="float" office:value="59578" calcext:value-type="float">
            <text:p>595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rching Cubes</text:p>
          </table:table-cell>
          <table:table-cell office:value-type="float" office:value="73846" calcext:value-type="float">
            <text:p>7384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arching Cubes</text:p>
          </table:table-cell>
          <table:table-cell office:value-type="float" office:value="67811" calcext:value-type="float">
            <text:p>678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rching Cubes</text:p>
          </table:table-cell>
          <table:table-cell office:value-type="float" office:value="60756" calcext:value-type="float">
            <text:p>6075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rching Cubes</text:p>
          </table:table-cell>
          <table:table-cell office:value-type="float" office:value="63051" calcext:value-type="float">
            <text:p>630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rching Cubes</text:p>
          </table:table-cell>
          <table:table-cell office:value-type="float" office:value="59836" calcext:value-type="float">
            <text:p>5983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rching Cubes</text:p>
          </table:table-cell>
          <table:table-cell office:value-type="float" office:value="74786" calcext:value-type="float">
            <text:p>747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arching Cubes</text:p>
          </table:table-cell>
          <table:table-cell office:value-type="float" office:value="62213" calcext:value-type="float">
            <text:p>622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ching Cubes</text:p>
          </table:table-cell>
          <table:table-cell office:value-type="float" office:value="60817" calcext:value-type="float">
            <text:p>6081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rching Cubes</text:p>
          </table:table-cell>
          <table:table-cell office:value-type="float" office:value="79668" calcext:value-type="float">
            <text:p>7966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rching Cubes</text:p>
          </table:table-cell>
          <table:table-cell office:value-type="float" office:value="59647" calcext:value-type="float">
            <text:p>5964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arching Cubes</text:p>
          </table:table-cell>
          <table:table-cell office:value-type="float" office:value="59780" calcext:value-type="float">
            <text:p>5978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rching Cubes</text:p>
          </table:table-cell>
          <table:table-cell office:value-type="float" office:value="79137" calcext:value-type="float">
            <text:p>791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arching Cubes</text:p>
          </table:table-cell>
          <table:table-cell office:value-type="float" office:value="59954" calcext:value-type="float">
            <text:p>5995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rching Cubes</text:p>
          </table:table-cell>
          <table:table-cell office:value-type="float" office:value="60164" calcext:value-type="float">
            <text:p>6016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rching Cubes</text:p>
          </table:table-cell>
          <table:table-cell office:value-type="float" office:value="60146" calcext:value-type="float">
            <text:p>6014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rching Cubes</text:p>
          </table:table-cell>
          <table:table-cell office:value-type="float" office:value="70117" calcext:value-type="float">
            <text:p>701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rching Cubes</text:p>
          </table:table-cell>
          <table:table-cell office:value-type="float" office:value="60901" calcext:value-type="float">
            <text:p>6090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rching Cubes</text:p>
          </table:table-cell>
          <table:table-cell office:value-type="float" office:value="60284" calcext:value-type="float">
            <text:p>602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arching Cubes</text:p>
          </table:table-cell>
          <table:table-cell office:value-type="float" office:value="64573" calcext:value-type="float">
            <text:p>6457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rching Cubes</text:p>
          </table:table-cell>
          <table:table-cell office:value-type="float" office:value="74970" calcext:value-type="float">
            <text:p>7497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rching Cubes</text:p>
          </table:table-cell>
          <table:table-cell office:value-type="float" office:value="70598" calcext:value-type="float">
            <text:p>705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rching Cubes</text:p>
          </table:table-cell>
          <table:table-cell office:value-type="float" office:value="74361" calcext:value-type="float">
            <text:p>7436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rching Cubes</text:p>
          </table:table-cell>
          <table:table-cell office:value-type="float" office:value="65120" calcext:value-type="float">
            <text:p>65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arching Cubes</text:p>
          </table:table-cell>
          <table:table-cell office:value-type="float" office:value="60341" calcext:value-type="float">
            <text:p>6034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rching Cubes</text:p>
          </table:table-cell>
          <table:table-cell office:value-type="float" office:value="80244" calcext:value-type="float">
            <text:p>802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rching Cubes</text:p>
          </table:table-cell>
          <table:table-cell office:value-type="float" office:value="63052" calcext:value-type="float">
            <text:p>630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arching Cubes</text:p>
          </table:table-cell>
          <table:table-cell office:value-type="float" office:value="71479" calcext:value-type="float">
            <text:p>7147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rching Cubes</text:p>
          </table:table-cell>
          <table:table-cell office:value-type="float" office:value="59767" calcext:value-type="float">
            <text:p>597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arching Cubes</text:p>
          </table:table-cell>
          <table:table-cell office:value-type="float" office:value="60119" calcext:value-type="float">
            <text:p>6011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rching Cubes</text:p>
          </table:table-cell>
          <table:table-cell office:value-type="float" office:value="60253" calcext:value-type="float">
            <text:p>602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rching Cubes</text:p>
          </table:table-cell>
          <table:table-cell office:value-type="float" office:value="60263" calcext:value-type="float">
            <text:p>6026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rching Cubes</text:p>
          </table:table-cell>
          <table:table-cell office:value-type="float" office:value="74241" calcext:value-type="float">
            <text:p>742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arching Cubes</text:p>
          </table:table-cell>
          <table:table-cell office:value-type="float" office:value="68125" calcext:value-type="float">
            <text:p>6812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rching Cubes</text:p>
          </table:table-cell>
          <table:table-cell office:value-type="float" office:value="60105" calcext:value-type="float">
            <text:p>6010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arching Cubes</text:p>
          </table:table-cell>
          <table:table-cell office:value-type="float" office:value="57976" calcext:value-type="float">
            <text:p>579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arching Cubes</text:p>
          </table:table-cell>
          <table:table-cell office:value-type="float" office:value="57726" calcext:value-type="float">
            <text:p>5772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arching Cubes</text:p>
          </table:table-cell>
          <table:table-cell office:value-type="float" office:value="57422" calcext:value-type="float">
            <text:p>574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arching Cubes</text:p>
          </table:table-cell>
          <table:table-cell office:value-type="float" office:value="61852" calcext:value-type="float">
            <text:p>618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arching Cubes</text:p>
          </table:table-cell>
          <table:table-cell office:value-type="float" office:value="58640" calcext:value-type="float">
            <text:p>5864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rching Cubes</text:p>
          </table:table-cell>
          <table:table-cell office:value-type="float" office:value="57058" calcext:value-type="float">
            <text:p>5705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arching Cubes</text:p>
          </table:table-cell>
          <table:table-cell office:value-type="float" office:value="64508" calcext:value-type="float">
            <text:p>6450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rching Cubes</text:p>
          </table:table-cell>
          <table:table-cell office:value-type="float" office:value="57262" calcext:value-type="float">
            <text:p>572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arching Cubes</text:p>
          </table:table-cell>
          <table:table-cell office:value-type="float" office:value="57061" calcext:value-type="float">
            <text:p>5706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rching Cubes</text:p>
          </table:table-cell>
          <table:table-cell office:value-type="float" office:value="59835" calcext:value-type="float">
            <text:p>598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rching Cubes</text:p>
          </table:table-cell>
          <table:table-cell office:value-type="float" office:value="58797" calcext:value-type="float">
            <text:p>5879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arching Cubes</text:p>
          </table:table-cell>
          <table:table-cell office:value-type="float" office:value="57285" calcext:value-type="float">
            <text:p>572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arching Cubes</text:p>
          </table:table-cell>
          <table:table-cell office:value-type="float" office:value="56994" calcext:value-type="float">
            <text:p>5699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arching Cubes</text:p>
          </table:table-cell>
          <table:table-cell office:value-type="float" office:value="57073" calcext:value-type="float">
            <text:p>5707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arching Cubes</text:p>
          </table:table-cell>
          <table:table-cell office:value-type="float" office:value="56750" calcext:value-type="float">
            <text:p>5675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rching Cubes</text:p>
          </table:table-cell>
          <table:table-cell office:value-type="float" office:value="56938" calcext:value-type="float">
            <text:p>569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arching Cubes</text:p>
          </table:table-cell>
          <table:table-cell office:value-type="float" office:value="58669" calcext:value-type="float">
            <text:p>586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arching Cubes</text:p>
          </table:table-cell>
          <table:table-cell office:value-type="float" office:value="57888" calcext:value-type="float">
            <text:p>5788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arching Cubes</text:p>
          </table:table-cell>
          <table:table-cell office:value-type="float" office:value="57708" calcext:value-type="float">
            <text:p>577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rching Cubes</text:p>
          </table:table-cell>
          <table:table-cell office:value-type="float" office:value="57270" calcext:value-type="float">
            <text:p>5727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rching Cubes</text:p>
          </table:table-cell>
          <table:table-cell office:value-type="float" office:value="60438" calcext:value-type="float">
            <text:p>604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arching Cubes</text:p>
          </table:table-cell>
          <table:table-cell office:value-type="float" office:value="58534" calcext:value-type="float">
            <text:p>5853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arching Cubes</text:p>
          </table:table-cell>
          <table:table-cell office:value-type="float" office:value="57954" calcext:value-type="float">
            <text:p>5795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arching Cubes</text:p>
          </table:table-cell>
          <table:table-cell office:value-type="float" office:value="57365" calcext:value-type="float">
            <text:p>5736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arching Cubes</text:p>
          </table:table-cell>
          <table:table-cell office:value-type="float" office:value="56925" calcext:value-type="float">
            <text:p>5692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rching Cubes</text:p>
          </table:table-cell>
          <table:table-cell office:value-type="float" office:value="63597" calcext:value-type="float">
            <text:p>6359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rching Cubes</text:p>
          </table:table-cell>
          <table:table-cell office:value-type="float" office:value="57069" calcext:value-type="float">
            <text:p>570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rching Cubes</text:p>
          </table:table-cell>
          <table:table-cell office:value-type="float" office:value="57613" calcext:value-type="float">
            <text:p>5761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rching Cubes</text:p>
          </table:table-cell>
          <table:table-cell office:value-type="float" office:value="66203" calcext:value-type="float">
            <text:p>662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arching Cubes</text:p>
          </table:table-cell>
          <table:table-cell office:value-type="float" office:value="58128" calcext:value-type="float">
            <text:p>5812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arching Cubes</text:p>
          </table:table-cell>
          <table:table-cell office:value-type="float" office:value="57726" calcext:value-type="float">
            <text:p>577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arching Cubes</text:p>
          </table:table-cell>
          <table:table-cell office:value-type="float" office:value="57315" calcext:value-type="float">
            <text:p>5731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arching Cubes</text:p>
          </table:table-cell>
          <table:table-cell office:value-type="float" office:value="57021" calcext:value-type="float">
            <text:p>570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arching Cubes</text:p>
          </table:table-cell>
          <table:table-cell office:value-type="float" office:value="57524" calcext:value-type="float">
            <text:p>575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rching Cubes</text:p>
          </table:table-cell>
          <table:table-cell office:value-type="float" office:value="58690" calcext:value-type="float">
            <text:p>5869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arching Cubes</text:p>
          </table:table-cell>
          <table:table-cell office:value-type="float" office:value="58370" calcext:value-type="float">
            <text:p>583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arching Cubes</text:p>
          </table:table-cell>
          <table:table-cell office:value-type="float" office:value="57284" calcext:value-type="float">
            <text:p>5728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arching Cubes</text:p>
          </table:table-cell>
          <table:table-cell office:value-type="float" office:value="64166" calcext:value-type="float">
            <text:p>6416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rching Cubes</text:p>
          </table:table-cell>
          <table:table-cell office:value-type="float" office:value="57549" calcext:value-type="float">
            <text:p>5754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arching Cubes</text:p>
          </table:table-cell>
          <table:table-cell office:value-type="float" office:value="57001" calcext:value-type="float">
            <text:p>57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arching Cubes</text:p>
          </table:table-cell>
          <table:table-cell office:value-type="float" office:value="58023" calcext:value-type="float">
            <text:p>5802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arching Cubes</text:p>
          </table:table-cell>
          <table:table-cell office:value-type="float" office:value="60982" calcext:value-type="float">
            <text:p>609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arching Cubes</text:p>
          </table:table-cell>
          <table:table-cell office:value-type="float" office:value="57208" calcext:value-type="float">
            <text:p>5720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arching Cubes</text:p>
          </table:table-cell>
          <table:table-cell office:value-type="float" office:value="57490" calcext:value-type="float">
            <text:p>574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arching Cubes</text:p>
          </table:table-cell>
          <table:table-cell office:value-type="float" office:value="57336" calcext:value-type="float">
            <text:p>5733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arching Cubes</text:p>
          </table:table-cell>
          <table:table-cell office:value-type="float" office:value="58281" calcext:value-type="float">
            <text:p>582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arching Cubes</text:p>
          </table:table-cell>
          <table:table-cell office:value-type="float" office:value="62591" calcext:value-type="float">
            <text:p>6259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arching Cubes</text:p>
          </table:table-cell>
          <table:table-cell office:value-type="float" office:value="57909" calcext:value-type="float">
            <text:p>579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arching Cubes</text:p>
          </table:table-cell>
          <table:table-cell office:value-type="float" office:value="57293" calcext:value-type="float">
            <text:p>572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arching Cubes</text:p>
          </table:table-cell>
          <table:table-cell office:value-type="float" office:value="57405" calcext:value-type="float">
            <text:p>5740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arching Cubes</text:p>
          </table:table-cell>
          <table:table-cell office:value-type="float" office:value="57172" calcext:value-type="float">
            <text:p>571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arching Cubes</text:p>
          </table:table-cell>
          <table:table-cell office:value-type="float" office:value="56954" calcext:value-type="float">
            <text:p>5695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arching Cubes</text:p>
          </table:table-cell>
          <table:table-cell office:value-type="float" office:value="73693" calcext:value-type="float">
            <text:p>736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arching Cubes</text:p>
          </table:table-cell>
          <table:table-cell office:value-type="float" office:value="57189" calcext:value-type="float">
            <text:p>5718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rching Cubes</text:p>
          </table:table-cell>
          <table:table-cell office:value-type="float" office:value="56778" calcext:value-type="float">
            <text:p>567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arching Cubes</text:p>
          </table:table-cell>
          <table:table-cell office:value-type="float" office:value="56866" calcext:value-type="float">
            <text:p>5686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arching Cubes</text:p>
          </table:table-cell>
          <table:table-cell office:value-type="float" office:value="57359" calcext:value-type="float">
            <text:p>5735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arching Cubes</text:p>
          </table:table-cell>
          <table:table-cell office:value-type="float" office:value="58613" calcext:value-type="float">
            <text:p>5861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arching Cubes</text:p>
          </table:table-cell>
          <table:table-cell office:value-type="float" office:value="58896" calcext:value-type="float">
            <text:p>588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rching Cubes</text:p>
          </table:table-cell>
          <table:table-cell office:value-type="float" office:value="57923" calcext:value-type="float">
            <text:p>5792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rching Cubes</text:p>
          </table:table-cell>
          <table:table-cell office:value-type="float" office:value="57725" calcext:value-type="float">
            <text:p>5772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rching Cubes</text:p>
          </table:table-cell>
          <table:table-cell office:value-type="float" office:value="57314" calcext:value-type="float">
            <text:p>5731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rching Cubes</text:p>
          </table:table-cell>
          <table:table-cell office:value-type="float" office:value="56950" calcext:value-type="float">
            <text:p>569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arching Cubes</text:p>
          </table:table-cell>
          <table:table-cell office:value-type="float" office:value="58376" calcext:value-type="float">
            <text:p>583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rching Cubes</text:p>
          </table:table-cell>
          <table:table-cell office:value-type="float" office:value="58329" calcext:value-type="float">
            <text:p>5832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arching Cubes</text:p>
          </table:table-cell>
          <table:table-cell office:value-type="float" office:value="56953" calcext:value-type="float">
            <text:p>569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arching Cubes</text:p>
          </table:table-cell>
          <table:table-cell office:value-type="float" office:value="57980" calcext:value-type="float">
            <text:p>5798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arching Cubes</text:p>
          </table:table-cell>
          <table:table-cell office:value-type="float" office:value="61745" calcext:value-type="float">
            <text:p>617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arching Cubes</text:p>
          </table:table-cell>
          <table:table-cell office:value-type="float" office:value="58377" calcext:value-type="float">
            <text:p>5837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arching Cubes</text:p>
          </table:table-cell>
          <table:table-cell office:value-type="float" office:value="58772" calcext:value-type="float">
            <text:p>587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arching Cubes</text:p>
          </table:table-cell>
          <table:table-cell office:value-type="float" office:value="56871" calcext:value-type="float">
            <text:p>5687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arching Cubes</text:p>
          </table:table-cell>
          <table:table-cell office:value-type="float" office:value="57384" calcext:value-type="float">
            <text:p>573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arching Cubes</text:p>
          </table:table-cell>
          <table:table-cell office:value-type="float" office:value="66585" calcext:value-type="float">
            <text:p>6658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arching Cubes</text:p>
          </table:table-cell>
          <table:table-cell office:value-type="float" office:value="57414" calcext:value-type="float">
            <text:p>574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arching Cubes</text:p>
          </table:table-cell>
          <table:table-cell office:value-type="float" office:value="58051" calcext:value-type="float">
            <text:p>5805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arching Cubes</text:p>
          </table:table-cell>
          <table:table-cell office:value-type="float" office:value="58328" calcext:value-type="float">
            <text:p>5832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arching Cubes</text:p>
          </table:table-cell>
          <table:table-cell office:value-type="float" office:value="57118" calcext:value-type="float">
            <text:p>5711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arching Cubes</text:p>
          </table:table-cell>
          <table:table-cell office:value-type="float" office:value="57255" calcext:value-type="float">
            <text:p>572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arching Cubes</text:p>
          </table:table-cell>
          <table:table-cell office:value-type="float" office:value="57105" calcext:value-type="float">
            <text:p>5710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arching Cubes</text:p>
          </table:table-cell>
          <table:table-cell office:value-type="float" office:value="59111" calcext:value-type="float">
            <text:p>591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arching Cubes</text:p>
          </table:table-cell>
          <table:table-cell office:value-type="float" office:value="58319" calcext:value-type="float">
            <text:p>5831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arching Cubes</text:p>
          </table:table-cell>
          <table:table-cell office:value-type="float" office:value="58129" calcext:value-type="float">
            <text:p>581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arching Cubes</text:p>
          </table:table-cell>
          <table:table-cell office:value-type="float" office:value="57299" calcext:value-type="float">
            <text:p>5729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arching Cubes</text:p>
          </table:table-cell>
          <table:table-cell office:value-type="float" office:value="57517" calcext:value-type="float">
            <text:p>575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arching Cubes</text:p>
          </table:table-cell>
          <table:table-cell office:value-type="float" office:value="56849" calcext:value-type="float">
            <text:p>5684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arching Cubes</text:p>
          </table:table-cell>
          <table:table-cell office:value-type="float" office:value="57455" calcext:value-type="float">
            <text:p>574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arching Cubes</text:p>
          </table:table-cell>
          <table:table-cell office:value-type="float" office:value="57999" calcext:value-type="float">
            <text:p>579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arching Cubes</text:p>
          </table:table-cell>
          <table:table-cell office:value-type="float" office:value="57739" calcext:value-type="float">
            <text:p>5773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rching Cubes</text:p>
          </table:table-cell>
          <table:table-cell office:value-type="float" office:value="57679" calcext:value-type="float">
            <text:p>576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arching Cubes</text:p>
          </table:table-cell>
          <table:table-cell office:value-type="float" office:value="56844" calcext:value-type="float">
            <text:p>5684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arching Cubes</text:p>
          </table:table-cell>
          <table:table-cell office:value-type="float" office:value="56856" calcext:value-type="float">
            <text:p>568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rching Cubes</text:p>
          </table:table-cell>
          <table:table-cell office:value-type="float" office:value="57838" calcext:value-type="float">
            <text:p>5783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arching Cubes</text:p>
          </table:table-cell>
          <table:table-cell office:value-type="float" office:value="59072" calcext:value-type="float">
            <text:p>590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rching Cubes</text:p>
          </table:table-cell>
          <table:table-cell office:value-type="float" office:value="57723" calcext:value-type="float">
            <text:p>5772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rching Cubes</text:p>
          </table:table-cell>
          <table:table-cell office:value-type="float" office:value="65629" calcext:value-type="float">
            <text:p>656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rching Cubes</text:p>
          </table:table-cell>
          <table:table-cell office:value-type="float" office:value="56746" calcext:value-type="float">
            <text:p>5674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arching Cubes</text:p>
          </table:table-cell>
          <table:table-cell office:value-type="float" office:value="57217" calcext:value-type="float">
            <text:p>572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arching Cubes</text:p>
          </table:table-cell>
          <table:table-cell office:value-type="float" office:value="58229" calcext:value-type="float">
            <text:p>5822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arching Cubes</text:p>
          </table:table-cell>
          <table:table-cell office:value-type="float" office:value="60740" calcext:value-type="float">
            <text:p>607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rching Cubes</text:p>
          </table:table-cell>
          <table:table-cell office:value-type="float" office:value="57026" calcext:value-type="float">
            <text:p>5702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rching Cubes</text:p>
          </table:table-cell>
          <table:table-cell office:value-type="float" office:value="57151" calcext:value-type="float">
            <text:p>571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rching Cubes</text:p>
          </table:table-cell>
          <table:table-cell office:value-type="float" office:value="64863" calcext:value-type="float">
            <text:p>6486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arching Cubes</text:p>
          </table:table-cell>
          <table:table-cell office:value-type="float" office:value="57251" calcext:value-type="float">
            <text:p>572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arching Cubes</text:p>
          </table:table-cell>
          <table:table-cell office:value-type="float" office:value="58439" calcext:value-type="float">
            <text:p>584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arching Cubes</text:p>
          </table:table-cell>
          <table:table-cell office:value-type="float" office:value="59674" calcext:value-type="float">
            <text:p>5967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arching Cubes</text:p>
          </table:table-cell>
          <table:table-cell office:value-type="float" office:value="58028" calcext:value-type="float">
            <text:p>5802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arching Cubes</text:p>
          </table:table-cell>
          <table:table-cell office:value-type="float" office:value="57136" calcext:value-type="float">
            <text:p>571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rching Cubes</text:p>
          </table:table-cell>
          <table:table-cell office:value-type="float" office:value="56805" calcext:value-type="float">
            <text:p>568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arching Cubes</text:p>
          </table:table-cell>
          <table:table-cell office:value-type="float" office:value="57762" calcext:value-type="float">
            <text:p>5776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arching Cubes</text:p>
          </table:table-cell>
          <table:table-cell office:value-type="float" office:value="58560" calcext:value-type="float">
            <text:p>5856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rching Cubes</text:p>
          </table:table-cell>
          <table:table-cell office:value-type="float" office:value="58249" calcext:value-type="float">
            <text:p>5824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arching Cubes</text:p>
          </table:table-cell>
          <table:table-cell office:value-type="float" office:value="65792" calcext:value-type="float">
            <text:p>657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arching Cubes</text:p>
          </table:table-cell>
          <table:table-cell office:value-type="float" office:value="57427" calcext:value-type="float">
            <text:p>5742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Marching Cubes</text:p>
          </table:table-cell>
          <table:table-cell office:value-type="float" office:value="57176" calcext:value-type="float">
            <text:p>571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rching Cubes</text:p>
          </table:table-cell>
          <table:table-cell office:value-type="float" office:value="57624" calcext:value-type="float">
            <text:p>5762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arching Cubes</text:p>
          </table:table-cell>
          <table:table-cell office:value-type="float" office:value="68711" calcext:value-type="float">
            <text:p>687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arching Cubes</text:p>
          </table:table-cell>
          <table:table-cell office:value-type="float" office:value="57323" calcext:value-type="float">
            <text:p>5732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arching Cubes</text:p>
          </table:table-cell>
          <table:table-cell office:value-type="float" office:value="62499" calcext:value-type="float">
            <text:p>624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arching Cubes</text:p>
          </table:table-cell>
          <table:table-cell office:value-type="float" office:value="58008" calcext:value-type="float">
            <text:p>5800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arching Cubes</text:p>
          </table:table-cell>
          <table:table-cell office:value-type="float" office:value="57283" calcext:value-type="float">
            <text:p>5728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arching Cubes</text:p>
          </table:table-cell>
          <table:table-cell office:value-type="float" office:value="56562" calcext:value-type="float">
            <text:p>5656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rching Cubes</text:p>
          </table:table-cell>
          <table:table-cell office:value-type="float" office:value="57472" calcext:value-type="float">
            <text:p>574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arching Cubes</text:p>
          </table:table-cell>
          <table:table-cell office:value-type="float" office:value="61036" calcext:value-type="float">
            <text:p>610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arching Cubes</text:p>
          </table:table-cell>
          <table:table-cell office:value-type="float" office:value="57697" calcext:value-type="float">
            <text:p>5769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arching Cubes</text:p>
          </table:table-cell>
          <table:table-cell office:value-type="float" office:value="57217" calcext:value-type="float">
            <text:p>572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arching Cubes</text:p>
          </table:table-cell>
          <table:table-cell office:value-type="float" office:value="57059" calcext:value-type="float">
            <text:p>5705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rching Cubes</text:p>
          </table:table-cell>
          <table:table-cell office:value-type="float" office:value="56824" calcext:value-type="float">
            <text:p>568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arching Cubes</text:p>
          </table:table-cell>
          <table:table-cell office:value-type="float" office:value="59142" calcext:value-type="float">
            <text:p>5914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arching Cubes</text:p>
          </table:table-cell>
          <table:table-cell office:value-type="float" office:value="58161" calcext:value-type="float">
            <text:p>581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Marching Cubes</text:p>
          </table:table-cell>
          <table:table-cell office:value-type="float" office:value="57067" calcext:value-type="float">
            <text:p>5706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arching Cubes</text:p>
          </table:table-cell>
          <table:table-cell office:value-type="float" office:value="56589" calcext:value-type="float">
            <text:p>565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arching Cubes</text:p>
          </table:table-cell>
          <table:table-cell office:value-type="float" office:value="57015" calcext:value-type="float">
            <text:p>5701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arching Cubes</text:p>
          </table:table-cell>
          <table:table-cell office:value-type="float" office:value="57219" calcext:value-type="float">
            <text:p>572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arching Cubes</text:p>
          </table:table-cell>
          <table:table-cell office:value-type="float" office:value="59023" calcext:value-type="float">
            <text:p>5902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arching Cubes</text:p>
          </table:table-cell>
          <table:table-cell office:value-type="float" office:value="57154" calcext:value-type="float">
            <text:p>5715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arching Cubes</text:p>
          </table:table-cell>
          <table:table-cell office:value-type="float" office:value="56842" calcext:value-type="float">
            <text:p>568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arching Cubes</text:p>
          </table:table-cell>
          <table:table-cell office:value-type="float" office:value="57539" calcext:value-type="float">
            <text:p>5753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arching Cubes</text:p>
          </table:table-cell>
          <table:table-cell office:value-type="float" office:value="56853" calcext:value-type="float">
            <text:p>568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arching Cubes</text:p>
          </table:table-cell>
          <table:table-cell office:value-type="float" office:value="58805" calcext:value-type="float">
            <text:p>5880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arching Cubes</text:p>
          </table:table-cell>
          <table:table-cell office:value-type="float" office:value="58186" calcext:value-type="float">
            <text:p>581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arching Cubes</text:p>
          </table:table-cell>
          <table:table-cell office:value-type="float" office:value="56909" calcext:value-type="float">
            <text:p>5690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Marching Cubes</text:p>
          </table:table-cell>
          <table:table-cell office:value-type="float" office:value="57966" calcext:value-type="float">
            <text:p>5796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arching Cubes</text:p>
          </table:table-cell>
          <table:table-cell office:value-type="float" office:value="56875" calcext:value-type="float">
            <text:p>5687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arching Cubes</text:p>
          </table:table-cell>
          <table:table-cell office:value-type="float" office:value="57371" calcext:value-type="float">
            <text:p>573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arching Cubes</text:p>
          </table:table-cell>
          <table:table-cell office:value-type="float" office:value="58346" calcext:value-type="float">
            <text:p>5834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rching Cubes</text:p>
          </table:table-cell>
          <table:table-cell office:value-type="float" office:value="59128" calcext:value-type="float">
            <text:p>5912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Marching Cubes</text:p>
          </table:table-cell>
          <table:table-cell office:value-type="float" office:value="56780" calcext:value-type="float">
            <text:p>5678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Marching Cubes</text:p>
          </table:table-cell>
          <table:table-cell office:value-type="float" office:value="57372" calcext:value-type="float">
            <text:p>573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arching Cubes</text:p>
          </table:table-cell>
          <table:table-cell office:value-type="float" office:value="57380" calcext:value-type="float">
            <text:p>5738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arching Cubes</text:p>
          </table:table-cell>
          <table:table-cell office:value-type="float" office:value="57102" calcext:value-type="float">
            <text:p>571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arching Cubes</text:p>
          </table:table-cell>
          <table:table-cell office:value-type="float" office:value="57914" calcext:value-type="float">
            <text:p>5791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arching Cubes</text:p>
          </table:table-cell>
          <table:table-cell office:value-type="float" office:value="58326" calcext:value-type="float">
            <text:p>583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arching Cubes</text:p>
          </table:table-cell>
          <table:table-cell office:value-type="float" office:value="57075" calcext:value-type="float">
            <text:p>5707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arching Cubes</text:p>
          </table:table-cell>
          <table:table-cell office:value-type="float" office:value="57555" calcext:value-type="float">
            <text:p>575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arching Cubes</text:p>
          </table:table-cell>
          <table:table-cell office:value-type="float" office:value="56506" calcext:value-type="float">
            <text:p>5650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Marching Cubes</text:p>
          </table:table-cell>
          <table:table-cell office:value-type="float" office:value="57055" calcext:value-type="float">
            <text:p>5705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arching Cubes</text:p>
          </table:table-cell>
          <table:table-cell office:value-type="float" office:value="57941" calcext:value-type="float">
            <text:p>579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Marching Cubes</text:p>
          </table:table-cell>
          <table:table-cell office:value-type="float" office:value="58806" calcext:value-type="float">
            <text:p>5880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Marching Cubes</text:p>
          </table:table-cell>
          <table:table-cell office:value-type="float" office:value="57444" calcext:value-type="float">
            <text:p>574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rching Cubes</text:p>
          </table:table-cell>
          <table:table-cell office:value-type="float" office:value="57426" calcext:value-type="float">
            <text:p>5742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arching Cubes</text:p>
          </table:table-cell>
          <table:table-cell office:value-type="float" office:value="57311" calcext:value-type="float">
            <text:p>573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arching Cubes</text:p>
          </table:table-cell>
          <table:table-cell office:value-type="float" office:value="56646" calcext:value-type="float">
            <text:p>5664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arching Cubes</text:p>
          </table:table-cell>
          <table:table-cell office:value-type="float" office:value="57391" calcext:value-type="float">
            <text:p>573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Marching Cubes</text:p>
          </table:table-cell>
          <table:table-cell office:value-type="float" office:value="58442" calcext:value-type="float">
            <text:p>5844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arching Cubes</text:p>
          </table:table-cell>
          <table:table-cell office:value-type="float" office:value="57074" calcext:value-type="float">
            <text:p>5707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arching Cubes</text:p>
          </table:table-cell>
          <table:table-cell office:value-type="float" office:value="57328" calcext:value-type="float">
            <text:p>5732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Marching Cubes</text:p>
          </table:table-cell>
          <table:table-cell office:value-type="float" office:value="57412" calcext:value-type="float">
            <text:p>574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Marching Cubes</text:p>
          </table:table-cell>
          <table:table-cell office:value-type="float" office:value="57170" calcext:value-type="float">
            <text:p>5717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Marching Cubes</text:p>
          </table:table-cell>
          <table:table-cell office:value-type="float" office:value="57313" calcext:value-type="float">
            <text:p>573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arching Cubes</text:p>
          </table:table-cell>
          <table:table-cell office:value-type="float" office:value="58470" calcext:value-type="float">
            <text:p>584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Marching Cubes</text:p>
          </table:table-cell>
          <table:table-cell office:value-type="float" office:value="56800" calcext:value-type="float">
            <text:p>5680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Marching Cubes</text:p>
          </table:table-cell>
          <table:table-cell office:value-type="float" office:value="57031" calcext:value-type="float">
            <text:p>570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Marching Cubes</text:p>
          </table:table-cell>
          <table:table-cell office:value-type="float" office:value="57324" calcext:value-type="float">
            <text:p>5732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arching Cubes</text:p>
          </table:table-cell>
          <table:table-cell office:value-type="float" office:value="57737" calcext:value-type="float">
            <text:p>577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Marching Cubes</text:p>
          </table:table-cell>
          <table:table-cell office:value-type="float" office:value="57488" calcext:value-type="float">
            <text:p>5748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Marching Cubes</text:p>
          </table:table-cell>
          <table:table-cell office:value-type="float" office:value="58337" calcext:value-type="float">
            <text:p>583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Marching Cubes</text:p>
          </table:table-cell>
          <table:table-cell office:value-type="float" office:value="58643" calcext:value-type="float">
            <text:p>5864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arching Cubes</text:p>
          </table:table-cell>
          <table:table-cell office:value-type="float" office:value="57733" calcext:value-type="float">
            <text:p>5773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Marching Cubes</text:p>
          </table:table-cell>
          <table:table-cell office:value-type="float" office:value="57489" calcext:value-type="float">
            <text:p>5748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Marching Cubes</text:p>
          </table:table-cell>
          <table:table-cell office:value-type="float" office:value="57765" calcext:value-type="float">
            <text:p>577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Marching Cubes</text:p>
          </table:table-cell>
          <table:table-cell office:value-type="float" office:value="57282" calcext:value-type="float">
            <text:p>5728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arching Cubes</text:p>
          </table:table-cell>
          <table:table-cell office:value-type="float" office:value="57301" calcext:value-type="float">
            <text:p>573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arching Cubes</text:p>
          </table:table-cell>
          <table:table-cell office:value-type="float" office:value="58223" calcext:value-type="float">
            <text:p>5822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Marching Cubes</text:p>
          </table:table-cell>
          <table:table-cell office:value-type="float" office:value="64810" calcext:value-type="float">
            <text:p>648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arching Cubes</text:p>
          </table:table-cell>
          <table:table-cell office:value-type="float" office:value="57163" calcext:value-type="float">
            <text:p>5716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Marching Cubes</text:p>
          </table:table-cell>
          <table:table-cell office:value-type="float" office:value="56854" calcext:value-type="float">
            <text:p>5685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arching Cubes</text:p>
          </table:table-cell>
          <table:table-cell office:value-type="float" office:value="56815" calcext:value-type="float">
            <text:p>568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rching Cubes</text:p>
          </table:table-cell>
          <table:table-cell office:value-type="float" office:value="57202" calcext:value-type="float">
            <text:p>5720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arching Cubes</text:p>
          </table:table-cell>
          <table:table-cell office:value-type="float" office:value="57089" calcext:value-type="float">
            <text:p>570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Marching Cubes</text:p>
          </table:table-cell>
          <table:table-cell office:value-type="float" office:value="58223" calcext:value-type="float">
            <text:p>5822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arching Cubes</text:p>
          </table:table-cell>
          <table:table-cell office:value-type="float" office:value="58243" calcext:value-type="float">
            <text:p>582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arching Cubes</text:p>
          </table:table-cell>
          <table:table-cell office:value-type="float" office:value="56826" calcext:value-type="float">
            <text:p>5682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Marching Cubes</text:p>
          </table:table-cell>
          <table:table-cell office:value-type="float" office:value="57523" calcext:value-type="float">
            <text:p>575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arching Cubes</text:p>
          </table:table-cell>
          <table:table-cell office:value-type="float" office:value="58083" calcext:value-type="float">
            <text:p>5808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Marching Cubes</text:p>
          </table:table-cell>
          <table:table-cell office:value-type="float" office:value="57483" calcext:value-type="float">
            <text:p>5748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arching Cubes</text:p>
          </table:table-cell>
          <table:table-cell office:value-type="float" office:value="56941" calcext:value-type="float">
            <text:p>5694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arching Cubes</text:p>
          </table:table-cell>
          <table:table-cell office:value-type="float" office:value="59251" calcext:value-type="float">
            <text:p>592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arching Cubes</text:p>
          </table:table-cell>
          <table:table-cell office:value-type="float" office:value="57134" calcext:value-type="float">
            <text:p>5713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Marching Cubes</text:p>
          </table:table-cell>
          <table:table-cell office:value-type="float" office:value="57930" calcext:value-type="float">
            <text:p>579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Marching Cubes</text:p>
          </table:table-cell>
          <table:table-cell office:value-type="float" office:value="65519" calcext:value-type="float">
            <text:p>6551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Marching Cubes</text:p>
          </table:table-cell>
          <table:table-cell office:value-type="float" office:value="56650" calcext:value-type="float">
            <text:p>566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arching Cubes</text:p>
          </table:table-cell>
          <table:table-cell office:value-type="float" office:value="56534" calcext:value-type="float">
            <text:p>565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arching Cubes</text:p>
          </table:table-cell>
          <table:table-cell office:value-type="float" office:value="58427" calcext:value-type="float">
            <text:p>5842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arching Cubes</text:p>
          </table:table-cell>
          <table:table-cell office:value-type="float" office:value="58803" calcext:value-type="float">
            <text:p>588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Marching Cubes</text:p>
          </table:table-cell>
          <table:table-cell office:value-type="float" office:value="57056" calcext:value-type="float">
            <text:p>5705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Marching Cubes</text:p>
          </table:table-cell>
          <table:table-cell office:value-type="float" office:value="62915" calcext:value-type="float">
            <text:p>629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arching Cubes</text:p>
          </table:table-cell>
          <table:table-cell office:value-type="float" office:value="57259" calcext:value-type="float">
            <text:p>5725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Marching Cubes</text:p>
          </table:table-cell>
          <table:table-cell office:value-type="float" office:value="65437" calcext:value-type="float">
            <text:p>654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Marching Cubes</text:p>
          </table:table-cell>
          <table:table-cell office:value-type="float" office:value="57159" calcext:value-type="float">
            <text:p>5715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arching Cubes</text:p>
          </table:table-cell>
          <table:table-cell office:value-type="float" office:value="56908" calcext:value-type="float">
            <text:p>569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Marching Cubes</text:p>
          </table:table-cell>
          <table:table-cell office:value-type="float" office:value="58717" calcext:value-type="float">
            <text:p>5871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Marching Cubes</text:p>
          </table:table-cell>
          <table:table-cell office:value-type="float" office:value="57437" calcext:value-type="float">
            <text:p>574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Marching Cubes</text:p>
          </table:table-cell>
          <table:table-cell office:value-type="float" office:value="62134" calcext:value-type="float">
            <text:p>6213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Marching Cubes</text:p>
          </table:table-cell>
          <table:table-cell office:value-type="float" office:value="57181" calcext:value-type="float">
            <text:p>571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Marching Cubes</text:p>
          </table:table-cell>
          <table:table-cell office:value-type="float" office:value="56991" calcext:value-type="float">
            <text:p>5699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Marching Cubes</text:p>
          </table:table-cell>
          <table:table-cell office:value-type="float" office:value="56704" calcext:value-type="float">
            <text:p>567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Marching Cubes</text:p>
          </table:table-cell>
          <table:table-cell office:value-type="float" office:value="57830" calcext:value-type="float">
            <text:p>578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Marching Cubes</text:p>
          </table:table-cell>
          <table:table-cell office:value-type="float" office:value="58789" calcext:value-type="float">
            <text:p>5878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arching Cubes</text:p>
          </table:table-cell>
          <table:table-cell office:value-type="float" office:value="58738" calcext:value-type="float">
            <text:p>587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Marching Cubes</text:p>
          </table:table-cell>
          <table:table-cell office:value-type="float" office:value="57235" calcext:value-type="float">
            <text:p>5723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Marching Cubes</text:p>
          </table:table-cell>
          <table:table-cell office:value-type="float" office:value="56732" calcext:value-type="float">
            <text:p>567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arching Cubes</text:p>
          </table:table-cell>
          <table:table-cell office:value-type="float" office:value="57273" calcext:value-type="float">
            <text:p>5727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arching Cubes</text:p>
          </table:table-cell>
          <table:table-cell office:value-type="float" office:value="57372" calcext:value-type="float">
            <text:p>573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arching Cubes</text:p>
          </table:table-cell>
          <table:table-cell office:value-type="float" office:value="58644" calcext:value-type="float">
            <text:p>5864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Marching Cubes</text:p>
          </table:table-cell>
          <table:table-cell office:value-type="float" office:value="58445" calcext:value-type="float">
            <text:p>584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Marching Cubes</text:p>
          </table:table-cell>
          <table:table-cell office:value-type="float" office:value="57064" calcext:value-type="float">
            <text:p>5706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Marching Cubes</text:p>
          </table:table-cell>
          <table:table-cell office:value-type="float" office:value="56778" calcext:value-type="float">
            <text:p>567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Marching Cubes</text:p>
          </table:table-cell>
          <table:table-cell office:value-type="float" office:value="57144" calcext:value-type="float">
            <text:p>5714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Marching Cubes</text:p>
          </table:table-cell>
          <table:table-cell office:value-type="float" office:value="58770" calcext:value-type="float">
            <text:p>587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Marching Cubes</text:p>
          </table:table-cell>
          <table:table-cell office:value-type="float" office:value="58184" calcext:value-type="float">
            <text:p>5818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arching Cubes</text:p>
          </table:table-cell>
          <table:table-cell office:value-type="float" office:value="58198" calcext:value-type="float">
            <text:p>581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Marching Cubes</text:p>
          </table:table-cell>
          <table:table-cell office:value-type="float" office:value="58210" calcext:value-type="float">
            <text:p>5821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Marching Cubes</text:p>
          </table:table-cell>
          <table:table-cell office:value-type="float" office:value="57136" calcext:value-type="float">
            <text:p>571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Marching Cubes</text:p>
          </table:table-cell>
          <table:table-cell office:value-type="float" office:value="57334" calcext:value-type="float">
            <text:p>573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arching Cubes</text:p>
          </table:table-cell>
          <table:table-cell office:value-type="float" office:value="56889" calcext:value-type="float">
            <text:p>5688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Marching Cubes</text:p>
          </table:table-cell>
          <table:table-cell office:value-type="float" office:value="57432" calcext:value-type="float">
            <text:p>574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arching Cubes</text:p>
          </table:table-cell>
          <table:table-cell office:value-type="float" office:value="56886" calcext:value-type="float">
            <text:p>5688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arching Cubes</text:p>
          </table:table-cell>
          <table:table-cell office:value-type="float" office:value="58169" calcext:value-type="float">
            <text:p>581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Marching Cubes</text:p>
          </table:table-cell>
          <table:table-cell office:value-type="float" office:value="56964" calcext:value-type="float">
            <text:p>5696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Marching Cubes</text:p>
          </table:table-cell>
          <table:table-cell office:value-type="float" office:value="63766" calcext:value-type="float">
            <text:p>6376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Marching Cubes</text:p>
          </table:table-cell>
          <table:table-cell office:value-type="float" office:value="56576" calcext:value-type="float">
            <text:p>5657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rching Cubes</text:p>
          </table:table-cell>
          <table:table-cell office:value-type="float" office:value="56939" calcext:value-type="float">
            <text:p>569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arching Cubes</text:p>
          </table:table-cell>
          <table:table-cell office:value-type="float" office:value="57092" calcext:value-type="float">
            <text:p>5709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Marching Cubes</text:p>
          </table:table-cell>
          <table:table-cell office:value-type="float" office:value="58841" calcext:value-type="float">
            <text:p>588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Marching Cubes</text:p>
          </table:table-cell>
          <table:table-cell office:value-type="float" office:value="63232" calcext:value-type="float">
            <text:p>632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Marching Cubes</text:p>
          </table:table-cell>
          <table:table-cell office:value-type="float" office:value="56575" calcext:value-type="float">
            <text:p>5657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Marching Cubes</text:p>
          </table:table-cell>
          <table:table-cell office:value-type="float" office:value="56634" calcext:value-type="float">
            <text:p>566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Marching Cubes</text:p>
          </table:table-cell>
          <table:table-cell office:value-type="float" office:value="56309" calcext:value-type="float">
            <text:p>5630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Marching Cubes</text:p>
          </table:table-cell>
          <table:table-cell office:value-type="float" office:value="57027" calcext:value-type="float">
            <text:p>570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arching Cubes</text:p>
          </table:table-cell>
          <table:table-cell office:value-type="float" office:value="57649" calcext:value-type="float">
            <text:p>5764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arching Cubes</text:p>
          </table:table-cell>
          <table:table-cell office:value-type="float" office:value="58254" calcext:value-type="float">
            <text:p>5825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arching Cubes</text:p>
          </table:table-cell>
          <table:table-cell office:value-type="float" office:value="58236" calcext:value-type="float">
            <text:p>5823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arching Cubes</text:p>
          </table:table-cell>
          <table:table-cell office:value-type="float" office:value="57175" calcext:value-type="float">
            <text:p>5717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Marching Cubes</text:p>
          </table:table-cell>
          <table:table-cell office:value-type="float" office:value="57161" calcext:value-type="float">
            <text:p>5716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Marching Cubes</text:p>
          </table:table-cell>
          <table:table-cell office:value-type="float" office:value="57981" calcext:value-type="float">
            <text:p>579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Marching Cubes</text:p>
          </table:table-cell>
          <table:table-cell office:value-type="float" office:value="56567" calcext:value-type="float">
            <text:p>5656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Marching Cubes</text:p>
          </table:table-cell>
          <table:table-cell office:value-type="float" office:value="58114" calcext:value-type="float">
            <text:p>581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Marching Cubes</text:p>
          </table:table-cell>
          <table:table-cell office:value-type="float" office:value="58505" calcext:value-type="float">
            <text:p>5850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Marching Cubes</text:p>
          </table:table-cell>
          <table:table-cell office:value-type="float" office:value="57505" calcext:value-type="float">
            <text:p>575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Marching Cubes</text:p>
          </table:table-cell>
          <table:table-cell office:value-type="float" office:value="56932" calcext:value-type="float">
            <text:p>569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Marching Cubes</text:p>
          </table:table-cell>
          <table:table-cell office:value-type="float" office:value="57099" calcext:value-type="float">
            <text:p>5709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Marching Cubes</text:p>
          </table:table-cell>
          <table:table-cell office:value-type="float" office:value="57162" calcext:value-type="float">
            <text:p>571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Marching Cubes</text:p>
          </table:table-cell>
          <table:table-cell office:value-type="float" office:value="57210" calcext:value-type="float">
            <text:p>5721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Marching Cubes</text:p>
          </table:table-cell>
          <table:table-cell office:value-type="float" office:value="58888" calcext:value-type="float">
            <text:p>588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Marching Cubes</text:p>
          </table:table-cell>
          <table:table-cell office:value-type="float" office:value="57977" calcext:value-type="float">
            <text:p>5797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Marching Cubes</text:p>
          </table:table-cell>
          <table:table-cell office:value-type="float" office:value="56762" calcext:value-type="float">
            <text:p>567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Marching Cubes</text:p>
          </table:table-cell>
          <table:table-cell office:value-type="float" office:value="57393" calcext:value-type="float">
            <text:p>5739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Marching Cubes</text:p>
          </table:table-cell>
          <table:table-cell office:value-type="float" office:value="57090" calcext:value-type="float">
            <text:p>570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Marching Cubes</text:p>
          </table:table-cell>
          <table:table-cell office:value-type="float" office:value="57484" calcext:value-type="float">
            <text:p>5748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Marching Cubes</text:p>
          </table:table-cell>
          <table:table-cell office:value-type="float" office:value="58133" calcext:value-type="float">
            <text:p>5813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Marching Cubes</text:p>
          </table:table-cell>
          <table:table-cell office:value-type="float" office:value="58118" calcext:value-type="float">
            <text:p>5811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arching Cubes</text:p>
          </table:table-cell>
          <table:table-cell office:value-type="float" office:value="57298" calcext:value-type="float">
            <text:p>572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Marching Cubes</text:p>
          </table:table-cell>
          <table:table-cell office:value-type="float" office:value="57992" calcext:value-type="float">
            <text:p>5799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Marching Cubes</text:p>
          </table:table-cell>
          <table:table-cell office:value-type="float" office:value="57815" calcext:value-type="float">
            <text:p>578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arching Cubes</text:p>
          </table:table-cell>
          <table:table-cell office:value-type="float" office:value="58035" calcext:value-type="float">
            <text:p>5803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Marching Cubes</text:p>
          </table:table-cell>
          <table:table-cell office:value-type="float" office:value="58870" calcext:value-type="float">
            <text:p>588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Marching Cubes</text:p>
          </table:table-cell>
          <table:table-cell office:value-type="float" office:value="57104" calcext:value-type="float">
            <text:p>5710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Marching Cubes</text:p>
          </table:table-cell>
          <table:table-cell office:value-type="float" office:value="58120" calcext:value-type="float">
            <text:p>58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Marching Cubes</text:p>
          </table:table-cell>
          <table:table-cell office:value-type="float" office:value="58238" calcext:value-type="float">
            <text:p>582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Marching Cubes</text:p>
          </table:table-cell>
          <table:table-cell office:value-type="float" office:value="57136" calcext:value-type="float">
            <text:p>5713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Marching Cubes</text:p>
          </table:table-cell>
          <table:table-cell office:value-type="float" office:value="58152" calcext:value-type="float">
            <text:p>581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Marching Cubes</text:p>
          </table:table-cell>
          <table:table-cell office:value-type="float" office:value="58246" calcext:value-type="float">
            <text:p>5824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Marching Cubes</text:p>
          </table:table-cell>
          <table:table-cell office:value-type="float" office:value="62392" calcext:value-type="float">
            <text:p>623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arching Cubes</text:p>
          </table:table-cell>
          <table:table-cell office:value-type="float" office:value="57378" calcext:value-type="float">
            <text:p>5737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Marching Cubes</text:p>
          </table:table-cell>
          <table:table-cell office:value-type="float" office:value="57430" calcext:value-type="float">
            <text:p>574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Marching Cubes</text:p>
          </table:table-cell>
          <table:table-cell office:value-type="float" office:value="56283" calcext:value-type="float">
            <text:p>5628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Marching Cubes</text:p>
          </table:table-cell>
          <table:table-cell office:value-type="float" office:value="56855" calcext:value-type="float">
            <text:p>568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Marching Cubes</text:p>
          </table:table-cell>
          <table:table-cell office:value-type="float" office:value="58345" calcext:value-type="float">
            <text:p>5834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Marching Cubes</text:p>
          </table:table-cell>
          <table:table-cell office:value-type="float" office:value="59137" calcext:value-type="float">
            <text:p>591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Marching Cubes</text:p>
          </table:table-cell>
          <table:table-cell office:value-type="float" office:value="60318" calcext:value-type="float">
            <text:p>6031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Marching Cubes</text:p>
          </table:table-cell>
          <table:table-cell office:value-type="float" office:value="57201" calcext:value-type="float">
            <text:p>572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Marching Cubes</text:p>
          </table:table-cell>
          <table:table-cell office:value-type="float" office:value="57624" calcext:value-type="float">
            <text:p>5762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Marching Cubes</text:p>
          </table:table-cell>
          <table:table-cell office:value-type="float" office:value="57762" calcext:value-type="float">
            <text:p>577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Marching Cubes</text:p>
          </table:table-cell>
          <table:table-cell office:value-type="float" office:value="58084" calcext:value-type="float">
            <text:p>5808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Marching Cubes</text:p>
          </table:table-cell>
          <table:table-cell office:value-type="float" office:value="58423" calcext:value-type="float">
            <text:p>584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arching Cubes</text:p>
          </table:table-cell>
          <table:table-cell office:value-type="float" office:value="56686" calcext:value-type="float">
            <text:p>5668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Marching Cubes</text:p>
          </table:table-cell>
          <table:table-cell office:value-type="float" office:value="56774" calcext:value-type="float">
            <text:p>5677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Marching Cubes</text:p>
          </table:table-cell>
          <table:table-cell office:value-type="float" office:value="64396" calcext:value-type="float">
            <text:p>643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Marching Cubes</text:p>
          </table:table-cell>
          <table:table-cell office:value-type="float" office:value="57064" calcext:value-type="float">
            <text:p>5706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Marching Cubes</text:p>
          </table:table-cell>
          <table:table-cell office:value-type="float" office:value="56749" calcext:value-type="float">
            <text:p>567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arching Cubes</text:p>
          </table:table-cell>
          <table:table-cell office:value-type="float" office:value="59435" calcext:value-type="float">
            <text:p>5943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Marching Cubes</text:p>
          </table:table-cell>
          <table:table-cell office:value-type="float" office:value="57816" calcext:value-type="float">
            <text:p>578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arching Cubes</text:p>
          </table:table-cell>
          <table:table-cell office:value-type="float" office:value="62438" calcext:value-type="float">
            <text:p>6243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arching Cubes</text:p>
          </table:table-cell>
          <table:table-cell office:value-type="float" office:value="57599" calcext:value-type="float">
            <text:p>575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arching Cubes</text:p>
          </table:table-cell>
          <table:table-cell office:value-type="float" office:value="57192" calcext:value-type="float">
            <text:p>5719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arching Cubes</text:p>
          </table:table-cell>
          <table:table-cell office:value-type="float" office:value="57039" calcext:value-type="float">
            <text:p>570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arching Cubes</text:p>
          </table:table-cell>
          <table:table-cell office:value-type="float" office:value="58679" calcext:value-type="float">
            <text:p>5867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arching Cubes</text:p>
          </table:table-cell>
          <table:table-cell office:value-type="float" office:value="58814" calcext:value-type="float">
            <text:p>588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arching Cubes</text:p>
          </table:table-cell>
          <table:table-cell office:value-type="float" office:value="57347" calcext:value-type="float">
            <text:p>5734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Marching Cubes</text:p>
          </table:table-cell>
          <table:table-cell office:value-type="float" office:value="56680" calcext:value-type="float">
            <text:p>5668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Marching Cubes</text:p>
          </table:table-cell>
          <table:table-cell office:value-type="float" office:value="56976" calcext:value-type="float">
            <text:p>5697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Marching Cubes</text:p>
          </table:table-cell>
          <table:table-cell office:value-type="float" office:value="58103" calcext:value-type="float">
            <text:p>581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Marching Cubes</text:p>
          </table:table-cell>
          <table:table-cell office:value-type="float" office:value="58633" calcext:value-type="float">
            <text:p>5863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Marching Cubes</text:p>
          </table:table-cell>
          <table:table-cell office:value-type="float" office:value="58411" calcext:value-type="float">
            <text:p>584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arching Cubes</text:p>
          </table:table-cell>
          <table:table-cell office:value-type="float" office:value="57148" calcext:value-type="float">
            <text:p>5714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Marching Cubes</text:p>
          </table:table-cell>
          <table:table-cell office:value-type="float" office:value="63456" calcext:value-type="float">
            <text:p>634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Marching Cubes</text:p>
          </table:table-cell>
          <table:table-cell office:value-type="float" office:value="57199" calcext:value-type="float">
            <text:p>5719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rching Cubes</text:p>
          </table:table-cell>
          <table:table-cell office:value-type="float" office:value="57231" calcext:value-type="float">
            <text:p>572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Marching Cubes</text:p>
          </table:table-cell>
          <table:table-cell office:value-type="float" office:value="56921" calcext:value-type="float">
            <text:p>569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Marching Cubes</text:p>
          </table:table-cell>
          <table:table-cell office:value-type="float" office:value="58305" calcext:value-type="float">
            <text:p>5830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arching Cubes</text:p>
          </table:table-cell>
          <table:table-cell office:value-type="float" office:value="60142" calcext:value-type="float">
            <text:p>601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arching Cubes</text:p>
          </table:table-cell>
          <table:table-cell office:value-type="float" office:value="59689" calcext:value-type="float">
            <text:p>5968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arching Cubes</text:p>
          </table:table-cell>
          <table:table-cell office:value-type="float" office:value="63135" calcext:value-type="float">
            <text:p>631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Marching Cubes</text:p>
          </table:table-cell>
          <table:table-cell office:value-type="float" office:value="56997" calcext:value-type="float">
            <text:p>5699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Marching Cubes</text:p>
          </table:table-cell>
          <table:table-cell office:value-type="float" office:value="57546" calcext:value-type="float">
            <text:p>575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Marching Cubes</text:p>
          </table:table-cell>
          <table:table-cell office:value-type="float" office:value="57946" calcext:value-type="float">
            <text:p>5794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Marching Cubes</text:p>
          </table:table-cell>
          <table:table-cell office:value-type="float" office:value="59232" calcext:value-type="float">
            <text:p>592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arching Cubes</text:p>
          </table:table-cell>
          <table:table-cell office:value-type="float" office:value="66645" calcext:value-type="float">
            <text:p>6664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Marching Cubes</text:p>
          </table:table-cell>
          <table:table-cell office:value-type="float" office:value="57243" calcext:value-type="float">
            <text:p>572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Marching Cubes</text:p>
          </table:table-cell>
          <table:table-cell office:value-type="float" office:value="56855" calcext:value-type="float">
            <text:p>5685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Marching Cubes</text:p>
          </table:table-cell>
          <table:table-cell office:value-type="float" office:value="57790" calcext:value-type="float">
            <text:p>577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arching Cubes</text:p>
          </table:table-cell>
          <table:table-cell office:value-type="float" office:value="57182" calcext:value-type="float">
            <text:p>571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Marching Cubes</text:p>
          </table:table-cell>
          <table:table-cell office:value-type="float" office:value="59481" calcext:value-type="float">
            <text:p>5948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Marching Cubes</text:p>
          </table:table-cell>
          <table:table-cell office:value-type="float" office:value="57734" calcext:value-type="float">
            <text:p>577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arching Cubes</text:p>
          </table:table-cell>
          <table:table-cell office:value-type="float" office:value="57471" calcext:value-type="float">
            <text:p>5747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arching Cubes</text:p>
          </table:table-cell>
          <table:table-cell office:value-type="float" office:value="56806" calcext:value-type="float">
            <text:p>5680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Marching Cubes</text:p>
          </table:table-cell>
          <table:table-cell office:value-type="float" office:value="57125" calcext:value-type="float">
            <text:p>5712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Marching Cubes</text:p>
          </table:table-cell>
          <table:table-cell office:value-type="float" office:value="57322" calcext:value-type="float">
            <text:p>573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Marching Cubes</text:p>
          </table:table-cell>
          <table:table-cell office:value-type="float" office:value="58497" calcext:value-type="float">
            <text:p>5849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Marching Cubes</text:p>
          </table:table-cell>
          <table:table-cell office:value-type="float" office:value="58409" calcext:value-type="float">
            <text:p>584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Marching Cubes</text:p>
          </table:table-cell>
          <table:table-cell office:value-type="float" office:value="64440" calcext:value-type="float">
            <text:p>6444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Marching Cubes</text:p>
          </table:table-cell>
          <table:table-cell office:value-type="float" office:value="57338" calcext:value-type="float">
            <text:p>573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Marching Cubes</text:p>
          </table:table-cell>
          <table:table-cell office:value-type="float" office:value="57062" calcext:value-type="float">
            <text:p>5706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arching Cubes</text:p>
          </table:table-cell>
          <table:table-cell office:value-type="float" office:value="58928" calcext:value-type="float">
            <text:p>5892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Marching Cubes</text:p>
          </table:table-cell>
          <table:table-cell office:value-type="float" office:value="57709" calcext:value-type="float">
            <text:p>5770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Marching Cubes</text:p>
          </table:table-cell>
          <table:table-cell office:value-type="float" office:value="57653" calcext:value-type="float">
            <text:p>576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Marching Cubes</text:p>
          </table:table-cell>
          <table:table-cell office:value-type="float" office:value="63032" calcext:value-type="float">
            <text:p>6303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Marching Cubes</text:p>
          </table:table-cell>
          <table:table-cell office:value-type="float" office:value="57246" calcext:value-type="float">
            <text:p>572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arching Cubes</text:p>
          </table:table-cell>
          <table:table-cell office:value-type="float" office:value="61196" calcext:value-type="float">
            <text:p>611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Marching Cubes</text:p>
          </table:table-cell>
          <table:table-cell office:value-type="float" office:value="57880" calcext:value-type="float">
            <text:p>5788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Marching Cubes</text:p>
          </table:table-cell>
          <table:table-cell office:value-type="float" office:value="57332" calcext:value-type="float">
            <text:p>573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Marching Cubes</text:p>
          </table:table-cell>
          <table:table-cell office:value-type="float" office:value="57993" calcext:value-type="float">
            <text:p>5799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Marching Cubes</text:p>
          </table:table-cell>
          <table:table-cell office:value-type="float" office:value="58364" calcext:value-type="float">
            <text:p>5836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Marching Cubes</text:p>
          </table:table-cell>
          <table:table-cell office:value-type="float" office:value="58775" calcext:value-type="float">
            <text:p>5877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arching Cubes</text:p>
          </table:table-cell>
          <table:table-cell office:value-type="float" office:value="57153" calcext:value-type="float">
            <text:p>571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Marching Cubes</text:p>
          </table:table-cell>
          <table:table-cell office:value-type="float" office:value="56867" calcext:value-type="float">
            <text:p>5686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Marching Cubes</text:p>
          </table:table-cell>
          <table:table-cell office:value-type="float" office:value="57302" calcext:value-type="float">
            <text:p>573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Marching Cubes</text:p>
          </table:table-cell>
          <table:table-cell office:value-type="float" office:value="57313" calcext:value-type="float">
            <text:p>5731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Marching Cubes</text:p>
          </table:table-cell>
          <table:table-cell office:value-type="float" office:value="57427" calcext:value-type="float">
            <text:p>574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Marching Cubes</text:p>
          </table:table-cell>
          <table:table-cell office:value-type="float" office:value="58384" calcext:value-type="float">
            <text:p>5838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Marching Cubes</text:p>
          </table:table-cell>
          <table:table-cell office:value-type="float" office:value="58390" calcext:value-type="float">
            <text:p>583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Marching Cubes</text:p>
          </table:table-cell>
          <table:table-cell office:value-type="float" office:value="57611" calcext:value-type="float">
            <text:p>5761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arching Cubes</text:p>
          </table:table-cell>
          <table:table-cell office:value-type="float" office:value="57785" calcext:value-type="float">
            <text:p>577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Marching Cubes</text:p>
          </table:table-cell>
          <table:table-cell office:value-type="float" office:value="64645" calcext:value-type="float">
            <text:p>6464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Marching Cubes</text:p>
          </table:table-cell>
          <table:table-cell office:value-type="float" office:value="56888" calcext:value-type="float">
            <text:p>568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Marching Cubes</text:p>
          </table:table-cell>
          <table:table-cell office:value-type="float" office:value="57081" calcext:value-type="float">
            <text:p>5708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Marching Cubes</text:p>
          </table:table-cell>
          <table:table-cell office:value-type="float" office:value="57904" calcext:value-type="float">
            <text:p>579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Marching Cubes</text:p>
          </table:table-cell>
          <table:table-cell office:value-type="float" office:value="58276" calcext:value-type="float">
            <text:p>582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Marching Cubes</text:p>
          </table:table-cell>
          <table:table-cell office:value-type="float" office:value="58002" calcext:value-type="float">
            <text:p>5800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Marching Cubes</text:p>
          </table:table-cell>
          <table:table-cell office:value-type="float" office:value="56922" calcext:value-type="float">
            <text:p>569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Marching Cubes</text:p>
          </table:table-cell>
          <table:table-cell office:value-type="float" office:value="56584" calcext:value-type="float">
            <text:p>5658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Marching Cubes</text:p>
          </table:table-cell>
          <table:table-cell office:value-type="float" office:value="56905" calcext:value-type="float">
            <text:p>569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arching Cubes</text:p>
          </table:table-cell>
          <table:table-cell office:value-type="float" office:value="57309" calcext:value-type="float">
            <text:p>5730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Marching Cubes</text:p>
          </table:table-cell>
          <table:table-cell office:value-type="float" office:value="59440" calcext:value-type="float">
            <text:p>594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arching Cubes</text:p>
          </table:table-cell>
          <table:table-cell office:value-type="float" office:value="60351" calcext:value-type="float">
            <text:p>6035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Marching Cubes</text:p>
          </table:table-cell>
          <table:table-cell office:value-type="float" office:value="57079" calcext:value-type="float">
            <text:p>570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arching Cubes</text:p>
          </table:table-cell>
          <table:table-cell office:value-type="float" office:value="57110" calcext:value-type="float">
            <text:p>5711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arching Cubes</text:p>
          </table:table-cell>
          <table:table-cell office:value-type="float" office:value="57554" calcext:value-type="float">
            <text:p>5755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Marching Cubes</text:p>
          </table:table-cell>
          <table:table-cell office:value-type="float" office:value="57480" calcext:value-type="float">
            <text:p>5748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Marching Cubes</text:p>
          </table:table-cell>
          <table:table-cell office:value-type="float" office:value="57983" calcext:value-type="float">
            <text:p>5798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arching Cubes</text:p>
          </table:table-cell>
          <table:table-cell office:value-type="float" office:value="61089" calcext:value-type="float">
            <text:p>6108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arching Cubes</text:p>
          </table:table-cell>
          <table:table-cell office:value-type="float" office:value="58120" calcext:value-type="float">
            <text:p>58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33" calcext:value-type="float">
            <text:p>11133</text:p>
          </table:table-cell>
          <table:table-cell office:value-type="string" calcext:value-type="string">
            <text:p>Marching Cubes</text:p>
          </table:table-cell>
          <table:table-cell office:value-type="float" office:value="62033" calcext:value-type="float">
            <text:p>620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34" calcext:value-type="float">
            <text:p>11134</text:p>
          </table:table-cell>
          <table:table-cell office:value-type="string" calcext:value-type="string">
            <text:p>Marching Cubes</text:p>
          </table:table-cell>
          <table:table-cell office:value-type="float" office:value="60842" calcext:value-type="float">
            <text:p>6084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35" calcext:value-type="float">
            <text:p>11135</text:p>
          </table:table-cell>
          <table:table-cell office:value-type="string" calcext:value-type="string">
            <text:p>Marching Cubes</text:p>
          </table:table-cell>
          <table:table-cell office:value-type="float" office:value="58755" calcext:value-type="float">
            <text:p>5875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36" calcext:value-type="float">
            <text:p>11136</text:p>
          </table:table-cell>
          <table:table-cell office:value-type="string" calcext:value-type="string">
            <text:p>Marching Cubes</text:p>
          </table:table-cell>
          <table:table-cell office:value-type="float" office:value="58784" calcext:value-type="float">
            <text:p>5878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37" calcext:value-type="float">
            <text:p>11137</text:p>
          </table:table-cell>
          <table:table-cell office:value-type="string" calcext:value-type="string">
            <text:p>Marching Cubes</text:p>
          </table:table-cell>
          <table:table-cell office:value-type="float" office:value="58885" calcext:value-type="float">
            <text:p>5888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38" calcext:value-type="float">
            <text:p>11138</text:p>
          </table:table-cell>
          <table:table-cell office:value-type="string" calcext:value-type="string">
            <text:p>Marching Cubes</text:p>
          </table:table-cell>
          <table:table-cell office:value-type="float" office:value="57518" calcext:value-type="float">
            <text:p>5751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39" calcext:value-type="float">
            <text:p>11139</text:p>
          </table:table-cell>
          <table:table-cell office:value-type="string" calcext:value-type="string">
            <text:p>Marching Cubes</text:p>
          </table:table-cell>
          <table:table-cell office:value-type="float" office:value="56989" calcext:value-type="float">
            <text:p>5698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40" calcext:value-type="float">
            <text:p>11140</text:p>
          </table:table-cell>
          <table:table-cell office:value-type="string" calcext:value-type="string">
            <text:p>Marching Cubes</text:p>
          </table:table-cell>
          <table:table-cell office:value-type="float" office:value="57335" calcext:value-type="float">
            <text:p>5733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41" calcext:value-type="float">
            <text:p>11141</text:p>
          </table:table-cell>
          <table:table-cell office:value-type="string" calcext:value-type="string">
            <text:p>Marching Cubes</text:p>
          </table:table-cell>
          <table:table-cell office:value-type="float" office:value="58124" calcext:value-type="float">
            <text:p>5812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42" calcext:value-type="float">
            <text:p>11142</text:p>
          </table:table-cell>
          <table:table-cell office:value-type="string" calcext:value-type="string">
            <text:p>Marching Cubes</text:p>
          </table:table-cell>
          <table:table-cell office:value-type="float" office:value="57331" calcext:value-type="float">
            <text:p>5733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43" calcext:value-type="float">
            <text:p>11143</text:p>
          </table:table-cell>
          <table:table-cell office:value-type="string" calcext:value-type="string">
            <text:p>Marching Cubes</text:p>
          </table:table-cell>
          <table:table-cell office:value-type="float" office:value="56734" calcext:value-type="float">
            <text:p>5673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44" calcext:value-type="float">
            <text:p>11144</text:p>
          </table:table-cell>
          <table:table-cell office:value-type="string" calcext:value-type="string">
            <text:p>Marching Cubes</text:p>
          </table:table-cell>
          <table:table-cell office:value-type="float" office:value="58789" calcext:value-type="float">
            <text:p>5878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45" calcext:value-type="float">
            <text:p>11145</text:p>
          </table:table-cell>
          <table:table-cell office:value-type="string" calcext:value-type="string">
            <text:p>Marching Cubes</text:p>
          </table:table-cell>
          <table:table-cell office:value-type="float" office:value="58810" calcext:value-type="float">
            <text:p>588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46" calcext:value-type="float">
            <text:p>11146</text:p>
          </table:table-cell>
          <table:table-cell office:value-type="string" calcext:value-type="string">
            <text:p>Marching Cubes</text:p>
          </table:table-cell>
          <table:table-cell office:value-type="float" office:value="57533" calcext:value-type="float">
            <text:p>575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47" calcext:value-type="float">
            <text:p>11147</text:p>
          </table:table-cell>
          <table:table-cell office:value-type="string" calcext:value-type="string">
            <text:p>Marching Cubes</text:p>
          </table:table-cell>
          <table:table-cell office:value-type="float" office:value="56949" calcext:value-type="float">
            <text:p>5694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48" calcext:value-type="float">
            <text:p>11148</text:p>
          </table:table-cell>
          <table:table-cell office:value-type="string" calcext:value-type="string">
            <text:p>Marching Cubes</text:p>
          </table:table-cell>
          <table:table-cell office:value-type="float" office:value="57098" calcext:value-type="float">
            <text:p>5709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49" calcext:value-type="float">
            <text:p>11149</text:p>
          </table:table-cell>
          <table:table-cell office:value-type="string" calcext:value-type="string">
            <text:p>Marching Cubes</text:p>
          </table:table-cell>
          <table:table-cell office:value-type="float" office:value="56384" calcext:value-type="float">
            <text:p>5638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50" calcext:value-type="float">
            <text:p>11150</text:p>
          </table:table-cell>
          <table:table-cell office:value-type="string" calcext:value-type="string">
            <text:p>Marching Cubes</text:p>
          </table:table-cell>
          <table:table-cell office:value-type="float" office:value="58106" calcext:value-type="float">
            <text:p>5810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51" calcext:value-type="float">
            <text:p>11151</text:p>
          </table:table-cell>
          <table:table-cell office:value-type="string" calcext:value-type="string">
            <text:p>Marching Cubes</text:p>
          </table:table-cell>
          <table:table-cell office:value-type="float" office:value="57839" calcext:value-type="float">
            <text:p>5783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52" calcext:value-type="float">
            <text:p>11152</text:p>
          </table:table-cell>
          <table:table-cell office:value-type="string" calcext:value-type="string">
            <text:p>Marching Cubes</text:p>
          </table:table-cell>
          <table:table-cell office:value-type="float" office:value="58329" calcext:value-type="float">
            <text:p>5832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53" calcext:value-type="float">
            <text:p>11153</text:p>
          </table:table-cell>
          <table:table-cell office:value-type="string" calcext:value-type="string">
            <text:p>Marching Cubes</text:p>
          </table:table-cell>
          <table:table-cell office:value-type="float" office:value="57835" calcext:value-type="float">
            <text:p>5783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54" calcext:value-type="float">
            <text:p>11154</text:p>
          </table:table-cell>
          <table:table-cell office:value-type="string" calcext:value-type="string">
            <text:p>Marching Cubes</text:p>
          </table:table-cell>
          <table:table-cell office:value-type="float" office:value="57027" calcext:value-type="float">
            <text:p>5702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55" calcext:value-type="float">
            <text:p>11155</text:p>
          </table:table-cell>
          <table:table-cell office:value-type="string" calcext:value-type="string">
            <text:p>Marching Cubes</text:p>
          </table:table-cell>
          <table:table-cell office:value-type="float" office:value="57178" calcext:value-type="float">
            <text:p>5717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56" calcext:value-type="float">
            <text:p>11156</text:p>
          </table:table-cell>
          <table:table-cell office:value-type="string" calcext:value-type="string">
            <text:p>Marching Cubes</text:p>
          </table:table-cell>
          <table:table-cell office:value-type="float" office:value="57052" calcext:value-type="float">
            <text:p>5705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57" calcext:value-type="float">
            <text:p>11157</text:p>
          </table:table-cell>
          <table:table-cell office:value-type="string" calcext:value-type="string">
            <text:p>Marching Cubes</text:p>
          </table:table-cell>
          <table:table-cell office:value-type="float" office:value="59401" calcext:value-type="float">
            <text:p>594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58" calcext:value-type="float">
            <text:p>11158</text:p>
          </table:table-cell>
          <table:table-cell office:value-type="string" calcext:value-type="string">
            <text:p>Marching Cubes</text:p>
          </table:table-cell>
          <table:table-cell office:value-type="float" office:value="56880" calcext:value-type="float">
            <text:p>5688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59" calcext:value-type="float">
            <text:p>11159</text:p>
          </table:table-cell>
          <table:table-cell office:value-type="string" calcext:value-type="string">
            <text:p>Marching Cubes</text:p>
          </table:table-cell>
          <table:table-cell office:value-type="float" office:value="56664" calcext:value-type="float">
            <text:p>5666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60" calcext:value-type="float">
            <text:p>11160</text:p>
          </table:table-cell>
          <table:table-cell office:value-type="string" calcext:value-type="string">
            <text:p>Marching Cubes</text:p>
          </table:table-cell>
          <table:table-cell office:value-type="float" office:value="58632" calcext:value-type="float">
            <text:p>5863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61" calcext:value-type="float">
            <text:p>11161</text:p>
          </table:table-cell>
          <table:table-cell office:value-type="string" calcext:value-type="string">
            <text:p>Marching Cubes</text:p>
          </table:table-cell>
          <table:table-cell office:value-type="float" office:value="58529" calcext:value-type="float">
            <text:p>5852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62" calcext:value-type="float">
            <text:p>11162</text:p>
          </table:table-cell>
          <table:table-cell office:value-type="string" calcext:value-type="string">
            <text:p>Marching Cubes</text:p>
          </table:table-cell>
          <table:table-cell office:value-type="float" office:value="56906" calcext:value-type="float">
            <text:p>5690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63" calcext:value-type="float">
            <text:p>11163</text:p>
          </table:table-cell>
          <table:table-cell office:value-type="string" calcext:value-type="string">
            <text:p>Marching Cubes</text:p>
          </table:table-cell>
          <table:table-cell office:value-type="float" office:value="57060" calcext:value-type="float">
            <text:p>5706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64" calcext:value-type="float">
            <text:p>11164</text:p>
          </table:table-cell>
          <table:table-cell office:value-type="string" calcext:value-type="string">
            <text:p>Marching Cubes</text:p>
          </table:table-cell>
          <table:table-cell office:value-type="float" office:value="56905" calcext:value-type="float">
            <text:p>5690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65" calcext:value-type="float">
            <text:p>11165</text:p>
          </table:table-cell>
          <table:table-cell office:value-type="string" calcext:value-type="string">
            <text:p>Marching Cubes</text:p>
          </table:table-cell>
          <table:table-cell office:value-type="float" office:value="56943" calcext:value-type="float">
            <text:p>5694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66" calcext:value-type="float">
            <text:p>11166</text:p>
          </table:table-cell>
          <table:table-cell office:value-type="string" calcext:value-type="string">
            <text:p>Marching Cubes</text:p>
          </table:table-cell>
          <table:table-cell office:value-type="float" office:value="57196" calcext:value-type="float">
            <text:p>5719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67" calcext:value-type="float">
            <text:p>11167</text:p>
          </table:table-cell>
          <table:table-cell office:value-type="string" calcext:value-type="string">
            <text:p>Marching Cubes</text:p>
          </table:table-cell>
          <table:table-cell office:value-type="float" office:value="56688" calcext:value-type="float">
            <text:p>5668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68" calcext:value-type="float">
            <text:p>11168</text:p>
          </table:table-cell>
          <table:table-cell office:value-type="string" calcext:value-type="string">
            <text:p>Marching Cubes</text:p>
          </table:table-cell>
          <table:table-cell office:value-type="float" office:value="61874" calcext:value-type="float">
            <text:p>6187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69" calcext:value-type="float">
            <text:p>11169</text:p>
          </table:table-cell>
          <table:table-cell office:value-type="string" calcext:value-type="string">
            <text:p>Marching Cubes</text:p>
          </table:table-cell>
          <table:table-cell office:value-type="float" office:value="58284" calcext:value-type="float">
            <text:p>5828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70" calcext:value-type="float">
            <text:p>11170</text:p>
          </table:table-cell>
          <table:table-cell office:value-type="string" calcext:value-type="string">
            <text:p>Marching Cubes</text:p>
          </table:table-cell>
          <table:table-cell office:value-type="float" office:value="57475" calcext:value-type="float">
            <text:p>5747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71" calcext:value-type="float">
            <text:p>11171</text:p>
          </table:table-cell>
          <table:table-cell office:value-type="string" calcext:value-type="string">
            <text:p>Marching Cubes</text:p>
          </table:table-cell>
          <table:table-cell office:value-type="float" office:value="57050" calcext:value-type="float">
            <text:p>5705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72" calcext:value-type="float">
            <text:p>11172</text:p>
          </table:table-cell>
          <table:table-cell office:value-type="string" calcext:value-type="string">
            <text:p>Marching Cubes</text:p>
          </table:table-cell>
          <table:table-cell office:value-type="float" office:value="56594" calcext:value-type="float">
            <text:p>5659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73" calcext:value-type="float">
            <text:p>11173</text:p>
          </table:table-cell>
          <table:table-cell office:value-type="string" calcext:value-type="string">
            <text:p>Marching Cubes</text:p>
          </table:table-cell>
          <table:table-cell office:value-type="float" office:value="56856" calcext:value-type="float">
            <text:p>5685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74" calcext:value-type="float">
            <text:p>11174</text:p>
          </table:table-cell>
          <table:table-cell office:value-type="string" calcext:value-type="string">
            <text:p>Marching Cubes</text:p>
          </table:table-cell>
          <table:table-cell office:value-type="float" office:value="57106" calcext:value-type="float">
            <text:p>5710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75" calcext:value-type="float">
            <text:p>11175</text:p>
          </table:table-cell>
          <table:table-cell office:value-type="string" calcext:value-type="string">
            <text:p>Marching Cubes</text:p>
          </table:table-cell>
          <table:table-cell office:value-type="float" office:value="57376" calcext:value-type="float">
            <text:p>5737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76" calcext:value-type="float">
            <text:p>11176</text:p>
          </table:table-cell>
          <table:table-cell office:value-type="string" calcext:value-type="string">
            <text:p>Marching Cubes</text:p>
          </table:table-cell>
          <table:table-cell office:value-type="float" office:value="58156" calcext:value-type="float">
            <text:p>581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77" calcext:value-type="float">
            <text:p>11177</text:p>
          </table:table-cell>
          <table:table-cell office:value-type="string" calcext:value-type="string">
            <text:p>Marching Cubes</text:p>
          </table:table-cell>
          <table:table-cell office:value-type="float" office:value="58484" calcext:value-type="float">
            <text:p>5848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string" calcext:value-type="string">
            <text:p>Marching Cubes</text:p>
          </table:table-cell>
          <table:table-cell office:value-type="float" office:value="57301" calcext:value-type="float">
            <text:p>5730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79" calcext:value-type="float">
            <text:p>11179</text:p>
          </table:table-cell>
          <table:table-cell office:value-type="string" calcext:value-type="string">
            <text:p>Marching Cubes</text:p>
          </table:table-cell>
          <table:table-cell office:value-type="float" office:value="57305" calcext:value-type="float">
            <text:p>5730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80" calcext:value-type="float">
            <text:p>11180</text:p>
          </table:table-cell>
          <table:table-cell office:value-type="string" calcext:value-type="string">
            <text:p>Marching Cubes</text:p>
          </table:table-cell>
          <table:table-cell office:value-type="float" office:value="57285" calcext:value-type="float">
            <text:p>5728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81" calcext:value-type="float">
            <text:p>11181</text:p>
          </table:table-cell>
          <table:table-cell office:value-type="string" calcext:value-type="string">
            <text:p>Marching Cubes</text:p>
          </table:table-cell>
          <table:table-cell office:value-type="float" office:value="57299" calcext:value-type="float">
            <text:p>572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82" calcext:value-type="float">
            <text:p>11182</text:p>
          </table:table-cell>
          <table:table-cell office:value-type="string" calcext:value-type="string">
            <text:p>Marching Cubes</text:p>
          </table:table-cell>
          <table:table-cell office:value-type="float" office:value="56798" calcext:value-type="float">
            <text:p>5679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string" calcext:value-type="string">
            <text:p>Marching Cubes</text:p>
          </table:table-cell>
          <table:table-cell office:value-type="float" office:value="56856" calcext:value-type="float">
            <text:p>568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84" calcext:value-type="float">
            <text:p>11184</text:p>
          </table:table-cell>
          <table:table-cell office:value-type="string" calcext:value-type="string">
            <text:p>Marching Cubes</text:p>
          </table:table-cell>
          <table:table-cell office:value-type="float" office:value="57837" calcext:value-type="float">
            <text:p>5783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85" calcext:value-type="float">
            <text:p>11185</text:p>
          </table:table-cell>
          <table:table-cell office:value-type="string" calcext:value-type="string">
            <text:p>Marching Cubes</text:p>
          </table:table-cell>
          <table:table-cell office:value-type="float" office:value="62212" calcext:value-type="float">
            <text:p>6221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86" calcext:value-type="float">
            <text:p>11186</text:p>
          </table:table-cell>
          <table:table-cell office:value-type="string" calcext:value-type="string">
            <text:p>Marching Cubes</text:p>
          </table:table-cell>
          <table:table-cell office:value-type="float" office:value="57350" calcext:value-type="float">
            <text:p>573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87" calcext:value-type="float">
            <text:p>11187</text:p>
          </table:table-cell>
          <table:table-cell office:value-type="string" calcext:value-type="string">
            <text:p>Marching Cubes</text:p>
          </table:table-cell>
          <table:table-cell office:value-type="float" office:value="56693" calcext:value-type="float">
            <text:p>5669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88" calcext:value-type="float">
            <text:p>11188</text:p>
          </table:table-cell>
          <table:table-cell office:value-type="string" calcext:value-type="string">
            <text:p>Marching Cubes</text:p>
          </table:table-cell>
          <table:table-cell office:value-type="float" office:value="56976" calcext:value-type="float">
            <text:p>5697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89" calcext:value-type="float">
            <text:p>11189</text:p>
          </table:table-cell>
          <table:table-cell office:value-type="string" calcext:value-type="string">
            <text:p>Marching Cubes</text:p>
          </table:table-cell>
          <table:table-cell office:value-type="float" office:value="57388" calcext:value-type="float">
            <text:p>5738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90" calcext:value-type="float">
            <text:p>11190</text:p>
          </table:table-cell>
          <table:table-cell office:value-type="string" calcext:value-type="string">
            <text:p>Marching Cubes</text:p>
          </table:table-cell>
          <table:table-cell office:value-type="float" office:value="57408" calcext:value-type="float">
            <text:p>5740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91" calcext:value-type="float">
            <text:p>11191</text:p>
          </table:table-cell>
          <table:table-cell office:value-type="string" calcext:value-type="string">
            <text:p>Marching Cubes</text:p>
          </table:table-cell>
          <table:table-cell office:value-type="float" office:value="57088" calcext:value-type="float">
            <text:p>5708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92" calcext:value-type="float">
            <text:p>11192</text:p>
          </table:table-cell>
          <table:table-cell office:value-type="string" calcext:value-type="string">
            <text:p>Marching Cubes</text:p>
          </table:table-cell>
          <table:table-cell office:value-type="float" office:value="61922" calcext:value-type="float">
            <text:p>6192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Marching Cubes</text:p>
          </table:table-cell>
          <table:table-cell office:value-type="float" office:value="58328" calcext:value-type="float">
            <text:p>5832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94" calcext:value-type="float">
            <text:p>11194</text:p>
          </table:table-cell>
          <table:table-cell office:value-type="string" calcext:value-type="string">
            <text:p>Marching Cubes</text:p>
          </table:table-cell>
          <table:table-cell office:value-type="float" office:value="57172" calcext:value-type="float">
            <text:p>5717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95" calcext:value-type="float">
            <text:p>11195</text:p>
          </table:table-cell>
          <table:table-cell office:value-type="string" calcext:value-type="string">
            <text:p>Marching Cubes</text:p>
          </table:table-cell>
          <table:table-cell office:value-type="float" office:value="57159" calcext:value-type="float">
            <text:p>5715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96" calcext:value-type="float">
            <text:p>11196</text:p>
          </table:table-cell>
          <table:table-cell office:value-type="string" calcext:value-type="string">
            <text:p>Marching Cubes</text:p>
          </table:table-cell>
          <table:table-cell office:value-type="float" office:value="60564" calcext:value-type="float">
            <text:p>6056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97" calcext:value-type="float">
            <text:p>11197</text:p>
          </table:table-cell>
          <table:table-cell office:value-type="string" calcext:value-type="string">
            <text:p>Marching Cubes</text:p>
          </table:table-cell>
          <table:table-cell office:value-type="float" office:value="56903" calcext:value-type="float">
            <text:p>5690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98" calcext:value-type="float">
            <text:p>11198</text:p>
          </table:table-cell>
          <table:table-cell office:value-type="string" calcext:value-type="string">
            <text:p>Marching Cubes</text:p>
          </table:table-cell>
          <table:table-cell office:value-type="float" office:value="57764" calcext:value-type="float">
            <text:p>5776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99" calcext:value-type="float">
            <text:p>11199</text:p>
          </table:table-cell>
          <table:table-cell office:value-type="string" calcext:value-type="string">
            <text:p>Marching Cubes</text:p>
          </table:table-cell>
          <table:table-cell office:value-type="float" office:value="57432" calcext:value-type="float">
            <text:p>5743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string" calcext:value-type="string">
            <text:p>Marching Cubes</text:p>
          </table:table-cell>
          <table:table-cell office:value-type="float" office:value="58275" calcext:value-type="float">
            <text:p>5827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string" calcext:value-type="string">
            <text:p>Marching Cubes</text:p>
          </table:table-cell>
          <table:table-cell office:value-type="float" office:value="58701" calcext:value-type="float">
            <text:p>587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02" calcext:value-type="float">
            <text:p>11202</text:p>
          </table:table-cell>
          <table:table-cell office:value-type="string" calcext:value-type="string">
            <text:p>Marching Cubes</text:p>
          </table:table-cell>
          <table:table-cell office:value-type="float" office:value="57300" calcext:value-type="float">
            <text:p>5730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03" calcext:value-type="float">
            <text:p>11203</text:p>
          </table:table-cell>
          <table:table-cell office:value-type="string" calcext:value-type="string">
            <text:p>Marching Cubes</text:p>
          </table:table-cell>
          <table:table-cell office:value-type="float" office:value="57896" calcext:value-type="float">
            <text:p>5789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04" calcext:value-type="float">
            <text:p>11204</text:p>
          </table:table-cell>
          <table:table-cell office:value-type="string" calcext:value-type="string">
            <text:p>Marching Cubes</text:p>
          </table:table-cell>
          <table:table-cell office:value-type="float" office:value="57103" calcext:value-type="float">
            <text:p>5710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05" calcext:value-type="float">
            <text:p>11205</text:p>
          </table:table-cell>
          <table:table-cell office:value-type="string" calcext:value-type="string">
            <text:p>Marching Cubes</text:p>
          </table:table-cell>
          <table:table-cell office:value-type="float" office:value="57627" calcext:value-type="float">
            <text:p>5762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06" calcext:value-type="float">
            <text:p>11206</text:p>
          </table:table-cell>
          <table:table-cell office:value-type="string" calcext:value-type="string">
            <text:p>Marching Cubes</text:p>
          </table:table-cell>
          <table:table-cell office:value-type="float" office:value="56395" calcext:value-type="float">
            <text:p>563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07" calcext:value-type="float">
            <text:p>11207</text:p>
          </table:table-cell>
          <table:table-cell office:value-type="string" calcext:value-type="string">
            <text:p>Marching Cubes</text:p>
          </table:table-cell>
          <table:table-cell office:value-type="float" office:value="56595" calcext:value-type="float">
            <text:p>5659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08" calcext:value-type="float">
            <text:p>11208</text:p>
          </table:table-cell>
          <table:table-cell office:value-type="string" calcext:value-type="string">
            <text:p>Marching Cubes</text:p>
          </table:table-cell>
          <table:table-cell office:value-type="float" office:value="58199" calcext:value-type="float">
            <text:p>581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09" calcext:value-type="float">
            <text:p>11209</text:p>
          </table:table-cell>
          <table:table-cell office:value-type="string" calcext:value-type="string">
            <text:p>Marching Cubes</text:p>
          </table:table-cell>
          <table:table-cell office:value-type="float" office:value="58513" calcext:value-type="float">
            <text:p>5851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Marching Cubes</text:p>
          </table:table-cell>
          <table:table-cell office:value-type="float" office:value="57082" calcext:value-type="float">
            <text:p>5708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Marching Cubes</text:p>
          </table:table-cell>
          <table:table-cell office:value-type="float" office:value="57169" calcext:value-type="float">
            <text:p>5716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string" calcext:value-type="string">
            <text:p>Marching Cubes</text:p>
          </table:table-cell>
          <table:table-cell office:value-type="float" office:value="56439" calcext:value-type="float">
            <text:p>5643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13" calcext:value-type="float">
            <text:p>11213</text:p>
          </table:table-cell>
          <table:table-cell office:value-type="string" calcext:value-type="string">
            <text:p>Marching Cubes</text:p>
          </table:table-cell>
          <table:table-cell office:value-type="float" office:value="56890" calcext:value-type="float">
            <text:p>5689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14" calcext:value-type="float">
            <text:p>11214</text:p>
          </table:table-cell>
          <table:table-cell office:value-type="string" calcext:value-type="string">
            <text:p>Marching Cubes</text:p>
          </table:table-cell>
          <table:table-cell office:value-type="float" office:value="57235" calcext:value-type="float">
            <text:p>5723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15" calcext:value-type="float">
            <text:p>11215</text:p>
          </table:table-cell>
          <table:table-cell office:value-type="string" calcext:value-type="string">
            <text:p>Marching Cubes</text:p>
          </table:table-cell>
          <table:table-cell office:value-type="float" office:value="58133" calcext:value-type="float">
            <text:p>581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16" calcext:value-type="float">
            <text:p>11216</text:p>
          </table:table-cell>
          <table:table-cell office:value-type="string" calcext:value-type="string">
            <text:p>Marching Cubes</text:p>
          </table:table-cell>
          <table:table-cell office:value-type="float" office:value="58269" calcext:value-type="float">
            <text:p>5826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17" calcext:value-type="float">
            <text:p>11217</text:p>
          </table:table-cell>
          <table:table-cell office:value-type="string" calcext:value-type="string">
            <text:p>Marching Cubes</text:p>
          </table:table-cell>
          <table:table-cell office:value-type="float" office:value="62737" calcext:value-type="float">
            <text:p>6273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18" calcext:value-type="float">
            <text:p>11218</text:p>
          </table:table-cell>
          <table:table-cell office:value-type="string" calcext:value-type="string">
            <text:p>Marching Cubes</text:p>
          </table:table-cell>
          <table:table-cell office:value-type="float" office:value="57106" calcext:value-type="float">
            <text:p>5710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19" calcext:value-type="float">
            <text:p>11219</text:p>
          </table:table-cell>
          <table:table-cell office:value-type="string" calcext:value-type="string">
            <text:p>Marching Cubes</text:p>
          </table:table-cell>
          <table:table-cell office:value-type="float" office:value="56786" calcext:value-type="float">
            <text:p>5678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20" calcext:value-type="float">
            <text:p>11220</text:p>
          </table:table-cell>
          <table:table-cell office:value-type="string" calcext:value-type="string">
            <text:p>Marching Cubes</text:p>
          </table:table-cell>
          <table:table-cell office:value-type="float" office:value="57951" calcext:value-type="float">
            <text:p>5795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21" calcext:value-type="float">
            <text:p>11221</text:p>
          </table:table-cell>
          <table:table-cell office:value-type="string" calcext:value-type="string">
            <text:p>Marching Cubes</text:p>
          </table:table-cell>
          <table:table-cell office:value-type="float" office:value="56841" calcext:value-type="float">
            <text:p>5684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22" calcext:value-type="float">
            <text:p>11222</text:p>
          </table:table-cell>
          <table:table-cell office:value-type="string" calcext:value-type="string">
            <text:p>Marching Cubes</text:p>
          </table:table-cell>
          <table:table-cell office:value-type="float" office:value="56921" calcext:value-type="float">
            <text:p>5692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23" calcext:value-type="float">
            <text:p>11223</text:p>
          </table:table-cell>
          <table:table-cell office:value-type="string" calcext:value-type="string">
            <text:p>Marching Cubes</text:p>
          </table:table-cell>
          <table:table-cell office:value-type="float" office:value="57362" calcext:value-type="float">
            <text:p>5736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24" calcext:value-type="float">
            <text:p>11224</text:p>
          </table:table-cell>
          <table:table-cell office:value-type="string" calcext:value-type="string">
            <text:p>Marching Cubes</text:p>
          </table:table-cell>
          <table:table-cell office:value-type="float" office:value="58692" calcext:value-type="float">
            <text:p>5869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25" calcext:value-type="float">
            <text:p>11225</text:p>
          </table:table-cell>
          <table:table-cell office:value-type="string" calcext:value-type="string">
            <text:p>Marching Cubes</text:p>
          </table:table-cell>
          <table:table-cell office:value-type="float" office:value="58844" calcext:value-type="float">
            <text:p>5884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26" calcext:value-type="float">
            <text:p>11226</text:p>
          </table:table-cell>
          <table:table-cell office:value-type="string" calcext:value-type="string">
            <text:p>Marching Cubes</text:p>
          </table:table-cell>
          <table:table-cell office:value-type="float" office:value="57644" calcext:value-type="float">
            <text:p>5764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27" calcext:value-type="float">
            <text:p>11227</text:p>
          </table:table-cell>
          <table:table-cell office:value-type="string" calcext:value-type="string">
            <text:p>Marching Cubes</text:p>
          </table:table-cell>
          <table:table-cell office:value-type="float" office:value="56740" calcext:value-type="float">
            <text:p>5674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28" calcext:value-type="float">
            <text:p>11228</text:p>
          </table:table-cell>
          <table:table-cell office:value-type="string" calcext:value-type="string">
            <text:p>Marching Cubes</text:p>
          </table:table-cell>
          <table:table-cell office:value-type="float" office:value="57098" calcext:value-type="float">
            <text:p>5709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29" calcext:value-type="float">
            <text:p>11229</text:p>
          </table:table-cell>
          <table:table-cell office:value-type="string" calcext:value-type="string">
            <text:p>Marching Cubes</text:p>
          </table:table-cell>
          <table:table-cell office:value-type="float" office:value="56804" calcext:value-type="float">
            <text:p>5680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30" calcext:value-type="float">
            <text:p>11230</text:p>
          </table:table-cell>
          <table:table-cell office:value-type="string" calcext:value-type="string">
            <text:p>Marching Cubes</text:p>
          </table:table-cell>
          <table:table-cell office:value-type="float" office:value="57416" calcext:value-type="float">
            <text:p>574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31" calcext:value-type="float">
            <text:p>11231</text:p>
          </table:table-cell>
          <table:table-cell office:value-type="string" calcext:value-type="string">
            <text:p>Marching Cubes</text:p>
          </table:table-cell>
          <table:table-cell office:value-type="float" office:value="58551" calcext:value-type="float">
            <text:p>5855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32" calcext:value-type="float">
            <text:p>11232</text:p>
          </table:table-cell>
          <table:table-cell office:value-type="string" calcext:value-type="string">
            <text:p>Marching Cubes</text:p>
          </table:table-cell>
          <table:table-cell office:value-type="float" office:value="58702" calcext:value-type="float">
            <text:p>5870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33" calcext:value-type="float">
            <text:p>11233</text:p>
          </table:table-cell>
          <table:table-cell office:value-type="string" calcext:value-type="string">
            <text:p>Marching Cubes</text:p>
          </table:table-cell>
          <table:table-cell office:value-type="float" office:value="58457" calcext:value-type="float">
            <text:p>5845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34" calcext:value-type="float">
            <text:p>11234</text:p>
          </table:table-cell>
          <table:table-cell office:value-type="string" calcext:value-type="string">
            <text:p>Marching Cubes</text:p>
          </table:table-cell>
          <table:table-cell office:value-type="float" office:value="57380" calcext:value-type="float">
            <text:p>5738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35" calcext:value-type="float">
            <text:p>11235</text:p>
          </table:table-cell>
          <table:table-cell office:value-type="string" calcext:value-type="string">
            <text:p>Marching Cubes</text:p>
          </table:table-cell>
          <table:table-cell office:value-type="float" office:value="57510" calcext:value-type="float">
            <text:p>575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36" calcext:value-type="float">
            <text:p>11236</text:p>
          </table:table-cell>
          <table:table-cell office:value-type="string" calcext:value-type="string">
            <text:p>Marching Cubes</text:p>
          </table:table-cell>
          <table:table-cell office:value-type="float" office:value="56953" calcext:value-type="float">
            <text:p>5695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37" calcext:value-type="float">
            <text:p>11237</text:p>
          </table:table-cell>
          <table:table-cell office:value-type="string" calcext:value-type="string">
            <text:p>Marching Cubes</text:p>
          </table:table-cell>
          <table:table-cell office:value-type="float" office:value="56945" calcext:value-type="float">
            <text:p>5694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38" calcext:value-type="float">
            <text:p>11238</text:p>
          </table:table-cell>
          <table:table-cell office:value-type="string" calcext:value-type="string">
            <text:p>Marching Cubes</text:p>
          </table:table-cell>
          <table:table-cell office:value-type="float" office:value="57083" calcext:value-type="float">
            <text:p>5708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39" calcext:value-type="float">
            <text:p>11239</text:p>
          </table:table-cell>
          <table:table-cell office:value-type="string" calcext:value-type="string">
            <text:p>Marching Cubes</text:p>
          </table:table-cell>
          <table:table-cell office:value-type="float" office:value="57152" calcext:value-type="float">
            <text:p>5715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40" calcext:value-type="float">
            <text:p>11240</text:p>
          </table:table-cell>
          <table:table-cell office:value-type="string" calcext:value-type="string">
            <text:p>Marching Cubes</text:p>
          </table:table-cell>
          <table:table-cell office:value-type="float" office:value="58910" calcext:value-type="float">
            <text:p>589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41" calcext:value-type="float">
            <text:p>11241</text:p>
          </table:table-cell>
          <table:table-cell office:value-type="string" calcext:value-type="string">
            <text:p>Marching Cubes</text:p>
          </table:table-cell>
          <table:table-cell office:value-type="float" office:value="60521" calcext:value-type="float">
            <text:p>6052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42" calcext:value-type="float">
            <text:p>11242</text:p>
          </table:table-cell>
          <table:table-cell office:value-type="string" calcext:value-type="string">
            <text:p>Marching Cubes</text:p>
          </table:table-cell>
          <table:table-cell office:value-type="float" office:value="57035" calcext:value-type="float">
            <text:p>5703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43" calcext:value-type="float">
            <text:p>11243</text:p>
          </table:table-cell>
          <table:table-cell office:value-type="string" calcext:value-type="string">
            <text:p>Marching Cubes</text:p>
          </table:table-cell>
          <table:table-cell office:value-type="float" office:value="56751" calcext:value-type="float">
            <text:p>5675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44" calcext:value-type="float">
            <text:p>11244</text:p>
          </table:table-cell>
          <table:table-cell office:value-type="string" calcext:value-type="string">
            <text:p>Marching Cubes</text:p>
          </table:table-cell>
          <table:table-cell office:value-type="float" office:value="56998" calcext:value-type="float">
            <text:p>5699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45" calcext:value-type="float">
            <text:p>11245</text:p>
          </table:table-cell>
          <table:table-cell office:value-type="string" calcext:value-type="string">
            <text:p>Marching Cubes</text:p>
          </table:table-cell>
          <table:table-cell office:value-type="float" office:value="57587" calcext:value-type="float">
            <text:p>5758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46" calcext:value-type="float">
            <text:p>11246</text:p>
          </table:table-cell>
          <table:table-cell office:value-type="string" calcext:value-type="string">
            <text:p>Marching Cubes</text:p>
          </table:table-cell>
          <table:table-cell office:value-type="float" office:value="57239" calcext:value-type="float">
            <text:p>5723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47" calcext:value-type="float">
            <text:p>11247</text:p>
          </table:table-cell>
          <table:table-cell office:value-type="string" calcext:value-type="string">
            <text:p>Marching Cubes</text:p>
          </table:table-cell>
          <table:table-cell office:value-type="float" office:value="56736" calcext:value-type="float">
            <text:p>5673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48" calcext:value-type="float">
            <text:p>11248</text:p>
          </table:table-cell>
          <table:table-cell office:value-type="string" calcext:value-type="string">
            <text:p>Marching Cubes</text:p>
          </table:table-cell>
          <table:table-cell office:value-type="float" office:value="58372" calcext:value-type="float">
            <text:p>5837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49" calcext:value-type="float">
            <text:p>11249</text:p>
          </table:table-cell>
          <table:table-cell office:value-type="string" calcext:value-type="string">
            <text:p>Marching Cubes</text:p>
          </table:table-cell>
          <table:table-cell office:value-type="float" office:value="63389" calcext:value-type="float">
            <text:p>6338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50" calcext:value-type="float">
            <text:p>11250</text:p>
          </table:table-cell>
          <table:table-cell office:value-type="string" calcext:value-type="string">
            <text:p>Marching Cubes</text:p>
          </table:table-cell>
          <table:table-cell office:value-type="float" office:value="57339" calcext:value-type="float">
            <text:p>5733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51" calcext:value-type="float">
            <text:p>11251</text:p>
          </table:table-cell>
          <table:table-cell office:value-type="string" calcext:value-type="string">
            <text:p>Marching Cubes</text:p>
          </table:table-cell>
          <table:table-cell office:value-type="float" office:value="57079" calcext:value-type="float">
            <text:p>5707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52" calcext:value-type="float">
            <text:p>11252</text:p>
          </table:table-cell>
          <table:table-cell office:value-type="string" calcext:value-type="string">
            <text:p>Marching Cubes</text:p>
          </table:table-cell>
          <table:table-cell office:value-type="float" office:value="56830" calcext:value-type="float">
            <text:p>5683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53" calcext:value-type="float">
            <text:p>11253</text:p>
          </table:table-cell>
          <table:table-cell office:value-type="string" calcext:value-type="string">
            <text:p>Marching Cubes</text:p>
          </table:table-cell>
          <table:table-cell office:value-type="float" office:value="57219" calcext:value-type="float">
            <text:p>5721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54" calcext:value-type="float">
            <text:p>11254</text:p>
          </table:table-cell>
          <table:table-cell office:value-type="string" calcext:value-type="string">
            <text:p>Marching Cubes</text:p>
          </table:table-cell>
          <table:table-cell office:value-type="float" office:value="58018" calcext:value-type="float">
            <text:p>5801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55" calcext:value-type="float">
            <text:p>11255</text:p>
          </table:table-cell>
          <table:table-cell office:value-type="string" calcext:value-type="string">
            <text:p>Marching Cubes</text:p>
          </table:table-cell>
          <table:table-cell office:value-type="float" office:value="57224" calcext:value-type="float">
            <text:p>5722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56" calcext:value-type="float">
            <text:p>11256</text:p>
          </table:table-cell>
          <table:table-cell office:value-type="string" calcext:value-type="string">
            <text:p>Marching Cubes</text:p>
          </table:table-cell>
          <table:table-cell office:value-type="float" office:value="58229" calcext:value-type="float">
            <text:p>5822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57" calcext:value-type="float">
            <text:p>11257</text:p>
          </table:table-cell>
          <table:table-cell office:value-type="string" calcext:value-type="string">
            <text:p>Marching Cubes</text:p>
          </table:table-cell>
          <table:table-cell office:value-type="float" office:value="58479" calcext:value-type="float">
            <text:p>5847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58" calcext:value-type="float">
            <text:p>11258</text:p>
          </table:table-cell>
          <table:table-cell office:value-type="string" calcext:value-type="string">
            <text:p>Marching Cubes</text:p>
          </table:table-cell>
          <table:table-cell office:value-type="float" office:value="56909" calcext:value-type="float">
            <text:p>5690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59" calcext:value-type="float">
            <text:p>11259</text:p>
          </table:table-cell>
          <table:table-cell office:value-type="string" calcext:value-type="string">
            <text:p>Marching Cubes</text:p>
          </table:table-cell>
          <table:table-cell office:value-type="float" office:value="56869" calcext:value-type="float">
            <text:p>5686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60" calcext:value-type="float">
            <text:p>11260</text:p>
          </table:table-cell>
          <table:table-cell office:value-type="string" calcext:value-type="string">
            <text:p>Marching Cubes</text:p>
          </table:table-cell>
          <table:table-cell office:value-type="float" office:value="60332" calcext:value-type="float">
            <text:p>6033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61" calcext:value-type="float">
            <text:p>11261</text:p>
          </table:table-cell>
          <table:table-cell office:value-type="string" calcext:value-type="string">
            <text:p>Marching Cubes</text:p>
          </table:table-cell>
          <table:table-cell office:value-type="float" office:value="57480" calcext:value-type="float">
            <text:p>5748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62" calcext:value-type="float">
            <text:p>11262</text:p>
          </table:table-cell>
          <table:table-cell office:value-type="string" calcext:value-type="string">
            <text:p>Marching Cubes</text:p>
          </table:table-cell>
          <table:table-cell office:value-type="float" office:value="56632" calcext:value-type="float">
            <text:p>5663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63" calcext:value-type="float">
            <text:p>11263</text:p>
          </table:table-cell>
          <table:table-cell office:value-type="string" calcext:value-type="string">
            <text:p>Marching Cubes</text:p>
          </table:table-cell>
          <table:table-cell office:value-type="float" office:value="56844" calcext:value-type="float">
            <text:p>5684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string" calcext:value-type="string">
            <text:p>Marching Cubes</text:p>
          </table:table-cell>
          <table:table-cell office:value-type="float" office:value="58437" calcext:value-type="float">
            <text:p>5843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65" calcext:value-type="float">
            <text:p>11265</text:p>
          </table:table-cell>
          <table:table-cell office:value-type="string" calcext:value-type="string">
            <text:p>Marching Cubes</text:p>
          </table:table-cell>
          <table:table-cell office:value-type="float" office:value="65064" calcext:value-type="float">
            <text:p>6506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66" calcext:value-type="float">
            <text:p>11266</text:p>
          </table:table-cell>
          <table:table-cell office:value-type="string" calcext:value-type="string">
            <text:p>Marching Cubes</text:p>
          </table:table-cell>
          <table:table-cell office:value-type="float" office:value="58000" calcext:value-type="float">
            <text:p>58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67" calcext:value-type="float">
            <text:p>11267</text:p>
          </table:table-cell>
          <table:table-cell office:value-type="string" calcext:value-type="string">
            <text:p>Marching Cubes</text:p>
          </table:table-cell>
          <table:table-cell office:value-type="float" office:value="57009" calcext:value-type="float">
            <text:p>5700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68" calcext:value-type="float">
            <text:p>11268</text:p>
          </table:table-cell>
          <table:table-cell office:value-type="string" calcext:value-type="string">
            <text:p>Marching Cubes</text:p>
          </table:table-cell>
          <table:table-cell office:value-type="float" office:value="57133" calcext:value-type="float">
            <text:p>571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69" calcext:value-type="float">
            <text:p>11269</text:p>
          </table:table-cell>
          <table:table-cell office:value-type="string" calcext:value-type="string">
            <text:p>Marching Cubes</text:p>
          </table:table-cell>
          <table:table-cell office:value-type="float" office:value="57160" calcext:value-type="float">
            <text:p>5716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70" calcext:value-type="float">
            <text:p>11270</text:p>
          </table:table-cell>
          <table:table-cell office:value-type="string" calcext:value-type="string">
            <text:p>Marching Cubes</text:p>
          </table:table-cell>
          <table:table-cell office:value-type="float" office:value="57166" calcext:value-type="float">
            <text:p>5716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71" calcext:value-type="float">
            <text:p>11271</text:p>
          </table:table-cell>
          <table:table-cell office:value-type="string" calcext:value-type="string">
            <text:p>Marching Cubes</text:p>
          </table:table-cell>
          <table:table-cell office:value-type="float" office:value="59541" calcext:value-type="float">
            <text:p>5954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72" calcext:value-type="float">
            <text:p>11272</text:p>
          </table:table-cell>
          <table:table-cell office:value-type="string" calcext:value-type="string">
            <text:p>Marching Cubes</text:p>
          </table:table-cell>
          <table:table-cell office:value-type="float" office:value="58207" calcext:value-type="float">
            <text:p>5820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73" calcext:value-type="float">
            <text:p>11273</text:p>
          </table:table-cell>
          <table:table-cell office:value-type="string" calcext:value-type="string">
            <text:p>Marching Cubes</text:p>
          </table:table-cell>
          <table:table-cell office:value-type="float" office:value="58380" calcext:value-type="float">
            <text:p>5838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74" calcext:value-type="float">
            <text:p>11274</text:p>
          </table:table-cell>
          <table:table-cell office:value-type="string" calcext:value-type="string">
            <text:p>Marching Cubes</text:p>
          </table:table-cell>
          <table:table-cell office:value-type="float" office:value="56574" calcext:value-type="float">
            <text:p>5657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string" calcext:value-type="string">
            <text:p>Marching Cubes</text:p>
          </table:table-cell>
          <table:table-cell office:value-type="float" office:value="57170" calcext:value-type="float">
            <text:p>5717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76" calcext:value-type="float">
            <text:p>11276</text:p>
          </table:table-cell>
          <table:table-cell office:value-type="string" calcext:value-type="string">
            <text:p>Marching Cubes</text:p>
          </table:table-cell>
          <table:table-cell office:value-type="float" office:value="56881" calcext:value-type="float">
            <text:p>568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77" calcext:value-type="float">
            <text:p>11277</text:p>
          </table:table-cell>
          <table:table-cell office:value-type="string" calcext:value-type="string">
            <text:p>Marching Cubes</text:p>
          </table:table-cell>
          <table:table-cell office:value-type="float" office:value="57057" calcext:value-type="float">
            <text:p>5705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78" calcext:value-type="float">
            <text:p>11278</text:p>
          </table:table-cell>
          <table:table-cell office:value-type="string" calcext:value-type="string">
            <text:p>Marching Cubes</text:p>
          </table:table-cell>
          <table:table-cell office:value-type="float" office:value="57415" calcext:value-type="float">
            <text:p>5741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79" calcext:value-type="float">
            <text:p>11279</text:p>
          </table:table-cell>
          <table:table-cell office:value-type="string" calcext:value-type="string">
            <text:p>Marching Cubes</text:p>
          </table:table-cell>
          <table:table-cell office:value-type="float" office:value="58092" calcext:value-type="float">
            <text:p>5809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80" calcext:value-type="float">
            <text:p>11280</text:p>
          </table:table-cell>
          <table:table-cell office:value-type="string" calcext:value-type="string">
            <text:p>Marching Cubes</text:p>
          </table:table-cell>
          <table:table-cell office:value-type="float" office:value="58700" calcext:value-type="float">
            <text:p>587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81" calcext:value-type="float">
            <text:p>11281</text:p>
          </table:table-cell>
          <table:table-cell office:value-type="string" calcext:value-type="string">
            <text:p>Marching Cubes</text:p>
          </table:table-cell>
          <table:table-cell office:value-type="float" office:value="59120" calcext:value-type="float">
            <text:p>591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string" calcext:value-type="string">
            <text:p>Marching Cubes</text:p>
          </table:table-cell>
          <table:table-cell office:value-type="float" office:value="56444" calcext:value-type="float">
            <text:p>5644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string" calcext:value-type="string">
            <text:p>Marching Cubes</text:p>
          </table:table-cell>
          <table:table-cell office:value-type="float" office:value="56657" calcext:value-type="float">
            <text:p>5665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84" calcext:value-type="float">
            <text:p>11284</text:p>
          </table:table-cell>
          <table:table-cell office:value-type="string" calcext:value-type="string">
            <text:p>Marching Cubes</text:p>
          </table:table-cell>
          <table:table-cell office:value-type="float" office:value="57233" calcext:value-type="float">
            <text:p>5723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85" calcext:value-type="float">
            <text:p>11285</text:p>
          </table:table-cell>
          <table:table-cell office:value-type="string" calcext:value-type="string">
            <text:p>Marching Cubes</text:p>
          </table:table-cell>
          <table:table-cell office:value-type="float" office:value="57524" calcext:value-type="float">
            <text:p>5752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86" calcext:value-type="float">
            <text:p>11286</text:p>
          </table:table-cell>
          <table:table-cell office:value-type="string" calcext:value-type="string">
            <text:p>Marching Cubes</text:p>
          </table:table-cell>
          <table:table-cell office:value-type="float" office:value="56857" calcext:value-type="float">
            <text:p>5685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87" calcext:value-type="float">
            <text:p>11287</text:p>
          </table:table-cell>
          <table:table-cell office:value-type="string" calcext:value-type="string">
            <text:p>Marching Cubes</text:p>
          </table:table-cell>
          <table:table-cell office:value-type="float" office:value="56673" calcext:value-type="float">
            <text:p>5667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88" calcext:value-type="float">
            <text:p>11288</text:p>
          </table:table-cell>
          <table:table-cell office:value-type="string" calcext:value-type="string">
            <text:p>Marching Cubes</text:p>
          </table:table-cell>
          <table:table-cell office:value-type="float" office:value="58333" calcext:value-type="float">
            <text:p>583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89" calcext:value-type="float">
            <text:p>11289</text:p>
          </table:table-cell>
          <table:table-cell office:value-type="string" calcext:value-type="string">
            <text:p>Marching Cubes</text:p>
          </table:table-cell>
          <table:table-cell office:value-type="float" office:value="65525" calcext:value-type="float">
            <text:p>6552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90" calcext:value-type="float">
            <text:p>11290</text:p>
          </table:table-cell>
          <table:table-cell office:value-type="string" calcext:value-type="string">
            <text:p>Marching Cubes</text:p>
          </table:table-cell>
          <table:table-cell office:value-type="float" office:value="57052" calcext:value-type="float">
            <text:p>5705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91" calcext:value-type="float">
            <text:p>11291</text:p>
          </table:table-cell>
          <table:table-cell office:value-type="string" calcext:value-type="string">
            <text:p>Marching Cubes</text:p>
          </table:table-cell>
          <table:table-cell office:value-type="float" office:value="57441" calcext:value-type="float">
            <text:p>5744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92" calcext:value-type="float">
            <text:p>11292</text:p>
          </table:table-cell>
          <table:table-cell office:value-type="string" calcext:value-type="string">
            <text:p>Marching Cubes</text:p>
          </table:table-cell>
          <table:table-cell office:value-type="float" office:value="62896" calcext:value-type="float">
            <text:p>6289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93" calcext:value-type="float">
            <text:p>11293</text:p>
          </table:table-cell>
          <table:table-cell office:value-type="string" calcext:value-type="string">
            <text:p>Marching Cubes</text:p>
          </table:table-cell>
          <table:table-cell office:value-type="float" office:value="58431" calcext:value-type="float">
            <text:p>5843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94" calcext:value-type="float">
            <text:p>11294</text:p>
          </table:table-cell>
          <table:table-cell office:value-type="string" calcext:value-type="string">
            <text:p>Marching Cubes</text:p>
          </table:table-cell>
          <table:table-cell office:value-type="float" office:value="57302" calcext:value-type="float">
            <text:p>5730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95" calcext:value-type="float">
            <text:p>11295</text:p>
          </table:table-cell>
          <table:table-cell office:value-type="string" calcext:value-type="string">
            <text:p>Marching Cubes</text:p>
          </table:table-cell>
          <table:table-cell office:value-type="float" office:value="56690" calcext:value-type="float">
            <text:p>5669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96" calcext:value-type="float">
            <text:p>11296</text:p>
          </table:table-cell>
          <table:table-cell office:value-type="string" calcext:value-type="string">
            <text:p>Marching Cubes</text:p>
          </table:table-cell>
          <table:table-cell office:value-type="float" office:value="57954" calcext:value-type="float">
            <text:p>5795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97" calcext:value-type="float">
            <text:p>11297</text:p>
          </table:table-cell>
          <table:table-cell office:value-type="string" calcext:value-type="string">
            <text:p>Marching Cubes</text:p>
          </table:table-cell>
          <table:table-cell office:value-type="float" office:value="58291" calcext:value-type="float">
            <text:p>5829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98" calcext:value-type="float">
            <text:p>11298</text:p>
          </table:table-cell>
          <table:table-cell office:value-type="string" calcext:value-type="string">
            <text:p>Marching Cubes</text:p>
          </table:table-cell>
          <table:table-cell office:value-type="float" office:value="57002" calcext:value-type="float">
            <text:p>5700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99" calcext:value-type="float">
            <text:p>11299</text:p>
          </table:table-cell>
          <table:table-cell office:value-type="string" calcext:value-type="string">
            <text:p>Marching Cubes</text:p>
          </table:table-cell>
          <table:table-cell office:value-type="float" office:value="57233" calcext:value-type="float">
            <text:p>572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string" calcext:value-type="string">
            <text:p>Marching Cubes</text:p>
          </table:table-cell>
          <table:table-cell office:value-type="float" office:value="57314" calcext:value-type="float">
            <text:p>5731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01" calcext:value-type="float">
            <text:p>11301</text:p>
          </table:table-cell>
          <table:table-cell office:value-type="string" calcext:value-type="string">
            <text:p>Marching Cubes</text:p>
          </table:table-cell>
          <table:table-cell office:value-type="float" office:value="57983" calcext:value-type="float">
            <text:p>5798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02" calcext:value-type="float">
            <text:p>11302</text:p>
          </table:table-cell>
          <table:table-cell office:value-type="string" calcext:value-type="string">
            <text:p>Marching Cubes</text:p>
          </table:table-cell>
          <table:table-cell office:value-type="float" office:value="58315" calcext:value-type="float">
            <text:p>5831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Marching Cubes</text:p>
          </table:table-cell>
          <table:table-cell office:value-type="float" office:value="57257" calcext:value-type="float">
            <text:p>5725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Marching Cubes</text:p>
          </table:table-cell>
          <table:table-cell office:value-type="float" office:value="57684" calcext:value-type="float">
            <text:p>5768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Marching Cubes</text:p>
          </table:table-cell>
          <table:table-cell office:value-type="float" office:value="58598" calcext:value-type="float">
            <text:p>5859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Marching Cubes</text:p>
          </table:table-cell>
          <table:table-cell office:value-type="float" office:value="58586" calcext:value-type="float">
            <text:p>5858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07" calcext:value-type="float">
            <text:p>11307</text:p>
          </table:table-cell>
          <table:table-cell office:value-type="string" calcext:value-type="string">
            <text:p>Marching Cubes</text:p>
          </table:table-cell>
          <table:table-cell office:value-type="float" office:value="56996" calcext:value-type="float">
            <text:p>5699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08" calcext:value-type="float">
            <text:p>11308</text:p>
          </table:table-cell>
          <table:table-cell office:value-type="string" calcext:value-type="string">
            <text:p>Marching Cubes</text:p>
          </table:table-cell>
          <table:table-cell office:value-type="float" office:value="57262" calcext:value-type="float">
            <text:p>5726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Marching Cubes</text:p>
          </table:table-cell>
          <table:table-cell office:value-type="float" office:value="57363" calcext:value-type="float">
            <text:p>5736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Marching Cubes</text:p>
          </table:table-cell>
          <table:table-cell office:value-type="float" office:value="57328" calcext:value-type="float">
            <text:p>5732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string" calcext:value-type="string">
            <text:p>Marching Cubes</text:p>
          </table:table-cell>
          <table:table-cell office:value-type="float" office:value="58449" calcext:value-type="float">
            <text:p>5844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12" calcext:value-type="float">
            <text:p>11312</text:p>
          </table:table-cell>
          <table:table-cell office:value-type="string" calcext:value-type="string">
            <text:p>Marching Cubes</text:p>
          </table:table-cell>
          <table:table-cell office:value-type="float" office:value="58074" calcext:value-type="float">
            <text:p>5807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13" calcext:value-type="float">
            <text:p>11313</text:p>
          </table:table-cell>
          <table:table-cell office:value-type="string" calcext:value-type="string">
            <text:p>Marching Cubes</text:p>
          </table:table-cell>
          <table:table-cell office:value-type="float" office:value="58779" calcext:value-type="float">
            <text:p>5877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14" calcext:value-type="float">
            <text:p>11314</text:p>
          </table:table-cell>
          <table:table-cell office:value-type="string" calcext:value-type="string">
            <text:p>Marching Cubes</text:p>
          </table:table-cell>
          <table:table-cell office:value-type="float" office:value="57009" calcext:value-type="float">
            <text:p>5700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15" calcext:value-type="float">
            <text:p>11315</text:p>
          </table:table-cell>
          <table:table-cell office:value-type="string" calcext:value-type="string">
            <text:p>Marching Cubes</text:p>
          </table:table-cell>
          <table:table-cell office:value-type="float" office:value="56757" calcext:value-type="float">
            <text:p>5675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16" calcext:value-type="float">
            <text:p>11316</text:p>
          </table:table-cell>
          <table:table-cell office:value-type="string" calcext:value-type="string">
            <text:p>Marching Cubes</text:p>
          </table:table-cell>
          <table:table-cell office:value-type="float" office:value="57102" calcext:value-type="float">
            <text:p>5710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17" calcext:value-type="float">
            <text:p>11317</text:p>
          </table:table-cell>
          <table:table-cell office:value-type="string" calcext:value-type="string">
            <text:p>Marching Cubes</text:p>
          </table:table-cell>
          <table:table-cell office:value-type="float" office:value="56619" calcext:value-type="float">
            <text:p>5661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18" calcext:value-type="float">
            <text:p>11318</text:p>
          </table:table-cell>
          <table:table-cell office:value-type="string" calcext:value-type="string">
            <text:p>Marching Cubes</text:p>
          </table:table-cell>
          <table:table-cell office:value-type="float" office:value="56886" calcext:value-type="float">
            <text:p>5688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19" calcext:value-type="float">
            <text:p>11319</text:p>
          </table:table-cell>
          <table:table-cell office:value-type="string" calcext:value-type="string">
            <text:p>Marching Cubes</text:p>
          </table:table-cell>
          <table:table-cell office:value-type="float" office:value="56881" calcext:value-type="float">
            <text:p>568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20" calcext:value-type="float">
            <text:p>11320</text:p>
          </table:table-cell>
          <table:table-cell office:value-type="string" calcext:value-type="string">
            <text:p>Marching Cubes</text:p>
          </table:table-cell>
          <table:table-cell office:value-type="float" office:value="58628" calcext:value-type="float">
            <text:p>5862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21" calcext:value-type="float">
            <text:p>11321</text:p>
          </table:table-cell>
          <table:table-cell office:value-type="string" calcext:value-type="string">
            <text:p>Marching Cubes</text:p>
          </table:table-cell>
          <table:table-cell office:value-type="float" office:value="58715" calcext:value-type="float">
            <text:p>5871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22" calcext:value-type="float">
            <text:p>11322</text:p>
          </table:table-cell>
          <table:table-cell office:value-type="string" calcext:value-type="string">
            <text:p>Marching Cubes</text:p>
          </table:table-cell>
          <table:table-cell office:value-type="float" office:value="57860" calcext:value-type="float">
            <text:p>5786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23" calcext:value-type="float">
            <text:p>11323</text:p>
          </table:table-cell>
          <table:table-cell office:value-type="string" calcext:value-type="string">
            <text:p>Marching Cubes</text:p>
          </table:table-cell>
          <table:table-cell office:value-type="float" office:value="57207" calcext:value-type="float">
            <text:p>5720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24" calcext:value-type="float">
            <text:p>11324</text:p>
          </table:table-cell>
          <table:table-cell office:value-type="string" calcext:value-type="string">
            <text:p>Marching Cubes</text:p>
          </table:table-cell>
          <table:table-cell office:value-type="float" office:value="56953" calcext:value-type="float">
            <text:p>5695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25" calcext:value-type="float">
            <text:p>11325</text:p>
          </table:table-cell>
          <table:table-cell office:value-type="string" calcext:value-type="string">
            <text:p>Marching Cubes</text:p>
          </table:table-cell>
          <table:table-cell office:value-type="float" office:value="57410" calcext:value-type="float">
            <text:p>5741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26" calcext:value-type="float">
            <text:p>11326</text:p>
          </table:table-cell>
          <table:table-cell office:value-type="string" calcext:value-type="string">
            <text:p>Marching Cubes</text:p>
          </table:table-cell>
          <table:table-cell office:value-type="float" office:value="57402" calcext:value-type="float">
            <text:p>5740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27" calcext:value-type="float">
            <text:p>11327</text:p>
          </table:table-cell>
          <table:table-cell office:value-type="string" calcext:value-type="string">
            <text:p>Marching Cubes</text:p>
          </table:table-cell>
          <table:table-cell office:value-type="float" office:value="56979" calcext:value-type="float">
            <text:p>5697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28" calcext:value-type="float">
            <text:p>11328</text:p>
          </table:table-cell>
          <table:table-cell office:value-type="string" calcext:value-type="string">
            <text:p>Marching Cubes</text:p>
          </table:table-cell>
          <table:table-cell office:value-type="float" office:value="58175" calcext:value-type="float">
            <text:p>5817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29" calcext:value-type="float">
            <text:p>11329</text:p>
          </table:table-cell>
          <table:table-cell office:value-type="string" calcext:value-type="string">
            <text:p>Marching Cubes</text:p>
          </table:table-cell>
          <table:table-cell office:value-type="float" office:value="58482" calcext:value-type="float">
            <text:p>5848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string" calcext:value-type="string">
            <text:p>Marching Cubes</text:p>
          </table:table-cell>
          <table:table-cell office:value-type="float" office:value="57593" calcext:value-type="float">
            <text:p>5759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31" calcext:value-type="float">
            <text:p>11331</text:p>
          </table:table-cell>
          <table:table-cell office:value-type="string" calcext:value-type="string">
            <text:p>Marching Cubes</text:p>
          </table:table-cell>
          <table:table-cell office:value-type="float" office:value="57217" calcext:value-type="float">
            <text:p>5721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32" calcext:value-type="float">
            <text:p>11332</text:p>
          </table:table-cell>
          <table:table-cell office:value-type="string" calcext:value-type="string">
            <text:p>Marching Cubes</text:p>
          </table:table-cell>
          <table:table-cell office:value-type="float" office:value="56975" calcext:value-type="float">
            <text:p>5697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33" calcext:value-type="float">
            <text:p>11333</text:p>
          </table:table-cell>
          <table:table-cell office:value-type="string" calcext:value-type="string">
            <text:p>Marching Cubes</text:p>
          </table:table-cell>
          <table:table-cell office:value-type="float" office:value="57173" calcext:value-type="float">
            <text:p>5717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34" calcext:value-type="float">
            <text:p>11334</text:p>
          </table:table-cell>
          <table:table-cell office:value-type="string" calcext:value-type="string">
            <text:p>Marching Cubes</text:p>
          </table:table-cell>
          <table:table-cell office:value-type="float" office:value="56822" calcext:value-type="float">
            <text:p>5682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35" calcext:value-type="float">
            <text:p>11335</text:p>
          </table:table-cell>
          <table:table-cell office:value-type="string" calcext:value-type="string">
            <text:p>Marching Cubes</text:p>
          </table:table-cell>
          <table:table-cell office:value-type="float" office:value="57686" calcext:value-type="float">
            <text:p>5768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36" calcext:value-type="float">
            <text:p>11336</text:p>
          </table:table-cell>
          <table:table-cell office:value-type="string" calcext:value-type="string">
            <text:p>Marching Cubes</text:p>
          </table:table-cell>
          <table:table-cell office:value-type="float" office:value="58120" calcext:value-type="float">
            <text:p>581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37" calcext:value-type="float">
            <text:p>11337</text:p>
          </table:table-cell>
          <table:table-cell office:value-type="string" calcext:value-type="string">
            <text:p>Marching Cubes</text:p>
          </table:table-cell>
          <table:table-cell office:value-type="float" office:value="58165" calcext:value-type="float">
            <text:p>5816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38" calcext:value-type="float">
            <text:p>11338</text:p>
          </table:table-cell>
          <table:table-cell office:value-type="string" calcext:value-type="string">
            <text:p>Marching Cubes</text:p>
          </table:table-cell>
          <table:table-cell office:value-type="float" office:value="57134" calcext:value-type="float">
            <text:p>5713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39" calcext:value-type="float">
            <text:p>11339</text:p>
          </table:table-cell>
          <table:table-cell office:value-type="string" calcext:value-type="string">
            <text:p>Marching Cubes</text:p>
          </table:table-cell>
          <table:table-cell office:value-type="float" office:value="60575" calcext:value-type="float">
            <text:p>6057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string" calcext:value-type="string">
            <text:p>Marching Cubes</text:p>
          </table:table-cell>
          <table:table-cell office:value-type="float" office:value="58096" calcext:value-type="float">
            <text:p>5809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41" calcext:value-type="float">
            <text:p>11341</text:p>
          </table:table-cell>
          <table:table-cell office:value-type="string" calcext:value-type="string">
            <text:p>Marching Cubes</text:p>
          </table:table-cell>
          <table:table-cell office:value-type="float" office:value="57134" calcext:value-type="float">
            <text:p>5713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42" calcext:value-type="float">
            <text:p>11342</text:p>
          </table:table-cell>
          <table:table-cell office:value-type="string" calcext:value-type="string">
            <text:p>Marching Cubes</text:p>
          </table:table-cell>
          <table:table-cell office:value-type="float" office:value="57072" calcext:value-type="float">
            <text:p>5707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43" calcext:value-type="float">
            <text:p>11343</text:p>
          </table:table-cell>
          <table:table-cell office:value-type="string" calcext:value-type="string">
            <text:p>Marching Cubes</text:p>
          </table:table-cell>
          <table:table-cell office:value-type="float" office:value="57301" calcext:value-type="float">
            <text:p>573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44" calcext:value-type="float">
            <text:p>11344</text:p>
          </table:table-cell>
          <table:table-cell office:value-type="string" calcext:value-type="string">
            <text:p>Marching Cubes</text:p>
          </table:table-cell>
          <table:table-cell office:value-type="float" office:value="57928" calcext:value-type="float">
            <text:p>5792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45" calcext:value-type="float">
            <text:p>11345</text:p>
          </table:table-cell>
          <table:table-cell office:value-type="string" calcext:value-type="string">
            <text:p>Marching Cubes</text:p>
          </table:table-cell>
          <table:table-cell office:value-type="float" office:value="63023" calcext:value-type="float">
            <text:p>6302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46" calcext:value-type="float">
            <text:p>11346</text:p>
          </table:table-cell>
          <table:table-cell office:value-type="string" calcext:value-type="string">
            <text:p>Marching Cubes</text:p>
          </table:table-cell>
          <table:table-cell office:value-type="float" office:value="57493" calcext:value-type="float">
            <text:p>5749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Marching Cubes</text:p>
          </table:table-cell>
          <table:table-cell office:value-type="float" office:value="56577" calcext:value-type="float">
            <text:p>5657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48" calcext:value-type="float">
            <text:p>11348</text:p>
          </table:table-cell>
          <table:table-cell office:value-type="string" calcext:value-type="string">
            <text:p>Marching Cubes</text:p>
          </table:table-cell>
          <table:table-cell office:value-type="float" office:value="57421" calcext:value-type="float">
            <text:p>5742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49" calcext:value-type="float">
            <text:p>11349</text:p>
          </table:table-cell>
          <table:table-cell office:value-type="string" calcext:value-type="string">
            <text:p>Marching Cubes</text:p>
          </table:table-cell>
          <table:table-cell office:value-type="float" office:value="56967" calcext:value-type="float">
            <text:p>5696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50" calcext:value-type="float">
            <text:p>11350</text:p>
          </table:table-cell>
          <table:table-cell office:value-type="string" calcext:value-type="string">
            <text:p>Marching Cubes</text:p>
          </table:table-cell>
          <table:table-cell office:value-type="float" office:value="57572" calcext:value-type="float">
            <text:p>5757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51" calcext:value-type="float">
            <text:p>11351</text:p>
          </table:table-cell>
          <table:table-cell office:value-type="string" calcext:value-type="string">
            <text:p>Marching Cubes</text:p>
          </table:table-cell>
          <table:table-cell office:value-type="float" office:value="58618" calcext:value-type="float">
            <text:p>5861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52" calcext:value-type="float">
            <text:p>11352</text:p>
          </table:table-cell>
          <table:table-cell office:value-type="string" calcext:value-type="string">
            <text:p>Marching Cubes</text:p>
          </table:table-cell>
          <table:table-cell office:value-type="float" office:value="58316" calcext:value-type="float">
            <text:p>5831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53" calcext:value-type="float">
            <text:p>11353</text:p>
          </table:table-cell>
          <table:table-cell office:value-type="string" calcext:value-type="string">
            <text:p>Marching Cubes</text:p>
          </table:table-cell>
          <table:table-cell office:value-type="float" office:value="58328" calcext:value-type="float">
            <text:p>5832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54" calcext:value-type="float">
            <text:p>11354</text:p>
          </table:table-cell>
          <table:table-cell office:value-type="string" calcext:value-type="string">
            <text:p>Marching Cubes</text:p>
          </table:table-cell>
          <table:table-cell office:value-type="float" office:value="57784" calcext:value-type="float">
            <text:p>5778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55" calcext:value-type="float">
            <text:p>11355</text:p>
          </table:table-cell>
          <table:table-cell office:value-type="string" calcext:value-type="string">
            <text:p>Marching Cubes</text:p>
          </table:table-cell>
          <table:table-cell office:value-type="float" office:value="57308" calcext:value-type="float">
            <text:p>573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56" calcext:value-type="float">
            <text:p>11356</text:p>
          </table:table-cell>
          <table:table-cell office:value-type="string" calcext:value-type="string">
            <text:p>Marching Cubes</text:p>
          </table:table-cell>
          <table:table-cell office:value-type="float" office:value="58159" calcext:value-type="float">
            <text:p>5815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57" calcext:value-type="float">
            <text:p>11357</text:p>
          </table:table-cell>
          <table:table-cell office:value-type="string" calcext:value-type="string">
            <text:p>Marching Cubes</text:p>
          </table:table-cell>
          <table:table-cell office:value-type="float" office:value="57023" calcext:value-type="float">
            <text:p>5702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58" calcext:value-type="float">
            <text:p>11358</text:p>
          </table:table-cell>
          <table:table-cell office:value-type="string" calcext:value-type="string">
            <text:p>Marching Cubes</text:p>
          </table:table-cell>
          <table:table-cell office:value-type="float" office:value="63462" calcext:value-type="float">
            <text:p>6346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59" calcext:value-type="float">
            <text:p>11359</text:p>
          </table:table-cell>
          <table:table-cell office:value-type="string" calcext:value-type="string">
            <text:p>Marching Cubes</text:p>
          </table:table-cell>
          <table:table-cell office:value-type="float" office:value="57143" calcext:value-type="float">
            <text:p>5714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60" calcext:value-type="float">
            <text:p>11360</text:p>
          </table:table-cell>
          <table:table-cell office:value-type="string" calcext:value-type="string">
            <text:p>Marching Cubes</text:p>
          </table:table-cell>
          <table:table-cell office:value-type="float" office:value="58960" calcext:value-type="float">
            <text:p>5896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61" calcext:value-type="float">
            <text:p>11361</text:p>
          </table:table-cell>
          <table:table-cell office:value-type="string" calcext:value-type="string">
            <text:p>Marching Cubes</text:p>
          </table:table-cell>
          <table:table-cell office:value-type="float" office:value="58424" calcext:value-type="float">
            <text:p>5842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62" calcext:value-type="float">
            <text:p>11362</text:p>
          </table:table-cell>
          <table:table-cell office:value-type="string" calcext:value-type="string">
            <text:p>Marching Cubes</text:p>
          </table:table-cell>
          <table:table-cell office:value-type="float" office:value="56929" calcext:value-type="float">
            <text:p>5692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63" calcext:value-type="float">
            <text:p>11363</text:p>
          </table:table-cell>
          <table:table-cell office:value-type="string" calcext:value-type="string">
            <text:p>Marching Cubes</text:p>
          </table:table-cell>
          <table:table-cell office:value-type="float" office:value="57278" calcext:value-type="float">
            <text:p>5727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64" calcext:value-type="float">
            <text:p>11364</text:p>
          </table:table-cell>
          <table:table-cell office:value-type="string" calcext:value-type="string">
            <text:p>Marching Cubes</text:p>
          </table:table-cell>
          <table:table-cell office:value-type="float" office:value="57018" calcext:value-type="float">
            <text:p>5701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65" calcext:value-type="float">
            <text:p>11365</text:p>
          </table:table-cell>
          <table:table-cell office:value-type="string" calcext:value-type="string">
            <text:p>Marching Cubes</text:p>
          </table:table-cell>
          <table:table-cell office:value-type="float" office:value="57504" calcext:value-type="float">
            <text:p>5750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66" calcext:value-type="float">
            <text:p>11366</text:p>
          </table:table-cell>
          <table:table-cell office:value-type="string" calcext:value-type="string">
            <text:p>Marching Cubes</text:p>
          </table:table-cell>
          <table:table-cell office:value-type="float" office:value="56796" calcext:value-type="float">
            <text:p>5679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67" calcext:value-type="float">
            <text:p>11367</text:p>
          </table:table-cell>
          <table:table-cell office:value-type="string" calcext:value-type="string">
            <text:p>Marching Cubes</text:p>
          </table:table-cell>
          <table:table-cell office:value-type="float" office:value="57010" calcext:value-type="float">
            <text:p>570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68" calcext:value-type="float">
            <text:p>11368</text:p>
          </table:table-cell>
          <table:table-cell office:value-type="string" calcext:value-type="string">
            <text:p>Marching Cubes</text:p>
          </table:table-cell>
          <table:table-cell office:value-type="float" office:value="58001" calcext:value-type="float">
            <text:p>5800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69" calcext:value-type="float">
            <text:p>11369</text:p>
          </table:table-cell>
          <table:table-cell office:value-type="string" calcext:value-type="string">
            <text:p>Marching Cubes</text:p>
          </table:table-cell>
          <table:table-cell office:value-type="float" office:value="63420" calcext:value-type="float">
            <text:p>634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70" calcext:value-type="float">
            <text:p>11370</text:p>
          </table:table-cell>
          <table:table-cell office:value-type="string" calcext:value-type="string">
            <text:p>Marching Cubes</text:p>
          </table:table-cell>
          <table:table-cell office:value-type="float" office:value="57139" calcext:value-type="float">
            <text:p>5713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71" calcext:value-type="float">
            <text:p>11371</text:p>
          </table:table-cell>
          <table:table-cell office:value-type="string" calcext:value-type="string">
            <text:p>Marching Cubes</text:p>
          </table:table-cell>
          <table:table-cell office:value-type="float" office:value="56877" calcext:value-type="float">
            <text:p>5687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72" calcext:value-type="float">
            <text:p>11372</text:p>
          </table:table-cell>
          <table:table-cell office:value-type="string" calcext:value-type="string">
            <text:p>Marching Cubes</text:p>
          </table:table-cell>
          <table:table-cell office:value-type="float" office:value="57191" calcext:value-type="float">
            <text:p>5719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73" calcext:value-type="float">
            <text:p>11373</text:p>
          </table:table-cell>
          <table:table-cell office:value-type="string" calcext:value-type="string">
            <text:p>Marching Cubes</text:p>
          </table:table-cell>
          <table:table-cell office:value-type="float" office:value="57261" calcext:value-type="float">
            <text:p>5726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74" calcext:value-type="float">
            <text:p>11374</text:p>
          </table:table-cell>
          <table:table-cell office:value-type="string" calcext:value-type="string">
            <text:p>Marching Cubes</text:p>
          </table:table-cell>
          <table:table-cell office:value-type="float" office:value="58636" calcext:value-type="float">
            <text:p>5863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string" calcext:value-type="string">
            <text:p>Marching Cubes</text:p>
          </table:table-cell>
          <table:table-cell office:value-type="float" office:value="57788" calcext:value-type="float">
            <text:p>5778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76" calcext:value-type="float">
            <text:p>11376</text:p>
          </table:table-cell>
          <table:table-cell office:value-type="string" calcext:value-type="string">
            <text:p>Marching Cubes</text:p>
          </table:table-cell>
          <table:table-cell office:value-type="float" office:value="58455" calcext:value-type="float">
            <text:p>5845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77" calcext:value-type="float">
            <text:p>11377</text:p>
          </table:table-cell>
          <table:table-cell office:value-type="string" calcext:value-type="string">
            <text:p>Marching Cubes</text:p>
          </table:table-cell>
          <table:table-cell office:value-type="float" office:value="58381" calcext:value-type="float">
            <text:p>583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78" calcext:value-type="float">
            <text:p>11378</text:p>
          </table:table-cell>
          <table:table-cell office:value-type="string" calcext:value-type="string">
            <text:p>Marching Cubes</text:p>
          </table:table-cell>
          <table:table-cell office:value-type="float" office:value="58152" calcext:value-type="float">
            <text:p>5815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79" calcext:value-type="float">
            <text:p>11379</text:p>
          </table:table-cell>
          <table:table-cell office:value-type="string" calcext:value-type="string">
            <text:p>Marching Cubes</text:p>
          </table:table-cell>
          <table:table-cell office:value-type="float" office:value="57053" calcext:value-type="float">
            <text:p>5705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80" calcext:value-type="float">
            <text:p>11380</text:p>
          </table:table-cell>
          <table:table-cell office:value-type="string" calcext:value-type="string">
            <text:p>Marching Cubes</text:p>
          </table:table-cell>
          <table:table-cell office:value-type="float" office:value="57518" calcext:value-type="float">
            <text:p>5751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81" calcext:value-type="float">
            <text:p>11381</text:p>
          </table:table-cell>
          <table:table-cell office:value-type="string" calcext:value-type="string">
            <text:p>Marching Cubes</text:p>
          </table:table-cell>
          <table:table-cell office:value-type="float" office:value="57209" calcext:value-type="float">
            <text:p>5720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82" calcext:value-type="float">
            <text:p>11382</text:p>
          </table:table-cell>
          <table:table-cell office:value-type="string" calcext:value-type="string">
            <text:p>Marching Cubes</text:p>
          </table:table-cell>
          <table:table-cell office:value-type="float" office:value="57153" calcext:value-type="float">
            <text:p>5715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83" calcext:value-type="float">
            <text:p>11383</text:p>
          </table:table-cell>
          <table:table-cell office:value-type="string" calcext:value-type="string">
            <text:p>Marching Cubes</text:p>
          </table:table-cell>
          <table:table-cell office:value-type="float" office:value="57090" calcext:value-type="float">
            <text:p>5709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84" calcext:value-type="float">
            <text:p>11384</text:p>
          </table:table-cell>
          <table:table-cell office:value-type="string" calcext:value-type="string">
            <text:p>Marching Cubes</text:p>
          </table:table-cell>
          <table:table-cell office:value-type="float" office:value="58590" calcext:value-type="float">
            <text:p>5859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85" calcext:value-type="float">
            <text:p>11385</text:p>
          </table:table-cell>
          <table:table-cell office:value-type="string" calcext:value-type="string">
            <text:p>Marching Cubes</text:p>
          </table:table-cell>
          <table:table-cell office:value-type="float" office:value="58728" calcext:value-type="float">
            <text:p>5872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86" calcext:value-type="float">
            <text:p>11386</text:p>
          </table:table-cell>
          <table:table-cell office:value-type="string" calcext:value-type="string">
            <text:p>Marching Cubes</text:p>
          </table:table-cell>
          <table:table-cell office:value-type="float" office:value="57568" calcext:value-type="float">
            <text:p>5756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87" calcext:value-type="float">
            <text:p>11387</text:p>
          </table:table-cell>
          <table:table-cell office:value-type="string" calcext:value-type="string">
            <text:p>Marching Cubes</text:p>
          </table:table-cell>
          <table:table-cell office:value-type="float" office:value="57005" calcext:value-type="float">
            <text:p>5700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88" calcext:value-type="float">
            <text:p>11388</text:p>
          </table:table-cell>
          <table:table-cell office:value-type="string" calcext:value-type="string">
            <text:p>Marching Cubes</text:p>
          </table:table-cell>
          <table:table-cell office:value-type="float" office:value="57507" calcext:value-type="float">
            <text:p>5750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89" calcext:value-type="float">
            <text:p>11389</text:p>
          </table:table-cell>
          <table:table-cell office:value-type="string" calcext:value-type="string">
            <text:p>Marching Cubes</text:p>
          </table:table-cell>
          <table:table-cell office:value-type="float" office:value="57317" calcext:value-type="float">
            <text:p>5731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90" calcext:value-type="float">
            <text:p>11390</text:p>
          </table:table-cell>
          <table:table-cell office:value-type="string" calcext:value-type="string">
            <text:p>Marching Cubes</text:p>
          </table:table-cell>
          <table:table-cell office:value-type="float" office:value="57098" calcext:value-type="float">
            <text:p>5709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91" calcext:value-type="float">
            <text:p>11391</text:p>
          </table:table-cell>
          <table:table-cell office:value-type="string" calcext:value-type="string">
            <text:p>Marching Cubes</text:p>
          </table:table-cell>
          <table:table-cell office:value-type="float" office:value="57607" calcext:value-type="float">
            <text:p>5760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92" calcext:value-type="float">
            <text:p>11392</text:p>
          </table:table-cell>
          <table:table-cell office:value-type="string" calcext:value-type="string">
            <text:p>Marching Cubes</text:p>
          </table:table-cell>
          <table:table-cell office:value-type="float" office:value="58130" calcext:value-type="float">
            <text:p>5813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93" calcext:value-type="float">
            <text:p>11393</text:p>
          </table:table-cell>
          <table:table-cell office:value-type="string" calcext:value-type="string">
            <text:p>Marching Cubes</text:p>
          </table:table-cell>
          <table:table-cell office:value-type="float" office:value="64322" calcext:value-type="float">
            <text:p>6432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94" calcext:value-type="float">
            <text:p>11394</text:p>
          </table:table-cell>
          <table:table-cell office:value-type="string" calcext:value-type="string">
            <text:p>Marching Cubes</text:p>
          </table:table-cell>
          <table:table-cell office:value-type="float" office:value="57126" calcext:value-type="float">
            <text:p>5712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95" calcext:value-type="float">
            <text:p>11395</text:p>
          </table:table-cell>
          <table:table-cell office:value-type="string" calcext:value-type="string">
            <text:p>Marching Cubes</text:p>
          </table:table-cell>
          <table:table-cell office:value-type="float" office:value="57224" calcext:value-type="float">
            <text:p>5722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96" calcext:value-type="float">
            <text:p>11396</text:p>
          </table:table-cell>
          <table:table-cell office:value-type="string" calcext:value-type="string">
            <text:p>Marching Cubes</text:p>
          </table:table-cell>
          <table:table-cell office:value-type="float" office:value="56904" calcext:value-type="float">
            <text:p>5690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97" calcext:value-type="float">
            <text:p>11397</text:p>
          </table:table-cell>
          <table:table-cell office:value-type="string" calcext:value-type="string">
            <text:p>Marching Cubes</text:p>
          </table:table-cell>
          <table:table-cell office:value-type="float" office:value="56350" calcext:value-type="float">
            <text:p>5635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98" calcext:value-type="float">
            <text:p>11398</text:p>
          </table:table-cell>
          <table:table-cell office:value-type="string" calcext:value-type="string">
            <text:p>Marching Cubes</text:p>
          </table:table-cell>
          <table:table-cell office:value-type="float" office:value="56994" calcext:value-type="float">
            <text:p>5699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99" calcext:value-type="float">
            <text:p>11399</text:p>
          </table:table-cell>
          <table:table-cell office:value-type="string" calcext:value-type="string">
            <text:p>Marching Cubes</text:p>
          </table:table-cell>
          <table:table-cell office:value-type="float" office:value="56892" calcext:value-type="float">
            <text:p>5689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string" calcext:value-type="string">
            <text:p>Marching Cubes</text:p>
          </table:table-cell>
          <table:table-cell office:value-type="float" office:value="58831" calcext:value-type="float">
            <text:p>5883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01" calcext:value-type="float">
            <text:p>11401</text:p>
          </table:table-cell>
          <table:table-cell office:value-type="string" calcext:value-type="string">
            <text:p>Marching Cubes</text:p>
          </table:table-cell>
          <table:table-cell office:value-type="float" office:value="58745" calcext:value-type="float">
            <text:p>5874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02" calcext:value-type="float">
            <text:p>11402</text:p>
          </table:table-cell>
          <table:table-cell office:value-type="string" calcext:value-type="string">
            <text:p>Marching Cubes</text:p>
          </table:table-cell>
          <table:table-cell office:value-type="float" office:value="56831" calcext:value-type="float">
            <text:p>5683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03" calcext:value-type="float">
            <text:p>11403</text:p>
          </table:table-cell>
          <table:table-cell office:value-type="string" calcext:value-type="string">
            <text:p>Marching Cubes</text:p>
          </table:table-cell>
          <table:table-cell office:value-type="float" office:value="57462" calcext:value-type="float">
            <text:p>5746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04" calcext:value-type="float">
            <text:p>11404</text:p>
          </table:table-cell>
          <table:table-cell office:value-type="string" calcext:value-type="string">
            <text:p>Marching Cubes</text:p>
          </table:table-cell>
          <table:table-cell office:value-type="float" office:value="57287" calcext:value-type="float">
            <text:p>5728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05" calcext:value-type="float">
            <text:p>11405</text:p>
          </table:table-cell>
          <table:table-cell office:value-type="string" calcext:value-type="string">
            <text:p>Marching Cubes</text:p>
          </table:table-cell>
          <table:table-cell office:value-type="float" office:value="57526" calcext:value-type="float">
            <text:p>5752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06" calcext:value-type="float">
            <text:p>11406</text:p>
          </table:table-cell>
          <table:table-cell office:value-type="string" calcext:value-type="string">
            <text:p>Marching Cubes</text:p>
          </table:table-cell>
          <table:table-cell office:value-type="float" office:value="56995" calcext:value-type="float">
            <text:p>5699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07" calcext:value-type="float">
            <text:p>11407</text:p>
          </table:table-cell>
          <table:table-cell office:value-type="string" calcext:value-type="string">
            <text:p>Marching Cubes</text:p>
          </table:table-cell>
          <table:table-cell office:value-type="float" office:value="56879" calcext:value-type="float">
            <text:p>5687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08" calcext:value-type="float">
            <text:p>11408</text:p>
          </table:table-cell>
          <table:table-cell office:value-type="string" calcext:value-type="string">
            <text:p>Marching Cubes</text:p>
          </table:table-cell>
          <table:table-cell office:value-type="float" office:value="58972" calcext:value-type="float">
            <text:p>5897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09" calcext:value-type="float">
            <text:p>11409</text:p>
          </table:table-cell>
          <table:table-cell office:value-type="string" calcext:value-type="string">
            <text:p>Marching Cubes</text:p>
          </table:table-cell>
          <table:table-cell office:value-type="float" office:value="58844" calcext:value-type="float">
            <text:p>5884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string" calcext:value-type="string">
            <text:p>Marching Cubes</text:p>
          </table:table-cell>
          <table:table-cell office:value-type="float" office:value="57593" calcext:value-type="float">
            <text:p>5759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11" calcext:value-type="float">
            <text:p>11411</text:p>
          </table:table-cell>
          <table:table-cell office:value-type="string" calcext:value-type="string">
            <text:p>Marching Cubes</text:p>
          </table:table-cell>
          <table:table-cell office:value-type="float" office:value="56829" calcext:value-type="float">
            <text:p>5682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12" calcext:value-type="float">
            <text:p>11412</text:p>
          </table:table-cell>
          <table:table-cell office:value-type="string" calcext:value-type="string">
            <text:p>Marching Cubes</text:p>
          </table:table-cell>
          <table:table-cell office:value-type="float" office:value="57055" calcext:value-type="float">
            <text:p>5705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13" calcext:value-type="float">
            <text:p>11413</text:p>
          </table:table-cell>
          <table:table-cell office:value-type="string" calcext:value-type="string">
            <text:p>Marching Cubes</text:p>
          </table:table-cell>
          <table:table-cell office:value-type="float" office:value="57077" calcext:value-type="float">
            <text:p>5707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14" calcext:value-type="float">
            <text:p>11414</text:p>
          </table:table-cell>
          <table:table-cell office:value-type="string" calcext:value-type="string">
            <text:p>Marching Cubes</text:p>
          </table:table-cell>
          <table:table-cell office:value-type="float" office:value="61646" calcext:value-type="float">
            <text:p>6164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string" calcext:value-type="string">
            <text:p>Marching Cubes</text:p>
          </table:table-cell>
          <table:table-cell office:value-type="float" office:value="57167" calcext:value-type="float">
            <text:p>5716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string" calcext:value-type="string">
            <text:p>Marching Cubes</text:p>
          </table:table-cell>
          <table:table-cell office:value-type="float" office:value="58097" calcext:value-type="float">
            <text:p>5809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17" calcext:value-type="float">
            <text:p>11417</text:p>
          </table:table-cell>
          <table:table-cell office:value-type="string" calcext:value-type="string">
            <text:p>Marching Cubes</text:p>
          </table:table-cell>
          <table:table-cell office:value-type="float" office:value="58249" calcext:value-type="float">
            <text:p>5824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18" calcext:value-type="float">
            <text:p>11418</text:p>
          </table:table-cell>
          <table:table-cell office:value-type="string" calcext:value-type="string">
            <text:p>Marching Cubes</text:p>
          </table:table-cell>
          <table:table-cell office:value-type="float" office:value="57245" calcext:value-type="float">
            <text:p>5724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19" calcext:value-type="float">
            <text:p>11419</text:p>
          </table:table-cell>
          <table:table-cell office:value-type="string" calcext:value-type="string">
            <text:p>Marching Cubes</text:p>
          </table:table-cell>
          <table:table-cell office:value-type="float" office:value="57003" calcext:value-type="float">
            <text:p>5700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20" calcext:value-type="float">
            <text:p>11420</text:p>
          </table:table-cell>
          <table:table-cell office:value-type="string" calcext:value-type="string">
            <text:p>Marching Cubes</text:p>
          </table:table-cell>
          <table:table-cell office:value-type="float" office:value="57220" calcext:value-type="float">
            <text:p>572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21" calcext:value-type="float">
            <text:p>11421</text:p>
          </table:table-cell>
          <table:table-cell office:value-type="string" calcext:value-type="string">
            <text:p>Marching Cubes</text:p>
          </table:table-cell>
          <table:table-cell office:value-type="float" office:value="57455" calcext:value-type="float">
            <text:p>5745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Marching Cubes</text:p>
          </table:table-cell>
          <table:table-cell office:value-type="float" office:value="56866" calcext:value-type="float">
            <text:p>5686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Marching Cubes</text:p>
          </table:table-cell>
          <table:table-cell office:value-type="float" office:value="56876" calcext:value-type="float">
            <text:p>5687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24" calcext:value-type="float">
            <text:p>11424</text:p>
          </table:table-cell>
          <table:table-cell office:value-type="string" calcext:value-type="string">
            <text:p>Marching Cubes</text:p>
          </table:table-cell>
          <table:table-cell office:value-type="float" office:value="58858" calcext:value-type="float">
            <text:p>5885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25" calcext:value-type="float">
            <text:p>11425</text:p>
          </table:table-cell>
          <table:table-cell office:value-type="string" calcext:value-type="string">
            <text:p>Marching Cubes</text:p>
          </table:table-cell>
          <table:table-cell office:value-type="float" office:value="58798" calcext:value-type="float">
            <text:p>5879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26" calcext:value-type="float">
            <text:p>11426</text:p>
          </table:table-cell>
          <table:table-cell office:value-type="string" calcext:value-type="string">
            <text:p>Marching Cubes</text:p>
          </table:table-cell>
          <table:table-cell office:value-type="float" office:value="58269" calcext:value-type="float">
            <text:p>5826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Marching Cubes</text:p>
          </table:table-cell>
          <table:table-cell office:value-type="float" office:value="57101" calcext:value-type="float">
            <text:p>571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28" calcext:value-type="float">
            <text:p>11428</text:p>
          </table:table-cell>
          <table:table-cell office:value-type="string" calcext:value-type="string">
            <text:p>Marching Cubes</text:p>
          </table:table-cell>
          <table:table-cell office:value-type="float" office:value="57136" calcext:value-type="float">
            <text:p>5713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29" calcext:value-type="float">
            <text:p>11429</text:p>
          </table:table-cell>
          <table:table-cell office:value-type="string" calcext:value-type="string">
            <text:p>Marching Cubes</text:p>
          </table:table-cell>
          <table:table-cell office:value-type="float" office:value="57176" calcext:value-type="float">
            <text:p>5717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30" calcext:value-type="float">
            <text:p>11430</text:p>
          </table:table-cell>
          <table:table-cell office:value-type="string" calcext:value-type="string">
            <text:p>Marching Cubes</text:p>
          </table:table-cell>
          <table:table-cell office:value-type="float" office:value="57370" calcext:value-type="float">
            <text:p>5737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31" calcext:value-type="float">
            <text:p>11431</text:p>
          </table:table-cell>
          <table:table-cell office:value-type="string" calcext:value-type="string">
            <text:p>Marching Cubes</text:p>
          </table:table-cell>
          <table:table-cell office:value-type="float" office:value="56907" calcext:value-type="float">
            <text:p>5690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32" calcext:value-type="float">
            <text:p>11432</text:p>
          </table:table-cell>
          <table:table-cell office:value-type="string" calcext:value-type="string">
            <text:p>Marching Cubes</text:p>
          </table:table-cell>
          <table:table-cell office:value-type="float" office:value="58311" calcext:value-type="float">
            <text:p>5831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33" calcext:value-type="float">
            <text:p>11433</text:p>
          </table:table-cell>
          <table:table-cell office:value-type="string" calcext:value-type="string">
            <text:p>Marching Cubes</text:p>
          </table:table-cell>
          <table:table-cell office:value-type="float" office:value="58466" calcext:value-type="float">
            <text:p>5846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34" calcext:value-type="float">
            <text:p>11434</text:p>
          </table:table-cell>
          <table:table-cell office:value-type="string" calcext:value-type="string">
            <text:p>Marching Cubes</text:p>
          </table:table-cell>
          <table:table-cell office:value-type="float" office:value="57345" calcext:value-type="float">
            <text:p>5734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35" calcext:value-type="float">
            <text:p>11435</text:p>
          </table:table-cell>
          <table:table-cell office:value-type="string" calcext:value-type="string">
            <text:p>Marching Cubes</text:p>
          </table:table-cell>
          <table:table-cell office:value-type="float" office:value="57306" calcext:value-type="float">
            <text:p>5730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36" calcext:value-type="float">
            <text:p>11436</text:p>
          </table:table-cell>
          <table:table-cell office:value-type="string" calcext:value-type="string">
            <text:p>Marching Cubes</text:p>
          </table:table-cell>
          <table:table-cell office:value-type="float" office:value="57320" calcext:value-type="float">
            <text:p>5732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37" calcext:value-type="float">
            <text:p>11437</text:p>
          </table:table-cell>
          <table:table-cell office:value-type="string" calcext:value-type="string">
            <text:p>Marching Cubes</text:p>
          </table:table-cell>
          <table:table-cell office:value-type="float" office:value="57087" calcext:value-type="float">
            <text:p>5708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38" calcext:value-type="float">
            <text:p>11438</text:p>
          </table:table-cell>
          <table:table-cell office:value-type="string" calcext:value-type="string">
            <text:p>Marching Cubes</text:p>
          </table:table-cell>
          <table:table-cell office:value-type="float" office:value="57542" calcext:value-type="float">
            <text:p>5754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39" calcext:value-type="float">
            <text:p>11439</text:p>
          </table:table-cell>
          <table:table-cell office:value-type="string" calcext:value-type="string">
            <text:p>Marching Cubes</text:p>
          </table:table-cell>
          <table:table-cell office:value-type="float" office:value="56978" calcext:value-type="float">
            <text:p>5697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string" calcext:value-type="string">
            <text:p>Marching Cubes</text:p>
          </table:table-cell>
          <table:table-cell office:value-type="float" office:value="58533" calcext:value-type="float">
            <text:p>5853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string" calcext:value-type="string">
            <text:p>Marching Cubes</text:p>
          </table:table-cell>
          <table:table-cell office:value-type="float" office:value="67444" calcext:value-type="float">
            <text:p>6744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42" calcext:value-type="float">
            <text:p>11442</text:p>
          </table:table-cell>
          <table:table-cell office:value-type="string" calcext:value-type="string">
            <text:p>Marching Cubes</text:p>
          </table:table-cell>
          <table:table-cell office:value-type="float" office:value="57743" calcext:value-type="float">
            <text:p>5774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string" calcext:value-type="string">
            <text:p>Marching Cubes</text:p>
          </table:table-cell>
          <table:table-cell office:value-type="float" office:value="56745" calcext:value-type="float">
            <text:p>5674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44" calcext:value-type="float">
            <text:p>11444</text:p>
          </table:table-cell>
          <table:table-cell office:value-type="string" calcext:value-type="string">
            <text:p>Marching Cubes</text:p>
          </table:table-cell>
          <table:table-cell office:value-type="float" office:value="56987" calcext:value-type="float">
            <text:p>5698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45" calcext:value-type="float">
            <text:p>11445</text:p>
          </table:table-cell>
          <table:table-cell office:value-type="string" calcext:value-type="string">
            <text:p>Marching Cubes</text:p>
          </table:table-cell>
          <table:table-cell office:value-type="float" office:value="57390" calcext:value-type="float">
            <text:p>5739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46" calcext:value-type="float">
            <text:p>11446</text:p>
          </table:table-cell>
          <table:table-cell office:value-type="string" calcext:value-type="string">
            <text:p>Marching Cubes</text:p>
          </table:table-cell>
          <table:table-cell office:value-type="float" office:value="57336" calcext:value-type="float">
            <text:p>5733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47" calcext:value-type="float">
            <text:p>11447</text:p>
          </table:table-cell>
          <table:table-cell office:value-type="string" calcext:value-type="string">
            <text:p>Marching Cubes</text:p>
          </table:table-cell>
          <table:table-cell office:value-type="float" office:value="57238" calcext:value-type="float">
            <text:p>5723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48" calcext:value-type="float">
            <text:p>11448</text:p>
          </table:table-cell>
          <table:table-cell office:value-type="string" calcext:value-type="string">
            <text:p>Marching Cubes</text:p>
          </table:table-cell>
          <table:table-cell office:value-type="float" office:value="57604" calcext:value-type="float">
            <text:p>5760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49" calcext:value-type="float">
            <text:p>11449</text:p>
          </table:table-cell>
          <table:table-cell office:value-type="string" calcext:value-type="string">
            <text:p>Marching Cubes</text:p>
          </table:table-cell>
          <table:table-cell office:value-type="float" office:value="58448" calcext:value-type="float">
            <text:p>5844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Marching Cubes</text:p>
          </table:table-cell>
          <table:table-cell office:value-type="float" office:value="56880" calcext:value-type="float">
            <text:p>5688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51" calcext:value-type="float">
            <text:p>11451</text:p>
          </table:table-cell>
          <table:table-cell office:value-type="string" calcext:value-type="string">
            <text:p>Marching Cubes</text:p>
          </table:table-cell>
          <table:table-cell office:value-type="float" office:value="57230" calcext:value-type="float">
            <text:p>5723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string" calcext:value-type="string">
            <text:p>Marching Cubes</text:p>
          </table:table-cell>
          <table:table-cell office:value-type="float" office:value="56931" calcext:value-type="float">
            <text:p>5693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53" calcext:value-type="float">
            <text:p>11453</text:p>
          </table:table-cell>
          <table:table-cell office:value-type="string" calcext:value-type="string">
            <text:p>Marching Cubes</text:p>
          </table:table-cell>
          <table:table-cell office:value-type="float" office:value="56973" calcext:value-type="float">
            <text:p>5697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54" calcext:value-type="float">
            <text:p>11454</text:p>
          </table:table-cell>
          <table:table-cell office:value-type="string" calcext:value-type="string">
            <text:p>Marching Cubes</text:p>
          </table:table-cell>
          <table:table-cell office:value-type="float" office:value="57216" calcext:value-type="float">
            <text:p>572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55" calcext:value-type="float">
            <text:p>11455</text:p>
          </table:table-cell>
          <table:table-cell office:value-type="string" calcext:value-type="string">
            <text:p>Marching Cubes</text:p>
          </table:table-cell>
          <table:table-cell office:value-type="float" office:value="57575" calcext:value-type="float">
            <text:p>5757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56" calcext:value-type="float">
            <text:p>11456</text:p>
          </table:table-cell>
          <table:table-cell office:value-type="string" calcext:value-type="string">
            <text:p>Marching Cubes</text:p>
          </table:table-cell>
          <table:table-cell office:value-type="float" office:value="58179" calcext:value-type="float">
            <text:p>5817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57" calcext:value-type="float">
            <text:p>11457</text:p>
          </table:table-cell>
          <table:table-cell office:value-type="string" calcext:value-type="string">
            <text:p>Marching Cubes</text:p>
          </table:table-cell>
          <table:table-cell office:value-type="float" office:value="58756" calcext:value-type="float">
            <text:p>5875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58" calcext:value-type="float">
            <text:p>11458</text:p>
          </table:table-cell>
          <table:table-cell office:value-type="string" calcext:value-type="string">
            <text:p>Marching Cubes</text:p>
          </table:table-cell>
          <table:table-cell office:value-type="float" office:value="57249" calcext:value-type="float">
            <text:p>5724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59" calcext:value-type="float">
            <text:p>11459</text:p>
          </table:table-cell>
          <table:table-cell office:value-type="string" calcext:value-type="string">
            <text:p>Marching Cubes</text:p>
          </table:table-cell>
          <table:table-cell office:value-type="float" office:value="57808" calcext:value-type="float">
            <text:p>578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string" calcext:value-type="string">
            <text:p>Marching Cubes</text:p>
          </table:table-cell>
          <table:table-cell office:value-type="float" office:value="57157" calcext:value-type="float">
            <text:p>5715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61" calcext:value-type="float">
            <text:p>11461</text:p>
          </table:table-cell>
          <table:table-cell office:value-type="string" calcext:value-type="string">
            <text:p>Marching Cubes</text:p>
          </table:table-cell>
          <table:table-cell office:value-type="float" office:value="56635" calcext:value-type="float">
            <text:p>5663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62" calcext:value-type="float">
            <text:p>11462</text:p>
          </table:table-cell>
          <table:table-cell office:value-type="string" calcext:value-type="string">
            <text:p>Marching Cubes</text:p>
          </table:table-cell>
          <table:table-cell office:value-type="float" office:value="56634" calcext:value-type="float">
            <text:p>5663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63" calcext:value-type="float">
            <text:p>11463</text:p>
          </table:table-cell>
          <table:table-cell office:value-type="string" calcext:value-type="string">
            <text:p>Marching Cubes</text:p>
          </table:table-cell>
          <table:table-cell office:value-type="float" office:value="57371" calcext:value-type="float">
            <text:p>5737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64" calcext:value-type="float">
            <text:p>11464</text:p>
          </table:table-cell>
          <table:table-cell office:value-type="string" calcext:value-type="string">
            <text:p>Marching Cubes</text:p>
          </table:table-cell>
          <table:table-cell office:value-type="float" office:value="58221" calcext:value-type="float">
            <text:p>5822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65" calcext:value-type="float">
            <text:p>11465</text:p>
          </table:table-cell>
          <table:table-cell office:value-type="string" calcext:value-type="string">
            <text:p>Marching Cubes</text:p>
          </table:table-cell>
          <table:table-cell office:value-type="float" office:value="58411" calcext:value-type="float">
            <text:p>5841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66" calcext:value-type="float">
            <text:p>11466</text:p>
          </table:table-cell>
          <table:table-cell office:value-type="string" calcext:value-type="string">
            <text:p>Marching Cubes</text:p>
          </table:table-cell>
          <table:table-cell office:value-type="float" office:value="57908" calcext:value-type="float">
            <text:p>579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67" calcext:value-type="float">
            <text:p>11467</text:p>
          </table:table-cell>
          <table:table-cell office:value-type="string" calcext:value-type="string">
            <text:p>Marching Cubes</text:p>
          </table:table-cell>
          <table:table-cell office:value-type="float" office:value="56780" calcext:value-type="float">
            <text:p>5678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68" calcext:value-type="float">
            <text:p>11468</text:p>
          </table:table-cell>
          <table:table-cell office:value-type="string" calcext:value-type="string">
            <text:p>Marching Cubes</text:p>
          </table:table-cell>
          <table:table-cell office:value-type="float" office:value="58053" calcext:value-type="float">
            <text:p>5805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69" calcext:value-type="float">
            <text:p>11469</text:p>
          </table:table-cell>
          <table:table-cell office:value-type="string" calcext:value-type="string">
            <text:p>Marching Cubes</text:p>
          </table:table-cell>
          <table:table-cell office:value-type="float" office:value="57529" calcext:value-type="float">
            <text:p>5752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70" calcext:value-type="float">
            <text:p>11470</text:p>
          </table:table-cell>
          <table:table-cell office:value-type="string" calcext:value-type="string">
            <text:p>Marching Cubes</text:p>
          </table:table-cell>
          <table:table-cell office:value-type="float" office:value="57712" calcext:value-type="float">
            <text:p>5771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71" calcext:value-type="float">
            <text:p>11471</text:p>
          </table:table-cell>
          <table:table-cell office:value-type="string" calcext:value-type="string">
            <text:p>Marching Cubes</text:p>
          </table:table-cell>
          <table:table-cell office:value-type="float" office:value="57039" calcext:value-type="float">
            <text:p>5703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72" calcext:value-type="float">
            <text:p>11472</text:p>
          </table:table-cell>
          <table:table-cell office:value-type="string" calcext:value-type="string">
            <text:p>Marching Cubes</text:p>
          </table:table-cell>
          <table:table-cell office:value-type="float" office:value="58603" calcext:value-type="float">
            <text:p>5860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73" calcext:value-type="float">
            <text:p>11473</text:p>
          </table:table-cell>
          <table:table-cell office:value-type="string" calcext:value-type="string">
            <text:p>Marching Cubes</text:p>
          </table:table-cell>
          <table:table-cell office:value-type="float" office:value="58490" calcext:value-type="float">
            <text:p>5849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74" calcext:value-type="float">
            <text:p>11474</text:p>
          </table:table-cell>
          <table:table-cell office:value-type="string" calcext:value-type="string">
            <text:p>Marching Cubes</text:p>
          </table:table-cell>
          <table:table-cell office:value-type="float" office:value="56932" calcext:value-type="float">
            <text:p>5693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75" calcext:value-type="float">
            <text:p>11475</text:p>
          </table:table-cell>
          <table:table-cell office:value-type="string" calcext:value-type="string">
            <text:p>Marching Cubes</text:p>
          </table:table-cell>
          <table:table-cell office:value-type="float" office:value="57284" calcext:value-type="float">
            <text:p>5728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76" calcext:value-type="float">
            <text:p>11476</text:p>
          </table:table-cell>
          <table:table-cell office:value-type="string" calcext:value-type="string">
            <text:p>Marching Cubes</text:p>
          </table:table-cell>
          <table:table-cell office:value-type="float" office:value="60635" calcext:value-type="float">
            <text:p>6063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77" calcext:value-type="float">
            <text:p>11477</text:p>
          </table:table-cell>
          <table:table-cell office:value-type="string" calcext:value-type="string">
            <text:p>Marching Cubes</text:p>
          </table:table-cell>
          <table:table-cell office:value-type="float" office:value="57146" calcext:value-type="float">
            <text:p>5714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78" calcext:value-type="float">
            <text:p>11478</text:p>
          </table:table-cell>
          <table:table-cell office:value-type="string" calcext:value-type="string">
            <text:p>Marching Cubes</text:p>
          </table:table-cell>
          <table:table-cell office:value-type="float" office:value="56887" calcext:value-type="float">
            <text:p>5688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79" calcext:value-type="float">
            <text:p>11479</text:p>
          </table:table-cell>
          <table:table-cell office:value-type="string" calcext:value-type="string">
            <text:p>Marching Cubes</text:p>
          </table:table-cell>
          <table:table-cell office:value-type="float" office:value="57649" calcext:value-type="float">
            <text:p>5764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80" calcext:value-type="float">
            <text:p>11480</text:p>
          </table:table-cell>
          <table:table-cell office:value-type="string" calcext:value-type="string">
            <text:p>Marching Cubes</text:p>
          </table:table-cell>
          <table:table-cell office:value-type="float" office:value="58293" calcext:value-type="float">
            <text:p>5829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81" calcext:value-type="float">
            <text:p>11481</text:p>
          </table:table-cell>
          <table:table-cell office:value-type="string" calcext:value-type="string">
            <text:p>Marching Cubes</text:p>
          </table:table-cell>
          <table:table-cell office:value-type="float" office:value="58242" calcext:value-type="float">
            <text:p>5824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82" calcext:value-type="float">
            <text:p>11482</text:p>
          </table:table-cell>
          <table:table-cell office:value-type="string" calcext:value-type="string">
            <text:p>Marching Cubes</text:p>
          </table:table-cell>
          <table:table-cell office:value-type="float" office:value="56576" calcext:value-type="float">
            <text:p>5657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83" calcext:value-type="float">
            <text:p>11483</text:p>
          </table:table-cell>
          <table:table-cell office:value-type="string" calcext:value-type="string">
            <text:p>Marching Cubes</text:p>
          </table:table-cell>
          <table:table-cell office:value-type="float" office:value="56409" calcext:value-type="float">
            <text:p>5640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84" calcext:value-type="float">
            <text:p>11484</text:p>
          </table:table-cell>
          <table:table-cell office:value-type="string" calcext:value-type="string">
            <text:p>Marching Cubes</text:p>
          </table:table-cell>
          <table:table-cell office:value-type="float" office:value="57531" calcext:value-type="float">
            <text:p>5753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string" calcext:value-type="string">
            <text:p>Marching Cubes</text:p>
          </table:table-cell>
          <table:table-cell office:value-type="float" office:value="57002" calcext:value-type="float">
            <text:p>5700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86" calcext:value-type="float">
            <text:p>11486</text:p>
          </table:table-cell>
          <table:table-cell office:value-type="string" calcext:value-type="string">
            <text:p>Marching Cubes</text:p>
          </table:table-cell>
          <table:table-cell office:value-type="float" office:value="56765" calcext:value-type="float">
            <text:p>5676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87" calcext:value-type="float">
            <text:p>11487</text:p>
          </table:table-cell>
          <table:table-cell office:value-type="string" calcext:value-type="string">
            <text:p>Marching Cubes</text:p>
          </table:table-cell>
          <table:table-cell office:value-type="float" office:value="57026" calcext:value-type="float">
            <text:p>5702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88" calcext:value-type="float">
            <text:p>11488</text:p>
          </table:table-cell>
          <table:table-cell office:value-type="string" calcext:value-type="string">
            <text:p>Marching Cubes</text:p>
          </table:table-cell>
          <table:table-cell office:value-type="float" office:value="58261" calcext:value-type="float">
            <text:p>5826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89" calcext:value-type="float">
            <text:p>11489</text:p>
          </table:table-cell>
          <table:table-cell office:value-type="string" calcext:value-type="string">
            <text:p>Marching Cubes</text:p>
          </table:table-cell>
          <table:table-cell office:value-type="float" office:value="58188" calcext:value-type="float">
            <text:p>5818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string" calcext:value-type="string">
            <text:p>Marching Cubes</text:p>
          </table:table-cell>
          <table:table-cell office:value-type="float" office:value="57141" calcext:value-type="float">
            <text:p>5714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91" calcext:value-type="float">
            <text:p>11491</text:p>
          </table:table-cell>
          <table:table-cell office:value-type="string" calcext:value-type="string">
            <text:p>Marching Cubes</text:p>
          </table:table-cell>
          <table:table-cell office:value-type="float" office:value="57049" calcext:value-type="float">
            <text:p>5704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92" calcext:value-type="float">
            <text:p>11492</text:p>
          </table:table-cell>
          <table:table-cell office:value-type="string" calcext:value-type="string">
            <text:p>Marching Cubes</text:p>
          </table:table-cell>
          <table:table-cell office:value-type="float" office:value="56962" calcext:value-type="float">
            <text:p>5696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93" calcext:value-type="float">
            <text:p>11493</text:p>
          </table:table-cell>
          <table:table-cell office:value-type="string" calcext:value-type="string">
            <text:p>Marching Cubes</text:p>
          </table:table-cell>
          <table:table-cell office:value-type="float" office:value="56619" calcext:value-type="float">
            <text:p>5661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94" calcext:value-type="float">
            <text:p>11494</text:p>
          </table:table-cell>
          <table:table-cell office:value-type="string" calcext:value-type="string">
            <text:p>Marching Cubes</text:p>
          </table:table-cell>
          <table:table-cell office:value-type="float" office:value="58177" calcext:value-type="float">
            <text:p>5817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95" calcext:value-type="float">
            <text:p>11495</text:p>
          </table:table-cell>
          <table:table-cell office:value-type="string" calcext:value-type="string">
            <text:p>Marching Cubes</text:p>
          </table:table-cell>
          <table:table-cell office:value-type="float" office:value="57359" calcext:value-type="float">
            <text:p>5735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96" calcext:value-type="float">
            <text:p>11496</text:p>
          </table:table-cell>
          <table:table-cell office:value-type="string" calcext:value-type="string">
            <text:p>Marching Cubes</text:p>
          </table:table-cell>
          <table:table-cell office:value-type="float" office:value="58835" calcext:value-type="float">
            <text:p>5883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97" calcext:value-type="float">
            <text:p>11497</text:p>
          </table:table-cell>
          <table:table-cell office:value-type="string" calcext:value-type="string">
            <text:p>Marching Cubes</text:p>
          </table:table-cell>
          <table:table-cell office:value-type="float" office:value="58242" calcext:value-type="float">
            <text:p>5824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98" calcext:value-type="float">
            <text:p>11498</text:p>
          </table:table-cell>
          <table:table-cell office:value-type="string" calcext:value-type="string">
            <text:p>Marching Cubes</text:p>
          </table:table-cell>
          <table:table-cell office:value-type="float" office:value="56930" calcext:value-type="float">
            <text:p>5693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99" calcext:value-type="float">
            <text:p>11499</text:p>
          </table:table-cell>
          <table:table-cell office:value-type="string" calcext:value-type="string">
            <text:p>Marching Cubes</text:p>
          </table:table-cell>
          <table:table-cell office:value-type="float" office:value="56669" calcext:value-type="float">
            <text:p>5666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Marching Cubes</text:p>
          </table:table-cell>
          <table:table-cell office:value-type="float" office:value="57350" calcext:value-type="float">
            <text:p>5735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01" calcext:value-type="float">
            <text:p>11501</text:p>
          </table:table-cell>
          <table:table-cell office:value-type="string" calcext:value-type="string">
            <text:p>Marching Cubes</text:p>
          </table:table-cell>
          <table:table-cell office:value-type="float" office:value="57346" calcext:value-type="float">
            <text:p>5734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02" calcext:value-type="float">
            <text:p>11502</text:p>
          </table:table-cell>
          <table:table-cell office:value-type="string" calcext:value-type="string">
            <text:p>Marching Cubes</text:p>
          </table:table-cell>
          <table:table-cell office:value-type="float" office:value="56744" calcext:value-type="float">
            <text:p>5674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03" calcext:value-type="float">
            <text:p>11503</text:p>
          </table:table-cell>
          <table:table-cell office:value-type="string" calcext:value-type="string">
            <text:p>Marching Cubes</text:p>
          </table:table-cell>
          <table:table-cell office:value-type="float" office:value="56787" calcext:value-type="float">
            <text:p>5678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04" calcext:value-type="float">
            <text:p>11504</text:p>
          </table:table-cell>
          <table:table-cell office:value-type="string" calcext:value-type="string">
            <text:p>Marching Cubes</text:p>
          </table:table-cell>
          <table:table-cell office:value-type="float" office:value="58348" calcext:value-type="float">
            <text:p>5834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05" calcext:value-type="float">
            <text:p>11505</text:p>
          </table:table-cell>
          <table:table-cell office:value-type="string" calcext:value-type="string">
            <text:p>Marching Cubes</text:p>
          </table:table-cell>
          <table:table-cell office:value-type="float" office:value="58632" calcext:value-type="float">
            <text:p>5863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06" calcext:value-type="float">
            <text:p>11506</text:p>
          </table:table-cell>
          <table:table-cell office:value-type="string" calcext:value-type="string">
            <text:p>Marching Cubes</text:p>
          </table:table-cell>
          <table:table-cell office:value-type="float" office:value="57460" calcext:value-type="float">
            <text:p>5746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07" calcext:value-type="float">
            <text:p>11507</text:p>
          </table:table-cell>
          <table:table-cell office:value-type="string" calcext:value-type="string">
            <text:p>Marching Cubes</text:p>
          </table:table-cell>
          <table:table-cell office:value-type="float" office:value="56916" calcext:value-type="float">
            <text:p>569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08" calcext:value-type="float">
            <text:p>11508</text:p>
          </table:table-cell>
          <table:table-cell office:value-type="string" calcext:value-type="string">
            <text:p>Marching Cubes</text:p>
          </table:table-cell>
          <table:table-cell office:value-type="float" office:value="57076" calcext:value-type="float">
            <text:p>5707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09" calcext:value-type="float">
            <text:p>11509</text:p>
          </table:table-cell>
          <table:table-cell office:value-type="string" calcext:value-type="string">
            <text:p>Marching Cubes</text:p>
          </table:table-cell>
          <table:table-cell office:value-type="float" office:value="57019" calcext:value-type="float">
            <text:p>5701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string" calcext:value-type="string">
            <text:p>Marching Cubes</text:p>
          </table:table-cell>
          <table:table-cell office:value-type="float" office:value="56779" calcext:value-type="float">
            <text:p>5677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11" calcext:value-type="float">
            <text:p>11511</text:p>
          </table:table-cell>
          <table:table-cell office:value-type="string" calcext:value-type="string">
            <text:p>Marching Cubes</text:p>
          </table:table-cell>
          <table:table-cell office:value-type="float" office:value="57683" calcext:value-type="float">
            <text:p>5768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12" calcext:value-type="float">
            <text:p>11512</text:p>
          </table:table-cell>
          <table:table-cell office:value-type="string" calcext:value-type="string">
            <text:p>Marching Cubes</text:p>
          </table:table-cell>
          <table:table-cell office:value-type="float" office:value="58387" calcext:value-type="float">
            <text:p>5838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13" calcext:value-type="float">
            <text:p>11513</text:p>
          </table:table-cell>
          <table:table-cell office:value-type="string" calcext:value-type="string">
            <text:p>Marching Cubes</text:p>
          </table:table-cell>
          <table:table-cell office:value-type="float" office:value="58570" calcext:value-type="float">
            <text:p>5857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14" calcext:value-type="float">
            <text:p>11514</text:p>
          </table:table-cell>
          <table:table-cell office:value-type="string" calcext:value-type="string">
            <text:p>Marching Cubes</text:p>
          </table:table-cell>
          <table:table-cell office:value-type="float" office:value="56997" calcext:value-type="float">
            <text:p>5699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15" calcext:value-type="float">
            <text:p>11515</text:p>
          </table:table-cell>
          <table:table-cell office:value-type="string" calcext:value-type="string">
            <text:p>Marching Cubes</text:p>
          </table:table-cell>
          <table:table-cell office:value-type="float" office:value="57554" calcext:value-type="float">
            <text:p>5755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16" calcext:value-type="float">
            <text:p>11516</text:p>
          </table:table-cell>
          <table:table-cell office:value-type="string" calcext:value-type="string">
            <text:p>Marching Cubes</text:p>
          </table:table-cell>
          <table:table-cell office:value-type="float" office:value="60210" calcext:value-type="float">
            <text:p>602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17" calcext:value-type="float">
            <text:p>11517</text:p>
          </table:table-cell>
          <table:table-cell office:value-type="string" calcext:value-type="string">
            <text:p>Marching Cubes</text:p>
          </table:table-cell>
          <table:table-cell office:value-type="float" office:value="56739" calcext:value-type="float">
            <text:p>5673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18" calcext:value-type="float">
            <text:p>11518</text:p>
          </table:table-cell>
          <table:table-cell office:value-type="string" calcext:value-type="string">
            <text:p>Marching Cubes</text:p>
          </table:table-cell>
          <table:table-cell office:value-type="float" office:value="57231" calcext:value-type="float">
            <text:p>5723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19" calcext:value-type="float">
            <text:p>11519</text:p>
          </table:table-cell>
          <table:table-cell office:value-type="string" calcext:value-type="string">
            <text:p>Marching Cubes</text:p>
          </table:table-cell>
          <table:table-cell office:value-type="float" office:value="56672" calcext:value-type="float">
            <text:p>5667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string" calcext:value-type="string">
            <text:p>Marching Cubes</text:p>
          </table:table-cell>
          <table:table-cell office:value-type="float" office:value="59072" calcext:value-type="float">
            <text:p>5907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21" calcext:value-type="float">
            <text:p>11521</text:p>
          </table:table-cell>
          <table:table-cell office:value-type="string" calcext:value-type="string">
            <text:p>Marching Cubes</text:p>
          </table:table-cell>
          <table:table-cell office:value-type="float" office:value="58184" calcext:value-type="float">
            <text:p>5818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string" calcext:value-type="string">
            <text:p>Marching Cubes</text:p>
          </table:table-cell>
          <table:table-cell office:value-type="float" office:value="57134" calcext:value-type="float">
            <text:p>5713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23" calcext:value-type="float">
            <text:p>11523</text:p>
          </table:table-cell>
          <table:table-cell office:value-type="string" calcext:value-type="string">
            <text:p>Marching Cubes</text:p>
          </table:table-cell>
          <table:table-cell office:value-type="float" office:value="57808" calcext:value-type="float">
            <text:p>578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24" calcext:value-type="float">
            <text:p>11524</text:p>
          </table:table-cell>
          <table:table-cell office:value-type="string" calcext:value-type="string">
            <text:p>Marching Cubes</text:p>
          </table:table-cell>
          <table:table-cell office:value-type="float" office:value="57025" calcext:value-type="float">
            <text:p>5702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25" calcext:value-type="float">
            <text:p>11525</text:p>
          </table:table-cell>
          <table:table-cell office:value-type="string" calcext:value-type="string">
            <text:p>Marching Cubes</text:p>
          </table:table-cell>
          <table:table-cell office:value-type="float" office:value="60453" calcext:value-type="float">
            <text:p>6045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26" calcext:value-type="float">
            <text:p>11526</text:p>
          </table:table-cell>
          <table:table-cell office:value-type="string" calcext:value-type="string">
            <text:p>Marching Cubes</text:p>
          </table:table-cell>
          <table:table-cell office:value-type="float" office:value="57187" calcext:value-type="float">
            <text:p>5718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27" calcext:value-type="float">
            <text:p>11527</text:p>
          </table:table-cell>
          <table:table-cell office:value-type="string" calcext:value-type="string">
            <text:p>Marching Cubes</text:p>
          </table:table-cell>
          <table:table-cell office:value-type="float" office:value="56796" calcext:value-type="float">
            <text:p>5679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28" calcext:value-type="float">
            <text:p>11528</text:p>
          </table:table-cell>
          <table:table-cell office:value-type="string" calcext:value-type="string">
            <text:p>Marching Cubes</text:p>
          </table:table-cell>
          <table:table-cell office:value-type="float" office:value="59057" calcext:value-type="float">
            <text:p>5905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29" calcext:value-type="float">
            <text:p>11529</text:p>
          </table:table-cell>
          <table:table-cell office:value-type="string" calcext:value-type="string">
            <text:p>Marching Cubes</text:p>
          </table:table-cell>
          <table:table-cell office:value-type="float" office:value="60822" calcext:value-type="float">
            <text:p>6082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30" calcext:value-type="float">
            <text:p>11530</text:p>
          </table:table-cell>
          <table:table-cell office:value-type="string" calcext:value-type="string">
            <text:p>Marching Cubes</text:p>
          </table:table-cell>
          <table:table-cell office:value-type="float" office:value="57394" calcext:value-type="float">
            <text:p>5739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31" calcext:value-type="float">
            <text:p>11531</text:p>
          </table:table-cell>
          <table:table-cell office:value-type="string" calcext:value-type="string">
            <text:p>Marching Cubes</text:p>
          </table:table-cell>
          <table:table-cell office:value-type="float" office:value="65087" calcext:value-type="float">
            <text:p>6508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32" calcext:value-type="float">
            <text:p>11532</text:p>
          </table:table-cell>
          <table:table-cell office:value-type="string" calcext:value-type="string">
            <text:p>Marching Cubes</text:p>
          </table:table-cell>
          <table:table-cell office:value-type="float" office:value="56833" calcext:value-type="float">
            <text:p>5683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33" calcext:value-type="float">
            <text:p>11533</text:p>
          </table:table-cell>
          <table:table-cell office:value-type="string" calcext:value-type="string">
            <text:p>Marching Cubes</text:p>
          </table:table-cell>
          <table:table-cell office:value-type="float" office:value="57574" calcext:value-type="float">
            <text:p>5757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34" calcext:value-type="float">
            <text:p>11534</text:p>
          </table:table-cell>
          <table:table-cell office:value-type="string" calcext:value-type="string">
            <text:p>Marching Cubes</text:p>
          </table:table-cell>
          <table:table-cell office:value-type="float" office:value="57128" calcext:value-type="float">
            <text:p>5712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35" calcext:value-type="float">
            <text:p>11535</text:p>
          </table:table-cell>
          <table:table-cell office:value-type="string" calcext:value-type="string">
            <text:p>Marching Cubes</text:p>
          </table:table-cell>
          <table:table-cell office:value-type="float" office:value="57362" calcext:value-type="float">
            <text:p>5736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36" calcext:value-type="float">
            <text:p>11536</text:p>
          </table:table-cell>
          <table:table-cell office:value-type="string" calcext:value-type="string">
            <text:p>Marching Cubes</text:p>
          </table:table-cell>
          <table:table-cell office:value-type="float" office:value="58489" calcext:value-type="float">
            <text:p>5848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37" calcext:value-type="float">
            <text:p>11537</text:p>
          </table:table-cell>
          <table:table-cell office:value-type="string" calcext:value-type="string">
            <text:p>Marching Cubes</text:p>
          </table:table-cell>
          <table:table-cell office:value-type="float" office:value="65218" calcext:value-type="float">
            <text:p>6521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38" calcext:value-type="float">
            <text:p>11538</text:p>
          </table:table-cell>
          <table:table-cell office:value-type="string" calcext:value-type="string">
            <text:p>Marching Cubes</text:p>
          </table:table-cell>
          <table:table-cell office:value-type="float" office:value="57073" calcext:value-type="float">
            <text:p>5707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39" calcext:value-type="float">
            <text:p>11539</text:p>
          </table:table-cell>
          <table:table-cell office:value-type="string" calcext:value-type="string">
            <text:p>Marching Cubes</text:p>
          </table:table-cell>
          <table:table-cell office:value-type="float" office:value="56790" calcext:value-type="float">
            <text:p>5679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string" calcext:value-type="string">
            <text:p>Marching Cubes</text:p>
          </table:table-cell>
          <table:table-cell office:value-type="float" office:value="57785" calcext:value-type="float">
            <text:p>5778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41" calcext:value-type="float">
            <text:p>11541</text:p>
          </table:table-cell>
          <table:table-cell office:value-type="string" calcext:value-type="string">
            <text:p>Marching Cubes</text:p>
          </table:table-cell>
          <table:table-cell office:value-type="float" office:value="57141" calcext:value-type="float">
            <text:p>5714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42" calcext:value-type="float">
            <text:p>11542</text:p>
          </table:table-cell>
          <table:table-cell office:value-type="string" calcext:value-type="string">
            <text:p>Marching Cubes</text:p>
          </table:table-cell>
          <table:table-cell office:value-type="float" office:value="56981" calcext:value-type="float">
            <text:p>5698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43" calcext:value-type="float">
            <text:p>11543</text:p>
          </table:table-cell>
          <table:table-cell office:value-type="string" calcext:value-type="string">
            <text:p>Marching Cubes</text:p>
          </table:table-cell>
          <table:table-cell office:value-type="float" office:value="56404" calcext:value-type="float">
            <text:p>5640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44" calcext:value-type="float">
            <text:p>11544</text:p>
          </table:table-cell>
          <table:table-cell office:value-type="string" calcext:value-type="string">
            <text:p>Marching Cubes</text:p>
          </table:table-cell>
          <table:table-cell office:value-type="float" office:value="57862" calcext:value-type="float">
            <text:p>5786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45" calcext:value-type="float">
            <text:p>11545</text:p>
          </table:table-cell>
          <table:table-cell office:value-type="string" calcext:value-type="string">
            <text:p>Marching Cubes</text:p>
          </table:table-cell>
          <table:table-cell office:value-type="float" office:value="59193" calcext:value-type="float">
            <text:p>5919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46" calcext:value-type="float">
            <text:p>11546</text:p>
          </table:table-cell>
          <table:table-cell office:value-type="string" calcext:value-type="string">
            <text:p>Marching Cubes</text:p>
          </table:table-cell>
          <table:table-cell office:value-type="float" office:value="56861" calcext:value-type="float">
            <text:p>5686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47" calcext:value-type="float">
            <text:p>11547</text:p>
          </table:table-cell>
          <table:table-cell office:value-type="string" calcext:value-type="string">
            <text:p>Marching Cubes</text:p>
          </table:table-cell>
          <table:table-cell office:value-type="float" office:value="61790" calcext:value-type="float">
            <text:p>6179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48" calcext:value-type="float">
            <text:p>11548</text:p>
          </table:table-cell>
          <table:table-cell office:value-type="string" calcext:value-type="string">
            <text:p>Marching Cubes</text:p>
          </table:table-cell>
          <table:table-cell office:value-type="float" office:value="56982" calcext:value-type="float">
            <text:p>5698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49" calcext:value-type="float">
            <text:p>11549</text:p>
          </table:table-cell>
          <table:table-cell office:value-type="string" calcext:value-type="string">
            <text:p>Marching Cubes</text:p>
          </table:table-cell>
          <table:table-cell office:value-type="float" office:value="56906" calcext:value-type="float">
            <text:p>5690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50" calcext:value-type="float">
            <text:p>11550</text:p>
          </table:table-cell>
          <table:table-cell office:value-type="string" calcext:value-type="string">
            <text:p>Marching Cubes</text:p>
          </table:table-cell>
          <table:table-cell office:value-type="float" office:value="57485" calcext:value-type="float">
            <text:p>5748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string" calcext:value-type="string">
            <text:p>Marching Cubes</text:p>
          </table:table-cell>
          <table:table-cell office:value-type="float" office:value="57742" calcext:value-type="float">
            <text:p>5774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Marching Cubes</text:p>
          </table:table-cell>
          <table:table-cell office:value-type="float" office:value="58307" calcext:value-type="float">
            <text:p>5830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53" calcext:value-type="float">
            <text:p>11553</text:p>
          </table:table-cell>
          <table:table-cell office:value-type="string" calcext:value-type="string">
            <text:p>Marching Cubes</text:p>
          </table:table-cell>
          <table:table-cell office:value-type="float" office:value="59163" calcext:value-type="float">
            <text:p>5916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54" calcext:value-type="float">
            <text:p>11554</text:p>
          </table:table-cell>
          <table:table-cell office:value-type="string" calcext:value-type="string">
            <text:p>Marching Cubes</text:p>
          </table:table-cell>
          <table:table-cell office:value-type="float" office:value="57076" calcext:value-type="float">
            <text:p>5707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55" calcext:value-type="float">
            <text:p>11555</text:p>
          </table:table-cell>
          <table:table-cell office:value-type="string" calcext:value-type="string">
            <text:p>Marching Cubes</text:p>
          </table:table-cell>
          <table:table-cell office:value-type="float" office:value="57080" calcext:value-type="float">
            <text:p>5708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56" calcext:value-type="float">
            <text:p>11556</text:p>
          </table:table-cell>
          <table:table-cell office:value-type="string" calcext:value-type="string">
            <text:p>Marching Cubes</text:p>
          </table:table-cell>
          <table:table-cell office:value-type="float" office:value="56831" calcext:value-type="float">
            <text:p>5683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57" calcext:value-type="float">
            <text:p>11557</text:p>
          </table:table-cell>
          <table:table-cell office:value-type="string" calcext:value-type="string">
            <text:p>Marching Cubes</text:p>
          </table:table-cell>
          <table:table-cell office:value-type="float" office:value="57345" calcext:value-type="float">
            <text:p>5734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58" calcext:value-type="float">
            <text:p>11558</text:p>
          </table:table-cell>
          <table:table-cell office:value-type="string" calcext:value-type="string">
            <text:p>Marching Cubes</text:p>
          </table:table-cell>
          <table:table-cell office:value-type="float" office:value="57218" calcext:value-type="float">
            <text:p>5721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59" calcext:value-type="float">
            <text:p>11559</text:p>
          </table:table-cell>
          <table:table-cell office:value-type="string" calcext:value-type="string">
            <text:p>Marching Cubes</text:p>
          </table:table-cell>
          <table:table-cell office:value-type="float" office:value="56873" calcext:value-type="float">
            <text:p>5687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60" calcext:value-type="float">
            <text:p>11560</text:p>
          </table:table-cell>
          <table:table-cell office:value-type="string" calcext:value-type="string">
            <text:p>Marching Cubes</text:p>
          </table:table-cell>
          <table:table-cell office:value-type="float" office:value="58397" calcext:value-type="float">
            <text:p>5839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61" calcext:value-type="float">
            <text:p>11561</text:p>
          </table:table-cell>
          <table:table-cell office:value-type="string" calcext:value-type="string">
            <text:p>Marching Cubes</text:p>
          </table:table-cell>
          <table:table-cell office:value-type="float" office:value="58155" calcext:value-type="float">
            <text:p>5815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62" calcext:value-type="float">
            <text:p>11562</text:p>
          </table:table-cell>
          <table:table-cell office:value-type="string" calcext:value-type="string">
            <text:p>Marching Cubes</text:p>
          </table:table-cell>
          <table:table-cell office:value-type="float" office:value="57636" calcext:value-type="float">
            <text:p>5763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63" calcext:value-type="float">
            <text:p>11563</text:p>
          </table:table-cell>
          <table:table-cell office:value-type="string" calcext:value-type="string">
            <text:p>Marching Cubes</text:p>
          </table:table-cell>
          <table:table-cell office:value-type="float" office:value="57038" calcext:value-type="float">
            <text:p>5703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64" calcext:value-type="float">
            <text:p>11564</text:p>
          </table:table-cell>
          <table:table-cell office:value-type="string" calcext:value-type="string">
            <text:p>Marching Cubes</text:p>
          </table:table-cell>
          <table:table-cell office:value-type="float" office:value="57094" calcext:value-type="float">
            <text:p>5709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65" calcext:value-type="float">
            <text:p>11565</text:p>
          </table:table-cell>
          <table:table-cell office:value-type="string" calcext:value-type="string">
            <text:p>Marching Cubes</text:p>
          </table:table-cell>
          <table:table-cell office:value-type="float" office:value="56936" calcext:value-type="float">
            <text:p>5693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66" calcext:value-type="float">
            <text:p>11566</text:p>
          </table:table-cell>
          <table:table-cell office:value-type="string" calcext:value-type="string">
            <text:p>Marching Cubes</text:p>
          </table:table-cell>
          <table:table-cell office:value-type="float" office:value="56815" calcext:value-type="float">
            <text:p>5681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67" calcext:value-type="float">
            <text:p>11567</text:p>
          </table:table-cell>
          <table:table-cell office:value-type="string" calcext:value-type="string">
            <text:p>Marching Cubes</text:p>
          </table:table-cell>
          <table:table-cell office:value-type="float" office:value="56644" calcext:value-type="float">
            <text:p>5664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68" calcext:value-type="float">
            <text:p>11568</text:p>
          </table:table-cell>
          <table:table-cell office:value-type="string" calcext:value-type="string">
            <text:p>Marching Cubes</text:p>
          </table:table-cell>
          <table:table-cell office:value-type="float" office:value="58330" calcext:value-type="float">
            <text:p>5833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69" calcext:value-type="float">
            <text:p>11569</text:p>
          </table:table-cell>
          <table:table-cell office:value-type="string" calcext:value-type="string">
            <text:p>Marching Cubes</text:p>
          </table:table-cell>
          <table:table-cell office:value-type="float" office:value="58505" calcext:value-type="float">
            <text:p>5850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70" calcext:value-type="float">
            <text:p>11570</text:p>
          </table:table-cell>
          <table:table-cell office:value-type="string" calcext:value-type="string">
            <text:p>Marching Cubes</text:p>
          </table:table-cell>
          <table:table-cell office:value-type="float" office:value="57007" calcext:value-type="float">
            <text:p>5700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string" calcext:value-type="string">
            <text:p>Marching Cubes</text:p>
          </table:table-cell>
          <table:table-cell office:value-type="float" office:value="57427" calcext:value-type="float">
            <text:p>5742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string" calcext:value-type="string">
            <text:p>Marching Cubes</text:p>
          </table:table-cell>
          <table:table-cell office:value-type="float" office:value="56993" calcext:value-type="float">
            <text:p>5699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73" calcext:value-type="float">
            <text:p>11573</text:p>
          </table:table-cell>
          <table:table-cell office:value-type="string" calcext:value-type="string">
            <text:p>Marching Cubes</text:p>
          </table:table-cell>
          <table:table-cell office:value-type="float" office:value="56769" calcext:value-type="float">
            <text:p>5676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74" calcext:value-type="float">
            <text:p>11574</text:p>
          </table:table-cell>
          <table:table-cell office:value-type="string" calcext:value-type="string">
            <text:p>Marching Cubes</text:p>
          </table:table-cell>
          <table:table-cell office:value-type="float" office:value="67876" calcext:value-type="float">
            <text:p>6787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75" calcext:value-type="float">
            <text:p>11575</text:p>
          </table:table-cell>
          <table:table-cell office:value-type="string" calcext:value-type="string">
            <text:p>Marching Cubes</text:p>
          </table:table-cell>
          <table:table-cell office:value-type="float" office:value="57065" calcext:value-type="float">
            <text:p>5706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76" calcext:value-type="float">
            <text:p>11576</text:p>
          </table:table-cell>
          <table:table-cell office:value-type="string" calcext:value-type="string">
            <text:p>Marching Cubes</text:p>
          </table:table-cell>
          <table:table-cell office:value-type="float" office:value="58371" calcext:value-type="float">
            <text:p>5837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77" calcext:value-type="float">
            <text:p>11577</text:p>
          </table:table-cell>
          <table:table-cell office:value-type="string" calcext:value-type="string">
            <text:p>Marching Cubes</text:p>
          </table:table-cell>
          <table:table-cell office:value-type="float" office:value="58482" calcext:value-type="float">
            <text:p>5848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78" calcext:value-type="float">
            <text:p>11578</text:p>
          </table:table-cell>
          <table:table-cell office:value-type="string" calcext:value-type="string">
            <text:p>Marching Cubes</text:p>
          </table:table-cell>
          <table:table-cell office:value-type="float" office:value="57126" calcext:value-type="float">
            <text:p>5712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79" calcext:value-type="float">
            <text:p>11579</text:p>
          </table:table-cell>
          <table:table-cell office:value-type="string" calcext:value-type="string">
            <text:p>Marching Cubes</text:p>
          </table:table-cell>
          <table:table-cell office:value-type="float" office:value="58218" calcext:value-type="float">
            <text:p>5821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80" calcext:value-type="float">
            <text:p>11580</text:p>
          </table:table-cell>
          <table:table-cell office:value-type="string" calcext:value-type="string">
            <text:p>Marching Cubes</text:p>
          </table:table-cell>
          <table:table-cell office:value-type="float" office:value="57686" calcext:value-type="float">
            <text:p>5768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81" calcext:value-type="float">
            <text:p>11581</text:p>
          </table:table-cell>
          <table:table-cell office:value-type="string" calcext:value-type="string">
            <text:p>Marching Cubes</text:p>
          </table:table-cell>
          <table:table-cell office:value-type="float" office:value="57130" calcext:value-type="float">
            <text:p>5713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82" calcext:value-type="float">
            <text:p>11582</text:p>
          </table:table-cell>
          <table:table-cell office:value-type="string" calcext:value-type="string">
            <text:p>Marching Cubes</text:p>
          </table:table-cell>
          <table:table-cell office:value-type="float" office:value="56974" calcext:value-type="float">
            <text:p>5697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83" calcext:value-type="float">
            <text:p>11583</text:p>
          </table:table-cell>
          <table:table-cell office:value-type="string" calcext:value-type="string">
            <text:p>Marching Cubes</text:p>
          </table:table-cell>
          <table:table-cell office:value-type="float" office:value="57290" calcext:value-type="float">
            <text:p>5729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84" calcext:value-type="float">
            <text:p>11584</text:p>
          </table:table-cell>
          <table:table-cell office:value-type="string" calcext:value-type="string">
            <text:p>Marching Cubes</text:p>
          </table:table-cell>
          <table:table-cell office:value-type="float" office:value="58227" calcext:value-type="float">
            <text:p>5822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85" calcext:value-type="float">
            <text:p>11585</text:p>
          </table:table-cell>
          <table:table-cell office:value-type="string" calcext:value-type="string">
            <text:p>Marching Cubes</text:p>
          </table:table-cell>
          <table:table-cell office:value-type="float" office:value="58411" calcext:value-type="float">
            <text:p>5841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86" calcext:value-type="float">
            <text:p>11586</text:p>
          </table:table-cell>
          <table:table-cell office:value-type="string" calcext:value-type="string">
            <text:p>Marching Cubes</text:p>
          </table:table-cell>
          <table:table-cell office:value-type="float" office:value="57174" calcext:value-type="float">
            <text:p>5717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87" calcext:value-type="float">
            <text:p>11587</text:p>
          </table:table-cell>
          <table:table-cell office:value-type="string" calcext:value-type="string">
            <text:p>Marching Cubes</text:p>
          </table:table-cell>
          <table:table-cell office:value-type="float" office:value="56785" calcext:value-type="float">
            <text:p>5678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88" calcext:value-type="float">
            <text:p>11588</text:p>
          </table:table-cell>
          <table:table-cell office:value-type="string" calcext:value-type="string">
            <text:p>Marching Cubes</text:p>
          </table:table-cell>
          <table:table-cell office:value-type="float" office:value="56641" calcext:value-type="float">
            <text:p>5664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89" calcext:value-type="float">
            <text:p>11589</text:p>
          </table:table-cell>
          <table:table-cell office:value-type="string" calcext:value-type="string">
            <text:p>Marching Cubes</text:p>
          </table:table-cell>
          <table:table-cell office:value-type="float" office:value="56725" calcext:value-type="float">
            <text:p>5672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90" calcext:value-type="float">
            <text:p>11590</text:p>
          </table:table-cell>
          <table:table-cell office:value-type="string" calcext:value-type="string">
            <text:p>Marching Cubes</text:p>
          </table:table-cell>
          <table:table-cell office:value-type="float" office:value="56981" calcext:value-type="float">
            <text:p>5698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91" calcext:value-type="float">
            <text:p>11591</text:p>
          </table:table-cell>
          <table:table-cell office:value-type="string" calcext:value-type="string">
            <text:p>Marching Cubes</text:p>
          </table:table-cell>
          <table:table-cell office:value-type="float" office:value="57491" calcext:value-type="float">
            <text:p>5749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92" calcext:value-type="float">
            <text:p>11592</text:p>
          </table:table-cell>
          <table:table-cell office:value-type="string" calcext:value-type="string">
            <text:p>Marching Cubes</text:p>
          </table:table-cell>
          <table:table-cell office:value-type="float" office:value="57888" calcext:value-type="float">
            <text:p>5788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93" calcext:value-type="float">
            <text:p>11593</text:p>
          </table:table-cell>
          <table:table-cell office:value-type="string" calcext:value-type="string">
            <text:p>Marching Cubes</text:p>
          </table:table-cell>
          <table:table-cell office:value-type="float" office:value="58093" calcext:value-type="float">
            <text:p>5809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94" calcext:value-type="float">
            <text:p>11594</text:p>
          </table:table-cell>
          <table:table-cell office:value-type="string" calcext:value-type="string">
            <text:p>Marching Cubes</text:p>
          </table:table-cell>
          <table:table-cell office:value-type="float" office:value="56972" calcext:value-type="float">
            <text:p>5697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95" calcext:value-type="float">
            <text:p>11595</text:p>
          </table:table-cell>
          <table:table-cell office:value-type="string" calcext:value-type="string">
            <text:p>Marching Cubes</text:p>
          </table:table-cell>
          <table:table-cell office:value-type="float" office:value="57260" calcext:value-type="float">
            <text:p>5726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96" calcext:value-type="float">
            <text:p>11596</text:p>
          </table:table-cell>
          <table:table-cell office:value-type="string" calcext:value-type="string">
            <text:p>Marching Cubes</text:p>
          </table:table-cell>
          <table:table-cell office:value-type="float" office:value="65307" calcext:value-type="float">
            <text:p>6530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97" calcext:value-type="float">
            <text:p>11597</text:p>
          </table:table-cell>
          <table:table-cell office:value-type="string" calcext:value-type="string">
            <text:p>Marching Cubes</text:p>
          </table:table-cell>
          <table:table-cell office:value-type="float" office:value="62905" calcext:value-type="float">
            <text:p>6290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98" calcext:value-type="float">
            <text:p>11598</text:p>
          </table:table-cell>
          <table:table-cell office:value-type="string" calcext:value-type="string">
            <text:p>Marching Cubes</text:p>
          </table:table-cell>
          <table:table-cell office:value-type="float" office:value="57151" calcext:value-type="float">
            <text:p>5715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99" calcext:value-type="float">
            <text:p>11599</text:p>
          </table:table-cell>
          <table:table-cell office:value-type="string" calcext:value-type="string">
            <text:p>Marching Cubes</text:p>
          </table:table-cell>
          <table:table-cell office:value-type="float" office:value="57141" calcext:value-type="float">
            <text:p>5714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string" calcext:value-type="string">
            <text:p>Marching Cubes</text:p>
          </table:table-cell>
          <table:table-cell office:value-type="float" office:value="58538" calcext:value-type="float">
            <text:p>5853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01" calcext:value-type="float">
            <text:p>11601</text:p>
          </table:table-cell>
          <table:table-cell office:value-type="string" calcext:value-type="string">
            <text:p>Marching Cubes</text:p>
          </table:table-cell>
          <table:table-cell office:value-type="float" office:value="62838" calcext:value-type="float">
            <text:p>6283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02" calcext:value-type="float">
            <text:p>11602</text:p>
          </table:table-cell>
          <table:table-cell office:value-type="string" calcext:value-type="string">
            <text:p>Marching Cubes</text:p>
          </table:table-cell>
          <table:table-cell office:value-type="float" office:value="59119" calcext:value-type="float">
            <text:p>5911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03" calcext:value-type="float">
            <text:p>11603</text:p>
          </table:table-cell>
          <table:table-cell office:value-type="string" calcext:value-type="string">
            <text:p>Marching Cubes</text:p>
          </table:table-cell>
          <table:table-cell office:value-type="float" office:value="63765" calcext:value-type="float">
            <text:p>6376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04" calcext:value-type="float">
            <text:p>11604</text:p>
          </table:table-cell>
          <table:table-cell office:value-type="string" calcext:value-type="string">
            <text:p>Marching Cubes</text:p>
          </table:table-cell>
          <table:table-cell office:value-type="float" office:value="56972" calcext:value-type="float">
            <text:p>5697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05" calcext:value-type="float">
            <text:p>11605</text:p>
          </table:table-cell>
          <table:table-cell office:value-type="string" calcext:value-type="string">
            <text:p>Marching Cubes</text:p>
          </table:table-cell>
          <table:table-cell office:value-type="float" office:value="57460" calcext:value-type="float">
            <text:p>5746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06" calcext:value-type="float">
            <text:p>11606</text:p>
          </table:table-cell>
          <table:table-cell office:value-type="string" calcext:value-type="string">
            <text:p>Marching Cubes</text:p>
          </table:table-cell>
          <table:table-cell office:value-type="float" office:value="59845" calcext:value-type="float">
            <text:p>5984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07" calcext:value-type="float">
            <text:p>11607</text:p>
          </table:table-cell>
          <table:table-cell office:value-type="string" calcext:value-type="string">
            <text:p>Marching Cubes</text:p>
          </table:table-cell>
          <table:table-cell office:value-type="float" office:value="57109" calcext:value-type="float">
            <text:p>5710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08" calcext:value-type="float">
            <text:p>11608</text:p>
          </table:table-cell>
          <table:table-cell office:value-type="string" calcext:value-type="string">
            <text:p>Marching Cubes</text:p>
          </table:table-cell>
          <table:table-cell office:value-type="float" office:value="58283" calcext:value-type="float">
            <text:p>5828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09" calcext:value-type="float">
            <text:p>11609</text:p>
          </table:table-cell>
          <table:table-cell office:value-type="string" calcext:value-type="string">
            <text:p>Marching Cubes</text:p>
          </table:table-cell>
          <table:table-cell office:value-type="float" office:value="59186" calcext:value-type="float">
            <text:p>5918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10" calcext:value-type="float">
            <text:p>11610</text:p>
          </table:table-cell>
          <table:table-cell office:value-type="string" calcext:value-type="string">
            <text:p>Marching Cubes</text:p>
          </table:table-cell>
          <table:table-cell office:value-type="float" office:value="56961" calcext:value-type="float">
            <text:p>5696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11" calcext:value-type="float">
            <text:p>11611</text:p>
          </table:table-cell>
          <table:table-cell office:value-type="string" calcext:value-type="string">
            <text:p>Marching Cubes</text:p>
          </table:table-cell>
          <table:table-cell office:value-type="float" office:value="56903" calcext:value-type="float">
            <text:p>5690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12" calcext:value-type="float">
            <text:p>11612</text:p>
          </table:table-cell>
          <table:table-cell office:value-type="string" calcext:value-type="string">
            <text:p>Marching Cubes</text:p>
          </table:table-cell>
          <table:table-cell office:value-type="float" office:value="56687" calcext:value-type="float">
            <text:p>5668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13" calcext:value-type="float">
            <text:p>11613</text:p>
          </table:table-cell>
          <table:table-cell office:value-type="string" calcext:value-type="string">
            <text:p>Marching Cubes</text:p>
          </table:table-cell>
          <table:table-cell office:value-type="float" office:value="57272" calcext:value-type="float">
            <text:p>5727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14" calcext:value-type="float">
            <text:p>11614</text:p>
          </table:table-cell>
          <table:table-cell office:value-type="string" calcext:value-type="string">
            <text:p>Marching Cubes</text:p>
          </table:table-cell>
          <table:table-cell office:value-type="float" office:value="57966" calcext:value-type="float">
            <text:p>5796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15" calcext:value-type="float">
            <text:p>11615</text:p>
          </table:table-cell>
          <table:table-cell office:value-type="string" calcext:value-type="string">
            <text:p>Marching Cubes</text:p>
          </table:table-cell>
          <table:table-cell office:value-type="float" office:value="57463" calcext:value-type="float">
            <text:p>5746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16" calcext:value-type="float">
            <text:p>11616</text:p>
          </table:table-cell>
          <table:table-cell office:value-type="string" calcext:value-type="string">
            <text:p>Marching Cubes</text:p>
          </table:table-cell>
          <table:table-cell office:value-type="float" office:value="58210" calcext:value-type="float">
            <text:p>582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17" calcext:value-type="float">
            <text:p>11617</text:p>
          </table:table-cell>
          <table:table-cell office:value-type="string" calcext:value-type="string">
            <text:p>Marching Cubes</text:p>
          </table:table-cell>
          <table:table-cell office:value-type="float" office:value="57947" calcext:value-type="float">
            <text:p>5794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18" calcext:value-type="float">
            <text:p>11618</text:p>
          </table:table-cell>
          <table:table-cell office:value-type="string" calcext:value-type="string">
            <text:p>Marching Cubes</text:p>
          </table:table-cell>
          <table:table-cell office:value-type="float" office:value="66601" calcext:value-type="float">
            <text:p>6660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19" calcext:value-type="float">
            <text:p>11619</text:p>
          </table:table-cell>
          <table:table-cell office:value-type="string" calcext:value-type="string">
            <text:p>Marching Cubes</text:p>
          </table:table-cell>
          <table:table-cell office:value-type="float" office:value="60322" calcext:value-type="float">
            <text:p>6032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20" calcext:value-type="float">
            <text:p>11620</text:p>
          </table:table-cell>
          <table:table-cell office:value-type="string" calcext:value-type="string">
            <text:p>Marching Cubes</text:p>
          </table:table-cell>
          <table:table-cell office:value-type="float" office:value="64369" calcext:value-type="float">
            <text:p>6436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21" calcext:value-type="float">
            <text:p>11621</text:p>
          </table:table-cell>
          <table:table-cell office:value-type="string" calcext:value-type="string">
            <text:p>Marching Cubes</text:p>
          </table:table-cell>
          <table:table-cell office:value-type="float" office:value="56922" calcext:value-type="float">
            <text:p>5692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22" calcext:value-type="float">
            <text:p>11622</text:p>
          </table:table-cell>
          <table:table-cell office:value-type="string" calcext:value-type="string">
            <text:p>Marching Cubes</text:p>
          </table:table-cell>
          <table:table-cell office:value-type="float" office:value="56924" calcext:value-type="float">
            <text:p>5692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23" calcext:value-type="float">
            <text:p>11623</text:p>
          </table:table-cell>
          <table:table-cell office:value-type="string" calcext:value-type="string">
            <text:p>Marching Cubes</text:p>
          </table:table-cell>
          <table:table-cell office:value-type="float" office:value="57095" calcext:value-type="float">
            <text:p>570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24" calcext:value-type="float">
            <text:p>11624</text:p>
          </table:table-cell>
          <table:table-cell office:value-type="string" calcext:value-type="string">
            <text:p>Marching Cubes</text:p>
          </table:table-cell>
          <table:table-cell office:value-type="float" office:value="58562" calcext:value-type="float">
            <text:p>5856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25" calcext:value-type="float">
            <text:p>11625</text:p>
          </table:table-cell>
          <table:table-cell office:value-type="string" calcext:value-type="string">
            <text:p>Marching Cubes</text:p>
          </table:table-cell>
          <table:table-cell office:value-type="float" office:value="58590" calcext:value-type="float">
            <text:p>5859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26" calcext:value-type="float">
            <text:p>11626</text:p>
          </table:table-cell>
          <table:table-cell office:value-type="string" calcext:value-type="string">
            <text:p>Marching Cubes</text:p>
          </table:table-cell>
          <table:table-cell office:value-type="float" office:value="63008" calcext:value-type="float">
            <text:p>630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27" calcext:value-type="float">
            <text:p>11627</text:p>
          </table:table-cell>
          <table:table-cell office:value-type="string" calcext:value-type="string">
            <text:p>Marching Cubes</text:p>
          </table:table-cell>
          <table:table-cell office:value-type="float" office:value="57298" calcext:value-type="float">
            <text:p>5729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28" calcext:value-type="float">
            <text:p>11628</text:p>
          </table:table-cell>
          <table:table-cell office:value-type="string" calcext:value-type="string">
            <text:p>Marching Cubes</text:p>
          </table:table-cell>
          <table:table-cell office:value-type="float" office:value="64628" calcext:value-type="float">
            <text:p>6462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29" calcext:value-type="float">
            <text:p>11629</text:p>
          </table:table-cell>
          <table:table-cell office:value-type="string" calcext:value-type="string">
            <text:p>Marching Cubes</text:p>
          </table:table-cell>
          <table:table-cell office:value-type="float" office:value="56932" calcext:value-type="float">
            <text:p>5693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30" calcext:value-type="float">
            <text:p>11630</text:p>
          </table:table-cell>
          <table:table-cell office:value-type="string" calcext:value-type="string">
            <text:p>Marching Cubes</text:p>
          </table:table-cell>
          <table:table-cell office:value-type="float" office:value="57787" calcext:value-type="float">
            <text:p>5778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31" calcext:value-type="float">
            <text:p>11631</text:p>
          </table:table-cell>
          <table:table-cell office:value-type="string" calcext:value-type="string">
            <text:p>Marching Cubes</text:p>
          </table:table-cell>
          <table:table-cell office:value-type="float" office:value="56775" calcext:value-type="float">
            <text:p>5677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32" calcext:value-type="float">
            <text:p>11632</text:p>
          </table:table-cell>
          <table:table-cell office:value-type="string" calcext:value-type="string">
            <text:p>Marching Cubes</text:p>
          </table:table-cell>
          <table:table-cell office:value-type="float" office:value="58750" calcext:value-type="float">
            <text:p>587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37" calcext:value-type="float">
            <text:p>22337</text:p>
          </table:table-cell>
          <table:table-cell office:value-type="string" calcext:value-type="string">
            <text:p>Marching Cubes</text:p>
          </table:table-cell>
          <table:table-cell office:value-type="float" office:value="59957" calcext:value-type="float">
            <text:p>5995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38" calcext:value-type="float">
            <text:p>22338</text:p>
          </table:table-cell>
          <table:table-cell office:value-type="string" calcext:value-type="string">
            <text:p>Marching Cubes</text:p>
          </table:table-cell>
          <table:table-cell office:value-type="float" office:value="57386" calcext:value-type="float">
            <text:p>5738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39" calcext:value-type="float">
            <text:p>22339</text:p>
          </table:table-cell>
          <table:table-cell office:value-type="string" calcext:value-type="string">
            <text:p>Marching Cubes</text:p>
          </table:table-cell>
          <table:table-cell office:value-type="float" office:value="57474" calcext:value-type="float">
            <text:p>5747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40" calcext:value-type="float">
            <text:p>22340</text:p>
          </table:table-cell>
          <table:table-cell office:value-type="string" calcext:value-type="string">
            <text:p>Marching Cubes</text:p>
          </table:table-cell>
          <table:table-cell office:value-type="float" office:value="58739" calcext:value-type="float">
            <text:p>5873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41" calcext:value-type="float">
            <text:p>22341</text:p>
          </table:table-cell>
          <table:table-cell office:value-type="string" calcext:value-type="string">
            <text:p>Marching Cubes</text:p>
          </table:table-cell>
          <table:table-cell office:value-type="float" office:value="57736" calcext:value-type="float">
            <text:p>5773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42" calcext:value-type="float">
            <text:p>22342</text:p>
          </table:table-cell>
          <table:table-cell office:value-type="string" calcext:value-type="string">
            <text:p>Marching Cubes</text:p>
          </table:table-cell>
          <table:table-cell office:value-type="float" office:value="57099" calcext:value-type="float">
            <text:p>5709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43" calcext:value-type="float">
            <text:p>22343</text:p>
          </table:table-cell>
          <table:table-cell office:value-type="string" calcext:value-type="string">
            <text:p>Marching Cubes</text:p>
          </table:table-cell>
          <table:table-cell office:value-type="float" office:value="58202" calcext:value-type="float">
            <text:p>582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44" calcext:value-type="float">
            <text:p>22344</text:p>
          </table:table-cell>
          <table:table-cell office:value-type="string" calcext:value-type="string">
            <text:p>Marching Cubes</text:p>
          </table:table-cell>
          <table:table-cell office:value-type="float" office:value="58716" calcext:value-type="float">
            <text:p>5871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45" calcext:value-type="float">
            <text:p>22345</text:p>
          </table:table-cell>
          <table:table-cell office:value-type="string" calcext:value-type="string">
            <text:p>Marching Cubes</text:p>
          </table:table-cell>
          <table:table-cell office:value-type="float" office:value="57316" calcext:value-type="float">
            <text:p>573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46" calcext:value-type="float">
            <text:p>22346</text:p>
          </table:table-cell>
          <table:table-cell office:value-type="string" calcext:value-type="string">
            <text:p>Marching Cubes</text:p>
          </table:table-cell>
          <table:table-cell office:value-type="float" office:value="57182" calcext:value-type="float">
            <text:p>5718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47" calcext:value-type="float">
            <text:p>22347</text:p>
          </table:table-cell>
          <table:table-cell office:value-type="string" calcext:value-type="string">
            <text:p>Marching Cubes</text:p>
          </table:table-cell>
          <table:table-cell office:value-type="float" office:value="56901" calcext:value-type="float">
            <text:p>569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48" calcext:value-type="float">
            <text:p>22348</text:p>
          </table:table-cell>
          <table:table-cell office:value-type="string" calcext:value-type="string">
            <text:p>Marching Cubes</text:p>
          </table:table-cell>
          <table:table-cell office:value-type="float" office:value="57194" calcext:value-type="float">
            <text:p>5719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49" calcext:value-type="float">
            <text:p>22349</text:p>
          </table:table-cell>
          <table:table-cell office:value-type="string" calcext:value-type="string">
            <text:p>Marching Cubes</text:p>
          </table:table-cell>
          <table:table-cell office:value-type="float" office:value="57255" calcext:value-type="float">
            <text:p>5725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50" calcext:value-type="float">
            <text:p>22350</text:p>
          </table:table-cell>
          <table:table-cell office:value-type="string" calcext:value-type="string">
            <text:p>Marching Cubes</text:p>
          </table:table-cell>
          <table:table-cell office:value-type="float" office:value="57587" calcext:value-type="float">
            <text:p>5758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51" calcext:value-type="float">
            <text:p>22351</text:p>
          </table:table-cell>
          <table:table-cell office:value-type="string" calcext:value-type="string">
            <text:p>Marching Cubes</text:p>
          </table:table-cell>
          <table:table-cell office:value-type="float" office:value="58439" calcext:value-type="float">
            <text:p>5843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52" calcext:value-type="float">
            <text:p>22352</text:p>
          </table:table-cell>
          <table:table-cell office:value-type="string" calcext:value-type="string">
            <text:p>Marching Cubes</text:p>
          </table:table-cell>
          <table:table-cell office:value-type="float" office:value="58725" calcext:value-type="float">
            <text:p>587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53" calcext:value-type="float">
            <text:p>22353</text:p>
          </table:table-cell>
          <table:table-cell office:value-type="string" calcext:value-type="string">
            <text:p>Marching Cubes</text:p>
          </table:table-cell>
          <table:table-cell office:value-type="float" office:value="57363" calcext:value-type="float">
            <text:p>5736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54" calcext:value-type="float">
            <text:p>22354</text:p>
          </table:table-cell>
          <table:table-cell office:value-type="string" calcext:value-type="string">
            <text:p>Marching Cubes</text:p>
          </table:table-cell>
          <table:table-cell office:value-type="float" office:value="57473" calcext:value-type="float">
            <text:p>5747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55" calcext:value-type="float">
            <text:p>22355</text:p>
          </table:table-cell>
          <table:table-cell office:value-type="string" calcext:value-type="string">
            <text:p>Marching Cubes</text:p>
          </table:table-cell>
          <table:table-cell office:value-type="float" office:value="57384" calcext:value-type="float">
            <text:p>5738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56" calcext:value-type="float">
            <text:p>22356</text:p>
          </table:table-cell>
          <table:table-cell office:value-type="string" calcext:value-type="string">
            <text:p>Marching Cubes</text:p>
          </table:table-cell>
          <table:table-cell office:value-type="float" office:value="57118" calcext:value-type="float">
            <text:p>5711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57" calcext:value-type="float">
            <text:p>22357</text:p>
          </table:table-cell>
          <table:table-cell office:value-type="string" calcext:value-type="string">
            <text:p>Marching Cubes</text:p>
          </table:table-cell>
          <table:table-cell office:value-type="float" office:value="57372" calcext:value-type="float">
            <text:p>573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58" calcext:value-type="float">
            <text:p>22358</text:p>
          </table:table-cell>
          <table:table-cell office:value-type="string" calcext:value-type="string">
            <text:p>Marching Cubes</text:p>
          </table:table-cell>
          <table:table-cell office:value-type="float" office:value="56533" calcext:value-type="float">
            <text:p>5653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59" calcext:value-type="float">
            <text:p>22359</text:p>
          </table:table-cell>
          <table:table-cell office:value-type="string" calcext:value-type="string">
            <text:p>Marching Cubes</text:p>
          </table:table-cell>
          <table:table-cell office:value-type="float" office:value="58552" calcext:value-type="float">
            <text:p>5855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60" calcext:value-type="float">
            <text:p>22360</text:p>
          </table:table-cell>
          <table:table-cell office:value-type="string" calcext:value-type="string">
            <text:p>Marching Cubes</text:p>
          </table:table-cell>
          <table:table-cell office:value-type="float" office:value="58829" calcext:value-type="float">
            <text:p>588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61" calcext:value-type="float">
            <text:p>22361</text:p>
          </table:table-cell>
          <table:table-cell office:value-type="string" calcext:value-type="string">
            <text:p>Marching Cubes</text:p>
          </table:table-cell>
          <table:table-cell office:value-type="float" office:value="56704" calcext:value-type="float">
            <text:p>5670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62" calcext:value-type="float">
            <text:p>22362</text:p>
          </table:table-cell>
          <table:table-cell office:value-type="string" calcext:value-type="string">
            <text:p>Marching Cubes</text:p>
          </table:table-cell>
          <table:table-cell office:value-type="float" office:value="57541" calcext:value-type="float">
            <text:p>5754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63" calcext:value-type="float">
            <text:p>22363</text:p>
          </table:table-cell>
          <table:table-cell office:value-type="string" calcext:value-type="string">
            <text:p>Marching Cubes</text:p>
          </table:table-cell>
          <table:table-cell office:value-type="float" office:value="56898" calcext:value-type="float">
            <text:p>5689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64" calcext:value-type="float">
            <text:p>22364</text:p>
          </table:table-cell>
          <table:table-cell office:value-type="string" calcext:value-type="string">
            <text:p>Marching Cubes</text:p>
          </table:table-cell>
          <table:table-cell office:value-type="float" office:value="56709" calcext:value-type="float">
            <text:p>567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65" calcext:value-type="float">
            <text:p>22365</text:p>
          </table:table-cell>
          <table:table-cell office:value-type="string" calcext:value-type="string">
            <text:p>Marching Cubes</text:p>
          </table:table-cell>
          <table:table-cell office:value-type="float" office:value="57927" calcext:value-type="float">
            <text:p>5792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66" calcext:value-type="float">
            <text:p>22366</text:p>
          </table:table-cell>
          <table:table-cell office:value-type="string" calcext:value-type="string">
            <text:p>Marching Cubes</text:p>
          </table:table-cell>
          <table:table-cell office:value-type="float" office:value="57222" calcext:value-type="float">
            <text:p>572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67" calcext:value-type="float">
            <text:p>22367</text:p>
          </table:table-cell>
          <table:table-cell office:value-type="string" calcext:value-type="string">
            <text:p>Marching Cubes</text:p>
          </table:table-cell>
          <table:table-cell office:value-type="float" office:value="57851" calcext:value-type="float">
            <text:p>5785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68" calcext:value-type="float">
            <text:p>22368</text:p>
          </table:table-cell>
          <table:table-cell office:value-type="string" calcext:value-type="string">
            <text:p>Marching Cubes</text:p>
          </table:table-cell>
          <table:table-cell office:value-type="float" office:value="58517" calcext:value-type="float">
            <text:p>5851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69" calcext:value-type="float">
            <text:p>22369</text:p>
          </table:table-cell>
          <table:table-cell office:value-type="string" calcext:value-type="string">
            <text:p>Marching Cubes</text:p>
          </table:table-cell>
          <table:table-cell office:value-type="float" office:value="57613" calcext:value-type="float">
            <text:p>5761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70" calcext:value-type="float">
            <text:p>22370</text:p>
          </table:table-cell>
          <table:table-cell office:value-type="string" calcext:value-type="string">
            <text:p>Marching Cubes</text:p>
          </table:table-cell>
          <table:table-cell office:value-type="float" office:value="56753" calcext:value-type="float">
            <text:p>5675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71" calcext:value-type="float">
            <text:p>22371</text:p>
          </table:table-cell>
          <table:table-cell office:value-type="string" calcext:value-type="string">
            <text:p>Marching Cubes</text:p>
          </table:table-cell>
          <table:table-cell office:value-type="float" office:value="57515" calcext:value-type="float">
            <text:p>575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72" calcext:value-type="float">
            <text:p>22372</text:p>
          </table:table-cell>
          <table:table-cell office:value-type="string" calcext:value-type="string">
            <text:p>Marching Cubes</text:p>
          </table:table-cell>
          <table:table-cell office:value-type="float" office:value="56558" calcext:value-type="float">
            <text:p>5655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73" calcext:value-type="float">
            <text:p>22373</text:p>
          </table:table-cell>
          <table:table-cell office:value-type="string" calcext:value-type="string">
            <text:p>Marching Cubes</text:p>
          </table:table-cell>
          <table:table-cell office:value-type="float" office:value="57407" calcext:value-type="float">
            <text:p>5740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74" calcext:value-type="float">
            <text:p>22374</text:p>
          </table:table-cell>
          <table:table-cell office:value-type="string" calcext:value-type="string">
            <text:p>Marching Cubes</text:p>
          </table:table-cell>
          <table:table-cell office:value-type="float" office:value="57687" calcext:value-type="float">
            <text:p>5768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75" calcext:value-type="float">
            <text:p>22375</text:p>
          </table:table-cell>
          <table:table-cell office:value-type="string" calcext:value-type="string">
            <text:p>Marching Cubes</text:p>
          </table:table-cell>
          <table:table-cell office:value-type="float" office:value="58596" calcext:value-type="float">
            <text:p>5859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76" calcext:value-type="float">
            <text:p>22376</text:p>
          </table:table-cell>
          <table:table-cell office:value-type="string" calcext:value-type="string">
            <text:p>Marching Cubes</text:p>
          </table:table-cell>
          <table:table-cell office:value-type="float" office:value="58258" calcext:value-type="float">
            <text:p>582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77" calcext:value-type="float">
            <text:p>22377</text:p>
          </table:table-cell>
          <table:table-cell office:value-type="string" calcext:value-type="string">
            <text:p>Marching Cubes</text:p>
          </table:table-cell>
          <table:table-cell office:value-type="float" office:value="56920" calcext:value-type="float">
            <text:p>569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78" calcext:value-type="float">
            <text:p>22378</text:p>
          </table:table-cell>
          <table:table-cell office:value-type="string" calcext:value-type="string">
            <text:p>Marching Cubes</text:p>
          </table:table-cell>
          <table:table-cell office:value-type="float" office:value="57288" calcext:value-type="float">
            <text:p>5728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79" calcext:value-type="float">
            <text:p>22379</text:p>
          </table:table-cell>
          <table:table-cell office:value-type="string" calcext:value-type="string">
            <text:p>Marching Cubes</text:p>
          </table:table-cell>
          <table:table-cell office:value-type="float" office:value="57057" calcext:value-type="float">
            <text:p>5705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80" calcext:value-type="float">
            <text:p>22380</text:p>
          </table:table-cell>
          <table:table-cell office:value-type="string" calcext:value-type="string">
            <text:p>Marching Cubes</text:p>
          </table:table-cell>
          <table:table-cell office:value-type="float" office:value="57306" calcext:value-type="float">
            <text:p>5730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81" calcext:value-type="float">
            <text:p>22381</text:p>
          </table:table-cell>
          <table:table-cell office:value-type="string" calcext:value-type="string">
            <text:p>Marching Cubes</text:p>
          </table:table-cell>
          <table:table-cell office:value-type="float" office:value="57339" calcext:value-type="float">
            <text:p>5733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82" calcext:value-type="float">
            <text:p>22382</text:p>
          </table:table-cell>
          <table:table-cell office:value-type="string" calcext:value-type="string">
            <text:p>Marching Cubes</text:p>
          </table:table-cell>
          <table:table-cell office:value-type="float" office:value="56726" calcext:value-type="float">
            <text:p>5672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83" calcext:value-type="float">
            <text:p>22383</text:p>
          </table:table-cell>
          <table:table-cell office:value-type="string" calcext:value-type="string">
            <text:p>Marching Cubes</text:p>
          </table:table-cell>
          <table:table-cell office:value-type="float" office:value="58229" calcext:value-type="float">
            <text:p>582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84" calcext:value-type="float">
            <text:p>22384</text:p>
          </table:table-cell>
          <table:table-cell office:value-type="string" calcext:value-type="string">
            <text:p>Marching Cubes</text:p>
          </table:table-cell>
          <table:table-cell office:value-type="float" office:value="58523" calcext:value-type="float">
            <text:p>585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85" calcext:value-type="float">
            <text:p>22385</text:p>
          </table:table-cell>
          <table:table-cell office:value-type="string" calcext:value-type="string">
            <text:p>Marching Cubes</text:p>
          </table:table-cell>
          <table:table-cell office:value-type="float" office:value="56941" calcext:value-type="float">
            <text:p>5694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86" calcext:value-type="float">
            <text:p>22386</text:p>
          </table:table-cell>
          <table:table-cell office:value-type="string" calcext:value-type="string">
            <text:p>Marching Cubes</text:p>
          </table:table-cell>
          <table:table-cell office:value-type="float" office:value="59375" calcext:value-type="float">
            <text:p>5937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87" calcext:value-type="float">
            <text:p>22387</text:p>
          </table:table-cell>
          <table:table-cell office:value-type="string" calcext:value-type="string">
            <text:p>Marching Cubes</text:p>
          </table:table-cell>
          <table:table-cell office:value-type="float" office:value="57359" calcext:value-type="float">
            <text:p>5735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88" calcext:value-type="float">
            <text:p>22388</text:p>
          </table:table-cell>
          <table:table-cell office:value-type="string" calcext:value-type="string">
            <text:p>Marching Cubes</text:p>
          </table:table-cell>
          <table:table-cell office:value-type="float" office:value="57158" calcext:value-type="float">
            <text:p>571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89" calcext:value-type="float">
            <text:p>22389</text:p>
          </table:table-cell>
          <table:table-cell office:value-type="string" calcext:value-type="string">
            <text:p>Marching Cubes</text:p>
          </table:table-cell>
          <table:table-cell office:value-type="float" office:value="57104" calcext:value-type="float">
            <text:p>5710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90" calcext:value-type="float">
            <text:p>22390</text:p>
          </table:table-cell>
          <table:table-cell office:value-type="string" calcext:value-type="string">
            <text:p>Marching Cubes</text:p>
          </table:table-cell>
          <table:table-cell office:value-type="float" office:value="57424" calcext:value-type="float">
            <text:p>574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91" calcext:value-type="float">
            <text:p>22391</text:p>
          </table:table-cell>
          <table:table-cell office:value-type="string" calcext:value-type="string">
            <text:p>Marching Cubes</text:p>
          </table:table-cell>
          <table:table-cell office:value-type="float" office:value="58518" calcext:value-type="float">
            <text:p>5851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92" calcext:value-type="float">
            <text:p>22392</text:p>
          </table:table-cell>
          <table:table-cell office:value-type="string" calcext:value-type="string">
            <text:p>Marching Cubes</text:p>
          </table:table-cell>
          <table:table-cell office:value-type="float" office:value="58277" calcext:value-type="float">
            <text:p>5827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93" calcext:value-type="float">
            <text:p>22393</text:p>
          </table:table-cell>
          <table:table-cell office:value-type="string" calcext:value-type="string">
            <text:p>Marching Cubes</text:p>
          </table:table-cell>
          <table:table-cell office:value-type="float" office:value="57206" calcext:value-type="float">
            <text:p>572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94" calcext:value-type="float">
            <text:p>22394</text:p>
          </table:table-cell>
          <table:table-cell office:value-type="string" calcext:value-type="string">
            <text:p>Marching Cubes</text:p>
          </table:table-cell>
          <table:table-cell office:value-type="float" office:value="56942" calcext:value-type="float">
            <text:p>5694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95" calcext:value-type="float">
            <text:p>22395</text:p>
          </table:table-cell>
          <table:table-cell office:value-type="string" calcext:value-type="string">
            <text:p>Marching Cubes</text:p>
          </table:table-cell>
          <table:table-cell office:value-type="float" office:value="57329" calcext:value-type="float">
            <text:p>573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96" calcext:value-type="float">
            <text:p>22396</text:p>
          </table:table-cell>
          <table:table-cell office:value-type="string" calcext:value-type="string">
            <text:p>Marching Cubes</text:p>
          </table:table-cell>
          <table:table-cell office:value-type="float" office:value="57164" calcext:value-type="float">
            <text:p>5716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97" calcext:value-type="float">
            <text:p>22397</text:p>
          </table:table-cell>
          <table:table-cell office:value-type="string" calcext:value-type="string">
            <text:p>Marching Cubes</text:p>
          </table:table-cell>
          <table:table-cell office:value-type="float" office:value="56880" calcext:value-type="float">
            <text:p>5688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98" calcext:value-type="float">
            <text:p>22398</text:p>
          </table:table-cell>
          <table:table-cell office:value-type="string" calcext:value-type="string">
            <text:p>Marching Cubes</text:p>
          </table:table-cell>
          <table:table-cell office:value-type="float" office:value="57134" calcext:value-type="float">
            <text:p>5713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99" calcext:value-type="float">
            <text:p>22399</text:p>
          </table:table-cell>
          <table:table-cell office:value-type="string" calcext:value-type="string">
            <text:p>Marching Cubes</text:p>
          </table:table-cell>
          <table:table-cell office:value-type="float" office:value="57748" calcext:value-type="float">
            <text:p>5774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string" calcext:value-type="string">
            <text:p>Marching Cubes</text:p>
          </table:table-cell>
          <table:table-cell office:value-type="float" office:value="58319" calcext:value-type="float">
            <text:p>5831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01" calcext:value-type="float">
            <text:p>22401</text:p>
          </table:table-cell>
          <table:table-cell office:value-type="string" calcext:value-type="string">
            <text:p>Marching Cubes</text:p>
          </table:table-cell>
          <table:table-cell office:value-type="float" office:value="56953" calcext:value-type="float">
            <text:p>5695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02" calcext:value-type="float">
            <text:p>22402</text:p>
          </table:table-cell>
          <table:table-cell office:value-type="string" calcext:value-type="string">
            <text:p>Marching Cubes</text:p>
          </table:table-cell>
          <table:table-cell office:value-type="float" office:value="56957" calcext:value-type="float">
            <text:p>5695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03" calcext:value-type="float">
            <text:p>22403</text:p>
          </table:table-cell>
          <table:table-cell office:value-type="string" calcext:value-type="string">
            <text:p>Marching Cubes</text:p>
          </table:table-cell>
          <table:table-cell office:value-type="float" office:value="57090" calcext:value-type="float">
            <text:p>5709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04" calcext:value-type="float">
            <text:p>22404</text:p>
          </table:table-cell>
          <table:table-cell office:value-type="string" calcext:value-type="string">
            <text:p>Marching Cubes</text:p>
          </table:table-cell>
          <table:table-cell office:value-type="float" office:value="57187" calcext:value-type="float">
            <text:p>5718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05" calcext:value-type="float">
            <text:p>22405</text:p>
          </table:table-cell>
          <table:table-cell office:value-type="string" calcext:value-type="string">
            <text:p>Marching Cubes</text:p>
          </table:table-cell>
          <table:table-cell office:value-type="float" office:value="57499" calcext:value-type="float">
            <text:p>5749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06" calcext:value-type="float">
            <text:p>22406</text:p>
          </table:table-cell>
          <table:table-cell office:value-type="string" calcext:value-type="string">
            <text:p>Marching Cubes</text:p>
          </table:table-cell>
          <table:table-cell office:value-type="float" office:value="57425" calcext:value-type="float">
            <text:p>5742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07" calcext:value-type="float">
            <text:p>22407</text:p>
          </table:table-cell>
          <table:table-cell office:value-type="string" calcext:value-type="string">
            <text:p>Marching Cubes</text:p>
          </table:table-cell>
          <table:table-cell office:value-type="float" office:value="58199" calcext:value-type="float">
            <text:p>5819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08" calcext:value-type="float">
            <text:p>22408</text:p>
          </table:table-cell>
          <table:table-cell office:value-type="string" calcext:value-type="string">
            <text:p>Marching Cubes</text:p>
          </table:table-cell>
          <table:table-cell office:value-type="float" office:value="58874" calcext:value-type="float">
            <text:p>5887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09" calcext:value-type="float">
            <text:p>22409</text:p>
          </table:table-cell>
          <table:table-cell office:value-type="string" calcext:value-type="string">
            <text:p>Marching Cubes</text:p>
          </table:table-cell>
          <table:table-cell office:value-type="float" office:value="56979" calcext:value-type="float">
            <text:p>5697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10" calcext:value-type="float">
            <text:p>22410</text:p>
          </table:table-cell>
          <table:table-cell office:value-type="string" calcext:value-type="string">
            <text:p>Marching Cubes</text:p>
          </table:table-cell>
          <table:table-cell office:value-type="float" office:value="56916" calcext:value-type="float">
            <text:p>569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11" calcext:value-type="float">
            <text:p>22411</text:p>
          </table:table-cell>
          <table:table-cell office:value-type="string" calcext:value-type="string">
            <text:p>Marching Cubes</text:p>
          </table:table-cell>
          <table:table-cell office:value-type="float" office:value="56620" calcext:value-type="float">
            <text:p>5662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12" calcext:value-type="float">
            <text:p>22412</text:p>
          </table:table-cell>
          <table:table-cell office:value-type="string" calcext:value-type="string">
            <text:p>Marching Cubes</text:p>
          </table:table-cell>
          <table:table-cell office:value-type="float" office:value="56788" calcext:value-type="float">
            <text:p>567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13" calcext:value-type="float">
            <text:p>22413</text:p>
          </table:table-cell>
          <table:table-cell office:value-type="string" calcext:value-type="string">
            <text:p>Marching Cubes</text:p>
          </table:table-cell>
          <table:table-cell office:value-type="float" office:value="57076" calcext:value-type="float">
            <text:p>5707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14" calcext:value-type="float">
            <text:p>22414</text:p>
          </table:table-cell>
          <table:table-cell office:value-type="string" calcext:value-type="string">
            <text:p>Marching Cubes</text:p>
          </table:table-cell>
          <table:table-cell office:value-type="float" office:value="57255" calcext:value-type="float">
            <text:p>5725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15" calcext:value-type="float">
            <text:p>22415</text:p>
          </table:table-cell>
          <table:table-cell office:value-type="string" calcext:value-type="string">
            <text:p>Marching Cubes</text:p>
          </table:table-cell>
          <table:table-cell office:value-type="float" office:value="58542" calcext:value-type="float">
            <text:p>5854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16" calcext:value-type="float">
            <text:p>22416</text:p>
          </table:table-cell>
          <table:table-cell office:value-type="string" calcext:value-type="string">
            <text:p>Marching Cubes</text:p>
          </table:table-cell>
          <table:table-cell office:value-type="float" office:value="58434" calcext:value-type="float">
            <text:p>5843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17" calcext:value-type="float">
            <text:p>22417</text:p>
          </table:table-cell>
          <table:table-cell office:value-type="string" calcext:value-type="string">
            <text:p>Marching Cubes</text:p>
          </table:table-cell>
          <table:table-cell office:value-type="float" office:value="57100" calcext:value-type="float">
            <text:p>571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18" calcext:value-type="float">
            <text:p>22418</text:p>
          </table:table-cell>
          <table:table-cell office:value-type="string" calcext:value-type="string">
            <text:p>Marching Cubes</text:p>
          </table:table-cell>
          <table:table-cell office:value-type="float" office:value="57003" calcext:value-type="float">
            <text:p>5700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19" calcext:value-type="float">
            <text:p>22419</text:p>
          </table:table-cell>
          <table:table-cell office:value-type="string" calcext:value-type="string">
            <text:p>Marching Cubes</text:p>
          </table:table-cell>
          <table:table-cell office:value-type="float" office:value="57299" calcext:value-type="float">
            <text:p>5729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20" calcext:value-type="float">
            <text:p>22420</text:p>
          </table:table-cell>
          <table:table-cell office:value-type="string" calcext:value-type="string">
            <text:p>Marching Cubes</text:p>
          </table:table-cell>
          <table:table-cell office:value-type="float" office:value="57688" calcext:value-type="float">
            <text:p>576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21" calcext:value-type="float">
            <text:p>22421</text:p>
          </table:table-cell>
          <table:table-cell office:value-type="string" calcext:value-type="string">
            <text:p>Marching Cubes</text:p>
          </table:table-cell>
          <table:table-cell office:value-type="float" office:value="60648" calcext:value-type="float">
            <text:p>6064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22" calcext:value-type="float">
            <text:p>22422</text:p>
          </table:table-cell>
          <table:table-cell office:value-type="string" calcext:value-type="string">
            <text:p>Marching Cubes</text:p>
          </table:table-cell>
          <table:table-cell office:value-type="float" office:value="57361" calcext:value-type="float">
            <text:p>5736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string" calcext:value-type="string">
            <text:p>Marching Cubes</text:p>
          </table:table-cell>
          <table:table-cell office:value-type="float" office:value="58884" calcext:value-type="float">
            <text:p>5888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24" calcext:value-type="float">
            <text:p>22424</text:p>
          </table:table-cell>
          <table:table-cell office:value-type="string" calcext:value-type="string">
            <text:p>Marching Cubes</text:p>
          </table:table-cell>
          <table:table-cell office:value-type="float" office:value="58608" calcext:value-type="float">
            <text:p>5860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25" calcext:value-type="float">
            <text:p>22425</text:p>
          </table:table-cell>
          <table:table-cell office:value-type="string" calcext:value-type="string">
            <text:p>Marching Cubes</text:p>
          </table:table-cell>
          <table:table-cell office:value-type="float" office:value="57705" calcext:value-type="float">
            <text:p>5770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26" calcext:value-type="float">
            <text:p>22426</text:p>
          </table:table-cell>
          <table:table-cell office:value-type="string" calcext:value-type="string">
            <text:p>Marching Cubes</text:p>
          </table:table-cell>
          <table:table-cell office:value-type="float" office:value="57452" calcext:value-type="float">
            <text:p>5745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27" calcext:value-type="float">
            <text:p>22427</text:p>
          </table:table-cell>
          <table:table-cell office:value-type="string" calcext:value-type="string">
            <text:p>Marching Cubes</text:p>
          </table:table-cell>
          <table:table-cell office:value-type="float" office:value="56778" calcext:value-type="float">
            <text:p>567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28" calcext:value-type="float">
            <text:p>22428</text:p>
          </table:table-cell>
          <table:table-cell office:value-type="string" calcext:value-type="string">
            <text:p>Marching Cubes</text:p>
          </table:table-cell>
          <table:table-cell office:value-type="float" office:value="56904" calcext:value-type="float">
            <text:p>5690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29" calcext:value-type="float">
            <text:p>22429</text:p>
          </table:table-cell>
          <table:table-cell office:value-type="string" calcext:value-type="string">
            <text:p>Marching Cubes</text:p>
          </table:table-cell>
          <table:table-cell office:value-type="float" office:value="57310" calcext:value-type="float">
            <text:p>573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30" calcext:value-type="float">
            <text:p>22430</text:p>
          </table:table-cell>
          <table:table-cell office:value-type="string" calcext:value-type="string">
            <text:p>Marching Cubes</text:p>
          </table:table-cell>
          <table:table-cell office:value-type="float" office:value="57291" calcext:value-type="float">
            <text:p>5729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31" calcext:value-type="float">
            <text:p>22431</text:p>
          </table:table-cell>
          <table:table-cell office:value-type="string" calcext:value-type="string">
            <text:p>Marching Cubes</text:p>
          </table:table-cell>
          <table:table-cell office:value-type="float" office:value="57787" calcext:value-type="float">
            <text:p>5778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32" calcext:value-type="float">
            <text:p>22432</text:p>
          </table:table-cell>
          <table:table-cell office:value-type="string" calcext:value-type="string">
            <text:p>Marching Cubes</text:p>
          </table:table-cell>
          <table:table-cell office:value-type="float" office:value="58348" calcext:value-type="float">
            <text:p>5834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33" calcext:value-type="float">
            <text:p>22433</text:p>
          </table:table-cell>
          <table:table-cell office:value-type="string" calcext:value-type="string">
            <text:p>Marching Cubes</text:p>
          </table:table-cell>
          <table:table-cell office:value-type="float" office:value="57230" calcext:value-type="float">
            <text:p>572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34" calcext:value-type="float">
            <text:p>22434</text:p>
          </table:table-cell>
          <table:table-cell office:value-type="string" calcext:value-type="string">
            <text:p>Marching Cubes</text:p>
          </table:table-cell>
          <table:table-cell office:value-type="float" office:value="56936" calcext:value-type="float">
            <text:p>569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35" calcext:value-type="float">
            <text:p>22435</text:p>
          </table:table-cell>
          <table:table-cell office:value-type="string" calcext:value-type="string">
            <text:p>Marching Cubes</text:p>
          </table:table-cell>
          <table:table-cell office:value-type="float" office:value="57760" calcext:value-type="float">
            <text:p>5776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36" calcext:value-type="float">
            <text:p>22436</text:p>
          </table:table-cell>
          <table:table-cell office:value-type="string" calcext:value-type="string">
            <text:p>Marching Cubes</text:p>
          </table:table-cell>
          <table:table-cell office:value-type="float" office:value="57499" calcext:value-type="float">
            <text:p>5749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37" calcext:value-type="float">
            <text:p>22437</text:p>
          </table:table-cell>
          <table:table-cell office:value-type="string" calcext:value-type="string">
            <text:p>Marching Cubes</text:p>
          </table:table-cell>
          <table:table-cell office:value-type="float" office:value="56845" calcext:value-type="float">
            <text:p>5684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38" calcext:value-type="float">
            <text:p>22438</text:p>
          </table:table-cell>
          <table:table-cell office:value-type="string" calcext:value-type="string">
            <text:p>Marching Cubes</text:p>
          </table:table-cell>
          <table:table-cell office:value-type="float" office:value="57633" calcext:value-type="float">
            <text:p>5763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39" calcext:value-type="float">
            <text:p>22439</text:p>
          </table:table-cell>
          <table:table-cell office:value-type="string" calcext:value-type="string">
            <text:p>Marching Cubes</text:p>
          </table:table-cell>
          <table:table-cell office:value-type="float" office:value="58524" calcext:value-type="float">
            <text:p>585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40" calcext:value-type="float">
            <text:p>22440</text:p>
          </table:table-cell>
          <table:table-cell office:value-type="string" calcext:value-type="string">
            <text:p>Marching Cubes</text:p>
          </table:table-cell>
          <table:table-cell office:value-type="float" office:value="59189" calcext:value-type="float">
            <text:p>5918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41" calcext:value-type="float">
            <text:p>22441</text:p>
          </table:table-cell>
          <table:table-cell office:value-type="string" calcext:value-type="string">
            <text:p>Marching Cubes</text:p>
          </table:table-cell>
          <table:table-cell office:value-type="float" office:value="57957" calcext:value-type="float">
            <text:p>5795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42" calcext:value-type="float">
            <text:p>22442</text:p>
          </table:table-cell>
          <table:table-cell office:value-type="string" calcext:value-type="string">
            <text:p>Marching Cubes</text:p>
          </table:table-cell>
          <table:table-cell office:value-type="float" office:value="57359" calcext:value-type="float">
            <text:p>5735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43" calcext:value-type="float">
            <text:p>22443</text:p>
          </table:table-cell>
          <table:table-cell office:value-type="string" calcext:value-type="string">
            <text:p>Marching Cubes</text:p>
          </table:table-cell>
          <table:table-cell office:value-type="float" office:value="57485" calcext:value-type="float">
            <text:p>5748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44" calcext:value-type="float">
            <text:p>22444</text:p>
          </table:table-cell>
          <table:table-cell office:value-type="string" calcext:value-type="string">
            <text:p>Marching Cubes</text:p>
          </table:table-cell>
          <table:table-cell office:value-type="float" office:value="57323" calcext:value-type="float">
            <text:p>573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45" calcext:value-type="float">
            <text:p>22445</text:p>
          </table:table-cell>
          <table:table-cell office:value-type="string" calcext:value-type="string">
            <text:p>Marching Cubes</text:p>
          </table:table-cell>
          <table:table-cell office:value-type="float" office:value="57290" calcext:value-type="float">
            <text:p>5729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46" calcext:value-type="float">
            <text:p>22446</text:p>
          </table:table-cell>
          <table:table-cell office:value-type="string" calcext:value-type="string">
            <text:p>Marching Cubes</text:p>
          </table:table-cell>
          <table:table-cell office:value-type="float" office:value="57473" calcext:value-type="float">
            <text:p>5747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47" calcext:value-type="float">
            <text:p>22447</text:p>
          </table:table-cell>
          <table:table-cell office:value-type="string" calcext:value-type="string">
            <text:p>Marching Cubes</text:p>
          </table:table-cell>
          <table:table-cell office:value-type="float" office:value="57966" calcext:value-type="float">
            <text:p>5796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48" calcext:value-type="float">
            <text:p>22448</text:p>
          </table:table-cell>
          <table:table-cell office:value-type="string" calcext:value-type="string">
            <text:p>Marching Cubes</text:p>
          </table:table-cell>
          <table:table-cell office:value-type="float" office:value="57962" calcext:value-type="float">
            <text:p>579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49" calcext:value-type="float">
            <text:p>22449</text:p>
          </table:table-cell>
          <table:table-cell office:value-type="string" calcext:value-type="string">
            <text:p>Marching Cubes</text:p>
          </table:table-cell>
          <table:table-cell office:value-type="float" office:value="57076" calcext:value-type="float">
            <text:p>5707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50" calcext:value-type="float">
            <text:p>22450</text:p>
          </table:table-cell>
          <table:table-cell office:value-type="string" calcext:value-type="string">
            <text:p>Marching Cubes</text:p>
          </table:table-cell>
          <table:table-cell office:value-type="float" office:value="57271" calcext:value-type="float">
            <text:p>5727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51" calcext:value-type="float">
            <text:p>22451</text:p>
          </table:table-cell>
          <table:table-cell office:value-type="string" calcext:value-type="string">
            <text:p>Marching Cubes</text:p>
          </table:table-cell>
          <table:table-cell office:value-type="float" office:value="56994" calcext:value-type="float">
            <text:p>5699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52" calcext:value-type="float">
            <text:p>22452</text:p>
          </table:table-cell>
          <table:table-cell office:value-type="string" calcext:value-type="string">
            <text:p>Marching Cubes</text:p>
          </table:table-cell>
          <table:table-cell office:value-type="float" office:value="56708" calcext:value-type="float">
            <text:p>5670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53" calcext:value-type="float">
            <text:p>22453</text:p>
          </table:table-cell>
          <table:table-cell office:value-type="string" calcext:value-type="string">
            <text:p>Marching Cubes</text:p>
          </table:table-cell>
          <table:table-cell office:value-type="float" office:value="56717" calcext:value-type="float">
            <text:p>567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54" calcext:value-type="float">
            <text:p>22454</text:p>
          </table:table-cell>
          <table:table-cell office:value-type="string" calcext:value-type="string">
            <text:p>Marching Cubes</text:p>
          </table:table-cell>
          <table:table-cell office:value-type="float" office:value="56989" calcext:value-type="float">
            <text:p>5698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55" calcext:value-type="float">
            <text:p>22455</text:p>
          </table:table-cell>
          <table:table-cell office:value-type="string" calcext:value-type="string">
            <text:p>Marching Cubes</text:p>
          </table:table-cell>
          <table:table-cell office:value-type="float" office:value="58845" calcext:value-type="float">
            <text:p>5884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56" calcext:value-type="float">
            <text:p>22456</text:p>
          </table:table-cell>
          <table:table-cell office:value-type="string" calcext:value-type="string">
            <text:p>Marching Cubes</text:p>
          </table:table-cell>
          <table:table-cell office:value-type="float" office:value="58274" calcext:value-type="float">
            <text:p>5827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57" calcext:value-type="float">
            <text:p>22457</text:p>
          </table:table-cell>
          <table:table-cell office:value-type="string" calcext:value-type="string">
            <text:p>Marching Cubes</text:p>
          </table:table-cell>
          <table:table-cell office:value-type="float" office:value="56505" calcext:value-type="float">
            <text:p>5650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58" calcext:value-type="float">
            <text:p>22458</text:p>
          </table:table-cell>
          <table:table-cell office:value-type="string" calcext:value-type="string">
            <text:p>Marching Cubes</text:p>
          </table:table-cell>
          <table:table-cell office:value-type="float" office:value="57286" calcext:value-type="float">
            <text:p>5728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59" calcext:value-type="float">
            <text:p>22459</text:p>
          </table:table-cell>
          <table:table-cell office:value-type="string" calcext:value-type="string">
            <text:p>Marching Cubes</text:p>
          </table:table-cell>
          <table:table-cell office:value-type="float" office:value="63782" calcext:value-type="float">
            <text:p>6378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60" calcext:value-type="float">
            <text:p>22460</text:p>
          </table:table-cell>
          <table:table-cell office:value-type="string" calcext:value-type="string">
            <text:p>Marching Cubes</text:p>
          </table:table-cell>
          <table:table-cell office:value-type="float" office:value="57983" calcext:value-type="float">
            <text:p>5798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61" calcext:value-type="float">
            <text:p>22461</text:p>
          </table:table-cell>
          <table:table-cell office:value-type="string" calcext:value-type="string">
            <text:p>Marching Cubes</text:p>
          </table:table-cell>
          <table:table-cell office:value-type="float" office:value="56815" calcext:value-type="float">
            <text:p>568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62" calcext:value-type="float">
            <text:p>22462</text:p>
          </table:table-cell>
          <table:table-cell office:value-type="string" calcext:value-type="string">
            <text:p>Marching Cubes</text:p>
          </table:table-cell>
          <table:table-cell office:value-type="float" office:value="62584" calcext:value-type="float">
            <text:p>6258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63" calcext:value-type="float">
            <text:p>22463</text:p>
          </table:table-cell>
          <table:table-cell office:value-type="string" calcext:value-type="string">
            <text:p>Marching Cubes</text:p>
          </table:table-cell>
          <table:table-cell office:value-type="float" office:value="59162" calcext:value-type="float">
            <text:p>591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64" calcext:value-type="float">
            <text:p>22464</text:p>
          </table:table-cell>
          <table:table-cell office:value-type="string" calcext:value-type="string">
            <text:p>Marching Cubes</text:p>
          </table:table-cell>
          <table:table-cell office:value-type="float" office:value="58370" calcext:value-type="float">
            <text:p>5837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65" calcext:value-type="float">
            <text:p>22465</text:p>
          </table:table-cell>
          <table:table-cell office:value-type="string" calcext:value-type="string">
            <text:p>Marching Cubes</text:p>
          </table:table-cell>
          <table:table-cell office:value-type="float" office:value="56650" calcext:value-type="float">
            <text:p>566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66" calcext:value-type="float">
            <text:p>22466</text:p>
          </table:table-cell>
          <table:table-cell office:value-type="string" calcext:value-type="string">
            <text:p>Marching Cubes</text:p>
          </table:table-cell>
          <table:table-cell office:value-type="float" office:value="57001" calcext:value-type="float">
            <text:p>570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67" calcext:value-type="float">
            <text:p>22467</text:p>
          </table:table-cell>
          <table:table-cell office:value-type="string" calcext:value-type="string">
            <text:p>Marching Cubes</text:p>
          </table:table-cell>
          <table:table-cell office:value-type="float" office:value="57380" calcext:value-type="float">
            <text:p>5738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68" calcext:value-type="float">
            <text:p>22468</text:p>
          </table:table-cell>
          <table:table-cell office:value-type="string" calcext:value-type="string">
            <text:p>Marching Cubes</text:p>
          </table:table-cell>
          <table:table-cell office:value-type="float" office:value="56822" calcext:value-type="float">
            <text:p>568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69" calcext:value-type="float">
            <text:p>22469</text:p>
          </table:table-cell>
          <table:table-cell office:value-type="string" calcext:value-type="string">
            <text:p>Marching Cubes</text:p>
          </table:table-cell>
          <table:table-cell office:value-type="float" office:value="57016" calcext:value-type="float">
            <text:p>5701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70" calcext:value-type="float">
            <text:p>22470</text:p>
          </table:table-cell>
          <table:table-cell office:value-type="string" calcext:value-type="string">
            <text:p>Marching Cubes</text:p>
          </table:table-cell>
          <table:table-cell office:value-type="float" office:value="57712" calcext:value-type="float">
            <text:p>577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71" calcext:value-type="float">
            <text:p>22471</text:p>
          </table:table-cell>
          <table:table-cell office:value-type="string" calcext:value-type="string">
            <text:p>Marching Cubes</text:p>
          </table:table-cell>
          <table:table-cell office:value-type="float" office:value="58352" calcext:value-type="float">
            <text:p>5835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72" calcext:value-type="float">
            <text:p>22472</text:p>
          </table:table-cell>
          <table:table-cell office:value-type="string" calcext:value-type="string">
            <text:p>Marching Cubes</text:p>
          </table:table-cell>
          <table:table-cell office:value-type="float" office:value="58677" calcext:value-type="float">
            <text:p>5867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73" calcext:value-type="float">
            <text:p>22473</text:p>
          </table:table-cell>
          <table:table-cell office:value-type="string" calcext:value-type="string">
            <text:p>Marching Cubes</text:p>
          </table:table-cell>
          <table:table-cell office:value-type="float" office:value="58013" calcext:value-type="float">
            <text:p>5801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74" calcext:value-type="float">
            <text:p>22474</text:p>
          </table:table-cell>
          <table:table-cell office:value-type="string" calcext:value-type="string">
            <text:p>Marching Cubes</text:p>
          </table:table-cell>
          <table:table-cell office:value-type="float" office:value="56855" calcext:value-type="float">
            <text:p>5685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75" calcext:value-type="float">
            <text:p>22475</text:p>
          </table:table-cell>
          <table:table-cell office:value-type="string" calcext:value-type="string">
            <text:p>Marching Cubes</text:p>
          </table:table-cell>
          <table:table-cell office:value-type="float" office:value="57226" calcext:value-type="float">
            <text:p>572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76" calcext:value-type="float">
            <text:p>22476</text:p>
          </table:table-cell>
          <table:table-cell office:value-type="string" calcext:value-type="string">
            <text:p>Marching Cubes</text:p>
          </table:table-cell>
          <table:table-cell office:value-type="float" office:value="57866" calcext:value-type="float">
            <text:p>5786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77" calcext:value-type="float">
            <text:p>22477</text:p>
          </table:table-cell>
          <table:table-cell office:value-type="string" calcext:value-type="string">
            <text:p>Marching Cubes</text:p>
          </table:table-cell>
          <table:table-cell office:value-type="float" office:value="56612" calcext:value-type="float">
            <text:p>566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78" calcext:value-type="float">
            <text:p>22478</text:p>
          </table:table-cell>
          <table:table-cell office:value-type="string" calcext:value-type="string">
            <text:p>Marching Cubes</text:p>
          </table:table-cell>
          <table:table-cell office:value-type="float" office:value="57068" calcext:value-type="float">
            <text:p>570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79" calcext:value-type="float">
            <text:p>22479</text:p>
          </table:table-cell>
          <table:table-cell office:value-type="string" calcext:value-type="string">
            <text:p>Marching Cubes</text:p>
          </table:table-cell>
          <table:table-cell office:value-type="float" office:value="58288" calcext:value-type="float">
            <text:p>5828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80" calcext:value-type="float">
            <text:p>22480</text:p>
          </table:table-cell>
          <table:table-cell office:value-type="string" calcext:value-type="string">
            <text:p>Marching Cubes</text:p>
          </table:table-cell>
          <table:table-cell office:value-type="float" office:value="58857" calcext:value-type="float">
            <text:p>5885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81" calcext:value-type="float">
            <text:p>22481</text:p>
          </table:table-cell>
          <table:table-cell office:value-type="string" calcext:value-type="string">
            <text:p>Marching Cubes</text:p>
          </table:table-cell>
          <table:table-cell office:value-type="float" office:value="57609" calcext:value-type="float">
            <text:p>5760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82" calcext:value-type="float">
            <text:p>22482</text:p>
          </table:table-cell>
          <table:table-cell office:value-type="string" calcext:value-type="string">
            <text:p>Marching Cubes</text:p>
          </table:table-cell>
          <table:table-cell office:value-type="float" office:value="56775" calcext:value-type="float">
            <text:p>5677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83" calcext:value-type="float">
            <text:p>22483</text:p>
          </table:table-cell>
          <table:table-cell office:value-type="string" calcext:value-type="string">
            <text:p>Marching Cubes</text:p>
          </table:table-cell>
          <table:table-cell office:value-type="float" office:value="57112" calcext:value-type="float">
            <text:p>571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84" calcext:value-type="float">
            <text:p>22484</text:p>
          </table:table-cell>
          <table:table-cell office:value-type="string" calcext:value-type="string">
            <text:p>Marching Cubes</text:p>
          </table:table-cell>
          <table:table-cell office:value-type="float" office:value="56616" calcext:value-type="float">
            <text:p>5661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85" calcext:value-type="float">
            <text:p>22485</text:p>
          </table:table-cell>
          <table:table-cell office:value-type="string" calcext:value-type="string">
            <text:p>Marching Cubes</text:p>
          </table:table-cell>
          <table:table-cell office:value-type="float" office:value="57244" calcext:value-type="float">
            <text:p>5724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86" calcext:value-type="float">
            <text:p>22486</text:p>
          </table:table-cell>
          <table:table-cell office:value-type="string" calcext:value-type="string">
            <text:p>Marching Cubes</text:p>
          </table:table-cell>
          <table:table-cell office:value-type="float" office:value="57240" calcext:value-type="float">
            <text:p>5724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87" calcext:value-type="float">
            <text:p>22487</text:p>
          </table:table-cell>
          <table:table-cell office:value-type="string" calcext:value-type="string">
            <text:p>Marching Cubes</text:p>
          </table:table-cell>
          <table:table-cell office:value-type="float" office:value="58467" calcext:value-type="float">
            <text:p>584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88" calcext:value-type="float">
            <text:p>22488</text:p>
          </table:table-cell>
          <table:table-cell office:value-type="string" calcext:value-type="string">
            <text:p>Marching Cubes</text:p>
          </table:table-cell>
          <table:table-cell office:value-type="float" office:value="58446" calcext:value-type="float">
            <text:p>5844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89" calcext:value-type="float">
            <text:p>22489</text:p>
          </table:table-cell>
          <table:table-cell office:value-type="string" calcext:value-type="string">
            <text:p>Marching Cubes</text:p>
          </table:table-cell>
          <table:table-cell office:value-type="float" office:value="58409" calcext:value-type="float">
            <text:p>584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90" calcext:value-type="float">
            <text:p>22490</text:p>
          </table:table-cell>
          <table:table-cell office:value-type="string" calcext:value-type="string">
            <text:p>Marching Cubes</text:p>
          </table:table-cell>
          <table:table-cell office:value-type="float" office:value="57008" calcext:value-type="float">
            <text:p>5700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91" calcext:value-type="float">
            <text:p>22491</text:p>
          </table:table-cell>
          <table:table-cell office:value-type="string" calcext:value-type="string">
            <text:p>Marching Cubes</text:p>
          </table:table-cell>
          <table:table-cell office:value-type="float" office:value="57008" calcext:value-type="float">
            <text:p>5700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92" calcext:value-type="float">
            <text:p>22492</text:p>
          </table:table-cell>
          <table:table-cell office:value-type="string" calcext:value-type="string">
            <text:p>Marching Cubes</text:p>
          </table:table-cell>
          <table:table-cell office:value-type="float" office:value="57022" calcext:value-type="float">
            <text:p>570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93" calcext:value-type="float">
            <text:p>22493</text:p>
          </table:table-cell>
          <table:table-cell office:value-type="string" calcext:value-type="string">
            <text:p>Marching Cubes</text:p>
          </table:table-cell>
          <table:table-cell office:value-type="float" office:value="57621" calcext:value-type="float">
            <text:p>5762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94" calcext:value-type="float">
            <text:p>22494</text:p>
          </table:table-cell>
          <table:table-cell office:value-type="string" calcext:value-type="string">
            <text:p>Marching Cubes</text:p>
          </table:table-cell>
          <table:table-cell office:value-type="float" office:value="58696" calcext:value-type="float">
            <text:p>5869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95" calcext:value-type="float">
            <text:p>22495</text:p>
          </table:table-cell>
          <table:table-cell office:value-type="string" calcext:value-type="string">
            <text:p>Marching Cubes</text:p>
          </table:table-cell>
          <table:table-cell office:value-type="float" office:value="58788" calcext:value-type="float">
            <text:p>587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96" calcext:value-type="float">
            <text:p>22496</text:p>
          </table:table-cell>
          <table:table-cell office:value-type="string" calcext:value-type="string">
            <text:p>Marching Cubes</text:p>
          </table:table-cell>
          <table:table-cell office:value-type="float" office:value="59191" calcext:value-type="float">
            <text:p>5919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97" calcext:value-type="float">
            <text:p>22497</text:p>
          </table:table-cell>
          <table:table-cell office:value-type="string" calcext:value-type="string">
            <text:p>Marching Cubes</text:p>
          </table:table-cell>
          <table:table-cell office:value-type="float" office:value="56810" calcext:value-type="float">
            <text:p>568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98" calcext:value-type="float">
            <text:p>22498</text:p>
          </table:table-cell>
          <table:table-cell office:value-type="string" calcext:value-type="string">
            <text:p>Marching Cubes</text:p>
          </table:table-cell>
          <table:table-cell office:value-type="float" office:value="56795" calcext:value-type="float">
            <text:p>5679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99" calcext:value-type="float">
            <text:p>22499</text:p>
          </table:table-cell>
          <table:table-cell office:value-type="string" calcext:value-type="string">
            <text:p>Marching Cubes</text:p>
          </table:table-cell>
          <table:table-cell office:value-type="float" office:value="57143" calcext:value-type="float">
            <text:p>571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Marching Cubes</text:p>
          </table:table-cell>
          <table:table-cell office:value-type="float" office:value="57806" calcext:value-type="float">
            <text:p>5780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01" calcext:value-type="float">
            <text:p>22501</text:p>
          </table:table-cell>
          <table:table-cell office:value-type="string" calcext:value-type="string">
            <text:p>Marching Cubes</text:p>
          </table:table-cell>
          <table:table-cell office:value-type="float" office:value="56664" calcext:value-type="float">
            <text:p>566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02" calcext:value-type="float">
            <text:p>22502</text:p>
          </table:table-cell>
          <table:table-cell office:value-type="string" calcext:value-type="string">
            <text:p>Marching Cubes</text:p>
          </table:table-cell>
          <table:table-cell office:value-type="float" office:value="56942" calcext:value-type="float">
            <text:p>5694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03" calcext:value-type="float">
            <text:p>22503</text:p>
          </table:table-cell>
          <table:table-cell office:value-type="string" calcext:value-type="string">
            <text:p>Marching Cubes</text:p>
          </table:table-cell>
          <table:table-cell office:value-type="float" office:value="58843" calcext:value-type="float">
            <text:p>5884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04" calcext:value-type="float">
            <text:p>22504</text:p>
          </table:table-cell>
          <table:table-cell office:value-type="string" calcext:value-type="string">
            <text:p>Marching Cubes</text:p>
          </table:table-cell>
          <table:table-cell office:value-type="float" office:value="58654" calcext:value-type="float">
            <text:p>5865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05" calcext:value-type="float">
            <text:p>22505</text:p>
          </table:table-cell>
          <table:table-cell office:value-type="string" calcext:value-type="string">
            <text:p>Marching Cubes</text:p>
          </table:table-cell>
          <table:table-cell office:value-type="float" office:value="57052" calcext:value-type="float">
            <text:p>5705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06" calcext:value-type="float">
            <text:p>22506</text:p>
          </table:table-cell>
          <table:table-cell office:value-type="string" calcext:value-type="string">
            <text:p>Marching Cubes</text:p>
          </table:table-cell>
          <table:table-cell office:value-type="float" office:value="57588" calcext:value-type="float">
            <text:p>575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07" calcext:value-type="float">
            <text:p>22507</text:p>
          </table:table-cell>
          <table:table-cell office:value-type="string" calcext:value-type="string">
            <text:p>Marching Cubes</text:p>
          </table:table-cell>
          <table:table-cell office:value-type="float" office:value="57464" calcext:value-type="float">
            <text:p>574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08" calcext:value-type="float">
            <text:p>22508</text:p>
          </table:table-cell>
          <table:table-cell office:value-type="string" calcext:value-type="string">
            <text:p>Marching Cubes</text:p>
          </table:table-cell>
          <table:table-cell office:value-type="float" office:value="59195" calcext:value-type="float">
            <text:p>5919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09" calcext:value-type="float">
            <text:p>22509</text:p>
          </table:table-cell>
          <table:table-cell office:value-type="string" calcext:value-type="string">
            <text:p>Marching Cubes</text:p>
          </table:table-cell>
          <table:table-cell office:value-type="float" office:value="57516" calcext:value-type="float">
            <text:p>575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10" calcext:value-type="float">
            <text:p>22510</text:p>
          </table:table-cell>
          <table:table-cell office:value-type="string" calcext:value-type="string">
            <text:p>Marching Cubes</text:p>
          </table:table-cell>
          <table:table-cell office:value-type="float" office:value="60360" calcext:value-type="float">
            <text:p>6036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11" calcext:value-type="float">
            <text:p>22511</text:p>
          </table:table-cell>
          <table:table-cell office:value-type="string" calcext:value-type="string">
            <text:p>Marching Cubes</text:p>
          </table:table-cell>
          <table:table-cell office:value-type="float" office:value="58439" calcext:value-type="float">
            <text:p>5843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12" calcext:value-type="float">
            <text:p>22512</text:p>
          </table:table-cell>
          <table:table-cell office:value-type="string" calcext:value-type="string">
            <text:p>Marching Cubes</text:p>
          </table:table-cell>
          <table:table-cell office:value-type="float" office:value="58376" calcext:value-type="float">
            <text:p>5837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13" calcext:value-type="float">
            <text:p>22513</text:p>
          </table:table-cell>
          <table:table-cell office:value-type="string" calcext:value-type="string">
            <text:p>Marching Cubes</text:p>
          </table:table-cell>
          <table:table-cell office:value-type="float" office:value="58868" calcext:value-type="float">
            <text:p>5886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14" calcext:value-type="float">
            <text:p>22514</text:p>
          </table:table-cell>
          <table:table-cell office:value-type="string" calcext:value-type="string">
            <text:p>Marching Cubes</text:p>
          </table:table-cell>
          <table:table-cell office:value-type="float" office:value="57173" calcext:value-type="float">
            <text:p>5717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15" calcext:value-type="float">
            <text:p>22515</text:p>
          </table:table-cell>
          <table:table-cell office:value-type="string" calcext:value-type="string">
            <text:p>Marching Cubes</text:p>
          </table:table-cell>
          <table:table-cell office:value-type="float" office:value="56776" calcext:value-type="float">
            <text:p>5677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16" calcext:value-type="float">
            <text:p>22516</text:p>
          </table:table-cell>
          <table:table-cell office:value-type="string" calcext:value-type="string">
            <text:p>Marching Cubes</text:p>
          </table:table-cell>
          <table:table-cell office:value-type="float" office:value="56896" calcext:value-type="float">
            <text:p>5689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17" calcext:value-type="float">
            <text:p>22517</text:p>
          </table:table-cell>
          <table:table-cell office:value-type="string" calcext:value-type="string">
            <text:p>Marching Cubes</text:p>
          </table:table-cell>
          <table:table-cell office:value-type="float" office:value="56782" calcext:value-type="float">
            <text:p>5678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18" calcext:value-type="float">
            <text:p>22518</text:p>
          </table:table-cell>
          <table:table-cell office:value-type="string" calcext:value-type="string">
            <text:p>Marching Cubes</text:p>
          </table:table-cell>
          <table:table-cell office:value-type="float" office:value="57344" calcext:value-type="float">
            <text:p>5734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19" calcext:value-type="float">
            <text:p>22519</text:p>
          </table:table-cell>
          <table:table-cell office:value-type="string" calcext:value-type="string">
            <text:p>Marching Cubes</text:p>
          </table:table-cell>
          <table:table-cell office:value-type="float" office:value="58440" calcext:value-type="float">
            <text:p>584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20" calcext:value-type="float">
            <text:p>22520</text:p>
          </table:table-cell>
          <table:table-cell office:value-type="string" calcext:value-type="string">
            <text:p>Marching Cubes</text:p>
          </table:table-cell>
          <table:table-cell office:value-type="float" office:value="59107" calcext:value-type="float">
            <text:p>5910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21" calcext:value-type="float">
            <text:p>22521</text:p>
          </table:table-cell>
          <table:table-cell office:value-type="string" calcext:value-type="string">
            <text:p>Marching Cubes</text:p>
          </table:table-cell>
          <table:table-cell office:value-type="float" office:value="57705" calcext:value-type="float">
            <text:p>577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22" calcext:value-type="float">
            <text:p>22522</text:p>
          </table:table-cell>
          <table:table-cell office:value-type="string" calcext:value-type="string">
            <text:p>Marching Cubes</text:p>
          </table:table-cell>
          <table:table-cell office:value-type="float" office:value="57245" calcext:value-type="float">
            <text:p>5724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23" calcext:value-type="float">
            <text:p>22523</text:p>
          </table:table-cell>
          <table:table-cell office:value-type="string" calcext:value-type="string">
            <text:p>Marching Cubes</text:p>
          </table:table-cell>
          <table:table-cell office:value-type="float" office:value="57959" calcext:value-type="float">
            <text:p>5795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24" calcext:value-type="float">
            <text:p>22524</text:p>
          </table:table-cell>
          <table:table-cell office:value-type="string" calcext:value-type="string">
            <text:p>Marching Cubes</text:p>
          </table:table-cell>
          <table:table-cell office:value-type="float" office:value="56937" calcext:value-type="float">
            <text:p>5693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25" calcext:value-type="float">
            <text:p>22525</text:p>
          </table:table-cell>
          <table:table-cell office:value-type="string" calcext:value-type="string">
            <text:p>Marching Cubes</text:p>
          </table:table-cell>
          <table:table-cell office:value-type="float" office:value="60786" calcext:value-type="float">
            <text:p>6078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26" calcext:value-type="float">
            <text:p>22526</text:p>
          </table:table-cell>
          <table:table-cell office:value-type="string" calcext:value-type="string">
            <text:p>Marching Cubes</text:p>
          </table:table-cell>
          <table:table-cell office:value-type="float" office:value="57088" calcext:value-type="float">
            <text:p>570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27" calcext:value-type="float">
            <text:p>22527</text:p>
          </table:table-cell>
          <table:table-cell office:value-type="string" calcext:value-type="string">
            <text:p>Marching Cubes</text:p>
          </table:table-cell>
          <table:table-cell office:value-type="float" office:value="58799" calcext:value-type="float">
            <text:p>5879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28" calcext:value-type="float">
            <text:p>22528</text:p>
          </table:table-cell>
          <table:table-cell office:value-type="string" calcext:value-type="string">
            <text:p>Marching Cubes</text:p>
          </table:table-cell>
          <table:table-cell office:value-type="float" office:value="59011" calcext:value-type="float">
            <text:p>590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29" calcext:value-type="float">
            <text:p>22529</text:p>
          </table:table-cell>
          <table:table-cell office:value-type="string" calcext:value-type="string">
            <text:p>Marching Cubes</text:p>
          </table:table-cell>
          <table:table-cell office:value-type="float" office:value="56821" calcext:value-type="float">
            <text:p>5682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30" calcext:value-type="float">
            <text:p>22530</text:p>
          </table:table-cell>
          <table:table-cell office:value-type="string" calcext:value-type="string">
            <text:p>Marching Cubes</text:p>
          </table:table-cell>
          <table:table-cell office:value-type="float" office:value="57274" calcext:value-type="float">
            <text:p>5727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31" calcext:value-type="float">
            <text:p>22531</text:p>
          </table:table-cell>
          <table:table-cell office:value-type="string" calcext:value-type="string">
            <text:p>Marching Cubes</text:p>
          </table:table-cell>
          <table:table-cell office:value-type="float" office:value="57268" calcext:value-type="float">
            <text:p>572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32" calcext:value-type="float">
            <text:p>22532</text:p>
          </table:table-cell>
          <table:table-cell office:value-type="string" calcext:value-type="string">
            <text:p>Marching Cubes</text:p>
          </table:table-cell>
          <table:table-cell office:value-type="float" office:value="56704" calcext:value-type="float">
            <text:p>5670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33" calcext:value-type="float">
            <text:p>22533</text:p>
          </table:table-cell>
          <table:table-cell office:value-type="string" calcext:value-type="string">
            <text:p>Marching Cubes</text:p>
          </table:table-cell>
          <table:table-cell office:value-type="float" office:value="58008" calcext:value-type="float">
            <text:p>5800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34" calcext:value-type="float">
            <text:p>22534</text:p>
          </table:table-cell>
          <table:table-cell office:value-type="string" calcext:value-type="string">
            <text:p>Marching Cubes</text:p>
          </table:table-cell>
          <table:table-cell office:value-type="float" office:value="56827" calcext:value-type="float">
            <text:p>5682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35" calcext:value-type="float">
            <text:p>22535</text:p>
          </table:table-cell>
          <table:table-cell office:value-type="string" calcext:value-type="string">
            <text:p>Marching Cubes</text:p>
          </table:table-cell>
          <table:table-cell office:value-type="float" office:value="59064" calcext:value-type="float">
            <text:p>590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36" calcext:value-type="float">
            <text:p>22536</text:p>
          </table:table-cell>
          <table:table-cell office:value-type="string" calcext:value-type="string">
            <text:p>Marching Cubes</text:p>
          </table:table-cell>
          <table:table-cell office:value-type="float" office:value="58552" calcext:value-type="float">
            <text:p>5855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37" calcext:value-type="float">
            <text:p>22537</text:p>
          </table:table-cell>
          <table:table-cell office:value-type="string" calcext:value-type="string">
            <text:p>Marching Cubes</text:p>
          </table:table-cell>
          <table:table-cell office:value-type="float" office:value="56578" calcext:value-type="float">
            <text:p>5657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38" calcext:value-type="float">
            <text:p>22538</text:p>
          </table:table-cell>
          <table:table-cell office:value-type="string" calcext:value-type="string">
            <text:p>Marching Cubes</text:p>
          </table:table-cell>
          <table:table-cell office:value-type="float" office:value="57352" calcext:value-type="float">
            <text:p>5735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39" calcext:value-type="float">
            <text:p>22539</text:p>
          </table:table-cell>
          <table:table-cell office:value-type="string" calcext:value-type="string">
            <text:p>Marching Cubes</text:p>
          </table:table-cell>
          <table:table-cell office:value-type="float" office:value="57096" calcext:value-type="float">
            <text:p>5709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40" calcext:value-type="float">
            <text:p>22540</text:p>
          </table:table-cell>
          <table:table-cell office:value-type="string" calcext:value-type="string">
            <text:p>Marching Cubes</text:p>
          </table:table-cell>
          <table:table-cell office:value-type="float" office:value="57968" calcext:value-type="float">
            <text:p>579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41" calcext:value-type="float">
            <text:p>22541</text:p>
          </table:table-cell>
          <table:table-cell office:value-type="string" calcext:value-type="string">
            <text:p>Marching Cubes</text:p>
          </table:table-cell>
          <table:table-cell office:value-type="float" office:value="57325" calcext:value-type="float">
            <text:p>5732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42" calcext:value-type="float">
            <text:p>22542</text:p>
          </table:table-cell>
          <table:table-cell office:value-type="string" calcext:value-type="string">
            <text:p>Marching Cubes</text:p>
          </table:table-cell>
          <table:table-cell office:value-type="float" office:value="57311" calcext:value-type="float">
            <text:p>573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43" calcext:value-type="float">
            <text:p>22543</text:p>
          </table:table-cell>
          <table:table-cell office:value-type="string" calcext:value-type="string">
            <text:p>Marching Cubes</text:p>
          </table:table-cell>
          <table:table-cell office:value-type="float" office:value="57971" calcext:value-type="float">
            <text:p>5797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44" calcext:value-type="float">
            <text:p>22544</text:p>
          </table:table-cell>
          <table:table-cell office:value-type="string" calcext:value-type="string">
            <text:p>Marching Cubes</text:p>
          </table:table-cell>
          <table:table-cell office:value-type="float" office:value="57990" calcext:value-type="float">
            <text:p>5799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45" calcext:value-type="float">
            <text:p>22545</text:p>
          </table:table-cell>
          <table:table-cell office:value-type="string" calcext:value-type="string">
            <text:p>Marching Cubes</text:p>
          </table:table-cell>
          <table:table-cell office:value-type="float" office:value="58615" calcext:value-type="float">
            <text:p>586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46" calcext:value-type="float">
            <text:p>22546</text:p>
          </table:table-cell>
          <table:table-cell office:value-type="string" calcext:value-type="string">
            <text:p>Marching Cubes</text:p>
          </table:table-cell>
          <table:table-cell office:value-type="float" office:value="57116" calcext:value-type="float">
            <text:p>571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47" calcext:value-type="float">
            <text:p>22547</text:p>
          </table:table-cell>
          <table:table-cell office:value-type="string" calcext:value-type="string">
            <text:p>Marching Cubes</text:p>
          </table:table-cell>
          <table:table-cell office:value-type="float" office:value="56513" calcext:value-type="float">
            <text:p>5651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48" calcext:value-type="float">
            <text:p>22548</text:p>
          </table:table-cell>
          <table:table-cell office:value-type="string" calcext:value-type="string">
            <text:p>Marching Cubes</text:p>
          </table:table-cell>
          <table:table-cell office:value-type="float" office:value="57226" calcext:value-type="float">
            <text:p>572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49" calcext:value-type="float">
            <text:p>22549</text:p>
          </table:table-cell>
          <table:table-cell office:value-type="string" calcext:value-type="string">
            <text:p>Marching Cubes</text:p>
          </table:table-cell>
          <table:table-cell office:value-type="float" office:value="56859" calcext:value-type="float">
            <text:p>5685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50" calcext:value-type="float">
            <text:p>22550</text:p>
          </table:table-cell>
          <table:table-cell office:value-type="string" calcext:value-type="string">
            <text:p>Marching Cubes</text:p>
          </table:table-cell>
          <table:table-cell office:value-type="float" office:value="57170" calcext:value-type="float">
            <text:p>571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51" calcext:value-type="float">
            <text:p>22551</text:p>
          </table:table-cell>
          <table:table-cell office:value-type="string" calcext:value-type="string">
            <text:p>Marching Cubes</text:p>
          </table:table-cell>
          <table:table-cell office:value-type="float" office:value="58338" calcext:value-type="float">
            <text:p>5833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52" calcext:value-type="float">
            <text:p>22552</text:p>
          </table:table-cell>
          <table:table-cell office:value-type="string" calcext:value-type="string">
            <text:p>Marching Cubes</text:p>
          </table:table-cell>
          <table:table-cell office:value-type="float" office:value="58409" calcext:value-type="float">
            <text:p>584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53" calcext:value-type="float">
            <text:p>22553</text:p>
          </table:table-cell>
          <table:table-cell office:value-type="string" calcext:value-type="string">
            <text:p>Marching Cubes</text:p>
          </table:table-cell>
          <table:table-cell office:value-type="float" office:value="57269" calcext:value-type="float">
            <text:p>5726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54" calcext:value-type="float">
            <text:p>22554</text:p>
          </table:table-cell>
          <table:table-cell office:value-type="string" calcext:value-type="string">
            <text:p>Marching Cubes</text:p>
          </table:table-cell>
          <table:table-cell office:value-type="float" office:value="57227" calcext:value-type="float">
            <text:p>5722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55" calcext:value-type="float">
            <text:p>22555</text:p>
          </table:table-cell>
          <table:table-cell office:value-type="string" calcext:value-type="string">
            <text:p>Marching Cubes</text:p>
          </table:table-cell>
          <table:table-cell office:value-type="float" office:value="57964" calcext:value-type="float">
            <text:p>579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56" calcext:value-type="float">
            <text:p>22556</text:p>
          </table:table-cell>
          <table:table-cell office:value-type="string" calcext:value-type="string">
            <text:p>Marching Cubes</text:p>
          </table:table-cell>
          <table:table-cell office:value-type="float" office:value="56851" calcext:value-type="float">
            <text:p>5685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57" calcext:value-type="float">
            <text:p>22557</text:p>
          </table:table-cell>
          <table:table-cell office:value-type="string" calcext:value-type="string">
            <text:p>Marching Cubes</text:p>
          </table:table-cell>
          <table:table-cell office:value-type="float" office:value="62443" calcext:value-type="float">
            <text:p>624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58" calcext:value-type="float">
            <text:p>22558</text:p>
          </table:table-cell>
          <table:table-cell office:value-type="string" calcext:value-type="string">
            <text:p>Marching Cubes</text:p>
          </table:table-cell>
          <table:table-cell office:value-type="float" office:value="59969" calcext:value-type="float">
            <text:p>5996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59" calcext:value-type="float">
            <text:p>22559</text:p>
          </table:table-cell>
          <table:table-cell office:value-type="string" calcext:value-type="string">
            <text:p>Marching Cubes</text:p>
          </table:table-cell>
          <table:table-cell office:value-type="float" office:value="58547" calcext:value-type="float">
            <text:p>5854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60" calcext:value-type="float">
            <text:p>22560</text:p>
          </table:table-cell>
          <table:table-cell office:value-type="string" calcext:value-type="string">
            <text:p>Marching Cubes</text:p>
          </table:table-cell>
          <table:table-cell office:value-type="float" office:value="58450" calcext:value-type="float">
            <text:p>584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61" calcext:value-type="float">
            <text:p>22561</text:p>
          </table:table-cell>
          <table:table-cell office:value-type="string" calcext:value-type="string">
            <text:p>Marching Cubes</text:p>
          </table:table-cell>
          <table:table-cell office:value-type="float" office:value="57178" calcext:value-type="float">
            <text:p>5717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62" calcext:value-type="float">
            <text:p>22562</text:p>
          </table:table-cell>
          <table:table-cell office:value-type="string" calcext:value-type="string">
            <text:p>Marching Cubes</text:p>
          </table:table-cell>
          <table:table-cell office:value-type="float" office:value="57770" calcext:value-type="float">
            <text:p>577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63" calcext:value-type="float">
            <text:p>22563</text:p>
          </table:table-cell>
          <table:table-cell office:value-type="string" calcext:value-type="string">
            <text:p>Marching Cubes</text:p>
          </table:table-cell>
          <table:table-cell office:value-type="float" office:value="56588" calcext:value-type="float">
            <text:p>5658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64" calcext:value-type="float">
            <text:p>22564</text:p>
          </table:table-cell>
          <table:table-cell office:value-type="string" calcext:value-type="string">
            <text:p>Marching Cubes</text:p>
          </table:table-cell>
          <table:table-cell office:value-type="float" office:value="57013" calcext:value-type="float">
            <text:p>5701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65" calcext:value-type="float">
            <text:p>22565</text:p>
          </table:table-cell>
          <table:table-cell office:value-type="string" calcext:value-type="string">
            <text:p>Marching Cubes</text:p>
          </table:table-cell>
          <table:table-cell office:value-type="float" office:value="64652" calcext:value-type="float">
            <text:p>6465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66" calcext:value-type="float">
            <text:p>22566</text:p>
          </table:table-cell>
          <table:table-cell office:value-type="string" calcext:value-type="string">
            <text:p>Marching Cubes</text:p>
          </table:table-cell>
          <table:table-cell office:value-type="float" office:value="56945" calcext:value-type="float">
            <text:p>5694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67" calcext:value-type="float">
            <text:p>22567</text:p>
          </table:table-cell>
          <table:table-cell office:value-type="string" calcext:value-type="string">
            <text:p>Marching Cubes</text:p>
          </table:table-cell>
          <table:table-cell office:value-type="float" office:value="58400" calcext:value-type="float">
            <text:p>584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68" calcext:value-type="float">
            <text:p>22568</text:p>
          </table:table-cell>
          <table:table-cell office:value-type="string" calcext:value-type="string">
            <text:p>Marching Cubes</text:p>
          </table:table-cell>
          <table:table-cell office:value-type="float" office:value="58660" calcext:value-type="float">
            <text:p>5866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69" calcext:value-type="float">
            <text:p>22569</text:p>
          </table:table-cell>
          <table:table-cell office:value-type="string" calcext:value-type="string">
            <text:p>Marching Cubes</text:p>
          </table:table-cell>
          <table:table-cell office:value-type="float" office:value="56986" calcext:value-type="float">
            <text:p>5698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70" calcext:value-type="float">
            <text:p>22570</text:p>
          </table:table-cell>
          <table:table-cell office:value-type="string" calcext:value-type="string">
            <text:p>Marching Cubes</text:p>
          </table:table-cell>
          <table:table-cell office:value-type="float" office:value="57329" calcext:value-type="float">
            <text:p>573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71" calcext:value-type="float">
            <text:p>22571</text:p>
          </table:table-cell>
          <table:table-cell office:value-type="string" calcext:value-type="string">
            <text:p>Marching Cubes</text:p>
          </table:table-cell>
          <table:table-cell office:value-type="float" office:value="63594" calcext:value-type="float">
            <text:p>6359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72" calcext:value-type="float">
            <text:p>22572</text:p>
          </table:table-cell>
          <table:table-cell office:value-type="string" calcext:value-type="string">
            <text:p>Marching Cubes</text:p>
          </table:table-cell>
          <table:table-cell office:value-type="float" office:value="60079" calcext:value-type="float">
            <text:p>6007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73" calcext:value-type="float">
            <text:p>22573</text:p>
          </table:table-cell>
          <table:table-cell office:value-type="string" calcext:value-type="string">
            <text:p>Marching Cubes</text:p>
          </table:table-cell>
          <table:table-cell office:value-type="float" office:value="56523" calcext:value-type="float">
            <text:p>5652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74" calcext:value-type="float">
            <text:p>22574</text:p>
          </table:table-cell>
          <table:table-cell office:value-type="string" calcext:value-type="string">
            <text:p>Marching Cubes</text:p>
          </table:table-cell>
          <table:table-cell office:value-type="float" office:value="57400" calcext:value-type="float">
            <text:p>574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75" calcext:value-type="float">
            <text:p>22575</text:p>
          </table:table-cell>
          <table:table-cell office:value-type="string" calcext:value-type="string">
            <text:p>Marching Cubes</text:p>
          </table:table-cell>
          <table:table-cell office:value-type="float" office:value="58850" calcext:value-type="float">
            <text:p>588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76" calcext:value-type="float">
            <text:p>22576</text:p>
          </table:table-cell>
          <table:table-cell office:value-type="string" calcext:value-type="string">
            <text:p>Marching Cubes</text:p>
          </table:table-cell>
          <table:table-cell office:value-type="float" office:value="58477" calcext:value-type="float">
            <text:p>5847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77" calcext:value-type="float">
            <text:p>22577</text:p>
          </table:table-cell>
          <table:table-cell office:value-type="string" calcext:value-type="string">
            <text:p>Marching Cubes</text:p>
          </table:table-cell>
          <table:table-cell office:value-type="float" office:value="56846" calcext:value-type="float">
            <text:p>5684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78" calcext:value-type="float">
            <text:p>22578</text:p>
          </table:table-cell>
          <table:table-cell office:value-type="string" calcext:value-type="string">
            <text:p>Marching Cubes</text:p>
          </table:table-cell>
          <table:table-cell office:value-type="float" office:value="57389" calcext:value-type="float">
            <text:p>5738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79" calcext:value-type="float">
            <text:p>22579</text:p>
          </table:table-cell>
          <table:table-cell office:value-type="string" calcext:value-type="string">
            <text:p>Marching Cubes</text:p>
          </table:table-cell>
          <table:table-cell office:value-type="float" office:value="58154" calcext:value-type="float">
            <text:p>5815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80" calcext:value-type="float">
            <text:p>22580</text:p>
          </table:table-cell>
          <table:table-cell office:value-type="string" calcext:value-type="string">
            <text:p>Marching Cubes</text:p>
          </table:table-cell>
          <table:table-cell office:value-type="float" office:value="57013" calcext:value-type="float">
            <text:p>5701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81" calcext:value-type="float">
            <text:p>22581</text:p>
          </table:table-cell>
          <table:table-cell office:value-type="string" calcext:value-type="string">
            <text:p>Marching Cubes</text:p>
          </table:table-cell>
          <table:table-cell office:value-type="float" office:value="56819" calcext:value-type="float">
            <text:p>5681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82" calcext:value-type="float">
            <text:p>22582</text:p>
          </table:table-cell>
          <table:table-cell office:value-type="string" calcext:value-type="string">
            <text:p>Marching Cubes</text:p>
          </table:table-cell>
          <table:table-cell office:value-type="float" office:value="56826" calcext:value-type="float">
            <text:p>568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83" calcext:value-type="float">
            <text:p>22583</text:p>
          </table:table-cell>
          <table:table-cell office:value-type="string" calcext:value-type="string">
            <text:p>Marching Cubes</text:p>
          </table:table-cell>
          <table:table-cell office:value-type="float" office:value="58455" calcext:value-type="float">
            <text:p>5845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84" calcext:value-type="float">
            <text:p>22584</text:p>
          </table:table-cell>
          <table:table-cell office:value-type="string" calcext:value-type="string">
            <text:p>Marching Cubes</text:p>
          </table:table-cell>
          <table:table-cell office:value-type="float" office:value="58134" calcext:value-type="float">
            <text:p>5813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85" calcext:value-type="float">
            <text:p>22585</text:p>
          </table:table-cell>
          <table:table-cell office:value-type="string" calcext:value-type="string">
            <text:p>Marching Cubes</text:p>
          </table:table-cell>
          <table:table-cell office:value-type="float" office:value="57311" calcext:value-type="float">
            <text:p>573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86" calcext:value-type="float">
            <text:p>22586</text:p>
          </table:table-cell>
          <table:table-cell office:value-type="string" calcext:value-type="string">
            <text:p>Marching Cubes</text:p>
          </table:table-cell>
          <table:table-cell office:value-type="float" office:value="56965" calcext:value-type="float">
            <text:p>5696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87" calcext:value-type="float">
            <text:p>22587</text:p>
          </table:table-cell>
          <table:table-cell office:value-type="string" calcext:value-type="string">
            <text:p>Marching Cubes</text:p>
          </table:table-cell>
          <table:table-cell office:value-type="float" office:value="56878" calcext:value-type="float">
            <text:p>568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88" calcext:value-type="float">
            <text:p>22588</text:p>
          </table:table-cell>
          <table:table-cell office:value-type="string" calcext:value-type="string">
            <text:p>Marching Cubes</text:p>
          </table:table-cell>
          <table:table-cell office:value-type="float" office:value="56532" calcext:value-type="float">
            <text:p>5653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89" calcext:value-type="float">
            <text:p>22589</text:p>
          </table:table-cell>
          <table:table-cell office:value-type="string" calcext:value-type="string">
            <text:p>Marching Cubes</text:p>
          </table:table-cell>
          <table:table-cell office:value-type="float" office:value="57124" calcext:value-type="float">
            <text:p>571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90" calcext:value-type="float">
            <text:p>22590</text:p>
          </table:table-cell>
          <table:table-cell office:value-type="string" calcext:value-type="string">
            <text:p>Marching Cubes</text:p>
          </table:table-cell>
          <table:table-cell office:value-type="float" office:value="57294" calcext:value-type="float">
            <text:p>5729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91" calcext:value-type="float">
            <text:p>22591</text:p>
          </table:table-cell>
          <table:table-cell office:value-type="string" calcext:value-type="string">
            <text:p>Marching Cubes</text:p>
          </table:table-cell>
          <table:table-cell office:value-type="float" office:value="58236" calcext:value-type="float">
            <text:p>582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92" calcext:value-type="float">
            <text:p>22592</text:p>
          </table:table-cell>
          <table:table-cell office:value-type="string" calcext:value-type="string">
            <text:p>Marching Cubes</text:p>
          </table:table-cell>
          <table:table-cell office:value-type="float" office:value="58080" calcext:value-type="float">
            <text:p>5808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93" calcext:value-type="float">
            <text:p>22593</text:p>
          </table:table-cell>
          <table:table-cell office:value-type="string" calcext:value-type="string">
            <text:p>Marching Cubes</text:p>
          </table:table-cell>
          <table:table-cell office:value-type="float" office:value="58014" calcext:value-type="float">
            <text:p>5801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94" calcext:value-type="float">
            <text:p>22594</text:p>
          </table:table-cell>
          <table:table-cell office:value-type="string" calcext:value-type="string">
            <text:p>Marching Cubes</text:p>
          </table:table-cell>
          <table:table-cell office:value-type="float" office:value="57384" calcext:value-type="float">
            <text:p>5738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95" calcext:value-type="float">
            <text:p>22595</text:p>
          </table:table-cell>
          <table:table-cell office:value-type="string" calcext:value-type="string">
            <text:p>Marching Cubes</text:p>
          </table:table-cell>
          <table:table-cell office:value-type="float" office:value="57254" calcext:value-type="float">
            <text:p>5725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96" calcext:value-type="float">
            <text:p>22596</text:p>
          </table:table-cell>
          <table:table-cell office:value-type="string" calcext:value-type="string">
            <text:p>Marching Cubes</text:p>
          </table:table-cell>
          <table:table-cell office:value-type="float" office:value="57701" calcext:value-type="float">
            <text:p>577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97" calcext:value-type="float">
            <text:p>22597</text:p>
          </table:table-cell>
          <table:table-cell office:value-type="string" calcext:value-type="string">
            <text:p>Marching Cubes</text:p>
          </table:table-cell>
          <table:table-cell office:value-type="float" office:value="56936" calcext:value-type="float">
            <text:p>5693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98" calcext:value-type="float">
            <text:p>22598</text:p>
          </table:table-cell>
          <table:table-cell office:value-type="string" calcext:value-type="string">
            <text:p>Marching Cubes</text:p>
          </table:table-cell>
          <table:table-cell office:value-type="float" office:value="57051" calcext:value-type="float">
            <text:p>5705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99" calcext:value-type="float">
            <text:p>22599</text:p>
          </table:table-cell>
          <table:table-cell office:value-type="string" calcext:value-type="string">
            <text:p>Marching Cubes</text:p>
          </table:table-cell>
          <table:table-cell office:value-type="float" office:value="60192" calcext:value-type="float">
            <text:p>6019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string" calcext:value-type="string">
            <text:p>Marching Cubes</text:p>
          </table:table-cell>
          <table:table-cell office:value-type="float" office:value="58302" calcext:value-type="float">
            <text:p>5830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01" calcext:value-type="float">
            <text:p>22601</text:p>
          </table:table-cell>
          <table:table-cell office:value-type="string" calcext:value-type="string">
            <text:p>Marching Cubes</text:p>
          </table:table-cell>
          <table:table-cell office:value-type="float" office:value="56815" calcext:value-type="float">
            <text:p>568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02" calcext:value-type="float">
            <text:p>22602</text:p>
          </table:table-cell>
          <table:table-cell office:value-type="string" calcext:value-type="string">
            <text:p>Marching Cubes</text:p>
          </table:table-cell>
          <table:table-cell office:value-type="float" office:value="60012" calcext:value-type="float">
            <text:p>600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03" calcext:value-type="float">
            <text:p>22603</text:p>
          </table:table-cell>
          <table:table-cell office:value-type="string" calcext:value-type="string">
            <text:p>Marching Cubes</text:p>
          </table:table-cell>
          <table:table-cell office:value-type="float" office:value="57302" calcext:value-type="float">
            <text:p>5730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04" calcext:value-type="float">
            <text:p>22604</text:p>
          </table:table-cell>
          <table:table-cell office:value-type="string" calcext:value-type="string">
            <text:p>Marching Cubes</text:p>
          </table:table-cell>
          <table:table-cell office:value-type="float" office:value="57269" calcext:value-type="float">
            <text:p>5726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05" calcext:value-type="float">
            <text:p>22605</text:p>
          </table:table-cell>
          <table:table-cell office:value-type="string" calcext:value-type="string">
            <text:p>Marching Cubes</text:p>
          </table:table-cell>
          <table:table-cell office:value-type="float" office:value="56868" calcext:value-type="float">
            <text:p>5686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06" calcext:value-type="float">
            <text:p>22606</text:p>
          </table:table-cell>
          <table:table-cell office:value-type="string" calcext:value-type="string">
            <text:p>Marching Cubes</text:p>
          </table:table-cell>
          <table:table-cell office:value-type="float" office:value="56730" calcext:value-type="float">
            <text:p>567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07" calcext:value-type="float">
            <text:p>22607</text:p>
          </table:table-cell>
          <table:table-cell office:value-type="string" calcext:value-type="string">
            <text:p>Marching Cubes</text:p>
          </table:table-cell>
          <table:table-cell office:value-type="float" office:value="57660" calcext:value-type="float">
            <text:p>576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08" calcext:value-type="float">
            <text:p>22608</text:p>
          </table:table-cell>
          <table:table-cell office:value-type="string" calcext:value-type="string">
            <text:p>Marching Cubes</text:p>
          </table:table-cell>
          <table:table-cell office:value-type="float" office:value="58617" calcext:value-type="float">
            <text:p>5861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09" calcext:value-type="float">
            <text:p>22609</text:p>
          </table:table-cell>
          <table:table-cell office:value-type="string" calcext:value-type="string">
            <text:p>Marching Cubes</text:p>
          </table:table-cell>
          <table:table-cell office:value-type="float" office:value="57320" calcext:value-type="float">
            <text:p>573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10" calcext:value-type="float">
            <text:p>22610</text:p>
          </table:table-cell>
          <table:table-cell office:value-type="string" calcext:value-type="string">
            <text:p>Marching Cubes</text:p>
          </table:table-cell>
          <table:table-cell office:value-type="float" office:value="57289" calcext:value-type="float">
            <text:p>5728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11" calcext:value-type="float">
            <text:p>22611</text:p>
          </table:table-cell>
          <table:table-cell office:value-type="string" calcext:value-type="string">
            <text:p>Marching Cubes</text:p>
          </table:table-cell>
          <table:table-cell office:value-type="float" office:value="56932" calcext:value-type="float">
            <text:p>5693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12" calcext:value-type="float">
            <text:p>22612</text:p>
          </table:table-cell>
          <table:table-cell office:value-type="string" calcext:value-type="string">
            <text:p>Marching Cubes</text:p>
          </table:table-cell>
          <table:table-cell office:value-type="float" office:value="59567" calcext:value-type="float">
            <text:p>5956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13" calcext:value-type="float">
            <text:p>22613</text:p>
          </table:table-cell>
          <table:table-cell office:value-type="string" calcext:value-type="string">
            <text:p>Marching Cubes</text:p>
          </table:table-cell>
          <table:table-cell office:value-type="float" office:value="57837" calcext:value-type="float">
            <text:p>578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14" calcext:value-type="float">
            <text:p>22614</text:p>
          </table:table-cell>
          <table:table-cell office:value-type="string" calcext:value-type="string">
            <text:p>Marching Cubes</text:p>
          </table:table-cell>
          <table:table-cell office:value-type="float" office:value="57076" calcext:value-type="float">
            <text:p>5707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15" calcext:value-type="float">
            <text:p>22615</text:p>
          </table:table-cell>
          <table:table-cell office:value-type="string" calcext:value-type="string">
            <text:p>Marching Cubes</text:p>
          </table:table-cell>
          <table:table-cell office:value-type="float" office:value="58263" calcext:value-type="float">
            <text:p>5826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16" calcext:value-type="float">
            <text:p>22616</text:p>
          </table:table-cell>
          <table:table-cell office:value-type="string" calcext:value-type="string">
            <text:p>Marching Cubes</text:p>
          </table:table-cell>
          <table:table-cell office:value-type="float" office:value="58892" calcext:value-type="float">
            <text:p>5889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17" calcext:value-type="float">
            <text:p>22617</text:p>
          </table:table-cell>
          <table:table-cell office:value-type="string" calcext:value-type="string">
            <text:p>Marching Cubes</text:p>
          </table:table-cell>
          <table:table-cell office:value-type="float" office:value="57005" calcext:value-type="float">
            <text:p>5700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18" calcext:value-type="float">
            <text:p>22618</text:p>
          </table:table-cell>
          <table:table-cell office:value-type="string" calcext:value-type="string">
            <text:p>Marching Cubes</text:p>
          </table:table-cell>
          <table:table-cell office:value-type="float" office:value="56858" calcext:value-type="float">
            <text:p>568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19" calcext:value-type="float">
            <text:p>22619</text:p>
          </table:table-cell>
          <table:table-cell office:value-type="string" calcext:value-type="string">
            <text:p>Marching Cubes</text:p>
          </table:table-cell>
          <table:table-cell office:value-type="float" office:value="57495" calcext:value-type="float">
            <text:p>5749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20" calcext:value-type="float">
            <text:p>22620</text:p>
          </table:table-cell>
          <table:table-cell office:value-type="string" calcext:value-type="string">
            <text:p>Marching Cubes</text:p>
          </table:table-cell>
          <table:table-cell office:value-type="float" office:value="57691" calcext:value-type="float">
            <text:p>5769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21" calcext:value-type="float">
            <text:p>22621</text:p>
          </table:table-cell>
          <table:table-cell office:value-type="string" calcext:value-type="string">
            <text:p>Marching Cubes</text:p>
          </table:table-cell>
          <table:table-cell office:value-type="float" office:value="57604" calcext:value-type="float">
            <text:p>5760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22" calcext:value-type="float">
            <text:p>22622</text:p>
          </table:table-cell>
          <table:table-cell office:value-type="string" calcext:value-type="string">
            <text:p>Marching Cubes</text:p>
          </table:table-cell>
          <table:table-cell office:value-type="float" office:value="58156" calcext:value-type="float">
            <text:p>5815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23" calcext:value-type="float">
            <text:p>22623</text:p>
          </table:table-cell>
          <table:table-cell office:value-type="string" calcext:value-type="string">
            <text:p>Marching Cubes</text:p>
          </table:table-cell>
          <table:table-cell office:value-type="float" office:value="58724" calcext:value-type="float">
            <text:p>587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24" calcext:value-type="float">
            <text:p>22624</text:p>
          </table:table-cell>
          <table:table-cell office:value-type="string" calcext:value-type="string">
            <text:p>Marching Cubes</text:p>
          </table:table-cell>
          <table:table-cell office:value-type="float" office:value="58778" calcext:value-type="float">
            <text:p>587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25" calcext:value-type="float">
            <text:p>22625</text:p>
          </table:table-cell>
          <table:table-cell office:value-type="string" calcext:value-type="string">
            <text:p>Marching Cubes</text:p>
          </table:table-cell>
          <table:table-cell office:value-type="float" office:value="57717" calcext:value-type="float">
            <text:p>5771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26" calcext:value-type="float">
            <text:p>22626</text:p>
          </table:table-cell>
          <table:table-cell office:value-type="string" calcext:value-type="string">
            <text:p>Marching Cubes</text:p>
          </table:table-cell>
          <table:table-cell office:value-type="float" office:value="57374" calcext:value-type="float">
            <text:p>5737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27" calcext:value-type="float">
            <text:p>22627</text:p>
          </table:table-cell>
          <table:table-cell office:value-type="string" calcext:value-type="string">
            <text:p>Marching Cubes</text:p>
          </table:table-cell>
          <table:table-cell office:value-type="float" office:value="56764" calcext:value-type="float">
            <text:p>5676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28" calcext:value-type="float">
            <text:p>22628</text:p>
          </table:table-cell>
          <table:table-cell office:value-type="string" calcext:value-type="string">
            <text:p>Marching Cubes</text:p>
          </table:table-cell>
          <table:table-cell office:value-type="float" office:value="57243" calcext:value-type="float">
            <text:p>572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29" calcext:value-type="float">
            <text:p>22629</text:p>
          </table:table-cell>
          <table:table-cell office:value-type="string" calcext:value-type="string">
            <text:p>Marching Cubes</text:p>
          </table:table-cell>
          <table:table-cell office:value-type="float" office:value="57791" calcext:value-type="float">
            <text:p>5779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30" calcext:value-type="float">
            <text:p>22630</text:p>
          </table:table-cell>
          <table:table-cell office:value-type="string" calcext:value-type="string">
            <text:p>Marching Cubes</text:p>
          </table:table-cell>
          <table:table-cell office:value-type="float" office:value="59029" calcext:value-type="float">
            <text:p>590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31" calcext:value-type="float">
            <text:p>22631</text:p>
          </table:table-cell>
          <table:table-cell office:value-type="string" calcext:value-type="string">
            <text:p>Marching Cubes</text:p>
          </table:table-cell>
          <table:table-cell office:value-type="float" office:value="58191" calcext:value-type="float">
            <text:p>5819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32" calcext:value-type="float">
            <text:p>22632</text:p>
          </table:table-cell>
          <table:table-cell office:value-type="string" calcext:value-type="string">
            <text:p>Marching Cubes</text:p>
          </table:table-cell>
          <table:table-cell office:value-type="float" office:value="58195" calcext:value-type="float">
            <text:p>5819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33" calcext:value-type="float">
            <text:p>22633</text:p>
          </table:table-cell>
          <table:table-cell office:value-type="string" calcext:value-type="string">
            <text:p>Marching Cubes</text:p>
          </table:table-cell>
          <table:table-cell office:value-type="float" office:value="57263" calcext:value-type="float">
            <text:p>5726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34" calcext:value-type="float">
            <text:p>22634</text:p>
          </table:table-cell>
          <table:table-cell office:value-type="string" calcext:value-type="string">
            <text:p>Marching Cubes</text:p>
          </table:table-cell>
          <table:table-cell office:value-type="float" office:value="57013" calcext:value-type="float">
            <text:p>5701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35" calcext:value-type="float">
            <text:p>22635</text:p>
          </table:table-cell>
          <table:table-cell office:value-type="string" calcext:value-type="string">
            <text:p>Marching Cubes</text:p>
          </table:table-cell>
          <table:table-cell office:value-type="float" office:value="57424" calcext:value-type="float">
            <text:p>574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36" calcext:value-type="float">
            <text:p>22636</text:p>
          </table:table-cell>
          <table:table-cell office:value-type="string" calcext:value-type="string">
            <text:p>Marching Cubes</text:p>
          </table:table-cell>
          <table:table-cell office:value-type="float" office:value="56861" calcext:value-type="float">
            <text:p>5686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37" calcext:value-type="float">
            <text:p>22637</text:p>
          </table:table-cell>
          <table:table-cell office:value-type="string" calcext:value-type="string">
            <text:p>Marching Cubes</text:p>
          </table:table-cell>
          <table:table-cell office:value-type="float" office:value="56613" calcext:value-type="float">
            <text:p>5661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38" calcext:value-type="float">
            <text:p>22638</text:p>
          </table:table-cell>
          <table:table-cell office:value-type="string" calcext:value-type="string">
            <text:p>Marching Cubes</text:p>
          </table:table-cell>
          <table:table-cell office:value-type="float" office:value="56862" calcext:value-type="float">
            <text:p>568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39" calcext:value-type="float">
            <text:p>22639</text:p>
          </table:table-cell>
          <table:table-cell office:value-type="string" calcext:value-type="string">
            <text:p>Marching Cubes</text:p>
          </table:table-cell>
          <table:table-cell office:value-type="float" office:value="57881" calcext:value-type="float">
            <text:p>5788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40" calcext:value-type="float">
            <text:p>22640</text:p>
          </table:table-cell>
          <table:table-cell office:value-type="string" calcext:value-type="string">
            <text:p>Marching Cubes</text:p>
          </table:table-cell>
          <table:table-cell office:value-type="float" office:value="59234" calcext:value-type="float">
            <text:p>5923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41" calcext:value-type="float">
            <text:p>22641</text:p>
          </table:table-cell>
          <table:table-cell office:value-type="string" calcext:value-type="string">
            <text:p>Marching Cubes</text:p>
          </table:table-cell>
          <table:table-cell office:value-type="float" office:value="58678" calcext:value-type="float">
            <text:p>5867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42" calcext:value-type="float">
            <text:p>22642</text:p>
          </table:table-cell>
          <table:table-cell office:value-type="string" calcext:value-type="string">
            <text:p>Marching Cubes</text:p>
          </table:table-cell>
          <table:table-cell office:value-type="float" office:value="57627" calcext:value-type="float">
            <text:p>5762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43" calcext:value-type="float">
            <text:p>22643</text:p>
          </table:table-cell>
          <table:table-cell office:value-type="string" calcext:value-type="string">
            <text:p>Marching Cubes</text:p>
          </table:table-cell>
          <table:table-cell office:value-type="float" office:value="56987" calcext:value-type="float">
            <text:p>5698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44" calcext:value-type="float">
            <text:p>22644</text:p>
          </table:table-cell>
          <table:table-cell office:value-type="string" calcext:value-type="string">
            <text:p>Marching Cubes</text:p>
          </table:table-cell>
          <table:table-cell office:value-type="float" office:value="57154" calcext:value-type="float">
            <text:p>5715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45" calcext:value-type="float">
            <text:p>22645</text:p>
          </table:table-cell>
          <table:table-cell office:value-type="string" calcext:value-type="string">
            <text:p>Marching Cubes</text:p>
          </table:table-cell>
          <table:table-cell office:value-type="float" office:value="57477" calcext:value-type="float">
            <text:p>5747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46" calcext:value-type="float">
            <text:p>22646</text:p>
          </table:table-cell>
          <table:table-cell office:value-type="string" calcext:value-type="string">
            <text:p>Marching Cubes</text:p>
          </table:table-cell>
          <table:table-cell office:value-type="float" office:value="65257" calcext:value-type="float">
            <text:p>6525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47" calcext:value-type="float">
            <text:p>22647</text:p>
          </table:table-cell>
          <table:table-cell office:value-type="string" calcext:value-type="string">
            <text:p>Marching Cubes</text:p>
          </table:table-cell>
          <table:table-cell office:value-type="float" office:value="58914" calcext:value-type="float">
            <text:p>5891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48" calcext:value-type="float">
            <text:p>22648</text:p>
          </table:table-cell>
          <table:table-cell office:value-type="string" calcext:value-type="string">
            <text:p>Marching Cubes</text:p>
          </table:table-cell>
          <table:table-cell office:value-type="float" office:value="58221" calcext:value-type="float">
            <text:p>5822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49" calcext:value-type="float">
            <text:p>22649</text:p>
          </table:table-cell>
          <table:table-cell office:value-type="string" calcext:value-type="string">
            <text:p>Marching Cubes</text:p>
          </table:table-cell>
          <table:table-cell office:value-type="float" office:value="56631" calcext:value-type="float">
            <text:p>5663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50" calcext:value-type="float">
            <text:p>22650</text:p>
          </table:table-cell>
          <table:table-cell office:value-type="string" calcext:value-type="string">
            <text:p>Marching Cubes</text:p>
          </table:table-cell>
          <table:table-cell office:value-type="float" office:value="56978" calcext:value-type="float">
            <text:p>569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51" calcext:value-type="float">
            <text:p>22651</text:p>
          </table:table-cell>
          <table:table-cell office:value-type="string" calcext:value-type="string">
            <text:p>Marching Cubes</text:p>
          </table:table-cell>
          <table:table-cell office:value-type="float" office:value="57448" calcext:value-type="float">
            <text:p>5744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52" calcext:value-type="float">
            <text:p>22652</text:p>
          </table:table-cell>
          <table:table-cell office:value-type="string" calcext:value-type="string">
            <text:p>Marching Cubes</text:p>
          </table:table-cell>
          <table:table-cell office:value-type="float" office:value="66131" calcext:value-type="float">
            <text:p>661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53" calcext:value-type="float">
            <text:p>22653</text:p>
          </table:table-cell>
          <table:table-cell office:value-type="string" calcext:value-type="string">
            <text:p>Marching Cubes</text:p>
          </table:table-cell>
          <table:table-cell office:value-type="float" office:value="57023" calcext:value-type="float">
            <text:p>5702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54" calcext:value-type="float">
            <text:p>22654</text:p>
          </table:table-cell>
          <table:table-cell office:value-type="string" calcext:value-type="string">
            <text:p>Marching Cubes</text:p>
          </table:table-cell>
          <table:table-cell office:value-type="float" office:value="57334" calcext:value-type="float">
            <text:p>5733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55" calcext:value-type="float">
            <text:p>22655</text:p>
          </table:table-cell>
          <table:table-cell office:value-type="string" calcext:value-type="string">
            <text:p>Marching Cubes</text:p>
          </table:table-cell>
          <table:table-cell office:value-type="float" office:value="58794" calcext:value-type="float">
            <text:p>5879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56" calcext:value-type="float">
            <text:p>22656</text:p>
          </table:table-cell>
          <table:table-cell office:value-type="string" calcext:value-type="string">
            <text:p>Marching Cubes</text:p>
          </table:table-cell>
          <table:table-cell office:value-type="float" office:value="58189" calcext:value-type="float">
            <text:p>5818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57" calcext:value-type="float">
            <text:p>22657</text:p>
          </table:table-cell>
          <table:table-cell office:value-type="string" calcext:value-type="string">
            <text:p>Marching Cubes</text:p>
          </table:table-cell>
          <table:table-cell office:value-type="float" office:value="56843" calcext:value-type="float">
            <text:p>568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string" calcext:value-type="string">
            <text:p>Marching Cubes</text:p>
          </table:table-cell>
          <table:table-cell office:value-type="float" office:value="56865" calcext:value-type="float">
            <text:p>5686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59" calcext:value-type="float">
            <text:p>22659</text:p>
          </table:table-cell>
          <table:table-cell office:value-type="string" calcext:value-type="string">
            <text:p>Marching Cubes</text:p>
          </table:table-cell>
          <table:table-cell office:value-type="float" office:value="57202" calcext:value-type="float">
            <text:p>572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60" calcext:value-type="float">
            <text:p>22660</text:p>
          </table:table-cell>
          <table:table-cell office:value-type="string" calcext:value-type="string">
            <text:p>Marching Cubes</text:p>
          </table:table-cell>
          <table:table-cell office:value-type="float" office:value="57070" calcext:value-type="float">
            <text:p>5707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61" calcext:value-type="float">
            <text:p>22661</text:p>
          </table:table-cell>
          <table:table-cell office:value-type="string" calcext:value-type="string">
            <text:p>Marching Cubes</text:p>
          </table:table-cell>
          <table:table-cell office:value-type="float" office:value="59059" calcext:value-type="float">
            <text:p>5905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62" calcext:value-type="float">
            <text:p>22662</text:p>
          </table:table-cell>
          <table:table-cell office:value-type="string" calcext:value-type="string">
            <text:p>Marching Cubes</text:p>
          </table:table-cell>
          <table:table-cell office:value-type="float" office:value="56979" calcext:value-type="float">
            <text:p>5697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63" calcext:value-type="float">
            <text:p>22663</text:p>
          </table:table-cell>
          <table:table-cell office:value-type="string" calcext:value-type="string">
            <text:p>Marching Cubes</text:p>
          </table:table-cell>
          <table:table-cell office:value-type="float" office:value="58294" calcext:value-type="float">
            <text:p>5829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64" calcext:value-type="float">
            <text:p>22664</text:p>
          </table:table-cell>
          <table:table-cell office:value-type="string" calcext:value-type="string">
            <text:p>Marching Cubes</text:p>
          </table:table-cell>
          <table:table-cell office:value-type="float" office:value="58887" calcext:value-type="float">
            <text:p>5888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65" calcext:value-type="float">
            <text:p>22665</text:p>
          </table:table-cell>
          <table:table-cell office:value-type="string" calcext:value-type="string">
            <text:p>Marching Cubes</text:p>
          </table:table-cell>
          <table:table-cell office:value-type="float" office:value="56967" calcext:value-type="float">
            <text:p>5696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66" calcext:value-type="float">
            <text:p>22666</text:p>
          </table:table-cell>
          <table:table-cell office:value-type="string" calcext:value-type="string">
            <text:p>Marching Cubes</text:p>
          </table:table-cell>
          <table:table-cell office:value-type="float" office:value="56952" calcext:value-type="float">
            <text:p>5695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67" calcext:value-type="float">
            <text:p>22667</text:p>
          </table:table-cell>
          <table:table-cell office:value-type="string" calcext:value-type="string">
            <text:p>Marching Cubes</text:p>
          </table:table-cell>
          <table:table-cell office:value-type="float" office:value="56827" calcext:value-type="float">
            <text:p>5682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68" calcext:value-type="float">
            <text:p>22668</text:p>
          </table:table-cell>
          <table:table-cell office:value-type="string" calcext:value-type="string">
            <text:p>Marching Cubes</text:p>
          </table:table-cell>
          <table:table-cell office:value-type="float" office:value="56765" calcext:value-type="float">
            <text:p>5676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69" calcext:value-type="float">
            <text:p>22669</text:p>
          </table:table-cell>
          <table:table-cell office:value-type="string" calcext:value-type="string">
            <text:p>Marching Cubes</text:p>
          </table:table-cell>
          <table:table-cell office:value-type="float" office:value="57738" calcext:value-type="float">
            <text:p>577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70" calcext:value-type="float">
            <text:p>22670</text:p>
          </table:table-cell>
          <table:table-cell office:value-type="string" calcext:value-type="string">
            <text:p>Marching Cubes</text:p>
          </table:table-cell>
          <table:table-cell office:value-type="float" office:value="60857" calcext:value-type="float">
            <text:p>6085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71" calcext:value-type="float">
            <text:p>22671</text:p>
          </table:table-cell>
          <table:table-cell office:value-type="string" calcext:value-type="string">
            <text:p>Marching Cubes</text:p>
          </table:table-cell>
          <table:table-cell office:value-type="float" office:value="58479" calcext:value-type="float">
            <text:p>5847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72" calcext:value-type="float">
            <text:p>22672</text:p>
          </table:table-cell>
          <table:table-cell office:value-type="string" calcext:value-type="string">
            <text:p>Marching Cubes</text:p>
          </table:table-cell>
          <table:table-cell office:value-type="float" office:value="58021" calcext:value-type="float">
            <text:p>5802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73" calcext:value-type="float">
            <text:p>22673</text:p>
          </table:table-cell>
          <table:table-cell office:value-type="string" calcext:value-type="string">
            <text:p>Marching Cubes</text:p>
          </table:table-cell>
          <table:table-cell office:value-type="float" office:value="57018" calcext:value-type="float">
            <text:p>5701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74" calcext:value-type="float">
            <text:p>22674</text:p>
          </table:table-cell>
          <table:table-cell office:value-type="string" calcext:value-type="string">
            <text:p>Marching Cubes</text:p>
          </table:table-cell>
          <table:table-cell office:value-type="float" office:value="57117" calcext:value-type="float">
            <text:p>571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75" calcext:value-type="float">
            <text:p>22675</text:p>
          </table:table-cell>
          <table:table-cell office:value-type="string" calcext:value-type="string">
            <text:p>Marching Cubes</text:p>
          </table:table-cell>
          <table:table-cell office:value-type="float" office:value="57468" calcext:value-type="float">
            <text:p>5746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76" calcext:value-type="float">
            <text:p>22676</text:p>
          </table:table-cell>
          <table:table-cell office:value-type="string" calcext:value-type="string">
            <text:p>Marching Cubes</text:p>
          </table:table-cell>
          <table:table-cell office:value-type="float" office:value="57272" calcext:value-type="float">
            <text:p>572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77" calcext:value-type="float">
            <text:p>22677</text:p>
          </table:table-cell>
          <table:table-cell office:value-type="string" calcext:value-type="string">
            <text:p>Marching Cubes</text:p>
          </table:table-cell>
          <table:table-cell office:value-type="float" office:value="65749" calcext:value-type="float">
            <text:p>6574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78" calcext:value-type="float">
            <text:p>22678</text:p>
          </table:table-cell>
          <table:table-cell office:value-type="string" calcext:value-type="string">
            <text:p>Marching Cubes</text:p>
          </table:table-cell>
          <table:table-cell office:value-type="float" office:value="57430" calcext:value-type="float">
            <text:p>5743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79" calcext:value-type="float">
            <text:p>22679</text:p>
          </table:table-cell>
          <table:table-cell office:value-type="string" calcext:value-type="string">
            <text:p>Marching Cubes</text:p>
          </table:table-cell>
          <table:table-cell office:value-type="float" office:value="58463" calcext:value-type="float">
            <text:p>5846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80" calcext:value-type="float">
            <text:p>22680</text:p>
          </table:table-cell>
          <table:table-cell office:value-type="string" calcext:value-type="string">
            <text:p>Marching Cubes</text:p>
          </table:table-cell>
          <table:table-cell office:value-type="float" office:value="62046" calcext:value-type="float">
            <text:p>6204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81" calcext:value-type="float">
            <text:p>22681</text:p>
          </table:table-cell>
          <table:table-cell office:value-type="string" calcext:value-type="string">
            <text:p>Marching Cubes</text:p>
          </table:table-cell>
          <table:table-cell office:value-type="float" office:value="57306" calcext:value-type="float">
            <text:p>573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82" calcext:value-type="float">
            <text:p>22682</text:p>
          </table:table-cell>
          <table:table-cell office:value-type="string" calcext:value-type="string">
            <text:p>Marching Cubes</text:p>
          </table:table-cell>
          <table:table-cell office:value-type="float" office:value="57073" calcext:value-type="float">
            <text:p>5707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83" calcext:value-type="float">
            <text:p>22683</text:p>
          </table:table-cell>
          <table:table-cell office:value-type="string" calcext:value-type="string">
            <text:p>Marching Cubes</text:p>
          </table:table-cell>
          <table:table-cell office:value-type="float" office:value="57128" calcext:value-type="float">
            <text:p>5712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84" calcext:value-type="float">
            <text:p>22684</text:p>
          </table:table-cell>
          <table:table-cell office:value-type="string" calcext:value-type="string">
            <text:p>Marching Cubes</text:p>
          </table:table-cell>
          <table:table-cell office:value-type="float" office:value="57445" calcext:value-type="float">
            <text:p>5744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85" calcext:value-type="float">
            <text:p>22685</text:p>
          </table:table-cell>
          <table:table-cell office:value-type="string" calcext:value-type="string">
            <text:p>Marching Cubes</text:p>
          </table:table-cell>
          <table:table-cell office:value-type="float" office:value="56728" calcext:value-type="float">
            <text:p>5672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86" calcext:value-type="float">
            <text:p>22686</text:p>
          </table:table-cell>
          <table:table-cell office:value-type="string" calcext:value-type="string">
            <text:p>Marching Cubes</text:p>
          </table:table-cell>
          <table:table-cell office:value-type="float" office:value="56622" calcext:value-type="float">
            <text:p>566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87" calcext:value-type="float">
            <text:p>22687</text:p>
          </table:table-cell>
          <table:table-cell office:value-type="string" calcext:value-type="string">
            <text:p>Marching Cubes</text:p>
          </table:table-cell>
          <table:table-cell office:value-type="float" office:value="57837" calcext:value-type="float">
            <text:p>5783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88" calcext:value-type="float">
            <text:p>22688</text:p>
          </table:table-cell>
          <table:table-cell office:value-type="string" calcext:value-type="string">
            <text:p>Marching Cubes</text:p>
          </table:table-cell>
          <table:table-cell office:value-type="float" office:value="58955" calcext:value-type="float">
            <text:p>5895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89" calcext:value-type="float">
            <text:p>22689</text:p>
          </table:table-cell>
          <table:table-cell office:value-type="string" calcext:value-type="string">
            <text:p>Marching Cubes</text:p>
          </table:table-cell>
          <table:table-cell office:value-type="float" office:value="56874" calcext:value-type="float">
            <text:p>5687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90" calcext:value-type="float">
            <text:p>22690</text:p>
          </table:table-cell>
          <table:table-cell office:value-type="string" calcext:value-type="string">
            <text:p>Marching Cubes</text:p>
          </table:table-cell>
          <table:table-cell office:value-type="float" office:value="57160" calcext:value-type="float">
            <text:p>5716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91" calcext:value-type="float">
            <text:p>22691</text:p>
          </table:table-cell>
          <table:table-cell office:value-type="string" calcext:value-type="string">
            <text:p>Marching Cubes</text:p>
          </table:table-cell>
          <table:table-cell office:value-type="float" office:value="58329" calcext:value-type="float">
            <text:p>583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92" calcext:value-type="float">
            <text:p>22692</text:p>
          </table:table-cell>
          <table:table-cell office:value-type="string" calcext:value-type="string">
            <text:p>Marching Cubes</text:p>
          </table:table-cell>
          <table:table-cell office:value-type="float" office:value="56494" calcext:value-type="float">
            <text:p>5649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93" calcext:value-type="float">
            <text:p>22693</text:p>
          </table:table-cell>
          <table:table-cell office:value-type="string" calcext:value-type="string">
            <text:p>Marching Cubes</text:p>
          </table:table-cell>
          <table:table-cell office:value-type="float" office:value="57186" calcext:value-type="float">
            <text:p>5718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94" calcext:value-type="float">
            <text:p>22694</text:p>
          </table:table-cell>
          <table:table-cell office:value-type="string" calcext:value-type="string">
            <text:p>Marching Cubes</text:p>
          </table:table-cell>
          <table:table-cell office:value-type="float" office:value="56772" calcext:value-type="float">
            <text:p>567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95" calcext:value-type="float">
            <text:p>22695</text:p>
          </table:table-cell>
          <table:table-cell office:value-type="string" calcext:value-type="string">
            <text:p>Marching Cubes</text:p>
          </table:table-cell>
          <table:table-cell office:value-type="float" office:value="58663" calcext:value-type="float">
            <text:p>5866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96" calcext:value-type="float">
            <text:p>22696</text:p>
          </table:table-cell>
          <table:table-cell office:value-type="string" calcext:value-type="string">
            <text:p>Marching Cubes</text:p>
          </table:table-cell>
          <table:table-cell office:value-type="float" office:value="58669" calcext:value-type="float">
            <text:p>5866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97" calcext:value-type="float">
            <text:p>22697</text:p>
          </table:table-cell>
          <table:table-cell office:value-type="string" calcext:value-type="string">
            <text:p>Marching Cubes</text:p>
          </table:table-cell>
          <table:table-cell office:value-type="float" office:value="57610" calcext:value-type="float">
            <text:p>576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98" calcext:value-type="float">
            <text:p>22698</text:p>
          </table:table-cell>
          <table:table-cell office:value-type="string" calcext:value-type="string">
            <text:p>Marching Cubes</text:p>
          </table:table-cell>
          <table:table-cell office:value-type="float" office:value="57360" calcext:value-type="float">
            <text:p>5736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99" calcext:value-type="float">
            <text:p>22699</text:p>
          </table:table-cell>
          <table:table-cell office:value-type="string" calcext:value-type="string">
            <text:p>Marching Cubes</text:p>
          </table:table-cell>
          <table:table-cell office:value-type="float" office:value="57440" calcext:value-type="float">
            <text:p>574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string" calcext:value-type="string">
            <text:p>Marching Cubes</text:p>
          </table:table-cell>
          <table:table-cell office:value-type="float" office:value="57495" calcext:value-type="float">
            <text:p>5749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01" calcext:value-type="float">
            <text:p>22701</text:p>
          </table:table-cell>
          <table:table-cell office:value-type="string" calcext:value-type="string">
            <text:p>Marching Cubes</text:p>
          </table:table-cell>
          <table:table-cell office:value-type="float" office:value="61530" calcext:value-type="float">
            <text:p>615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02" calcext:value-type="float">
            <text:p>22702</text:p>
          </table:table-cell>
          <table:table-cell office:value-type="string" calcext:value-type="string">
            <text:p>Marching Cubes</text:p>
          </table:table-cell>
          <table:table-cell office:value-type="float" office:value="64274" calcext:value-type="float">
            <text:p>6427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03" calcext:value-type="float">
            <text:p>22703</text:p>
          </table:table-cell>
          <table:table-cell office:value-type="string" calcext:value-type="string">
            <text:p>Marching Cubes</text:p>
          </table:table-cell>
          <table:table-cell office:value-type="float" office:value="58415" calcext:value-type="float">
            <text:p>584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04" calcext:value-type="float">
            <text:p>22704</text:p>
          </table:table-cell>
          <table:table-cell office:value-type="string" calcext:value-type="string">
            <text:p>Marching Cubes</text:p>
          </table:table-cell>
          <table:table-cell office:value-type="float" office:value="58510" calcext:value-type="float">
            <text:p>585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05" calcext:value-type="float">
            <text:p>22705</text:p>
          </table:table-cell>
          <table:table-cell office:value-type="string" calcext:value-type="string">
            <text:p>Marching Cubes</text:p>
          </table:table-cell>
          <table:table-cell office:value-type="float" office:value="58049" calcext:value-type="float">
            <text:p>5804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06" calcext:value-type="float">
            <text:p>22706</text:p>
          </table:table-cell>
          <table:table-cell office:value-type="string" calcext:value-type="string">
            <text:p>Marching Cubes</text:p>
          </table:table-cell>
          <table:table-cell office:value-type="float" office:value="57452" calcext:value-type="float">
            <text:p>5745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07" calcext:value-type="float">
            <text:p>22707</text:p>
          </table:table-cell>
          <table:table-cell office:value-type="string" calcext:value-type="string">
            <text:p>Marching Cubes</text:p>
          </table:table-cell>
          <table:table-cell office:value-type="float" office:value="56702" calcext:value-type="float">
            <text:p>5670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08" calcext:value-type="float">
            <text:p>22708</text:p>
          </table:table-cell>
          <table:table-cell office:value-type="string" calcext:value-type="string">
            <text:p>Marching Cubes</text:p>
          </table:table-cell>
          <table:table-cell office:value-type="float" office:value="57479" calcext:value-type="float">
            <text:p>5747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09" calcext:value-type="float">
            <text:p>22709</text:p>
          </table:table-cell>
          <table:table-cell office:value-type="string" calcext:value-type="string">
            <text:p>Marching Cubes</text:p>
          </table:table-cell>
          <table:table-cell office:value-type="float" office:value="56705" calcext:value-type="float">
            <text:p>5670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10" calcext:value-type="float">
            <text:p>22710</text:p>
          </table:table-cell>
          <table:table-cell office:value-type="string" calcext:value-type="string">
            <text:p>Marching Cubes</text:p>
          </table:table-cell>
          <table:table-cell office:value-type="float" office:value="62935" calcext:value-type="float">
            <text:p>6293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11" calcext:value-type="float">
            <text:p>22711</text:p>
          </table:table-cell>
          <table:table-cell office:value-type="string" calcext:value-type="string">
            <text:p>Marching Cubes</text:p>
          </table:table-cell>
          <table:table-cell office:value-type="float" office:value="58453" calcext:value-type="float">
            <text:p>5845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12" calcext:value-type="float">
            <text:p>22712</text:p>
          </table:table-cell>
          <table:table-cell office:value-type="string" calcext:value-type="string">
            <text:p>Marching Cubes</text:p>
          </table:table-cell>
          <table:table-cell office:value-type="float" office:value="57990" calcext:value-type="float">
            <text:p>5799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13" calcext:value-type="float">
            <text:p>22713</text:p>
          </table:table-cell>
          <table:table-cell office:value-type="string" calcext:value-type="string">
            <text:p>Marching Cubes</text:p>
          </table:table-cell>
          <table:table-cell office:value-type="float" office:value="56502" calcext:value-type="float">
            <text:p>565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14" calcext:value-type="float">
            <text:p>22714</text:p>
          </table:table-cell>
          <table:table-cell office:value-type="string" calcext:value-type="string">
            <text:p>Marching Cubes</text:p>
          </table:table-cell>
          <table:table-cell office:value-type="float" office:value="58008" calcext:value-type="float">
            <text:p>5800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15" calcext:value-type="float">
            <text:p>22715</text:p>
          </table:table-cell>
          <table:table-cell office:value-type="string" calcext:value-type="string">
            <text:p>Marching Cubes</text:p>
          </table:table-cell>
          <table:table-cell office:value-type="float" office:value="57411" calcext:value-type="float">
            <text:p>5741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16" calcext:value-type="float">
            <text:p>22716</text:p>
          </table:table-cell>
          <table:table-cell office:value-type="string" calcext:value-type="string">
            <text:p>Marching Cubes</text:p>
          </table:table-cell>
          <table:table-cell office:value-type="float" office:value="65218" calcext:value-type="float">
            <text:p>6521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17" calcext:value-type="float">
            <text:p>22717</text:p>
          </table:table-cell>
          <table:table-cell office:value-type="string" calcext:value-type="string">
            <text:p>Marching Cubes</text:p>
          </table:table-cell>
          <table:table-cell office:value-type="float" office:value="57143" calcext:value-type="float">
            <text:p>5714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18" calcext:value-type="float">
            <text:p>22718</text:p>
          </table:table-cell>
          <table:table-cell office:value-type="string" calcext:value-type="string">
            <text:p>Marching Cubes</text:p>
          </table:table-cell>
          <table:table-cell office:value-type="float" office:value="57201" calcext:value-type="float">
            <text:p>572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19" calcext:value-type="float">
            <text:p>22719</text:p>
          </table:table-cell>
          <table:table-cell office:value-type="string" calcext:value-type="string">
            <text:p>Marching Cubes</text:p>
          </table:table-cell>
          <table:table-cell office:value-type="float" office:value="58521" calcext:value-type="float">
            <text:p>5852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20" calcext:value-type="float">
            <text:p>22720</text:p>
          </table:table-cell>
          <table:table-cell office:value-type="string" calcext:value-type="string">
            <text:p>Marching Cubes</text:p>
          </table:table-cell>
          <table:table-cell office:value-type="float" office:value="58948" calcext:value-type="float">
            <text:p>5894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21" calcext:value-type="float">
            <text:p>22721</text:p>
          </table:table-cell>
          <table:table-cell office:value-type="string" calcext:value-type="string">
            <text:p>Marching Cubes</text:p>
          </table:table-cell>
          <table:table-cell office:value-type="float" office:value="57313" calcext:value-type="float">
            <text:p>5731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22" calcext:value-type="float">
            <text:p>22722</text:p>
          </table:table-cell>
          <table:table-cell office:value-type="string" calcext:value-type="string">
            <text:p>Marching Cubes</text:p>
          </table:table-cell>
          <table:table-cell office:value-type="float" office:value="57492" calcext:value-type="float">
            <text:p>5749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23" calcext:value-type="float">
            <text:p>22723</text:p>
          </table:table-cell>
          <table:table-cell office:value-type="string" calcext:value-type="string">
            <text:p>Marching Cubes</text:p>
          </table:table-cell>
          <table:table-cell office:value-type="float" office:value="57115" calcext:value-type="float">
            <text:p>571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24" calcext:value-type="float">
            <text:p>22724</text:p>
          </table:table-cell>
          <table:table-cell office:value-type="string" calcext:value-type="string">
            <text:p>Marching Cubes</text:p>
          </table:table-cell>
          <table:table-cell office:value-type="float" office:value="57004" calcext:value-type="float">
            <text:p>5700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25" calcext:value-type="float">
            <text:p>22725</text:p>
          </table:table-cell>
          <table:table-cell office:value-type="string" calcext:value-type="string">
            <text:p>Marching Cubes</text:p>
          </table:table-cell>
          <table:table-cell office:value-type="float" office:value="57465" calcext:value-type="float">
            <text:p>5746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26" calcext:value-type="float">
            <text:p>22726</text:p>
          </table:table-cell>
          <table:table-cell office:value-type="string" calcext:value-type="string">
            <text:p>Marching Cubes</text:p>
          </table:table-cell>
          <table:table-cell office:value-type="float" office:value="56678" calcext:value-type="float">
            <text:p>5667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27" calcext:value-type="float">
            <text:p>22727</text:p>
          </table:table-cell>
          <table:table-cell office:value-type="string" calcext:value-type="string">
            <text:p>Marching Cubes</text:p>
          </table:table-cell>
          <table:table-cell office:value-type="float" office:value="58072" calcext:value-type="float">
            <text:p>580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28" calcext:value-type="float">
            <text:p>22728</text:p>
          </table:table-cell>
          <table:table-cell office:value-type="string" calcext:value-type="string">
            <text:p>Marching Cubes</text:p>
          </table:table-cell>
          <table:table-cell office:value-type="float" office:value="58516" calcext:value-type="float">
            <text:p>585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29" calcext:value-type="float">
            <text:p>22729</text:p>
          </table:table-cell>
          <table:table-cell office:value-type="string" calcext:value-type="string">
            <text:p>Marching Cubes</text:p>
          </table:table-cell>
          <table:table-cell office:value-type="float" office:value="59773" calcext:value-type="float">
            <text:p>5977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30" calcext:value-type="float">
            <text:p>22730</text:p>
          </table:table-cell>
          <table:table-cell office:value-type="string" calcext:value-type="string">
            <text:p>Marching Cubes</text:p>
          </table:table-cell>
          <table:table-cell office:value-type="float" office:value="56978" calcext:value-type="float">
            <text:p>569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31" calcext:value-type="float">
            <text:p>22731</text:p>
          </table:table-cell>
          <table:table-cell office:value-type="string" calcext:value-type="string">
            <text:p>Marching Cubes</text:p>
          </table:table-cell>
          <table:table-cell office:value-type="float" office:value="58064" calcext:value-type="float">
            <text:p>5806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32" calcext:value-type="float">
            <text:p>22732</text:p>
          </table:table-cell>
          <table:table-cell office:value-type="string" calcext:value-type="string">
            <text:p>Marching Cubes</text:p>
          </table:table-cell>
          <table:table-cell office:value-type="float" office:value="57175" calcext:value-type="float">
            <text:p>5717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33" calcext:value-type="float">
            <text:p>22733</text:p>
          </table:table-cell>
          <table:table-cell office:value-type="string" calcext:value-type="string">
            <text:p>Marching Cubes</text:p>
          </table:table-cell>
          <table:table-cell office:value-type="float" office:value="57598" calcext:value-type="float">
            <text:p>5759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34" calcext:value-type="float">
            <text:p>22734</text:p>
          </table:table-cell>
          <table:table-cell office:value-type="string" calcext:value-type="string">
            <text:p>Marching Cubes</text:p>
          </table:table-cell>
          <table:table-cell office:value-type="float" office:value="57218" calcext:value-type="float">
            <text:p>5721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35" calcext:value-type="float">
            <text:p>22735</text:p>
          </table:table-cell>
          <table:table-cell office:value-type="string" calcext:value-type="string">
            <text:p>Marching Cubes</text:p>
          </table:table-cell>
          <table:table-cell office:value-type="float" office:value="58752" calcext:value-type="float">
            <text:p>5875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36" calcext:value-type="float">
            <text:p>22736</text:p>
          </table:table-cell>
          <table:table-cell office:value-type="string" calcext:value-type="string">
            <text:p>Marching Cubes</text:p>
          </table:table-cell>
          <table:table-cell office:value-type="float" office:value="58445" calcext:value-type="float">
            <text:p>5844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37" calcext:value-type="float">
            <text:p>22737</text:p>
          </table:table-cell>
          <table:table-cell office:value-type="string" calcext:value-type="string">
            <text:p>Marching Cubes</text:p>
          </table:table-cell>
          <table:table-cell office:value-type="float" office:value="57053" calcext:value-type="float">
            <text:p>5705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38" calcext:value-type="float">
            <text:p>22738</text:p>
          </table:table-cell>
          <table:table-cell office:value-type="string" calcext:value-type="string">
            <text:p>Marching Cubes</text:p>
          </table:table-cell>
          <table:table-cell office:value-type="float" office:value="57019" calcext:value-type="float">
            <text:p>5701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39" calcext:value-type="float">
            <text:p>22739</text:p>
          </table:table-cell>
          <table:table-cell office:value-type="string" calcext:value-type="string">
            <text:p>Marching Cubes</text:p>
          </table:table-cell>
          <table:table-cell office:value-type="float" office:value="57016" calcext:value-type="float">
            <text:p>570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40" calcext:value-type="float">
            <text:p>22740</text:p>
          </table:table-cell>
          <table:table-cell office:value-type="string" calcext:value-type="string">
            <text:p>Marching Cubes</text:p>
          </table:table-cell>
          <table:table-cell office:value-type="float" office:value="57578" calcext:value-type="float">
            <text:p>575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41" calcext:value-type="float">
            <text:p>22741</text:p>
          </table:table-cell>
          <table:table-cell office:value-type="string" calcext:value-type="string">
            <text:p>Marching Cubes</text:p>
          </table:table-cell>
          <table:table-cell office:value-type="float" office:value="56985" calcext:value-type="float">
            <text:p>5698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42" calcext:value-type="float">
            <text:p>22742</text:p>
          </table:table-cell>
          <table:table-cell office:value-type="string" calcext:value-type="string">
            <text:p>Marching Cubes</text:p>
          </table:table-cell>
          <table:table-cell office:value-type="float" office:value="64509" calcext:value-type="float">
            <text:p>645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43" calcext:value-type="float">
            <text:p>22743</text:p>
          </table:table-cell>
          <table:table-cell office:value-type="string" calcext:value-type="string">
            <text:p>Marching Cubes</text:p>
          </table:table-cell>
          <table:table-cell office:value-type="float" office:value="58898" calcext:value-type="float">
            <text:p>5889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44" calcext:value-type="float">
            <text:p>22744</text:p>
          </table:table-cell>
          <table:table-cell office:value-type="string" calcext:value-type="string">
            <text:p>Marching Cubes</text:p>
          </table:table-cell>
          <table:table-cell office:value-type="float" office:value="57872" calcext:value-type="float">
            <text:p>578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45" calcext:value-type="float">
            <text:p>22745</text:p>
          </table:table-cell>
          <table:table-cell office:value-type="string" calcext:value-type="string">
            <text:p>Marching Cubes</text:p>
          </table:table-cell>
          <table:table-cell office:value-type="float" office:value="57288" calcext:value-type="float">
            <text:p>5728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46" calcext:value-type="float">
            <text:p>22746</text:p>
          </table:table-cell>
          <table:table-cell office:value-type="string" calcext:value-type="string">
            <text:p>Marching Cubes</text:p>
          </table:table-cell>
          <table:table-cell office:value-type="float" office:value="60651" calcext:value-type="float">
            <text:p>6065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47" calcext:value-type="float">
            <text:p>22747</text:p>
          </table:table-cell>
          <table:table-cell office:value-type="string" calcext:value-type="string">
            <text:p>Marching Cubes</text:p>
          </table:table-cell>
          <table:table-cell office:value-type="float" office:value="56602" calcext:value-type="float">
            <text:p>566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48" calcext:value-type="float">
            <text:p>22748</text:p>
          </table:table-cell>
          <table:table-cell office:value-type="string" calcext:value-type="string">
            <text:p>Marching Cubes</text:p>
          </table:table-cell>
          <table:table-cell office:value-type="float" office:value="56481" calcext:value-type="float">
            <text:p>5648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49" calcext:value-type="float">
            <text:p>22749</text:p>
          </table:table-cell>
          <table:table-cell office:value-type="string" calcext:value-type="string">
            <text:p>Marching Cubes</text:p>
          </table:table-cell>
          <table:table-cell office:value-type="float" office:value="57869" calcext:value-type="float">
            <text:p>5786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50" calcext:value-type="float">
            <text:p>22750</text:p>
          </table:table-cell>
          <table:table-cell office:value-type="string" calcext:value-type="string">
            <text:p>Marching Cubes</text:p>
          </table:table-cell>
          <table:table-cell office:value-type="float" office:value="58876" calcext:value-type="float">
            <text:p>5887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51" calcext:value-type="float">
            <text:p>22751</text:p>
          </table:table-cell>
          <table:table-cell office:value-type="string" calcext:value-type="string">
            <text:p>Marching Cubes</text:p>
          </table:table-cell>
          <table:table-cell office:value-type="float" office:value="58768" calcext:value-type="float">
            <text:p>587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52" calcext:value-type="float">
            <text:p>22752</text:p>
          </table:table-cell>
          <table:table-cell office:value-type="string" calcext:value-type="string">
            <text:p>Marching Cubes</text:p>
          </table:table-cell>
          <table:table-cell office:value-type="float" office:value="57303" calcext:value-type="float">
            <text:p>5730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53" calcext:value-type="float">
            <text:p>22753</text:p>
          </table:table-cell>
          <table:table-cell office:value-type="string" calcext:value-type="string">
            <text:p>Marching Cubes</text:p>
          </table:table-cell>
          <table:table-cell office:value-type="float" office:value="57121" calcext:value-type="float">
            <text:p>5712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54" calcext:value-type="float">
            <text:p>22754</text:p>
          </table:table-cell>
          <table:table-cell office:value-type="string" calcext:value-type="string">
            <text:p>Marching Cubes</text:p>
          </table:table-cell>
          <table:table-cell office:value-type="float" office:value="56830" calcext:value-type="float">
            <text:p>568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55" calcext:value-type="float">
            <text:p>22755</text:p>
          </table:table-cell>
          <table:table-cell office:value-type="string" calcext:value-type="string">
            <text:p>Marching Cubes</text:p>
          </table:table-cell>
          <table:table-cell office:value-type="float" office:value="56804" calcext:value-type="float">
            <text:p>5680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56" calcext:value-type="float">
            <text:p>22756</text:p>
          </table:table-cell>
          <table:table-cell office:value-type="string" calcext:value-type="string">
            <text:p>Marching Cubes</text:p>
          </table:table-cell>
          <table:table-cell office:value-type="float" office:value="57043" calcext:value-type="float">
            <text:p>570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57" calcext:value-type="float">
            <text:p>22757</text:p>
          </table:table-cell>
          <table:table-cell office:value-type="string" calcext:value-type="string">
            <text:p>Marching Cubes</text:p>
          </table:table-cell>
          <table:table-cell office:value-type="float" office:value="56909" calcext:value-type="float">
            <text:p>5690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58" calcext:value-type="float">
            <text:p>22758</text:p>
          </table:table-cell>
          <table:table-cell office:value-type="string" calcext:value-type="string">
            <text:p>Marching Cubes</text:p>
          </table:table-cell>
          <table:table-cell office:value-type="float" office:value="58575" calcext:value-type="float">
            <text:p>5857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59" calcext:value-type="float">
            <text:p>22759</text:p>
          </table:table-cell>
          <table:table-cell office:value-type="string" calcext:value-type="string">
            <text:p>Marching Cubes</text:p>
          </table:table-cell>
          <table:table-cell office:value-type="float" office:value="58143" calcext:value-type="float">
            <text:p>581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60" calcext:value-type="float">
            <text:p>22760</text:p>
          </table:table-cell>
          <table:table-cell office:value-type="string" calcext:value-type="string">
            <text:p>Marching Cubes</text:p>
          </table:table-cell>
          <table:table-cell office:value-type="float" office:value="57725" calcext:value-type="float">
            <text:p>5772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61" calcext:value-type="float">
            <text:p>22761</text:p>
          </table:table-cell>
          <table:table-cell office:value-type="string" calcext:value-type="string">
            <text:p>Marching Cubes</text:p>
          </table:table-cell>
          <table:table-cell office:value-type="float" office:value="57292" calcext:value-type="float">
            <text:p>5729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62" calcext:value-type="float">
            <text:p>22762</text:p>
          </table:table-cell>
          <table:table-cell office:value-type="string" calcext:value-type="string">
            <text:p>Marching Cubes</text:p>
          </table:table-cell>
          <table:table-cell office:value-type="float" office:value="56945" calcext:value-type="float">
            <text:p>5694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63" calcext:value-type="float">
            <text:p>22763</text:p>
          </table:table-cell>
          <table:table-cell office:value-type="string" calcext:value-type="string">
            <text:p>Marching Cubes</text:p>
          </table:table-cell>
          <table:table-cell office:value-type="float" office:value="56818" calcext:value-type="float">
            <text:p>5681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64" calcext:value-type="float">
            <text:p>22764</text:p>
          </table:table-cell>
          <table:table-cell office:value-type="string" calcext:value-type="string">
            <text:p>Marching Cubes</text:p>
          </table:table-cell>
          <table:table-cell office:value-type="float" office:value="61487" calcext:value-type="float">
            <text:p>6148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65" calcext:value-type="float">
            <text:p>22765</text:p>
          </table:table-cell>
          <table:table-cell office:value-type="string" calcext:value-type="string">
            <text:p>Marching Cubes</text:p>
          </table:table-cell>
          <table:table-cell office:value-type="float" office:value="57440" calcext:value-type="float">
            <text:p>574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66" calcext:value-type="float">
            <text:p>22766</text:p>
          </table:table-cell>
          <table:table-cell office:value-type="string" calcext:value-type="string">
            <text:p>Marching Cubes</text:p>
          </table:table-cell>
          <table:table-cell office:value-type="float" office:value="59122" calcext:value-type="float">
            <text:p>591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67" calcext:value-type="float">
            <text:p>22767</text:p>
          </table:table-cell>
          <table:table-cell office:value-type="string" calcext:value-type="string">
            <text:p>Marching Cubes</text:p>
          </table:table-cell>
          <table:table-cell office:value-type="float" office:value="58246" calcext:value-type="float">
            <text:p>5824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68" calcext:value-type="float">
            <text:p>22768</text:p>
          </table:table-cell>
          <table:table-cell office:value-type="string" calcext:value-type="string">
            <text:p>Marching Cubes</text:p>
          </table:table-cell>
          <table:table-cell office:value-type="float" office:value="57240" calcext:value-type="float">
            <text:p>572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69" calcext:value-type="float">
            <text:p>22769</text:p>
          </table:table-cell>
          <table:table-cell office:value-type="string" calcext:value-type="string">
            <text:p>Marching Cubes</text:p>
          </table:table-cell>
          <table:table-cell office:value-type="float" office:value="56826" calcext:value-type="float">
            <text:p>5682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70" calcext:value-type="float">
            <text:p>22770</text:p>
          </table:table-cell>
          <table:table-cell office:value-type="string" calcext:value-type="string">
            <text:p>Marching Cubes</text:p>
          </table:table-cell>
          <table:table-cell office:value-type="float" office:value="57643" calcext:value-type="float">
            <text:p>576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71" calcext:value-type="float">
            <text:p>22771</text:p>
          </table:table-cell>
          <table:table-cell office:value-type="string" calcext:value-type="string">
            <text:p>Marching Cubes</text:p>
          </table:table-cell>
          <table:table-cell office:value-type="float" office:value="56861" calcext:value-type="float">
            <text:p>5686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72" calcext:value-type="float">
            <text:p>22772</text:p>
          </table:table-cell>
          <table:table-cell office:value-type="string" calcext:value-type="string">
            <text:p>Marching Cubes</text:p>
          </table:table-cell>
          <table:table-cell office:value-type="float" office:value="56572" calcext:value-type="float">
            <text:p>5657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73" calcext:value-type="float">
            <text:p>22773</text:p>
          </table:table-cell>
          <table:table-cell office:value-type="string" calcext:value-type="string">
            <text:p>Marching Cubes</text:p>
          </table:table-cell>
          <table:table-cell office:value-type="float" office:value="56978" calcext:value-type="float">
            <text:p>569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74" calcext:value-type="float">
            <text:p>22774</text:p>
          </table:table-cell>
          <table:table-cell office:value-type="string" calcext:value-type="string">
            <text:p>Marching Cubes</text:p>
          </table:table-cell>
          <table:table-cell office:value-type="float" office:value="58340" calcext:value-type="float">
            <text:p>5834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75" calcext:value-type="float">
            <text:p>22775</text:p>
          </table:table-cell>
          <table:table-cell office:value-type="string" calcext:value-type="string">
            <text:p>Marching Cubes</text:p>
          </table:table-cell>
          <table:table-cell office:value-type="float" office:value="58648" calcext:value-type="float">
            <text:p>5864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76" calcext:value-type="float">
            <text:p>22776</text:p>
          </table:table-cell>
          <table:table-cell office:value-type="string" calcext:value-type="string">
            <text:p>Marching Cubes</text:p>
          </table:table-cell>
          <table:table-cell office:value-type="float" office:value="57636" calcext:value-type="float">
            <text:p>576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77" calcext:value-type="float">
            <text:p>22777</text:p>
          </table:table-cell>
          <table:table-cell office:value-type="string" calcext:value-type="string">
            <text:p>Marching Cubes</text:p>
          </table:table-cell>
          <table:table-cell office:value-type="float" office:value="56915" calcext:value-type="float">
            <text:p>5691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78" calcext:value-type="float">
            <text:p>22778</text:p>
          </table:table-cell>
          <table:table-cell office:value-type="string" calcext:value-type="string">
            <text:p>Marching Cubes</text:p>
          </table:table-cell>
          <table:table-cell office:value-type="float" office:value="59116" calcext:value-type="float">
            <text:p>591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79" calcext:value-type="float">
            <text:p>22779</text:p>
          </table:table-cell>
          <table:table-cell office:value-type="string" calcext:value-type="string">
            <text:p>Marching Cubes</text:p>
          </table:table-cell>
          <table:table-cell office:value-type="float" office:value="57345" calcext:value-type="float">
            <text:p>5734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80" calcext:value-type="float">
            <text:p>22780</text:p>
          </table:table-cell>
          <table:table-cell office:value-type="string" calcext:value-type="string">
            <text:p>Marching Cubes</text:p>
          </table:table-cell>
          <table:table-cell office:value-type="float" office:value="57314" calcext:value-type="float">
            <text:p>5731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81" calcext:value-type="float">
            <text:p>22781</text:p>
          </table:table-cell>
          <table:table-cell office:value-type="string" calcext:value-type="string">
            <text:p>Marching Cubes</text:p>
          </table:table-cell>
          <table:table-cell office:value-type="float" office:value="56872" calcext:value-type="float">
            <text:p>5687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82" calcext:value-type="float">
            <text:p>22782</text:p>
          </table:table-cell>
          <table:table-cell office:value-type="string" calcext:value-type="string">
            <text:p>Marching Cubes</text:p>
          </table:table-cell>
          <table:table-cell office:value-type="float" office:value="58134" calcext:value-type="float">
            <text:p>5813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83" calcext:value-type="float">
            <text:p>22783</text:p>
          </table:table-cell>
          <table:table-cell office:value-type="string" calcext:value-type="string">
            <text:p>Marching Cubes</text:p>
          </table:table-cell>
          <table:table-cell office:value-type="float" office:value="58485" calcext:value-type="float">
            <text:p>5848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84" calcext:value-type="float">
            <text:p>22784</text:p>
          </table:table-cell>
          <table:table-cell office:value-type="string" calcext:value-type="string">
            <text:p>Marching Cubes</text:p>
          </table:table-cell>
          <table:table-cell office:value-type="float" office:value="57612" calcext:value-type="float">
            <text:p>5761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85" calcext:value-type="float">
            <text:p>22785</text:p>
          </table:table-cell>
          <table:table-cell office:value-type="string" calcext:value-type="string">
            <text:p>Marching Cubes</text:p>
          </table:table-cell>
          <table:table-cell office:value-type="float" office:value="57125" calcext:value-type="float">
            <text:p>571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86" calcext:value-type="float">
            <text:p>22786</text:p>
          </table:table-cell>
          <table:table-cell office:value-type="string" calcext:value-type="string">
            <text:p>Marching Cubes</text:p>
          </table:table-cell>
          <table:table-cell office:value-type="float" office:value="57172" calcext:value-type="float">
            <text:p>5717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87" calcext:value-type="float">
            <text:p>22787</text:p>
          </table:table-cell>
          <table:table-cell office:value-type="string" calcext:value-type="string">
            <text:p>Marching Cubes</text:p>
          </table:table-cell>
          <table:table-cell office:value-type="float" office:value="57134" calcext:value-type="float">
            <text:p>5713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88" calcext:value-type="float">
            <text:p>22788</text:p>
          </table:table-cell>
          <table:table-cell office:value-type="string" calcext:value-type="string">
            <text:p>Marching Cubes</text:p>
          </table:table-cell>
          <table:table-cell office:value-type="float" office:value="57241" calcext:value-type="float">
            <text:p>5724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89" calcext:value-type="float">
            <text:p>22789</text:p>
          </table:table-cell>
          <table:table-cell office:value-type="string" calcext:value-type="string">
            <text:p>Marching Cubes</text:p>
          </table:table-cell>
          <table:table-cell office:value-type="float" office:value="56840" calcext:value-type="float">
            <text:p>5684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90" calcext:value-type="float">
            <text:p>22790</text:p>
          </table:table-cell>
          <table:table-cell office:value-type="string" calcext:value-type="string">
            <text:p>Marching Cubes</text:p>
          </table:table-cell>
          <table:table-cell office:value-type="float" office:value="58566" calcext:value-type="float">
            <text:p>585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91" calcext:value-type="float">
            <text:p>22791</text:p>
          </table:table-cell>
          <table:table-cell office:value-type="string" calcext:value-type="string">
            <text:p>Marching Cubes</text:p>
          </table:table-cell>
          <table:table-cell office:value-type="float" office:value="58975" calcext:value-type="float">
            <text:p>58975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92" calcext:value-type="float">
            <text:p>22792</text:p>
          </table:table-cell>
          <table:table-cell office:value-type="string" calcext:value-type="string">
            <text:p>Marching Cubes</text:p>
          </table:table-cell>
          <table:table-cell office:value-type="float" office:value="57793" calcext:value-type="float">
            <text:p>5779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93" calcext:value-type="float">
            <text:p>22793</text:p>
          </table:table-cell>
          <table:table-cell office:value-type="string" calcext:value-type="string">
            <text:p>Marching Cubes</text:p>
          </table:table-cell>
          <table:table-cell office:value-type="float" office:value="56909" calcext:value-type="float">
            <text:p>5690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94" calcext:value-type="float">
            <text:p>22794</text:p>
          </table:table-cell>
          <table:table-cell office:value-type="string" calcext:value-type="string">
            <text:p>Marching Cubes</text:p>
          </table:table-cell>
          <table:table-cell office:value-type="float" office:value="57055" calcext:value-type="float">
            <text:p>5705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95" calcext:value-type="float">
            <text:p>22795</text:p>
          </table:table-cell>
          <table:table-cell office:value-type="string" calcext:value-type="string">
            <text:p>Marching Cubes</text:p>
          </table:table-cell>
          <table:table-cell office:value-type="float" office:value="57026" calcext:value-type="float">
            <text:p>570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96" calcext:value-type="float">
            <text:p>22796</text:p>
          </table:table-cell>
          <table:table-cell office:value-type="string" calcext:value-type="string">
            <text:p>Marching Cubes</text:p>
          </table:table-cell>
          <table:table-cell office:value-type="float" office:value="59134" calcext:value-type="float">
            <text:p>5913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97" calcext:value-type="float">
            <text:p>22797</text:p>
          </table:table-cell>
          <table:table-cell office:value-type="string" calcext:value-type="string">
            <text:p>Marching Cubes</text:p>
          </table:table-cell>
          <table:table-cell office:value-type="float" office:value="56997" calcext:value-type="float">
            <text:p>5699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98" calcext:value-type="float">
            <text:p>22798</text:p>
          </table:table-cell>
          <table:table-cell office:value-type="string" calcext:value-type="string">
            <text:p>Marching Cubes</text:p>
          </table:table-cell>
          <table:table-cell office:value-type="float" office:value="58346" calcext:value-type="float">
            <text:p>5834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99" calcext:value-type="float">
            <text:p>22799</text:p>
          </table:table-cell>
          <table:table-cell office:value-type="string" calcext:value-type="string">
            <text:p>Marching Cubes</text:p>
          </table:table-cell>
          <table:table-cell office:value-type="float" office:value="66082" calcext:value-type="float">
            <text:p>6608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string" calcext:value-type="string">
            <text:p>Marching Cubes</text:p>
          </table:table-cell>
          <table:table-cell office:value-type="float" office:value="57978" calcext:value-type="float">
            <text:p>579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01" calcext:value-type="float">
            <text:p>22801</text:p>
          </table:table-cell>
          <table:table-cell office:value-type="string" calcext:value-type="string">
            <text:p>Marching Cubes</text:p>
          </table:table-cell>
          <table:table-cell office:value-type="float" office:value="57166" calcext:value-type="float">
            <text:p>5716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02" calcext:value-type="float">
            <text:p>22802</text:p>
          </table:table-cell>
          <table:table-cell office:value-type="string" calcext:value-type="string">
            <text:p>Marching Cubes</text:p>
          </table:table-cell>
          <table:table-cell office:value-type="float" office:value="57036" calcext:value-type="float">
            <text:p>570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03" calcext:value-type="float">
            <text:p>22803</text:p>
          </table:table-cell>
          <table:table-cell office:value-type="string" calcext:value-type="string">
            <text:p>Marching Cubes</text:p>
          </table:table-cell>
          <table:table-cell office:value-type="float" office:value="57468" calcext:value-type="float">
            <text:p>5746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04" calcext:value-type="float">
            <text:p>22804</text:p>
          </table:table-cell>
          <table:table-cell office:value-type="string" calcext:value-type="string">
            <text:p>Marching Cubes</text:p>
          </table:table-cell>
          <table:table-cell office:value-type="float" office:value="56880" calcext:value-type="float">
            <text:p>5688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05" calcext:value-type="float">
            <text:p>22805</text:p>
          </table:table-cell>
          <table:table-cell office:value-type="string" calcext:value-type="string">
            <text:p>Marching Cubes</text:p>
          </table:table-cell>
          <table:table-cell office:value-type="float" office:value="57353" calcext:value-type="float">
            <text:p>57353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06" calcext:value-type="float">
            <text:p>22806</text:p>
          </table:table-cell>
          <table:table-cell office:value-type="string" calcext:value-type="string">
            <text:p>Marching Cubes</text:p>
          </table:table-cell>
          <table:table-cell office:value-type="float" office:value="58177" calcext:value-type="float">
            <text:p>5817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07" calcext:value-type="float">
            <text:p>22807</text:p>
          </table:table-cell>
          <table:table-cell office:value-type="string" calcext:value-type="string">
            <text:p>Marching Cubes</text:p>
          </table:table-cell>
          <table:table-cell office:value-type="float" office:value="58335" calcext:value-type="float">
            <text:p>5833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08" calcext:value-type="float">
            <text:p>22808</text:p>
          </table:table-cell>
          <table:table-cell office:value-type="string" calcext:value-type="string">
            <text:p>Marching Cubes</text:p>
          </table:table-cell>
          <table:table-cell office:value-type="float" office:value="57087" calcext:value-type="float">
            <text:p>57087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09" calcext:value-type="float">
            <text:p>22809</text:p>
          </table:table-cell>
          <table:table-cell office:value-type="string" calcext:value-type="string">
            <text:p>Marching Cubes</text:p>
          </table:table-cell>
          <table:table-cell office:value-type="float" office:value="57127" calcext:value-type="float">
            <text:p>5712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10" calcext:value-type="float">
            <text:p>22810</text:p>
          </table:table-cell>
          <table:table-cell office:value-type="string" calcext:value-type="string">
            <text:p>Marching Cubes</text:p>
          </table:table-cell>
          <table:table-cell office:value-type="float" office:value="57282" calcext:value-type="float">
            <text:p>5728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11" calcext:value-type="float">
            <text:p>22811</text:p>
          </table:table-cell>
          <table:table-cell office:value-type="string" calcext:value-type="string">
            <text:p>Marching Cubes</text:p>
          </table:table-cell>
          <table:table-cell office:value-type="float" office:value="57313" calcext:value-type="float">
            <text:p>5731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12" calcext:value-type="float">
            <text:p>22812</text:p>
          </table:table-cell>
          <table:table-cell office:value-type="string" calcext:value-type="string">
            <text:p>Marching Cubes</text:p>
          </table:table-cell>
          <table:table-cell office:value-type="float" office:value="57048" calcext:value-type="float">
            <text:p>57048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13" calcext:value-type="float">
            <text:p>22813</text:p>
          </table:table-cell>
          <table:table-cell office:value-type="string" calcext:value-type="string">
            <text:p>Marching Cubes</text:p>
          </table:table-cell>
          <table:table-cell office:value-type="float" office:value="57542" calcext:value-type="float">
            <text:p>5754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14" calcext:value-type="float">
            <text:p>22814</text:p>
          </table:table-cell>
          <table:table-cell office:value-type="string" calcext:value-type="string">
            <text:p>Marching Cubes</text:p>
          </table:table-cell>
          <table:table-cell office:value-type="float" office:value="59052" calcext:value-type="float">
            <text:p>5905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15" calcext:value-type="float">
            <text:p>22815</text:p>
          </table:table-cell>
          <table:table-cell office:value-type="string" calcext:value-type="string">
            <text:p>Marching Cubes</text:p>
          </table:table-cell>
          <table:table-cell office:value-type="float" office:value="58559" calcext:value-type="float">
            <text:p>5855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16" calcext:value-type="float">
            <text:p>22816</text:p>
          </table:table-cell>
          <table:table-cell office:value-type="string" calcext:value-type="string">
            <text:p>Marching Cubes</text:p>
          </table:table-cell>
          <table:table-cell office:value-type="float" office:value="57045" calcext:value-type="float">
            <text:p>5704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17" calcext:value-type="float">
            <text:p>22817</text:p>
          </table:table-cell>
          <table:table-cell office:value-type="string" calcext:value-type="string">
            <text:p>Marching Cubes</text:p>
          </table:table-cell>
          <table:table-cell office:value-type="float" office:value="58082" calcext:value-type="float">
            <text:p>5808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18" calcext:value-type="float">
            <text:p>22818</text:p>
          </table:table-cell>
          <table:table-cell office:value-type="string" calcext:value-type="string">
            <text:p>Marching Cubes</text:p>
          </table:table-cell>
          <table:table-cell office:value-type="float" office:value="57382" calcext:value-type="float">
            <text:p>5738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19" calcext:value-type="float">
            <text:p>22819</text:p>
          </table:table-cell>
          <table:table-cell office:value-type="string" calcext:value-type="string">
            <text:p>Marching Cubes</text:p>
          </table:table-cell>
          <table:table-cell office:value-type="float" office:value="57292" calcext:value-type="float">
            <text:p>5729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20" calcext:value-type="float">
            <text:p>22820</text:p>
          </table:table-cell>
          <table:table-cell office:value-type="string" calcext:value-type="string">
            <text:p>Marching Cubes</text:p>
          </table:table-cell>
          <table:table-cell office:value-type="float" office:value="56756" calcext:value-type="float">
            <text:p>5675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21" calcext:value-type="float">
            <text:p>22821</text:p>
          </table:table-cell>
          <table:table-cell office:value-type="string" calcext:value-type="string">
            <text:p>Marching Cubes</text:p>
          </table:table-cell>
          <table:table-cell office:value-type="float" office:value="59929" calcext:value-type="float">
            <text:p>599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22" calcext:value-type="float">
            <text:p>22822</text:p>
          </table:table-cell>
          <table:table-cell office:value-type="string" calcext:value-type="string">
            <text:p>Marching Cubes</text:p>
          </table:table-cell>
          <table:table-cell office:value-type="float" office:value="58254" calcext:value-type="float">
            <text:p>5825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23" calcext:value-type="float">
            <text:p>22823</text:p>
          </table:table-cell>
          <table:table-cell office:value-type="string" calcext:value-type="string">
            <text:p>Marching Cubes</text:p>
          </table:table-cell>
          <table:table-cell office:value-type="float" office:value="60258" calcext:value-type="float">
            <text:p>602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24" calcext:value-type="float">
            <text:p>22824</text:p>
          </table:table-cell>
          <table:table-cell office:value-type="string" calcext:value-type="string">
            <text:p>Marching Cubes</text:p>
          </table:table-cell>
          <table:table-cell office:value-type="float" office:value="57311" calcext:value-type="float">
            <text:p>573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25" calcext:value-type="float">
            <text:p>22825</text:p>
          </table:table-cell>
          <table:table-cell office:value-type="string" calcext:value-type="string">
            <text:p>Marching Cubes</text:p>
          </table:table-cell>
          <table:table-cell office:value-type="float" office:value="57239" calcext:value-type="float">
            <text:p>5723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26" calcext:value-type="float">
            <text:p>22826</text:p>
          </table:table-cell>
          <table:table-cell office:value-type="string" calcext:value-type="string">
            <text:p>Marching Cubes</text:p>
          </table:table-cell>
          <table:table-cell office:value-type="float" office:value="57205" calcext:value-type="float">
            <text:p>572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27" calcext:value-type="float">
            <text:p>22827</text:p>
          </table:table-cell>
          <table:table-cell office:value-type="string" calcext:value-type="string">
            <text:p>Marching Cubes</text:p>
          </table:table-cell>
          <table:table-cell office:value-type="float" office:value="56960" calcext:value-type="float">
            <text:p>56960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28" calcext:value-type="float">
            <text:p>22828</text:p>
          </table:table-cell>
          <table:table-cell office:value-type="string" calcext:value-type="string">
            <text:p>Marching Cubes</text:p>
          </table:table-cell>
          <table:table-cell office:value-type="float" office:value="56934" calcext:value-type="float">
            <text:p>5693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29" calcext:value-type="float">
            <text:p>22829</text:p>
          </table:table-cell>
          <table:table-cell office:value-type="string" calcext:value-type="string">
            <text:p>Marching Cubes</text:p>
          </table:table-cell>
          <table:table-cell office:value-type="float" office:value="56948" calcext:value-type="float">
            <text:p>5694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30" calcext:value-type="float">
            <text:p>22830</text:p>
          </table:table-cell>
          <table:table-cell office:value-type="string" calcext:value-type="string">
            <text:p>Marching Cubes</text:p>
          </table:table-cell>
          <table:table-cell office:value-type="float" office:value="58961" calcext:value-type="float">
            <text:p>58961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31" calcext:value-type="float">
            <text:p>22831</text:p>
          </table:table-cell>
          <table:table-cell office:value-type="string" calcext:value-type="string">
            <text:p>Marching Cubes</text:p>
          </table:table-cell>
          <table:table-cell office:value-type="float" office:value="59207" calcext:value-type="float">
            <text:p>5920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32" calcext:value-type="float">
            <text:p>22832</text:p>
          </table:table-cell>
          <table:table-cell office:value-type="string" calcext:value-type="string">
            <text:p>Marching Cubes</text:p>
          </table:table-cell>
          <table:table-cell office:value-type="float" office:value="57102" calcext:value-type="float">
            <text:p>57102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33" calcext:value-type="float">
            <text:p>22833</text:p>
          </table:table-cell>
          <table:table-cell office:value-type="string" calcext:value-type="string">
            <text:p>Marching Cubes</text:p>
          </table:table-cell>
          <table:table-cell office:value-type="float" office:value="57325" calcext:value-type="float">
            <text:p>573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34" calcext:value-type="float">
            <text:p>22834</text:p>
          </table:table-cell>
          <table:table-cell office:value-type="string" calcext:value-type="string">
            <text:p>Marching Cubes</text:p>
          </table:table-cell>
          <table:table-cell office:value-type="float" office:value="57619" calcext:value-type="float">
            <text:p>57619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35" calcext:value-type="float">
            <text:p>22835</text:p>
          </table:table-cell>
          <table:table-cell office:value-type="string" calcext:value-type="string">
            <text:p>Marching Cubes</text:p>
          </table:table-cell>
          <table:table-cell office:value-type="float" office:value="57499" calcext:value-type="float">
            <text:p>5749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10" calcext:value-type="float">
            <text:p>27610</text:p>
          </table:table-cell>
          <table:table-cell office:value-type="string" calcext:value-type="string">
            <text:p>Marching Cubes</text:p>
          </table:table-cell>
          <table:table-cell office:value-type="float" office:value="65219" calcext:value-type="float">
            <text:p>6521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11" calcext:value-type="float">
            <text:p>27611</text:p>
          </table:table-cell>
          <table:table-cell office:value-type="string" calcext:value-type="string">
            <text:p>Marching Cubes</text:p>
          </table:table-cell>
          <table:table-cell office:value-type="float" office:value="58141" calcext:value-type="float">
            <text:p>5814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12" calcext:value-type="float">
            <text:p>27612</text:p>
          </table:table-cell>
          <table:table-cell office:value-type="string" calcext:value-type="string">
            <text:p>Marching Cubes</text:p>
          </table:table-cell>
          <table:table-cell office:value-type="float" office:value="57814" calcext:value-type="float">
            <text:p>5781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13" calcext:value-type="float">
            <text:p>27613</text:p>
          </table:table-cell>
          <table:table-cell office:value-type="string" calcext:value-type="string">
            <text:p>Marching Cubes</text:p>
          </table:table-cell>
          <table:table-cell office:value-type="float" office:value="57096" calcext:value-type="float">
            <text:p>5709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14" calcext:value-type="float">
            <text:p>27614</text:p>
          </table:table-cell>
          <table:table-cell office:value-type="string" calcext:value-type="string">
            <text:p>Marching Cubes</text:p>
          </table:table-cell>
          <table:table-cell office:value-type="float" office:value="57704" calcext:value-type="float">
            <text:p>5770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15" calcext:value-type="float">
            <text:p>27615</text:p>
          </table:table-cell>
          <table:table-cell office:value-type="string" calcext:value-type="string">
            <text:p>Marching Cubes</text:p>
          </table:table-cell>
          <table:table-cell office:value-type="float" office:value="57453" calcext:value-type="float">
            <text:p>5745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16" calcext:value-type="float">
            <text:p>27616</text:p>
          </table:table-cell>
          <table:table-cell office:value-type="string" calcext:value-type="string">
            <text:p>Marching Cubes</text:p>
          </table:table-cell>
          <table:table-cell office:value-type="float" office:value="57727" calcext:value-type="float">
            <text:p>5772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17" calcext:value-type="float">
            <text:p>27617</text:p>
          </table:table-cell>
          <table:table-cell office:value-type="string" calcext:value-type="string">
            <text:p>Marching Cubes</text:p>
          </table:table-cell>
          <table:table-cell office:value-type="float" office:value="58730" calcext:value-type="float">
            <text:p>5873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18" calcext:value-type="float">
            <text:p>27618</text:p>
          </table:table-cell>
          <table:table-cell office:value-type="string" calcext:value-type="string">
            <text:p>Marching Cubes</text:p>
          </table:table-cell>
          <table:table-cell office:value-type="float" office:value="58695" calcext:value-type="float">
            <text:p>586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19" calcext:value-type="float">
            <text:p>27619</text:p>
          </table:table-cell>
          <table:table-cell office:value-type="string" calcext:value-type="string">
            <text:p>Marching Cubes</text:p>
          </table:table-cell>
          <table:table-cell office:value-type="float" office:value="57364" calcext:value-type="float">
            <text:p>5736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20" calcext:value-type="float">
            <text:p>27620</text:p>
          </table:table-cell>
          <table:table-cell office:value-type="string" calcext:value-type="string">
            <text:p>Marching Cubes</text:p>
          </table:table-cell>
          <table:table-cell office:value-type="float" office:value="57324" calcext:value-type="float">
            <text:p>5732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21" calcext:value-type="float">
            <text:p>27621</text:p>
          </table:table-cell>
          <table:table-cell office:value-type="string" calcext:value-type="string">
            <text:p>Marching Cubes</text:p>
          </table:table-cell>
          <table:table-cell office:value-type="float" office:value="57038" calcext:value-type="float">
            <text:p>5703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22" calcext:value-type="float">
            <text:p>27622</text:p>
          </table:table-cell>
          <table:table-cell office:value-type="string" calcext:value-type="string">
            <text:p>Marching Cubes</text:p>
          </table:table-cell>
          <table:table-cell office:value-type="float" office:value="56909" calcext:value-type="float">
            <text:p>5690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23" calcext:value-type="float">
            <text:p>27623</text:p>
          </table:table-cell>
          <table:table-cell office:value-type="string" calcext:value-type="string">
            <text:p>Marching Cubes</text:p>
          </table:table-cell>
          <table:table-cell office:value-type="float" office:value="58149" calcext:value-type="float">
            <text:p>5814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24" calcext:value-type="float">
            <text:p>27624</text:p>
          </table:table-cell>
          <table:table-cell office:value-type="string" calcext:value-type="string">
            <text:p>Marching Cubes</text:p>
          </table:table-cell>
          <table:table-cell office:value-type="float" office:value="60626" calcext:value-type="float">
            <text:p>6062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25" calcext:value-type="float">
            <text:p>27625</text:p>
          </table:table-cell>
          <table:table-cell office:value-type="string" calcext:value-type="string">
            <text:p>Marching Cubes</text:p>
          </table:table-cell>
          <table:table-cell office:value-type="float" office:value="58512" calcext:value-type="float">
            <text:p>5851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26" calcext:value-type="float">
            <text:p>27626</text:p>
          </table:table-cell>
          <table:table-cell office:value-type="string" calcext:value-type="string">
            <text:p>Marching Cubes</text:p>
          </table:table-cell>
          <table:table-cell office:value-type="float" office:value="58463" calcext:value-type="float">
            <text:p>5846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27" calcext:value-type="float">
            <text:p>27627</text:p>
          </table:table-cell>
          <table:table-cell office:value-type="string" calcext:value-type="string">
            <text:p>Marching Cubes</text:p>
          </table:table-cell>
          <table:table-cell office:value-type="float" office:value="57106" calcext:value-type="float">
            <text:p>5710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28" calcext:value-type="float">
            <text:p>27628</text:p>
          </table:table-cell>
          <table:table-cell office:value-type="string" calcext:value-type="string">
            <text:p>Marching Cubes</text:p>
          </table:table-cell>
          <table:table-cell office:value-type="float" office:value="58129" calcext:value-type="float">
            <text:p>5812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29" calcext:value-type="float">
            <text:p>27629</text:p>
          </table:table-cell>
          <table:table-cell office:value-type="string" calcext:value-type="string">
            <text:p>Marching Cubes</text:p>
          </table:table-cell>
          <table:table-cell office:value-type="float" office:value="57115" calcext:value-type="float">
            <text:p>5711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30" calcext:value-type="float">
            <text:p>27630</text:p>
          </table:table-cell>
          <table:table-cell office:value-type="string" calcext:value-type="string">
            <text:p>Marching Cubes</text:p>
          </table:table-cell>
          <table:table-cell office:value-type="float" office:value="57219" calcext:value-type="float">
            <text:p>5721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31" calcext:value-type="float">
            <text:p>27631</text:p>
          </table:table-cell>
          <table:table-cell office:value-type="string" calcext:value-type="string">
            <text:p>Marching Cubes</text:p>
          </table:table-cell>
          <table:table-cell office:value-type="float" office:value="57389" calcext:value-type="float">
            <text:p>5738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32" calcext:value-type="float">
            <text:p>27632</text:p>
          </table:table-cell>
          <table:table-cell office:value-type="string" calcext:value-type="string">
            <text:p>Marching Cubes</text:p>
          </table:table-cell>
          <table:table-cell office:value-type="float" office:value="56876" calcext:value-type="float">
            <text:p>5687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33" calcext:value-type="float">
            <text:p>27633</text:p>
          </table:table-cell>
          <table:table-cell office:value-type="string" calcext:value-type="string">
            <text:p>Marching Cubes</text:p>
          </table:table-cell>
          <table:table-cell office:value-type="float" office:value="58648" calcext:value-type="float">
            <text:p>5864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34" calcext:value-type="float">
            <text:p>27634</text:p>
          </table:table-cell>
          <table:table-cell office:value-type="string" calcext:value-type="string">
            <text:p>Marching Cubes</text:p>
          </table:table-cell>
          <table:table-cell office:value-type="float" office:value="58822" calcext:value-type="float">
            <text:p>5882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35" calcext:value-type="float">
            <text:p>27635</text:p>
          </table:table-cell>
          <table:table-cell office:value-type="string" calcext:value-type="string">
            <text:p>Marching Cubes</text:p>
          </table:table-cell>
          <table:table-cell office:value-type="float" office:value="57537" calcext:value-type="float">
            <text:p>5753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36" calcext:value-type="float">
            <text:p>27636</text:p>
          </table:table-cell>
          <table:table-cell office:value-type="string" calcext:value-type="string">
            <text:p>Marching Cubes</text:p>
          </table:table-cell>
          <table:table-cell office:value-type="float" office:value="61573" calcext:value-type="float">
            <text:p>6157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37" calcext:value-type="float">
            <text:p>27637</text:p>
          </table:table-cell>
          <table:table-cell office:value-type="string" calcext:value-type="string">
            <text:p>Marching Cubes</text:p>
          </table:table-cell>
          <table:table-cell office:value-type="float" office:value="56878" calcext:value-type="float">
            <text:p>5687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38" calcext:value-type="float">
            <text:p>27638</text:p>
          </table:table-cell>
          <table:table-cell office:value-type="string" calcext:value-type="string">
            <text:p>Marching Cubes</text:p>
          </table:table-cell>
          <table:table-cell office:value-type="float" office:value="56845" calcext:value-type="float">
            <text:p>5684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39" calcext:value-type="float">
            <text:p>27639</text:p>
          </table:table-cell>
          <table:table-cell office:value-type="string" calcext:value-type="string">
            <text:p>Marching Cubes</text:p>
          </table:table-cell>
          <table:table-cell office:value-type="float" office:value="57726" calcext:value-type="float">
            <text:p>5772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40" calcext:value-type="float">
            <text:p>27640</text:p>
          </table:table-cell>
          <table:table-cell office:value-type="string" calcext:value-type="string">
            <text:p>Marching Cubes</text:p>
          </table:table-cell>
          <table:table-cell office:value-type="float" office:value="60386" calcext:value-type="float">
            <text:p>6038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41" calcext:value-type="float">
            <text:p>27641</text:p>
          </table:table-cell>
          <table:table-cell office:value-type="string" calcext:value-type="string">
            <text:p>Marching Cubes</text:p>
          </table:table-cell>
          <table:table-cell office:value-type="float" office:value="58834" calcext:value-type="float">
            <text:p>5883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42" calcext:value-type="float">
            <text:p>27642</text:p>
          </table:table-cell>
          <table:table-cell office:value-type="string" calcext:value-type="string">
            <text:p>Marching Cubes</text:p>
          </table:table-cell>
          <table:table-cell office:value-type="float" office:value="58020" calcext:value-type="float">
            <text:p>580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43" calcext:value-type="float">
            <text:p>27643</text:p>
          </table:table-cell>
          <table:table-cell office:value-type="string" calcext:value-type="string">
            <text:p>Marching Cubes</text:p>
          </table:table-cell>
          <table:table-cell office:value-type="float" office:value="57060" calcext:value-type="float">
            <text:p>5706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44" calcext:value-type="float">
            <text:p>27644</text:p>
          </table:table-cell>
          <table:table-cell office:value-type="string" calcext:value-type="string">
            <text:p>Marching Cubes</text:p>
          </table:table-cell>
          <table:table-cell office:value-type="float" office:value="57085" calcext:value-type="float">
            <text:p>5708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45" calcext:value-type="float">
            <text:p>27645</text:p>
          </table:table-cell>
          <table:table-cell office:value-type="string" calcext:value-type="string">
            <text:p>Marching Cubes</text:p>
          </table:table-cell>
          <table:table-cell office:value-type="float" office:value="57929" calcext:value-type="float">
            <text:p>5792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46" calcext:value-type="float">
            <text:p>27646</text:p>
          </table:table-cell>
          <table:table-cell office:value-type="string" calcext:value-type="string">
            <text:p>Marching Cubes</text:p>
          </table:table-cell>
          <table:table-cell office:value-type="float" office:value="56968" calcext:value-type="float">
            <text:p>5696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47" calcext:value-type="float">
            <text:p>27647</text:p>
          </table:table-cell>
          <table:table-cell office:value-type="string" calcext:value-type="string">
            <text:p>Marching Cubes</text:p>
          </table:table-cell>
          <table:table-cell office:value-type="float" office:value="56441" calcext:value-type="float">
            <text:p>5644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48" calcext:value-type="float">
            <text:p>27648</text:p>
          </table:table-cell>
          <table:table-cell office:value-type="string" calcext:value-type="string">
            <text:p>Marching Cubes</text:p>
          </table:table-cell>
          <table:table-cell office:value-type="float" office:value="56614" calcext:value-type="float">
            <text:p>5661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49" calcext:value-type="float">
            <text:p>27649</text:p>
          </table:table-cell>
          <table:table-cell office:value-type="string" calcext:value-type="string">
            <text:p>Marching Cubes</text:p>
          </table:table-cell>
          <table:table-cell office:value-type="float" office:value="58210" calcext:value-type="float">
            <text:p>582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50" calcext:value-type="float">
            <text:p>27650</text:p>
          </table:table-cell>
          <table:table-cell office:value-type="string" calcext:value-type="string">
            <text:p>Marching Cubes</text:p>
          </table:table-cell>
          <table:table-cell office:value-type="float" office:value="58711" calcext:value-type="float">
            <text:p>5871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51" calcext:value-type="float">
            <text:p>27651</text:p>
          </table:table-cell>
          <table:table-cell office:value-type="string" calcext:value-type="string">
            <text:p>Marching Cubes</text:p>
          </table:table-cell>
          <table:table-cell office:value-type="float" office:value="57364" calcext:value-type="float">
            <text:p>5736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52" calcext:value-type="float">
            <text:p>27652</text:p>
          </table:table-cell>
          <table:table-cell office:value-type="string" calcext:value-type="string">
            <text:p>Marching Cubes</text:p>
          </table:table-cell>
          <table:table-cell office:value-type="float" office:value="56930" calcext:value-type="float">
            <text:p>5693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53" calcext:value-type="float">
            <text:p>27653</text:p>
          </table:table-cell>
          <table:table-cell office:value-type="string" calcext:value-type="string">
            <text:p>Marching Cubes</text:p>
          </table:table-cell>
          <table:table-cell office:value-type="float" office:value="57004" calcext:value-type="float">
            <text:p>5700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54" calcext:value-type="float">
            <text:p>27654</text:p>
          </table:table-cell>
          <table:table-cell office:value-type="string" calcext:value-type="string">
            <text:p>Marching Cubes</text:p>
          </table:table-cell>
          <table:table-cell office:value-type="float" office:value="56883" calcext:value-type="float">
            <text:p>5688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55" calcext:value-type="float">
            <text:p>27655</text:p>
          </table:table-cell>
          <table:table-cell office:value-type="string" calcext:value-type="string">
            <text:p>Marching Cubes</text:p>
          </table:table-cell>
          <table:table-cell office:value-type="float" office:value="57616" calcext:value-type="float">
            <text:p>5761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56" calcext:value-type="float">
            <text:p>27656</text:p>
          </table:table-cell>
          <table:table-cell office:value-type="string" calcext:value-type="string">
            <text:p>Marching Cubes</text:p>
          </table:table-cell>
          <table:table-cell office:value-type="float" office:value="57392" calcext:value-type="float">
            <text:p>5739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57" calcext:value-type="float">
            <text:p>27657</text:p>
          </table:table-cell>
          <table:table-cell office:value-type="string" calcext:value-type="string">
            <text:p>Marching Cubes</text:p>
          </table:table-cell>
          <table:table-cell office:value-type="float" office:value="57976" calcext:value-type="float">
            <text:p>5797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58" calcext:value-type="float">
            <text:p>27658</text:p>
          </table:table-cell>
          <table:table-cell office:value-type="string" calcext:value-type="string">
            <text:p>Marching Cubes</text:p>
          </table:table-cell>
          <table:table-cell office:value-type="float" office:value="59423" calcext:value-type="float">
            <text:p>5942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59" calcext:value-type="float">
            <text:p>27659</text:p>
          </table:table-cell>
          <table:table-cell office:value-type="string" calcext:value-type="string">
            <text:p>Marching Cubes</text:p>
          </table:table-cell>
          <table:table-cell office:value-type="float" office:value="57363" calcext:value-type="float">
            <text:p>5736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60" calcext:value-type="float">
            <text:p>27660</text:p>
          </table:table-cell>
          <table:table-cell office:value-type="string" calcext:value-type="string">
            <text:p>Marching Cubes</text:p>
          </table:table-cell>
          <table:table-cell office:value-type="float" office:value="57914" calcext:value-type="float">
            <text:p>5791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61" calcext:value-type="float">
            <text:p>27661</text:p>
          </table:table-cell>
          <table:table-cell office:value-type="string" calcext:value-type="string">
            <text:p>Marching Cubes</text:p>
          </table:table-cell>
          <table:table-cell office:value-type="float" office:value="57065" calcext:value-type="float">
            <text:p>5706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62" calcext:value-type="float">
            <text:p>27662</text:p>
          </table:table-cell>
          <table:table-cell office:value-type="string" calcext:value-type="string">
            <text:p>Marching Cubes</text:p>
          </table:table-cell>
          <table:table-cell office:value-type="float" office:value="56795" calcext:value-type="float">
            <text:p>567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63" calcext:value-type="float">
            <text:p>27663</text:p>
          </table:table-cell>
          <table:table-cell office:value-type="string" calcext:value-type="string">
            <text:p>Marching Cubes</text:p>
          </table:table-cell>
          <table:table-cell office:value-type="float" office:value="57492" calcext:value-type="float">
            <text:p>5749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64" calcext:value-type="float">
            <text:p>27664</text:p>
          </table:table-cell>
          <table:table-cell office:value-type="string" calcext:value-type="string">
            <text:p>Marching Cubes</text:p>
          </table:table-cell>
          <table:table-cell office:value-type="float" office:value="56899" calcext:value-type="float">
            <text:p>5689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65" calcext:value-type="float">
            <text:p>27665</text:p>
          </table:table-cell>
          <table:table-cell office:value-type="string" calcext:value-type="string">
            <text:p>Marching Cubes</text:p>
          </table:table-cell>
          <table:table-cell office:value-type="float" office:value="58656" calcext:value-type="float">
            <text:p>586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66" calcext:value-type="float">
            <text:p>27666</text:p>
          </table:table-cell>
          <table:table-cell office:value-type="string" calcext:value-type="string">
            <text:p>Marching Cubes</text:p>
          </table:table-cell>
          <table:table-cell office:value-type="float" office:value="58274" calcext:value-type="float">
            <text:p>5827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67" calcext:value-type="float">
            <text:p>27667</text:p>
          </table:table-cell>
          <table:table-cell office:value-type="string" calcext:value-type="string">
            <text:p>Marching Cubes</text:p>
          </table:table-cell>
          <table:table-cell office:value-type="float" office:value="57057" calcext:value-type="float">
            <text:p>5705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68" calcext:value-type="float">
            <text:p>27668</text:p>
          </table:table-cell>
          <table:table-cell office:value-type="string" calcext:value-type="string">
            <text:p>Marching Cubes</text:p>
          </table:table-cell>
          <table:table-cell office:value-type="float" office:value="56861" calcext:value-type="float">
            <text:p>5686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69" calcext:value-type="float">
            <text:p>27669</text:p>
          </table:table-cell>
          <table:table-cell office:value-type="string" calcext:value-type="string">
            <text:p>Marching Cubes</text:p>
          </table:table-cell>
          <table:table-cell office:value-type="float" office:value="57055" calcext:value-type="float">
            <text:p>5705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70" calcext:value-type="float">
            <text:p>27670</text:p>
          </table:table-cell>
          <table:table-cell office:value-type="string" calcext:value-type="string">
            <text:p>Marching Cubes</text:p>
          </table:table-cell>
          <table:table-cell office:value-type="float" office:value="56687" calcext:value-type="float">
            <text:p>5668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71" calcext:value-type="float">
            <text:p>27671</text:p>
          </table:table-cell>
          <table:table-cell office:value-type="string" calcext:value-type="string">
            <text:p>Marching Cubes</text:p>
          </table:table-cell>
          <table:table-cell office:value-type="float" office:value="57050" calcext:value-type="float">
            <text:p>5705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72" calcext:value-type="float">
            <text:p>27672</text:p>
          </table:table-cell>
          <table:table-cell office:value-type="string" calcext:value-type="string">
            <text:p>Marching Cubes</text:p>
          </table:table-cell>
          <table:table-cell office:value-type="float" office:value="56985" calcext:value-type="float">
            <text:p>5698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73" calcext:value-type="float">
            <text:p>27673</text:p>
          </table:table-cell>
          <table:table-cell office:value-type="string" calcext:value-type="string">
            <text:p>Marching Cubes</text:p>
          </table:table-cell>
          <table:table-cell office:value-type="float" office:value="57741" calcext:value-type="float">
            <text:p>5774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74" calcext:value-type="float">
            <text:p>27674</text:p>
          </table:table-cell>
          <table:table-cell office:value-type="string" calcext:value-type="string">
            <text:p>Marching Cubes</text:p>
          </table:table-cell>
          <table:table-cell office:value-type="float" office:value="58385" calcext:value-type="float">
            <text:p>5838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75" calcext:value-type="float">
            <text:p>27675</text:p>
          </table:table-cell>
          <table:table-cell office:value-type="string" calcext:value-type="string">
            <text:p>Marching Cubes</text:p>
          </table:table-cell>
          <table:table-cell office:value-type="float" office:value="70957" calcext:value-type="float">
            <text:p>7095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76" calcext:value-type="float">
            <text:p>27676</text:p>
          </table:table-cell>
          <table:table-cell office:value-type="string" calcext:value-type="string">
            <text:p>Marching Cubes</text:p>
          </table:table-cell>
          <table:table-cell office:value-type="float" office:value="57609" calcext:value-type="float">
            <text:p>5760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77" calcext:value-type="float">
            <text:p>27677</text:p>
          </table:table-cell>
          <table:table-cell office:value-type="string" calcext:value-type="string">
            <text:p>Marching Cubes</text:p>
          </table:table-cell>
          <table:table-cell office:value-type="float" office:value="56828" calcext:value-type="float">
            <text:p>5682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78" calcext:value-type="float">
            <text:p>27678</text:p>
          </table:table-cell>
          <table:table-cell office:value-type="string" calcext:value-type="string">
            <text:p>Marching Cubes</text:p>
          </table:table-cell>
          <table:table-cell office:value-type="float" office:value="57784" calcext:value-type="float">
            <text:p>5778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79" calcext:value-type="float">
            <text:p>27679</text:p>
          </table:table-cell>
          <table:table-cell office:value-type="string" calcext:value-type="string">
            <text:p>Marching Cubes</text:p>
          </table:table-cell>
          <table:table-cell office:value-type="float" office:value="56951" calcext:value-type="float">
            <text:p>5695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80" calcext:value-type="float">
            <text:p>27680</text:p>
          </table:table-cell>
          <table:table-cell office:value-type="string" calcext:value-type="string">
            <text:p>Marching Cubes</text:p>
          </table:table-cell>
          <table:table-cell office:value-type="float" office:value="64382" calcext:value-type="float">
            <text:p>6438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81" calcext:value-type="float">
            <text:p>27681</text:p>
          </table:table-cell>
          <table:table-cell office:value-type="string" calcext:value-type="string">
            <text:p>Marching Cubes</text:p>
          </table:table-cell>
          <table:table-cell office:value-type="float" office:value="58060" calcext:value-type="float">
            <text:p>5806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82" calcext:value-type="float">
            <text:p>27682</text:p>
          </table:table-cell>
          <table:table-cell office:value-type="string" calcext:value-type="string">
            <text:p>Marching Cubes</text:p>
          </table:table-cell>
          <table:table-cell office:value-type="float" office:value="58277" calcext:value-type="float">
            <text:p>5827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83" calcext:value-type="float">
            <text:p>27683</text:p>
          </table:table-cell>
          <table:table-cell office:value-type="string" calcext:value-type="string">
            <text:p>Marching Cubes</text:p>
          </table:table-cell>
          <table:table-cell office:value-type="float" office:value="57299" calcext:value-type="float">
            <text:p>5729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84" calcext:value-type="float">
            <text:p>27684</text:p>
          </table:table-cell>
          <table:table-cell office:value-type="string" calcext:value-type="string">
            <text:p>Marching Cubes</text:p>
          </table:table-cell>
          <table:table-cell office:value-type="float" office:value="56894" calcext:value-type="float">
            <text:p>5689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85" calcext:value-type="float">
            <text:p>27685</text:p>
          </table:table-cell>
          <table:table-cell office:value-type="string" calcext:value-type="string">
            <text:p>Marching Cubes</text:p>
          </table:table-cell>
          <table:table-cell office:value-type="float" office:value="57676" calcext:value-type="float">
            <text:p>5767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86" calcext:value-type="float">
            <text:p>27686</text:p>
          </table:table-cell>
          <table:table-cell office:value-type="string" calcext:value-type="string">
            <text:p>Marching Cubes</text:p>
          </table:table-cell>
          <table:table-cell office:value-type="float" office:value="57011" calcext:value-type="float">
            <text:p>5701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87" calcext:value-type="float">
            <text:p>27687</text:p>
          </table:table-cell>
          <table:table-cell office:value-type="string" calcext:value-type="string">
            <text:p>Marching Cubes</text:p>
          </table:table-cell>
          <table:table-cell office:value-type="float" office:value="56726" calcext:value-type="float">
            <text:p>5672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88" calcext:value-type="float">
            <text:p>27688</text:p>
          </table:table-cell>
          <table:table-cell office:value-type="string" calcext:value-type="string">
            <text:p>Marching Cubes</text:p>
          </table:table-cell>
          <table:table-cell office:value-type="float" office:value="56929" calcext:value-type="float">
            <text:p>5692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89" calcext:value-type="float">
            <text:p>27689</text:p>
          </table:table-cell>
          <table:table-cell office:value-type="string" calcext:value-type="string">
            <text:p>Marching Cubes</text:p>
          </table:table-cell>
          <table:table-cell office:value-type="float" office:value="58317" calcext:value-type="float">
            <text:p>5831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90" calcext:value-type="float">
            <text:p>27690</text:p>
          </table:table-cell>
          <table:table-cell office:value-type="string" calcext:value-type="string">
            <text:p>Marching Cubes</text:p>
          </table:table-cell>
          <table:table-cell office:value-type="float" office:value="58091" calcext:value-type="float">
            <text:p>5809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91" calcext:value-type="float">
            <text:p>27691</text:p>
          </table:table-cell>
          <table:table-cell office:value-type="string" calcext:value-type="string">
            <text:p>Marching Cubes</text:p>
          </table:table-cell>
          <table:table-cell office:value-type="float" office:value="57482" calcext:value-type="float">
            <text:p>5748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92" calcext:value-type="float">
            <text:p>27692</text:p>
          </table:table-cell>
          <table:table-cell office:value-type="string" calcext:value-type="string">
            <text:p>Marching Cubes</text:p>
          </table:table-cell>
          <table:table-cell office:value-type="float" office:value="57044" calcext:value-type="float">
            <text:p>5704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93" calcext:value-type="float">
            <text:p>27693</text:p>
          </table:table-cell>
          <table:table-cell office:value-type="string" calcext:value-type="string">
            <text:p>Marching Cubes</text:p>
          </table:table-cell>
          <table:table-cell office:value-type="float" office:value="57032" calcext:value-type="float">
            <text:p>5703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94" calcext:value-type="float">
            <text:p>27694</text:p>
          </table:table-cell>
          <table:table-cell office:value-type="string" calcext:value-type="string">
            <text:p>Marching Cubes</text:p>
          </table:table-cell>
          <table:table-cell office:value-type="float" office:value="56840" calcext:value-type="float">
            <text:p>5684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95" calcext:value-type="float">
            <text:p>27695</text:p>
          </table:table-cell>
          <table:table-cell office:value-type="string" calcext:value-type="string">
            <text:p>Marching Cubes</text:p>
          </table:table-cell>
          <table:table-cell office:value-type="float" office:value="56845" calcext:value-type="float">
            <text:p>5684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96" calcext:value-type="float">
            <text:p>27696</text:p>
          </table:table-cell>
          <table:table-cell office:value-type="string" calcext:value-type="string">
            <text:p>Marching Cubes</text:p>
          </table:table-cell>
          <table:table-cell office:value-type="float" office:value="59027" calcext:value-type="float">
            <text:p>5902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97" calcext:value-type="float">
            <text:p>27697</text:p>
          </table:table-cell>
          <table:table-cell office:value-type="string" calcext:value-type="string">
            <text:p>Marching Cubes</text:p>
          </table:table-cell>
          <table:table-cell office:value-type="float" office:value="58222" calcext:value-type="float">
            <text:p>5822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98" calcext:value-type="float">
            <text:p>27698</text:p>
          </table:table-cell>
          <table:table-cell office:value-type="string" calcext:value-type="string">
            <text:p>Marching Cubes</text:p>
          </table:table-cell>
          <table:table-cell office:value-type="float" office:value="59241" calcext:value-type="float">
            <text:p>5924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99" calcext:value-type="float">
            <text:p>27699</text:p>
          </table:table-cell>
          <table:table-cell office:value-type="string" calcext:value-type="string">
            <text:p>Marching Cubes</text:p>
          </table:table-cell>
          <table:table-cell office:value-type="float" office:value="57015" calcext:value-type="float">
            <text:p>5701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string" calcext:value-type="string">
            <text:p>Marching Cubes</text:p>
          </table:table-cell>
          <table:table-cell office:value-type="float" office:value="57127" calcext:value-type="float">
            <text:p>5712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01" calcext:value-type="float">
            <text:p>27701</text:p>
          </table:table-cell>
          <table:table-cell office:value-type="string" calcext:value-type="string">
            <text:p>Marching Cubes</text:p>
          </table:table-cell>
          <table:table-cell office:value-type="float" office:value="57088" calcext:value-type="float">
            <text:p>5708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02" calcext:value-type="float">
            <text:p>27702</text:p>
          </table:table-cell>
          <table:table-cell office:value-type="string" calcext:value-type="string">
            <text:p>Marching Cubes</text:p>
          </table:table-cell>
          <table:table-cell office:value-type="float" office:value="56939" calcext:value-type="float">
            <text:p>5693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03" calcext:value-type="float">
            <text:p>27703</text:p>
          </table:table-cell>
          <table:table-cell office:value-type="string" calcext:value-type="string">
            <text:p>Marching Cubes</text:p>
          </table:table-cell>
          <table:table-cell office:value-type="float" office:value="64281" calcext:value-type="float">
            <text:p>642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04" calcext:value-type="float">
            <text:p>27704</text:p>
          </table:table-cell>
          <table:table-cell office:value-type="string" calcext:value-type="string">
            <text:p>Marching Cubes</text:p>
          </table:table-cell>
          <table:table-cell office:value-type="float" office:value="57048" calcext:value-type="float">
            <text:p>5704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05" calcext:value-type="float">
            <text:p>27705</text:p>
          </table:table-cell>
          <table:table-cell office:value-type="string" calcext:value-type="string">
            <text:p>Marching Cubes</text:p>
          </table:table-cell>
          <table:table-cell office:value-type="float" office:value="58417" calcext:value-type="float">
            <text:p>5841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06" calcext:value-type="float">
            <text:p>27706</text:p>
          </table:table-cell>
          <table:table-cell office:value-type="string" calcext:value-type="string">
            <text:p>Marching Cubes</text:p>
          </table:table-cell>
          <table:table-cell office:value-type="float" office:value="58387" calcext:value-type="float">
            <text:p>5838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07" calcext:value-type="float">
            <text:p>27707</text:p>
          </table:table-cell>
          <table:table-cell office:value-type="string" calcext:value-type="string">
            <text:p>Marching Cubes</text:p>
          </table:table-cell>
          <table:table-cell office:value-type="float" office:value="57227" calcext:value-type="float">
            <text:p>5722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08" calcext:value-type="float">
            <text:p>27708</text:p>
          </table:table-cell>
          <table:table-cell office:value-type="string" calcext:value-type="string">
            <text:p>Marching Cubes</text:p>
          </table:table-cell>
          <table:table-cell office:value-type="float" office:value="57257" calcext:value-type="float">
            <text:p>5725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09" calcext:value-type="float">
            <text:p>27709</text:p>
          </table:table-cell>
          <table:table-cell office:value-type="string" calcext:value-type="string">
            <text:p>Marching Cubes</text:p>
          </table:table-cell>
          <table:table-cell office:value-type="float" office:value="56841" calcext:value-type="float">
            <text:p>5684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10" calcext:value-type="float">
            <text:p>27710</text:p>
          </table:table-cell>
          <table:table-cell office:value-type="string" calcext:value-type="string">
            <text:p>Marching Cubes</text:p>
          </table:table-cell>
          <table:table-cell office:value-type="float" office:value="57161" calcext:value-type="float">
            <text:p>5716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11" calcext:value-type="float">
            <text:p>27711</text:p>
          </table:table-cell>
          <table:table-cell office:value-type="string" calcext:value-type="string">
            <text:p>Marching Cubes</text:p>
          </table:table-cell>
          <table:table-cell office:value-type="float" office:value="58050" calcext:value-type="float">
            <text:p>5805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12" calcext:value-type="float">
            <text:p>27712</text:p>
          </table:table-cell>
          <table:table-cell office:value-type="string" calcext:value-type="string">
            <text:p>Marching Cubes</text:p>
          </table:table-cell>
          <table:table-cell office:value-type="float" office:value="56818" calcext:value-type="float">
            <text:p>5681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13" calcext:value-type="float">
            <text:p>27713</text:p>
          </table:table-cell>
          <table:table-cell office:value-type="string" calcext:value-type="string">
            <text:p>Marching Cubes</text:p>
          </table:table-cell>
          <table:table-cell office:value-type="float" office:value="58581" calcext:value-type="float">
            <text:p>5858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14" calcext:value-type="float">
            <text:p>27714</text:p>
          </table:table-cell>
          <table:table-cell office:value-type="string" calcext:value-type="string">
            <text:p>Marching Cubes</text:p>
          </table:table-cell>
          <table:table-cell office:value-type="float" office:value="58548" calcext:value-type="float">
            <text:p>5854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15" calcext:value-type="float">
            <text:p>27715</text:p>
          </table:table-cell>
          <table:table-cell office:value-type="string" calcext:value-type="string">
            <text:p>Marching Cubes</text:p>
          </table:table-cell>
          <table:table-cell office:value-type="float" office:value="58149" calcext:value-type="float">
            <text:p>5814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16" calcext:value-type="float">
            <text:p>27716</text:p>
          </table:table-cell>
          <table:table-cell office:value-type="string" calcext:value-type="string">
            <text:p>Marching Cubes</text:p>
          </table:table-cell>
          <table:table-cell office:value-type="float" office:value="56874" calcext:value-type="float">
            <text:p>5687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17" calcext:value-type="float">
            <text:p>27717</text:p>
          </table:table-cell>
          <table:table-cell office:value-type="string" calcext:value-type="string">
            <text:p>Marching Cubes</text:p>
          </table:table-cell>
          <table:table-cell office:value-type="float" office:value="57092" calcext:value-type="float">
            <text:p>5709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18" calcext:value-type="float">
            <text:p>27718</text:p>
          </table:table-cell>
          <table:table-cell office:value-type="string" calcext:value-type="string">
            <text:p>Marching Cubes</text:p>
          </table:table-cell>
          <table:table-cell office:value-type="float" office:value="57137" calcext:value-type="float">
            <text:p>5713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19" calcext:value-type="float">
            <text:p>27719</text:p>
          </table:table-cell>
          <table:table-cell office:value-type="string" calcext:value-type="string">
            <text:p>Marching Cubes</text:p>
          </table:table-cell>
          <table:table-cell office:value-type="float" office:value="57473" calcext:value-type="float">
            <text:p>5747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20" calcext:value-type="float">
            <text:p>27720</text:p>
          </table:table-cell>
          <table:table-cell office:value-type="string" calcext:value-type="string">
            <text:p>Marching Cubes</text:p>
          </table:table-cell>
          <table:table-cell office:value-type="float" office:value="57854" calcext:value-type="float">
            <text:p>5785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21" calcext:value-type="float">
            <text:p>27721</text:p>
          </table:table-cell>
          <table:table-cell office:value-type="string" calcext:value-type="string">
            <text:p>Marching Cubes</text:p>
          </table:table-cell>
          <table:table-cell office:value-type="float" office:value="58695" calcext:value-type="float">
            <text:p>586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22" calcext:value-type="float">
            <text:p>27722</text:p>
          </table:table-cell>
          <table:table-cell office:value-type="string" calcext:value-type="string">
            <text:p>Marching Cubes</text:p>
          </table:table-cell>
          <table:table-cell office:value-type="float" office:value="58409" calcext:value-type="float">
            <text:p>5840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23" calcext:value-type="float">
            <text:p>27723</text:p>
          </table:table-cell>
          <table:table-cell office:value-type="string" calcext:value-type="string">
            <text:p>Marching Cubes</text:p>
          </table:table-cell>
          <table:table-cell office:value-type="float" office:value="57909" calcext:value-type="float">
            <text:p>5790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24" calcext:value-type="float">
            <text:p>27724</text:p>
          </table:table-cell>
          <table:table-cell office:value-type="string" calcext:value-type="string">
            <text:p>Marching Cubes</text:p>
          </table:table-cell>
          <table:table-cell office:value-type="float" office:value="57300" calcext:value-type="float">
            <text:p>573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25" calcext:value-type="float">
            <text:p>27725</text:p>
          </table:table-cell>
          <table:table-cell office:value-type="string" calcext:value-type="string">
            <text:p>Marching Cubes</text:p>
          </table:table-cell>
          <table:table-cell office:value-type="float" office:value="56763" calcext:value-type="float">
            <text:p>5676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26" calcext:value-type="float">
            <text:p>27726</text:p>
          </table:table-cell>
          <table:table-cell office:value-type="string" calcext:value-type="string">
            <text:p>Marching Cubes</text:p>
          </table:table-cell>
          <table:table-cell office:value-type="float" office:value="57452" calcext:value-type="float">
            <text:p>5745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27" calcext:value-type="float">
            <text:p>27727</text:p>
          </table:table-cell>
          <table:table-cell office:value-type="string" calcext:value-type="string">
            <text:p>Marching Cubes</text:p>
          </table:table-cell>
          <table:table-cell office:value-type="float" office:value="57247" calcext:value-type="float">
            <text:p>5724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28" calcext:value-type="float">
            <text:p>27728</text:p>
          </table:table-cell>
          <table:table-cell office:value-type="string" calcext:value-type="string">
            <text:p>Marching Cubes</text:p>
          </table:table-cell>
          <table:table-cell office:value-type="float" office:value="57406" calcext:value-type="float">
            <text:p>5740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29" calcext:value-type="float">
            <text:p>27729</text:p>
          </table:table-cell>
          <table:table-cell office:value-type="string" calcext:value-type="string">
            <text:p>Marching Cubes</text:p>
          </table:table-cell>
          <table:table-cell office:value-type="float" office:value="58152" calcext:value-type="float">
            <text:p>5815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30" calcext:value-type="float">
            <text:p>27730</text:p>
          </table:table-cell>
          <table:table-cell office:value-type="string" calcext:value-type="string">
            <text:p>Marching Cubes</text:p>
          </table:table-cell>
          <table:table-cell office:value-type="float" office:value="58944" calcext:value-type="float">
            <text:p>5894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31" calcext:value-type="float">
            <text:p>27731</text:p>
          </table:table-cell>
          <table:table-cell office:value-type="string" calcext:value-type="string">
            <text:p>Marching Cubes</text:p>
          </table:table-cell>
          <table:table-cell office:value-type="float" office:value="57199" calcext:value-type="float">
            <text:p>571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32" calcext:value-type="float">
            <text:p>27732</text:p>
          </table:table-cell>
          <table:table-cell office:value-type="string" calcext:value-type="string">
            <text:p>Marching Cubes</text:p>
          </table:table-cell>
          <table:table-cell office:value-type="float" office:value="56950" calcext:value-type="float">
            <text:p>5695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33" calcext:value-type="float">
            <text:p>27733</text:p>
          </table:table-cell>
          <table:table-cell office:value-type="string" calcext:value-type="string">
            <text:p>Marching Cubes</text:p>
          </table:table-cell>
          <table:table-cell office:value-type="float" office:value="57654" calcext:value-type="float">
            <text:p>5765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34" calcext:value-type="float">
            <text:p>27734</text:p>
          </table:table-cell>
          <table:table-cell office:value-type="string" calcext:value-type="string">
            <text:p>Marching Cubes</text:p>
          </table:table-cell>
          <table:table-cell office:value-type="float" office:value="56883" calcext:value-type="float">
            <text:p>5688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35" calcext:value-type="float">
            <text:p>27735</text:p>
          </table:table-cell>
          <table:table-cell office:value-type="string" calcext:value-type="string">
            <text:p>Marching Cubes</text:p>
          </table:table-cell>
          <table:table-cell office:value-type="float" office:value="57087" calcext:value-type="float">
            <text:p>5708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36" calcext:value-type="float">
            <text:p>27736</text:p>
          </table:table-cell>
          <table:table-cell office:value-type="string" calcext:value-type="string">
            <text:p>Marching Cubes</text:p>
          </table:table-cell>
          <table:table-cell office:value-type="float" office:value="57291" calcext:value-type="float">
            <text:p>5729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37" calcext:value-type="float">
            <text:p>27737</text:p>
          </table:table-cell>
          <table:table-cell office:value-type="string" calcext:value-type="string">
            <text:p>Marching Cubes</text:p>
          </table:table-cell>
          <table:table-cell office:value-type="float" office:value="58048" calcext:value-type="float">
            <text:p>5804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38" calcext:value-type="float">
            <text:p>27738</text:p>
          </table:table-cell>
          <table:table-cell office:value-type="string" calcext:value-type="string">
            <text:p>Marching Cubes</text:p>
          </table:table-cell>
          <table:table-cell office:value-type="float" office:value="57959" calcext:value-type="float">
            <text:p>5795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39" calcext:value-type="float">
            <text:p>27739</text:p>
          </table:table-cell>
          <table:table-cell office:value-type="string" calcext:value-type="string">
            <text:p>Marching Cubes</text:p>
          </table:table-cell>
          <table:table-cell office:value-type="float" office:value="56620" calcext:value-type="float">
            <text:p>5662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40" calcext:value-type="float">
            <text:p>27740</text:p>
          </table:table-cell>
          <table:table-cell office:value-type="string" calcext:value-type="string">
            <text:p>Marching Cubes</text:p>
          </table:table-cell>
          <table:table-cell office:value-type="float" office:value="57327" calcext:value-type="float">
            <text:p>5732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41" calcext:value-type="float">
            <text:p>27741</text:p>
          </table:table-cell>
          <table:table-cell office:value-type="string" calcext:value-type="string">
            <text:p>Marching Cubes</text:p>
          </table:table-cell>
          <table:table-cell office:value-type="float" office:value="57420" calcext:value-type="float">
            <text:p>5742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42" calcext:value-type="float">
            <text:p>27742</text:p>
          </table:table-cell>
          <table:table-cell office:value-type="string" calcext:value-type="string">
            <text:p>Marching Cubes</text:p>
          </table:table-cell>
          <table:table-cell office:value-type="float" office:value="57136" calcext:value-type="float">
            <text:p>5713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43" calcext:value-type="float">
            <text:p>27743</text:p>
          </table:table-cell>
          <table:table-cell office:value-type="string" calcext:value-type="string">
            <text:p>Marching Cubes</text:p>
          </table:table-cell>
          <table:table-cell office:value-type="float" office:value="56974" calcext:value-type="float">
            <text:p>5697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44" calcext:value-type="float">
            <text:p>27744</text:p>
          </table:table-cell>
          <table:table-cell office:value-type="string" calcext:value-type="string">
            <text:p>Marching Cubes</text:p>
          </table:table-cell>
          <table:table-cell office:value-type="float" office:value="57040" calcext:value-type="float">
            <text:p>5704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45" calcext:value-type="float">
            <text:p>27745</text:p>
          </table:table-cell>
          <table:table-cell office:value-type="string" calcext:value-type="string">
            <text:p>Marching Cubes</text:p>
          </table:table-cell>
          <table:table-cell office:value-type="float" office:value="60393" calcext:value-type="float">
            <text:p>6039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46" calcext:value-type="float">
            <text:p>27746</text:p>
          </table:table-cell>
          <table:table-cell office:value-type="string" calcext:value-type="string">
            <text:p>Marching Cubes</text:p>
          </table:table-cell>
          <table:table-cell office:value-type="float" office:value="58605" calcext:value-type="float">
            <text:p>5860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47" calcext:value-type="float">
            <text:p>27747</text:p>
          </table:table-cell>
          <table:table-cell office:value-type="string" calcext:value-type="string">
            <text:p>Marching Cubes</text:p>
          </table:table-cell>
          <table:table-cell office:value-type="float" office:value="56985" calcext:value-type="float">
            <text:p>5698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48" calcext:value-type="float">
            <text:p>27748</text:p>
          </table:table-cell>
          <table:table-cell office:value-type="string" calcext:value-type="string">
            <text:p>Marching Cubes</text:p>
          </table:table-cell>
          <table:table-cell office:value-type="float" office:value="56889" calcext:value-type="float">
            <text:p>5688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49" calcext:value-type="float">
            <text:p>27749</text:p>
          </table:table-cell>
          <table:table-cell office:value-type="string" calcext:value-type="string">
            <text:p>Marching Cubes</text:p>
          </table:table-cell>
          <table:table-cell office:value-type="float" office:value="56539" calcext:value-type="float">
            <text:p>5653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50" calcext:value-type="float">
            <text:p>27750</text:p>
          </table:table-cell>
          <table:table-cell office:value-type="string" calcext:value-type="string">
            <text:p>Marching Cubes</text:p>
          </table:table-cell>
          <table:table-cell office:value-type="float" office:value="57912" calcext:value-type="float">
            <text:p>5791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51" calcext:value-type="float">
            <text:p>27751</text:p>
          </table:table-cell>
          <table:table-cell office:value-type="string" calcext:value-type="string">
            <text:p>Marching Cubes</text:p>
          </table:table-cell>
          <table:table-cell office:value-type="float" office:value="56930" calcext:value-type="float">
            <text:p>5693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52" calcext:value-type="float">
            <text:p>27752</text:p>
          </table:table-cell>
          <table:table-cell office:value-type="string" calcext:value-type="string">
            <text:p>Marching Cubes</text:p>
          </table:table-cell>
          <table:table-cell office:value-type="float" office:value="56580" calcext:value-type="float">
            <text:p>5658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53" calcext:value-type="float">
            <text:p>27753</text:p>
          </table:table-cell>
          <table:table-cell office:value-type="string" calcext:value-type="string">
            <text:p>Marching Cubes</text:p>
          </table:table-cell>
          <table:table-cell office:value-type="float" office:value="58453" calcext:value-type="float">
            <text:p>5845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54" calcext:value-type="float">
            <text:p>27754</text:p>
          </table:table-cell>
          <table:table-cell office:value-type="string" calcext:value-type="string">
            <text:p>Marching Cubes</text:p>
          </table:table-cell>
          <table:table-cell office:value-type="float" office:value="58233" calcext:value-type="float">
            <text:p>582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55" calcext:value-type="float">
            <text:p>27755</text:p>
          </table:table-cell>
          <table:table-cell office:value-type="string" calcext:value-type="string">
            <text:p>Marching Cubes</text:p>
          </table:table-cell>
          <table:table-cell office:value-type="float" office:value="57620" calcext:value-type="float">
            <text:p>5762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56" calcext:value-type="float">
            <text:p>27756</text:p>
          </table:table-cell>
          <table:table-cell office:value-type="string" calcext:value-type="string">
            <text:p>Marching Cubes</text:p>
          </table:table-cell>
          <table:table-cell office:value-type="float" office:value="57162" calcext:value-type="float">
            <text:p>5716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57" calcext:value-type="float">
            <text:p>27757</text:p>
          </table:table-cell>
          <table:table-cell office:value-type="string" calcext:value-type="string">
            <text:p>Marching Cubes</text:p>
          </table:table-cell>
          <table:table-cell office:value-type="float" office:value="56931" calcext:value-type="float">
            <text:p>5693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58" calcext:value-type="float">
            <text:p>27758</text:p>
          </table:table-cell>
          <table:table-cell office:value-type="string" calcext:value-type="string">
            <text:p>Marching Cubes</text:p>
          </table:table-cell>
          <table:table-cell office:value-type="float" office:value="57300" calcext:value-type="float">
            <text:p>573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59" calcext:value-type="float">
            <text:p>27759</text:p>
          </table:table-cell>
          <table:table-cell office:value-type="string" calcext:value-type="string">
            <text:p>Marching Cubes</text:p>
          </table:table-cell>
          <table:table-cell office:value-type="float" office:value="57108" calcext:value-type="float">
            <text:p>571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60" calcext:value-type="float">
            <text:p>27760</text:p>
          </table:table-cell>
          <table:table-cell office:value-type="string" calcext:value-type="string">
            <text:p>Marching Cubes</text:p>
          </table:table-cell>
          <table:table-cell office:value-type="float" office:value="57112" calcext:value-type="float">
            <text:p>5711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61" calcext:value-type="float">
            <text:p>27761</text:p>
          </table:table-cell>
          <table:table-cell office:value-type="string" calcext:value-type="string">
            <text:p>Marching Cubes</text:p>
          </table:table-cell>
          <table:table-cell office:value-type="float" office:value="58299" calcext:value-type="float">
            <text:p>582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62" calcext:value-type="float">
            <text:p>27762</text:p>
          </table:table-cell>
          <table:table-cell office:value-type="string" calcext:value-type="string">
            <text:p>Marching Cubes</text:p>
          </table:table-cell>
          <table:table-cell office:value-type="float" office:value="58066" calcext:value-type="float">
            <text:p>5806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63" calcext:value-type="float">
            <text:p>27763</text:p>
          </table:table-cell>
          <table:table-cell office:value-type="string" calcext:value-type="string">
            <text:p>Marching Cubes</text:p>
          </table:table-cell>
          <table:table-cell office:value-type="float" office:value="57534" calcext:value-type="float">
            <text:p>5753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64" calcext:value-type="float">
            <text:p>27764</text:p>
          </table:table-cell>
          <table:table-cell office:value-type="string" calcext:value-type="string">
            <text:p>Marching Cubes</text:p>
          </table:table-cell>
          <table:table-cell office:value-type="float" office:value="57102" calcext:value-type="float">
            <text:p>5710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65" calcext:value-type="float">
            <text:p>27765</text:p>
          </table:table-cell>
          <table:table-cell office:value-type="string" calcext:value-type="string">
            <text:p>Marching Cubes</text:p>
          </table:table-cell>
          <table:table-cell office:value-type="float" office:value="57708" calcext:value-type="float">
            <text:p>577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66" calcext:value-type="float">
            <text:p>27766</text:p>
          </table:table-cell>
          <table:table-cell office:value-type="string" calcext:value-type="string">
            <text:p>Marching Cubes</text:p>
          </table:table-cell>
          <table:table-cell office:value-type="float" office:value="57100" calcext:value-type="float">
            <text:p>57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67" calcext:value-type="float">
            <text:p>27767</text:p>
          </table:table-cell>
          <table:table-cell office:value-type="string" calcext:value-type="string">
            <text:p>Marching Cubes</text:p>
          </table:table-cell>
          <table:table-cell office:value-type="float" office:value="56891" calcext:value-type="float">
            <text:p>5689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68" calcext:value-type="float">
            <text:p>27768</text:p>
          </table:table-cell>
          <table:table-cell office:value-type="string" calcext:value-type="string">
            <text:p>Marching Cubes</text:p>
          </table:table-cell>
          <table:table-cell office:value-type="float" office:value="57651" calcext:value-type="float">
            <text:p>5765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69" calcext:value-type="float">
            <text:p>27769</text:p>
          </table:table-cell>
          <table:table-cell office:value-type="string" calcext:value-type="string">
            <text:p>Marching Cubes</text:p>
          </table:table-cell>
          <table:table-cell office:value-type="float" office:value="58289" calcext:value-type="float">
            <text:p>5828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70" calcext:value-type="float">
            <text:p>27770</text:p>
          </table:table-cell>
          <table:table-cell office:value-type="string" calcext:value-type="string">
            <text:p>Marching Cubes</text:p>
          </table:table-cell>
          <table:table-cell office:value-type="float" office:value="58811" calcext:value-type="float">
            <text:p>5881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71" calcext:value-type="float">
            <text:p>27771</text:p>
          </table:table-cell>
          <table:table-cell office:value-type="string" calcext:value-type="string">
            <text:p>Marching Cubes</text:p>
          </table:table-cell>
          <table:table-cell office:value-type="float" office:value="57251" calcext:value-type="float">
            <text:p>5725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72" calcext:value-type="float">
            <text:p>27772</text:p>
          </table:table-cell>
          <table:table-cell office:value-type="string" calcext:value-type="string">
            <text:p>Marching Cubes</text:p>
          </table:table-cell>
          <table:table-cell office:value-type="float" office:value="56976" calcext:value-type="float">
            <text:p>5697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73" calcext:value-type="float">
            <text:p>27773</text:p>
          </table:table-cell>
          <table:table-cell office:value-type="string" calcext:value-type="string">
            <text:p>Marching Cubes</text:p>
          </table:table-cell>
          <table:table-cell office:value-type="float" office:value="56724" calcext:value-type="float">
            <text:p>5672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74" calcext:value-type="float">
            <text:p>27774</text:p>
          </table:table-cell>
          <table:table-cell office:value-type="string" calcext:value-type="string">
            <text:p>Marching Cubes</text:p>
          </table:table-cell>
          <table:table-cell office:value-type="float" office:value="56740" calcext:value-type="float">
            <text:p>5674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75" calcext:value-type="float">
            <text:p>27775</text:p>
          </table:table-cell>
          <table:table-cell office:value-type="string" calcext:value-type="string">
            <text:p>Marching Cubes</text:p>
          </table:table-cell>
          <table:table-cell office:value-type="float" office:value="57149" calcext:value-type="float">
            <text:p>5714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76" calcext:value-type="float">
            <text:p>27776</text:p>
          </table:table-cell>
          <table:table-cell office:value-type="string" calcext:value-type="string">
            <text:p>Marching Cubes</text:p>
          </table:table-cell>
          <table:table-cell office:value-type="float" office:value="56542" calcext:value-type="float">
            <text:p>5654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77" calcext:value-type="float">
            <text:p>27777</text:p>
          </table:table-cell>
          <table:table-cell office:value-type="string" calcext:value-type="string">
            <text:p>Marching Cubes</text:p>
          </table:table-cell>
          <table:table-cell office:value-type="float" office:value="57989" calcext:value-type="float">
            <text:p>5798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78" calcext:value-type="float">
            <text:p>27778</text:p>
          </table:table-cell>
          <table:table-cell office:value-type="string" calcext:value-type="string">
            <text:p>Marching Cubes</text:p>
          </table:table-cell>
          <table:table-cell office:value-type="float" office:value="58291" calcext:value-type="float">
            <text:p>5829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79" calcext:value-type="float">
            <text:p>27779</text:p>
          </table:table-cell>
          <table:table-cell office:value-type="string" calcext:value-type="string">
            <text:p>Marching Cubes</text:p>
          </table:table-cell>
          <table:table-cell office:value-type="float" office:value="64559" calcext:value-type="float">
            <text:p>6455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80" calcext:value-type="float">
            <text:p>27780</text:p>
          </table:table-cell>
          <table:table-cell office:value-type="string" calcext:value-type="string">
            <text:p>Marching Cubes</text:p>
          </table:table-cell>
          <table:table-cell office:value-type="float" office:value="60403" calcext:value-type="float">
            <text:p>6040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81" calcext:value-type="float">
            <text:p>27781</text:p>
          </table:table-cell>
          <table:table-cell office:value-type="string" calcext:value-type="string">
            <text:p>Marching Cubes</text:p>
          </table:table-cell>
          <table:table-cell office:value-type="float" office:value="57265" calcext:value-type="float">
            <text:p>5726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82" calcext:value-type="float">
            <text:p>27782</text:p>
          </table:table-cell>
          <table:table-cell office:value-type="string" calcext:value-type="string">
            <text:p>Marching Cubes</text:p>
          </table:table-cell>
          <table:table-cell office:value-type="float" office:value="56798" calcext:value-type="float">
            <text:p>5679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83" calcext:value-type="float">
            <text:p>27783</text:p>
          </table:table-cell>
          <table:table-cell office:value-type="string" calcext:value-type="string">
            <text:p>Marching Cubes</text:p>
          </table:table-cell>
          <table:table-cell office:value-type="float" office:value="57036" calcext:value-type="float">
            <text:p>5703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84" calcext:value-type="float">
            <text:p>27784</text:p>
          </table:table-cell>
          <table:table-cell office:value-type="string" calcext:value-type="string">
            <text:p>Marching Cubes</text:p>
          </table:table-cell>
          <table:table-cell office:value-type="float" office:value="57270" calcext:value-type="float">
            <text:p>5727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85" calcext:value-type="float">
            <text:p>27785</text:p>
          </table:table-cell>
          <table:table-cell office:value-type="string" calcext:value-type="string">
            <text:p>Marching Cubes</text:p>
          </table:table-cell>
          <table:table-cell office:value-type="float" office:value="59019" calcext:value-type="float">
            <text:p>5901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86" calcext:value-type="float">
            <text:p>27786</text:p>
          </table:table-cell>
          <table:table-cell office:value-type="string" calcext:value-type="string">
            <text:p>Marching Cubes</text:p>
          </table:table-cell>
          <table:table-cell office:value-type="float" office:value="58505" calcext:value-type="float">
            <text:p>5850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87" calcext:value-type="float">
            <text:p>27787</text:p>
          </table:table-cell>
          <table:table-cell office:value-type="string" calcext:value-type="string">
            <text:p>Marching Cubes</text:p>
          </table:table-cell>
          <table:table-cell office:value-type="float" office:value="57319" calcext:value-type="float">
            <text:p>5731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88" calcext:value-type="float">
            <text:p>27788</text:p>
          </table:table-cell>
          <table:table-cell office:value-type="string" calcext:value-type="string">
            <text:p>Marching Cubes</text:p>
          </table:table-cell>
          <table:table-cell office:value-type="float" office:value="56948" calcext:value-type="float">
            <text:p>5694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89" calcext:value-type="float">
            <text:p>27789</text:p>
          </table:table-cell>
          <table:table-cell office:value-type="string" calcext:value-type="string">
            <text:p>Marching Cubes</text:p>
          </table:table-cell>
          <table:table-cell office:value-type="float" office:value="57181" calcext:value-type="float">
            <text:p>571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90" calcext:value-type="float">
            <text:p>27790</text:p>
          </table:table-cell>
          <table:table-cell office:value-type="string" calcext:value-type="string">
            <text:p>Marching Cubes</text:p>
          </table:table-cell>
          <table:table-cell office:value-type="float" office:value="57555" calcext:value-type="float">
            <text:p>5755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91" calcext:value-type="float">
            <text:p>27791</text:p>
          </table:table-cell>
          <table:table-cell office:value-type="string" calcext:value-type="string">
            <text:p>Marching Cubes</text:p>
          </table:table-cell>
          <table:table-cell office:value-type="float" office:value="57018" calcext:value-type="float">
            <text:p>5701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92" calcext:value-type="float">
            <text:p>27792</text:p>
          </table:table-cell>
          <table:table-cell office:value-type="string" calcext:value-type="string">
            <text:p>Marching Cubes</text:p>
          </table:table-cell>
          <table:table-cell office:value-type="float" office:value="59895" calcext:value-type="float">
            <text:p>598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93" calcext:value-type="float">
            <text:p>27793</text:p>
          </table:table-cell>
          <table:table-cell office:value-type="string" calcext:value-type="string">
            <text:p>Marching Cubes</text:p>
          </table:table-cell>
          <table:table-cell office:value-type="float" office:value="58264" calcext:value-type="float">
            <text:p>5826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94" calcext:value-type="float">
            <text:p>27794</text:p>
          </table:table-cell>
          <table:table-cell office:value-type="string" calcext:value-type="string">
            <text:p>Marching Cubes</text:p>
          </table:table-cell>
          <table:table-cell office:value-type="float" office:value="58528" calcext:value-type="float">
            <text:p>5852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95" calcext:value-type="float">
            <text:p>27795</text:p>
          </table:table-cell>
          <table:table-cell office:value-type="string" calcext:value-type="string">
            <text:p>Marching Cubes</text:p>
          </table:table-cell>
          <table:table-cell office:value-type="float" office:value="57384" calcext:value-type="float">
            <text:p>5738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96" calcext:value-type="float">
            <text:p>27796</text:p>
          </table:table-cell>
          <table:table-cell office:value-type="string" calcext:value-type="string">
            <text:p>Marching Cubes</text:p>
          </table:table-cell>
          <table:table-cell office:value-type="float" office:value="57383" calcext:value-type="float">
            <text:p>5738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97" calcext:value-type="float">
            <text:p>27797</text:p>
          </table:table-cell>
          <table:table-cell office:value-type="string" calcext:value-type="string">
            <text:p>Marching Cubes</text:p>
          </table:table-cell>
          <table:table-cell office:value-type="float" office:value="56708" calcext:value-type="float">
            <text:p>5670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98" calcext:value-type="float">
            <text:p>27798</text:p>
          </table:table-cell>
          <table:table-cell office:value-type="string" calcext:value-type="string">
            <text:p>Marching Cubes</text:p>
          </table:table-cell>
          <table:table-cell office:value-type="float" office:value="56952" calcext:value-type="float">
            <text:p>5695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99" calcext:value-type="float">
            <text:p>27799</text:p>
          </table:table-cell>
          <table:table-cell office:value-type="string" calcext:value-type="string">
            <text:p>Marching Cubes</text:p>
          </table:table-cell>
          <table:table-cell office:value-type="float" office:value="57117" calcext:value-type="float">
            <text:p>5711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string" calcext:value-type="string">
            <text:p>Marching Cubes</text:p>
          </table:table-cell>
          <table:table-cell office:value-type="float" office:value="57481" calcext:value-type="float">
            <text:p>5748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01" calcext:value-type="float">
            <text:p>27801</text:p>
          </table:table-cell>
          <table:table-cell office:value-type="string" calcext:value-type="string">
            <text:p>Marching Cubes</text:p>
          </table:table-cell>
          <table:table-cell office:value-type="float" office:value="58076" calcext:value-type="float">
            <text:p>5807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02" calcext:value-type="float">
            <text:p>27802</text:p>
          </table:table-cell>
          <table:table-cell office:value-type="string" calcext:value-type="string">
            <text:p>Marching Cubes</text:p>
          </table:table-cell>
          <table:table-cell office:value-type="float" office:value="58334" calcext:value-type="float">
            <text:p>5833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03" calcext:value-type="float">
            <text:p>27803</text:p>
          </table:table-cell>
          <table:table-cell office:value-type="string" calcext:value-type="string">
            <text:p>Marching Cubes</text:p>
          </table:table-cell>
          <table:table-cell office:value-type="float" office:value="57331" calcext:value-type="float">
            <text:p>5733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04" calcext:value-type="float">
            <text:p>27804</text:p>
          </table:table-cell>
          <table:table-cell office:value-type="string" calcext:value-type="string">
            <text:p>Marching Cubes</text:p>
          </table:table-cell>
          <table:table-cell office:value-type="float" office:value="57044" calcext:value-type="float">
            <text:p>5704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05" calcext:value-type="float">
            <text:p>27805</text:p>
          </table:table-cell>
          <table:table-cell office:value-type="string" calcext:value-type="string">
            <text:p>Marching Cubes</text:p>
          </table:table-cell>
          <table:table-cell office:value-type="float" office:value="57112" calcext:value-type="float">
            <text:p>5711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06" calcext:value-type="float">
            <text:p>27806</text:p>
          </table:table-cell>
          <table:table-cell office:value-type="string" calcext:value-type="string">
            <text:p>Marching Cubes</text:p>
          </table:table-cell>
          <table:table-cell office:value-type="float" office:value="57107" calcext:value-type="float">
            <text:p>5710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07" calcext:value-type="float">
            <text:p>27807</text:p>
          </table:table-cell>
          <table:table-cell office:value-type="string" calcext:value-type="string">
            <text:p>Marching Cubes</text:p>
          </table:table-cell>
          <table:table-cell office:value-type="float" office:value="56718" calcext:value-type="float">
            <text:p>5671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08" calcext:value-type="float">
            <text:p>27808</text:p>
          </table:table-cell>
          <table:table-cell office:value-type="string" calcext:value-type="string">
            <text:p>Marching Cubes</text:p>
          </table:table-cell>
          <table:table-cell office:value-type="float" office:value="57290" calcext:value-type="float">
            <text:p>5729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09" calcext:value-type="float">
            <text:p>27809</text:p>
          </table:table-cell>
          <table:table-cell office:value-type="string" calcext:value-type="string">
            <text:p>Marching Cubes</text:p>
          </table:table-cell>
          <table:table-cell office:value-type="float" office:value="57669" calcext:value-type="float">
            <text:p>5766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10" calcext:value-type="float">
            <text:p>27810</text:p>
          </table:table-cell>
          <table:table-cell office:value-type="string" calcext:value-type="string">
            <text:p>Marching Cubes</text:p>
          </table:table-cell>
          <table:table-cell office:value-type="float" office:value="58390" calcext:value-type="float">
            <text:p>5839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11" calcext:value-type="float">
            <text:p>27811</text:p>
          </table:table-cell>
          <table:table-cell office:value-type="string" calcext:value-type="string">
            <text:p>Marching Cubes</text:p>
          </table:table-cell>
          <table:table-cell office:value-type="float" office:value="57304" calcext:value-type="float">
            <text:p>5730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12" calcext:value-type="float">
            <text:p>27812</text:p>
          </table:table-cell>
          <table:table-cell office:value-type="string" calcext:value-type="string">
            <text:p>Marching Cubes</text:p>
          </table:table-cell>
          <table:table-cell office:value-type="float" office:value="56223" calcext:value-type="float">
            <text:p>5622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13" calcext:value-type="float">
            <text:p>27813</text:p>
          </table:table-cell>
          <table:table-cell office:value-type="string" calcext:value-type="string">
            <text:p>Marching Cubes</text:p>
          </table:table-cell>
          <table:table-cell office:value-type="float" office:value="58171" calcext:value-type="float">
            <text:p>5817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14" calcext:value-type="float">
            <text:p>27814</text:p>
          </table:table-cell>
          <table:table-cell office:value-type="string" calcext:value-type="string">
            <text:p>Marching Cubes</text:p>
          </table:table-cell>
          <table:table-cell office:value-type="float" office:value="56894" calcext:value-type="float">
            <text:p>5689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15" calcext:value-type="float">
            <text:p>27815</text:p>
          </table:table-cell>
          <table:table-cell office:value-type="string" calcext:value-type="string">
            <text:p>Marching Cubes</text:p>
          </table:table-cell>
          <table:table-cell office:value-type="float" office:value="57906" calcext:value-type="float">
            <text:p>5790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16" calcext:value-type="float">
            <text:p>27816</text:p>
          </table:table-cell>
          <table:table-cell office:value-type="string" calcext:value-type="string">
            <text:p>Marching Cubes</text:p>
          </table:table-cell>
          <table:table-cell office:value-type="float" office:value="56767" calcext:value-type="float">
            <text:p>5676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17" calcext:value-type="float">
            <text:p>27817</text:p>
          </table:table-cell>
          <table:table-cell office:value-type="string" calcext:value-type="string">
            <text:p>Marching Cubes</text:p>
          </table:table-cell>
          <table:table-cell office:value-type="float" office:value="57544" calcext:value-type="float">
            <text:p>5754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18" calcext:value-type="float">
            <text:p>27818</text:p>
          </table:table-cell>
          <table:table-cell office:value-type="string" calcext:value-type="string">
            <text:p>Marching Cubes</text:p>
          </table:table-cell>
          <table:table-cell office:value-type="float" office:value="58052" calcext:value-type="float">
            <text:p>5805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19" calcext:value-type="float">
            <text:p>27819</text:p>
          </table:table-cell>
          <table:table-cell office:value-type="string" calcext:value-type="string">
            <text:p>Marching Cubes</text:p>
          </table:table-cell>
          <table:table-cell office:value-type="float" office:value="57432" calcext:value-type="float">
            <text:p>5743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20" calcext:value-type="float">
            <text:p>27820</text:p>
          </table:table-cell>
          <table:table-cell office:value-type="string" calcext:value-type="string">
            <text:p>Marching Cubes</text:p>
          </table:table-cell>
          <table:table-cell office:value-type="float" office:value="57085" calcext:value-type="float">
            <text:p>5708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21" calcext:value-type="float">
            <text:p>27821</text:p>
          </table:table-cell>
          <table:table-cell office:value-type="string" calcext:value-type="string">
            <text:p>Marching Cubes</text:p>
          </table:table-cell>
          <table:table-cell office:value-type="float" office:value="56691" calcext:value-type="float">
            <text:p>5669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22" calcext:value-type="float">
            <text:p>27822</text:p>
          </table:table-cell>
          <table:table-cell office:value-type="string" calcext:value-type="string">
            <text:p>Marching Cubes</text:p>
          </table:table-cell>
          <table:table-cell office:value-type="float" office:value="56807" calcext:value-type="float">
            <text:p>5680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23" calcext:value-type="float">
            <text:p>27823</text:p>
          </table:table-cell>
          <table:table-cell office:value-type="string" calcext:value-type="string">
            <text:p>Marching Cubes</text:p>
          </table:table-cell>
          <table:table-cell office:value-type="float" office:value="57170" calcext:value-type="float">
            <text:p>5717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24" calcext:value-type="float">
            <text:p>27824</text:p>
          </table:table-cell>
          <table:table-cell office:value-type="string" calcext:value-type="string">
            <text:p>Marching Cubes</text:p>
          </table:table-cell>
          <table:table-cell office:value-type="float" office:value="57094" calcext:value-type="float">
            <text:p>5709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25" calcext:value-type="float">
            <text:p>27825</text:p>
          </table:table-cell>
          <table:table-cell office:value-type="string" calcext:value-type="string">
            <text:p>Marching Cubes</text:p>
          </table:table-cell>
          <table:table-cell office:value-type="float" office:value="58830" calcext:value-type="float">
            <text:p>5883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26" calcext:value-type="float">
            <text:p>27826</text:p>
          </table:table-cell>
          <table:table-cell office:value-type="string" calcext:value-type="string">
            <text:p>Marching Cubes</text:p>
          </table:table-cell>
          <table:table-cell office:value-type="float" office:value="58168" calcext:value-type="float">
            <text:p>5816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27" calcext:value-type="float">
            <text:p>27827</text:p>
          </table:table-cell>
          <table:table-cell office:value-type="string" calcext:value-type="string">
            <text:p>Marching Cubes</text:p>
          </table:table-cell>
          <table:table-cell office:value-type="float" office:value="57379" calcext:value-type="float">
            <text:p>5737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28" calcext:value-type="float">
            <text:p>27828</text:p>
          </table:table-cell>
          <table:table-cell office:value-type="string" calcext:value-type="string">
            <text:p>Marching Cubes</text:p>
          </table:table-cell>
          <table:table-cell office:value-type="float" office:value="57208" calcext:value-type="float">
            <text:p>572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29" calcext:value-type="float">
            <text:p>27829</text:p>
          </table:table-cell>
          <table:table-cell office:value-type="string" calcext:value-type="string">
            <text:p>Marching Cubes</text:p>
          </table:table-cell>
          <table:table-cell office:value-type="float" office:value="57311" calcext:value-type="float">
            <text:p>5731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30" calcext:value-type="float">
            <text:p>27830</text:p>
          </table:table-cell>
          <table:table-cell office:value-type="string" calcext:value-type="string">
            <text:p>Marching Cubes</text:p>
          </table:table-cell>
          <table:table-cell office:value-type="float" office:value="57084" calcext:value-type="float">
            <text:p>5708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31" calcext:value-type="float">
            <text:p>27831</text:p>
          </table:table-cell>
          <table:table-cell office:value-type="string" calcext:value-type="string">
            <text:p>Marching Cubes</text:p>
          </table:table-cell>
          <table:table-cell office:value-type="float" office:value="57362" calcext:value-type="float">
            <text:p>5736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32" calcext:value-type="float">
            <text:p>27832</text:p>
          </table:table-cell>
          <table:table-cell office:value-type="string" calcext:value-type="string">
            <text:p>Marching Cubes</text:p>
          </table:table-cell>
          <table:table-cell office:value-type="float" office:value="57481" calcext:value-type="float">
            <text:p>574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33" calcext:value-type="float">
            <text:p>27833</text:p>
          </table:table-cell>
          <table:table-cell office:value-type="string" calcext:value-type="string">
            <text:p>Marching Cubes</text:p>
          </table:table-cell>
          <table:table-cell office:value-type="float" office:value="57939" calcext:value-type="float">
            <text:p>5793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34" calcext:value-type="float">
            <text:p>27834</text:p>
          </table:table-cell>
          <table:table-cell office:value-type="string" calcext:value-type="string">
            <text:p>Marching Cubes</text:p>
          </table:table-cell>
          <table:table-cell office:value-type="float" office:value="59052" calcext:value-type="float">
            <text:p>5905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35" calcext:value-type="float">
            <text:p>27835</text:p>
          </table:table-cell>
          <table:table-cell office:value-type="string" calcext:value-type="string">
            <text:p>Marching Cubes</text:p>
          </table:table-cell>
          <table:table-cell office:value-type="float" office:value="57412" calcext:value-type="float">
            <text:p>5741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36" calcext:value-type="float">
            <text:p>27836</text:p>
          </table:table-cell>
          <table:table-cell office:value-type="string" calcext:value-type="string">
            <text:p>Marching Cubes</text:p>
          </table:table-cell>
          <table:table-cell office:value-type="float" office:value="57713" calcext:value-type="float">
            <text:p>5771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37" calcext:value-type="float">
            <text:p>27837</text:p>
          </table:table-cell>
          <table:table-cell office:value-type="string" calcext:value-type="string">
            <text:p>Marching Cubes</text:p>
          </table:table-cell>
          <table:table-cell office:value-type="float" office:value="56756" calcext:value-type="float">
            <text:p>5675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38" calcext:value-type="float">
            <text:p>27838</text:p>
          </table:table-cell>
          <table:table-cell office:value-type="string" calcext:value-type="string">
            <text:p>Marching Cubes</text:p>
          </table:table-cell>
          <table:table-cell office:value-type="float" office:value="56743" calcext:value-type="float">
            <text:p>5674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39" calcext:value-type="float">
            <text:p>27839</text:p>
          </table:table-cell>
          <table:table-cell office:value-type="string" calcext:value-type="string">
            <text:p>Marching Cubes</text:p>
          </table:table-cell>
          <table:table-cell office:value-type="float" office:value="56554" calcext:value-type="float">
            <text:p>5655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40" calcext:value-type="float">
            <text:p>27840</text:p>
          </table:table-cell>
          <table:table-cell office:value-type="string" calcext:value-type="string">
            <text:p>Marching Cubes</text:p>
          </table:table-cell>
          <table:table-cell office:value-type="float" office:value="58425" calcext:value-type="float">
            <text:p>5842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41" calcext:value-type="float">
            <text:p>27841</text:p>
          </table:table-cell>
          <table:table-cell office:value-type="string" calcext:value-type="string">
            <text:p>Marching Cubes</text:p>
          </table:table-cell>
          <table:table-cell office:value-type="float" office:value="58544" calcext:value-type="float">
            <text:p>5854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42" calcext:value-type="float">
            <text:p>27842</text:p>
          </table:table-cell>
          <table:table-cell office:value-type="string" calcext:value-type="string">
            <text:p>Marching Cubes</text:p>
          </table:table-cell>
          <table:table-cell office:value-type="float" office:value="57499" calcext:value-type="float">
            <text:p>574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43" calcext:value-type="float">
            <text:p>27843</text:p>
          </table:table-cell>
          <table:table-cell office:value-type="string" calcext:value-type="string">
            <text:p>Marching Cubes</text:p>
          </table:table-cell>
          <table:table-cell office:value-type="float" office:value="57157" calcext:value-type="float">
            <text:p>5715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44" calcext:value-type="float">
            <text:p>27844</text:p>
          </table:table-cell>
          <table:table-cell office:value-type="string" calcext:value-type="string">
            <text:p>Marching Cubes</text:p>
          </table:table-cell>
          <table:table-cell office:value-type="float" office:value="57146" calcext:value-type="float">
            <text:p>5714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45" calcext:value-type="float">
            <text:p>27845</text:p>
          </table:table-cell>
          <table:table-cell office:value-type="string" calcext:value-type="string">
            <text:p>Marching Cubes</text:p>
          </table:table-cell>
          <table:table-cell office:value-type="float" office:value="57298" calcext:value-type="float">
            <text:p>5729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46" calcext:value-type="float">
            <text:p>27846</text:p>
          </table:table-cell>
          <table:table-cell office:value-type="string" calcext:value-type="string">
            <text:p>Marching Cubes</text:p>
          </table:table-cell>
          <table:table-cell office:value-type="float" office:value="57293" calcext:value-type="float">
            <text:p>5729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47" calcext:value-type="float">
            <text:p>27847</text:p>
          </table:table-cell>
          <table:table-cell office:value-type="string" calcext:value-type="string">
            <text:p>Marching Cubes</text:p>
          </table:table-cell>
          <table:table-cell office:value-type="float" office:value="57147" calcext:value-type="float">
            <text:p>5714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48" calcext:value-type="float">
            <text:p>27848</text:p>
          </table:table-cell>
          <table:table-cell office:value-type="string" calcext:value-type="string">
            <text:p>Marching Cubes</text:p>
          </table:table-cell>
          <table:table-cell office:value-type="float" office:value="58958" calcext:value-type="float">
            <text:p>5895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49" calcext:value-type="float">
            <text:p>27849</text:p>
          </table:table-cell>
          <table:table-cell office:value-type="string" calcext:value-type="string">
            <text:p>Marching Cubes</text:p>
          </table:table-cell>
          <table:table-cell office:value-type="float" office:value="58512" calcext:value-type="float">
            <text:p>5851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50" calcext:value-type="float">
            <text:p>27850</text:p>
          </table:table-cell>
          <table:table-cell office:value-type="string" calcext:value-type="string">
            <text:p>Marching Cubes</text:p>
          </table:table-cell>
          <table:table-cell office:value-type="float" office:value="57105" calcext:value-type="float">
            <text:p>5710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51" calcext:value-type="float">
            <text:p>27851</text:p>
          </table:table-cell>
          <table:table-cell office:value-type="string" calcext:value-type="string">
            <text:p>Marching Cubes</text:p>
          </table:table-cell>
          <table:table-cell office:value-type="float" office:value="56908" calcext:value-type="float">
            <text:p>569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52" calcext:value-type="float">
            <text:p>27852</text:p>
          </table:table-cell>
          <table:table-cell office:value-type="string" calcext:value-type="string">
            <text:p>Marching Cubes</text:p>
          </table:table-cell>
          <table:table-cell office:value-type="float" office:value="57121" calcext:value-type="float">
            <text:p>5712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53" calcext:value-type="float">
            <text:p>27853</text:p>
          </table:table-cell>
          <table:table-cell office:value-type="string" calcext:value-type="string">
            <text:p>Marching Cubes</text:p>
          </table:table-cell>
          <table:table-cell office:value-type="float" office:value="56666" calcext:value-type="float">
            <text:p>5666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54" calcext:value-type="float">
            <text:p>27854</text:p>
          </table:table-cell>
          <table:table-cell office:value-type="string" calcext:value-type="string">
            <text:p>Marching Cubes</text:p>
          </table:table-cell>
          <table:table-cell office:value-type="float" office:value="58566" calcext:value-type="float">
            <text:p>5856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55" calcext:value-type="float">
            <text:p>27855</text:p>
          </table:table-cell>
          <table:table-cell office:value-type="string" calcext:value-type="string">
            <text:p>Marching Cubes</text:p>
          </table:table-cell>
          <table:table-cell office:value-type="float" office:value="57592" calcext:value-type="float">
            <text:p>5759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56" calcext:value-type="float">
            <text:p>27856</text:p>
          </table:table-cell>
          <table:table-cell office:value-type="string" calcext:value-type="string">
            <text:p>Marching Cubes</text:p>
          </table:table-cell>
          <table:table-cell office:value-type="float" office:value="58016" calcext:value-type="float">
            <text:p>580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57" calcext:value-type="float">
            <text:p>27857</text:p>
          </table:table-cell>
          <table:table-cell office:value-type="string" calcext:value-type="string">
            <text:p>Marching Cubes</text:p>
          </table:table-cell>
          <table:table-cell office:value-type="float" office:value="58154" calcext:value-type="float">
            <text:p>5815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58" calcext:value-type="float">
            <text:p>27858</text:p>
          </table:table-cell>
          <table:table-cell office:value-type="string" calcext:value-type="string">
            <text:p>Marching Cubes</text:p>
          </table:table-cell>
          <table:table-cell office:value-type="float" office:value="61835" calcext:value-type="float">
            <text:p>6183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59" calcext:value-type="float">
            <text:p>27859</text:p>
          </table:table-cell>
          <table:table-cell office:value-type="string" calcext:value-type="string">
            <text:p>Marching Cubes</text:p>
          </table:table-cell>
          <table:table-cell office:value-type="float" office:value="57062" calcext:value-type="float">
            <text:p>5706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60" calcext:value-type="float">
            <text:p>27860</text:p>
          </table:table-cell>
          <table:table-cell office:value-type="string" calcext:value-type="string">
            <text:p>Marching Cubes</text:p>
          </table:table-cell>
          <table:table-cell office:value-type="float" office:value="56916" calcext:value-type="float">
            <text:p>5691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61" calcext:value-type="float">
            <text:p>27861</text:p>
          </table:table-cell>
          <table:table-cell office:value-type="string" calcext:value-type="string">
            <text:p>Marching Cubes</text:p>
          </table:table-cell>
          <table:table-cell office:value-type="float" office:value="57011" calcext:value-type="float">
            <text:p>5701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62" calcext:value-type="float">
            <text:p>27862</text:p>
          </table:table-cell>
          <table:table-cell office:value-type="string" calcext:value-type="string">
            <text:p>Marching Cubes</text:p>
          </table:table-cell>
          <table:table-cell office:value-type="float" office:value="57048" calcext:value-type="float">
            <text:p>5704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63" calcext:value-type="float">
            <text:p>27863</text:p>
          </table:table-cell>
          <table:table-cell office:value-type="string" calcext:value-type="string">
            <text:p>Marching Cubes</text:p>
          </table:table-cell>
          <table:table-cell office:value-type="float" office:value="56721" calcext:value-type="float">
            <text:p>5672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64" calcext:value-type="float">
            <text:p>27864</text:p>
          </table:table-cell>
          <table:table-cell office:value-type="string" calcext:value-type="string">
            <text:p>Marching Cubes</text:p>
          </table:table-cell>
          <table:table-cell office:value-type="float" office:value="58833" calcext:value-type="float">
            <text:p>588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65" calcext:value-type="float">
            <text:p>27865</text:p>
          </table:table-cell>
          <table:table-cell office:value-type="string" calcext:value-type="string">
            <text:p>Marching Cubes</text:p>
          </table:table-cell>
          <table:table-cell office:value-type="float" office:value="58247" calcext:value-type="float">
            <text:p>5824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66" calcext:value-type="float">
            <text:p>27866</text:p>
          </table:table-cell>
          <table:table-cell office:value-type="string" calcext:value-type="string">
            <text:p>Marching Cubes</text:p>
          </table:table-cell>
          <table:table-cell office:value-type="float" office:value="57555" calcext:value-type="float">
            <text:p>5755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67" calcext:value-type="float">
            <text:p>27867</text:p>
          </table:table-cell>
          <table:table-cell office:value-type="string" calcext:value-type="string">
            <text:p>Marching Cubes</text:p>
          </table:table-cell>
          <table:table-cell office:value-type="float" office:value="56727" calcext:value-type="float">
            <text:p>5672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68" calcext:value-type="float">
            <text:p>27868</text:p>
          </table:table-cell>
          <table:table-cell office:value-type="string" calcext:value-type="string">
            <text:p>Marching Cubes</text:p>
          </table:table-cell>
          <table:table-cell office:value-type="float" office:value="56917" calcext:value-type="float">
            <text:p>5691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69" calcext:value-type="float">
            <text:p>27869</text:p>
          </table:table-cell>
          <table:table-cell office:value-type="string" calcext:value-type="string">
            <text:p>Marching Cubes</text:p>
          </table:table-cell>
          <table:table-cell office:value-type="float" office:value="56698" calcext:value-type="float">
            <text:p>5669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70" calcext:value-type="float">
            <text:p>27870</text:p>
          </table:table-cell>
          <table:table-cell office:value-type="string" calcext:value-type="string">
            <text:p>Marching Cubes</text:p>
          </table:table-cell>
          <table:table-cell office:value-type="float" office:value="57063" calcext:value-type="float">
            <text:p>5706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71" calcext:value-type="float">
            <text:p>27871</text:p>
          </table:table-cell>
          <table:table-cell office:value-type="string" calcext:value-type="string">
            <text:p>Marching Cubes</text:p>
          </table:table-cell>
          <table:table-cell office:value-type="float" office:value="61020" calcext:value-type="float">
            <text:p>610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72" calcext:value-type="float">
            <text:p>27872</text:p>
          </table:table-cell>
          <table:table-cell office:value-type="string" calcext:value-type="string">
            <text:p>Marching Cubes</text:p>
          </table:table-cell>
          <table:table-cell office:value-type="float" office:value="58195" calcext:value-type="float">
            <text:p>5819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73" calcext:value-type="float">
            <text:p>27873</text:p>
          </table:table-cell>
          <table:table-cell office:value-type="string" calcext:value-type="string">
            <text:p>Marching Cubes</text:p>
          </table:table-cell>
          <table:table-cell office:value-type="float" office:value="58160" calcext:value-type="float">
            <text:p>5816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74" calcext:value-type="float">
            <text:p>27874</text:p>
          </table:table-cell>
          <table:table-cell office:value-type="string" calcext:value-type="string">
            <text:p>Marching Cubes</text:p>
          </table:table-cell>
          <table:table-cell office:value-type="float" office:value="57623" calcext:value-type="float">
            <text:p>5762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75" calcext:value-type="float">
            <text:p>27875</text:p>
          </table:table-cell>
          <table:table-cell office:value-type="string" calcext:value-type="string">
            <text:p>Marching Cubes</text:p>
          </table:table-cell>
          <table:table-cell office:value-type="float" office:value="57417" calcext:value-type="float">
            <text:p>5741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76" calcext:value-type="float">
            <text:p>27876</text:p>
          </table:table-cell>
          <table:table-cell office:value-type="string" calcext:value-type="string">
            <text:p>Marching Cubes</text:p>
          </table:table-cell>
          <table:table-cell office:value-type="float" office:value="56641" calcext:value-type="float">
            <text:p>5664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77" calcext:value-type="float">
            <text:p>27877</text:p>
          </table:table-cell>
          <table:table-cell office:value-type="string" calcext:value-type="string">
            <text:p>Marching Cubes</text:p>
          </table:table-cell>
          <table:table-cell office:value-type="float" office:value="56722" calcext:value-type="float">
            <text:p>5672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78" calcext:value-type="float">
            <text:p>27878</text:p>
          </table:table-cell>
          <table:table-cell office:value-type="string" calcext:value-type="string">
            <text:p>Marching Cubes</text:p>
          </table:table-cell>
          <table:table-cell office:value-type="float" office:value="56753" calcext:value-type="float">
            <text:p>5675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79" calcext:value-type="float">
            <text:p>27879</text:p>
          </table:table-cell>
          <table:table-cell office:value-type="string" calcext:value-type="string">
            <text:p>Marching Cubes</text:p>
          </table:table-cell>
          <table:table-cell office:value-type="float" office:value="56749" calcext:value-type="float">
            <text:p>5674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80" calcext:value-type="float">
            <text:p>27880</text:p>
          </table:table-cell>
          <table:table-cell office:value-type="string" calcext:value-type="string">
            <text:p>Marching Cubes</text:p>
          </table:table-cell>
          <table:table-cell office:value-type="float" office:value="59063" calcext:value-type="float">
            <text:p>5906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81" calcext:value-type="float">
            <text:p>27881</text:p>
          </table:table-cell>
          <table:table-cell office:value-type="string" calcext:value-type="string">
            <text:p>Marching Cubes</text:p>
          </table:table-cell>
          <table:table-cell office:value-type="float" office:value="58697" calcext:value-type="float">
            <text:p>5869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82" calcext:value-type="float">
            <text:p>27882</text:p>
          </table:table-cell>
          <table:table-cell office:value-type="string" calcext:value-type="string">
            <text:p>Marching Cubes</text:p>
          </table:table-cell>
          <table:table-cell office:value-type="float" office:value="57387" calcext:value-type="float">
            <text:p>5738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83" calcext:value-type="float">
            <text:p>27883</text:p>
          </table:table-cell>
          <table:table-cell office:value-type="string" calcext:value-type="string">
            <text:p>Marching Cubes</text:p>
          </table:table-cell>
          <table:table-cell office:value-type="float" office:value="56936" calcext:value-type="float">
            <text:p>5693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84" calcext:value-type="float">
            <text:p>27884</text:p>
          </table:table-cell>
          <table:table-cell office:value-type="string" calcext:value-type="string">
            <text:p>Marching Cubes</text:p>
          </table:table-cell>
          <table:table-cell office:value-type="float" office:value="57664" calcext:value-type="float">
            <text:p>5766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85" calcext:value-type="float">
            <text:p>27885</text:p>
          </table:table-cell>
          <table:table-cell office:value-type="string" calcext:value-type="string">
            <text:p>Marching Cubes</text:p>
          </table:table-cell>
          <table:table-cell office:value-type="float" office:value="57094" calcext:value-type="float">
            <text:p>5709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86" calcext:value-type="float">
            <text:p>27886</text:p>
          </table:table-cell>
          <table:table-cell office:value-type="string" calcext:value-type="string">
            <text:p>Marching Cubes</text:p>
          </table:table-cell>
          <table:table-cell office:value-type="float" office:value="57106" calcext:value-type="float">
            <text:p>5710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87" calcext:value-type="float">
            <text:p>27887</text:p>
          </table:table-cell>
          <table:table-cell office:value-type="string" calcext:value-type="string">
            <text:p>Marching Cubes</text:p>
          </table:table-cell>
          <table:table-cell office:value-type="float" office:value="57103" calcext:value-type="float">
            <text:p>5710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88" calcext:value-type="float">
            <text:p>27888</text:p>
          </table:table-cell>
          <table:table-cell office:value-type="string" calcext:value-type="string">
            <text:p>Marching Cubes</text:p>
          </table:table-cell>
          <table:table-cell office:value-type="float" office:value="61263" calcext:value-type="float">
            <text:p>6126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89" calcext:value-type="float">
            <text:p>27889</text:p>
          </table:table-cell>
          <table:table-cell office:value-type="string" calcext:value-type="string">
            <text:p>Marching Cubes</text:p>
          </table:table-cell>
          <table:table-cell office:value-type="float" office:value="58548" calcext:value-type="float">
            <text:p>5854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90" calcext:value-type="float">
            <text:p>27890</text:p>
          </table:table-cell>
          <table:table-cell office:value-type="string" calcext:value-type="string">
            <text:p>Marching Cubes</text:p>
          </table:table-cell>
          <table:table-cell office:value-type="float" office:value="57024" calcext:value-type="float">
            <text:p>5702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91" calcext:value-type="float">
            <text:p>27891</text:p>
          </table:table-cell>
          <table:table-cell office:value-type="string" calcext:value-type="string">
            <text:p>Marching Cubes</text:p>
          </table:table-cell>
          <table:table-cell office:value-type="float" office:value="57117" calcext:value-type="float">
            <text:p>5711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92" calcext:value-type="float">
            <text:p>27892</text:p>
          </table:table-cell>
          <table:table-cell office:value-type="string" calcext:value-type="string">
            <text:p>Marching Cubes</text:p>
          </table:table-cell>
          <table:table-cell office:value-type="float" office:value="56972" calcext:value-type="float">
            <text:p>5697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93" calcext:value-type="float">
            <text:p>27893</text:p>
          </table:table-cell>
          <table:table-cell office:value-type="string" calcext:value-type="string">
            <text:p>Marching Cubes</text:p>
          </table:table-cell>
          <table:table-cell office:value-type="float" office:value="57883" calcext:value-type="float">
            <text:p>5788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94" calcext:value-type="float">
            <text:p>27894</text:p>
          </table:table-cell>
          <table:table-cell office:value-type="string" calcext:value-type="string">
            <text:p>Marching Cubes</text:p>
          </table:table-cell>
          <table:table-cell office:value-type="float" office:value="60008" calcext:value-type="float">
            <text:p>600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95" calcext:value-type="float">
            <text:p>27895</text:p>
          </table:table-cell>
          <table:table-cell office:value-type="string" calcext:value-type="string">
            <text:p>Marching Cubes</text:p>
          </table:table-cell>
          <table:table-cell office:value-type="float" office:value="57293" calcext:value-type="float">
            <text:p>5729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96" calcext:value-type="float">
            <text:p>27896</text:p>
          </table:table-cell>
          <table:table-cell office:value-type="string" calcext:value-type="string">
            <text:p>Marching Cubes</text:p>
          </table:table-cell>
          <table:table-cell office:value-type="float" office:value="58289" calcext:value-type="float">
            <text:p>5828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97" calcext:value-type="float">
            <text:p>27897</text:p>
          </table:table-cell>
          <table:table-cell office:value-type="string" calcext:value-type="string">
            <text:p>Marching Cubes</text:p>
          </table:table-cell>
          <table:table-cell office:value-type="float" office:value="57894" calcext:value-type="float">
            <text:p>5789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98" calcext:value-type="float">
            <text:p>27898</text:p>
          </table:table-cell>
          <table:table-cell office:value-type="string" calcext:value-type="string">
            <text:p>Marching Cubes</text:p>
          </table:table-cell>
          <table:table-cell office:value-type="float" office:value="57228" calcext:value-type="float">
            <text:p>5722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99" calcext:value-type="float">
            <text:p>27899</text:p>
          </table:table-cell>
          <table:table-cell office:value-type="string" calcext:value-type="string">
            <text:p>Marching Cubes</text:p>
          </table:table-cell>
          <table:table-cell office:value-type="float" office:value="56870" calcext:value-type="float">
            <text:p>5687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string" calcext:value-type="string">
            <text:p>Marching Cubes</text:p>
          </table:table-cell>
          <table:table-cell office:value-type="float" office:value="57152" calcext:value-type="float">
            <text:p>5715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01" calcext:value-type="float">
            <text:p>27901</text:p>
          </table:table-cell>
          <table:table-cell office:value-type="string" calcext:value-type="string">
            <text:p>Marching Cubes</text:p>
          </table:table-cell>
          <table:table-cell office:value-type="float" office:value="57771" calcext:value-type="float">
            <text:p>5777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02" calcext:value-type="float">
            <text:p>27902</text:p>
          </table:table-cell>
          <table:table-cell office:value-type="string" calcext:value-type="string">
            <text:p>Marching Cubes</text:p>
          </table:table-cell>
          <table:table-cell office:value-type="float" office:value="56949" calcext:value-type="float">
            <text:p>5694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03" calcext:value-type="float">
            <text:p>27903</text:p>
          </table:table-cell>
          <table:table-cell office:value-type="string" calcext:value-type="string">
            <text:p>Marching Cubes</text:p>
          </table:table-cell>
          <table:table-cell office:value-type="float" office:value="58063" calcext:value-type="float">
            <text:p>5806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04" calcext:value-type="float">
            <text:p>27904</text:p>
          </table:table-cell>
          <table:table-cell office:value-type="string" calcext:value-type="string">
            <text:p>Marching Cubes</text:p>
          </table:table-cell>
          <table:table-cell office:value-type="float" office:value="58514" calcext:value-type="float">
            <text:p>5851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05" calcext:value-type="float">
            <text:p>27905</text:p>
          </table:table-cell>
          <table:table-cell office:value-type="string" calcext:value-type="string">
            <text:p>Marching Cubes</text:p>
          </table:table-cell>
          <table:table-cell office:value-type="float" office:value="57149" calcext:value-type="float">
            <text:p>5714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06" calcext:value-type="float">
            <text:p>27906</text:p>
          </table:table-cell>
          <table:table-cell office:value-type="string" calcext:value-type="string">
            <text:p>Marching Cubes</text:p>
          </table:table-cell>
          <table:table-cell office:value-type="float" office:value="57780" calcext:value-type="float">
            <text:p>5778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07" calcext:value-type="float">
            <text:p>27907</text:p>
          </table:table-cell>
          <table:table-cell office:value-type="string" calcext:value-type="string">
            <text:p>Marching Cubes</text:p>
          </table:table-cell>
          <table:table-cell office:value-type="float" office:value="57019" calcext:value-type="float">
            <text:p>5701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08" calcext:value-type="float">
            <text:p>27908</text:p>
          </table:table-cell>
          <table:table-cell office:value-type="string" calcext:value-type="string">
            <text:p>Marching Cubes</text:p>
          </table:table-cell>
          <table:table-cell office:value-type="float" office:value="57061" calcext:value-type="float">
            <text:p>5706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09" calcext:value-type="float">
            <text:p>27909</text:p>
          </table:table-cell>
          <table:table-cell office:value-type="string" calcext:value-type="string">
            <text:p>Marching Cubes</text:p>
          </table:table-cell>
          <table:table-cell office:value-type="float" office:value="57067" calcext:value-type="float">
            <text:p>5706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10" calcext:value-type="float">
            <text:p>27910</text:p>
          </table:table-cell>
          <table:table-cell office:value-type="string" calcext:value-type="string">
            <text:p>Marching Cubes</text:p>
          </table:table-cell>
          <table:table-cell office:value-type="float" office:value="57231" calcext:value-type="float">
            <text:p>5723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11" calcext:value-type="float">
            <text:p>27911</text:p>
          </table:table-cell>
          <table:table-cell office:value-type="string" calcext:value-type="string">
            <text:p>Marching Cubes</text:p>
          </table:table-cell>
          <table:table-cell office:value-type="float" office:value="57944" calcext:value-type="float">
            <text:p>5794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12" calcext:value-type="float">
            <text:p>27912</text:p>
          </table:table-cell>
          <table:table-cell office:value-type="string" calcext:value-type="string">
            <text:p>Marching Cubes</text:p>
          </table:table-cell>
          <table:table-cell office:value-type="float" office:value="60522" calcext:value-type="float">
            <text:p>6052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13" calcext:value-type="float">
            <text:p>27913</text:p>
          </table:table-cell>
          <table:table-cell office:value-type="string" calcext:value-type="string">
            <text:p>Marching Cubes</text:p>
          </table:table-cell>
          <table:table-cell office:value-type="float" office:value="57412" calcext:value-type="float">
            <text:p>5741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14" calcext:value-type="float">
            <text:p>27914</text:p>
          </table:table-cell>
          <table:table-cell office:value-type="string" calcext:value-type="string">
            <text:p>Marching Cubes</text:p>
          </table:table-cell>
          <table:table-cell office:value-type="float" office:value="57532" calcext:value-type="float">
            <text:p>5753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15" calcext:value-type="float">
            <text:p>27915</text:p>
          </table:table-cell>
          <table:table-cell office:value-type="string" calcext:value-type="string">
            <text:p>Marching Cubes</text:p>
          </table:table-cell>
          <table:table-cell office:value-type="float" office:value="57333" calcext:value-type="float">
            <text:p>573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16" calcext:value-type="float">
            <text:p>27916</text:p>
          </table:table-cell>
          <table:table-cell office:value-type="string" calcext:value-type="string">
            <text:p>Marching Cubes</text:p>
          </table:table-cell>
          <table:table-cell office:value-type="float" office:value="57195" calcext:value-type="float">
            <text:p>5719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17" calcext:value-type="float">
            <text:p>27917</text:p>
          </table:table-cell>
          <table:table-cell office:value-type="string" calcext:value-type="string">
            <text:p>Marching Cubes</text:p>
          </table:table-cell>
          <table:table-cell office:value-type="float" office:value="56759" calcext:value-type="float">
            <text:p>5675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18" calcext:value-type="float">
            <text:p>27918</text:p>
          </table:table-cell>
          <table:table-cell office:value-type="string" calcext:value-type="string">
            <text:p>Marching Cubes</text:p>
          </table:table-cell>
          <table:table-cell office:value-type="float" office:value="56523" calcext:value-type="float">
            <text:p>5652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19" calcext:value-type="float">
            <text:p>27919</text:p>
          </table:table-cell>
          <table:table-cell office:value-type="string" calcext:value-type="string">
            <text:p>Marching Cubes</text:p>
          </table:table-cell>
          <table:table-cell office:value-type="float" office:value="58533" calcext:value-type="float">
            <text:p>585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20" calcext:value-type="float">
            <text:p>27920</text:p>
          </table:table-cell>
          <table:table-cell office:value-type="string" calcext:value-type="string">
            <text:p>Marching Cubes</text:p>
          </table:table-cell>
          <table:table-cell office:value-type="float" office:value="58415" calcext:value-type="float">
            <text:p>5841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21" calcext:value-type="float">
            <text:p>27921</text:p>
          </table:table-cell>
          <table:table-cell office:value-type="string" calcext:value-type="string">
            <text:p>Marching Cubes</text:p>
          </table:table-cell>
          <table:table-cell office:value-type="float" office:value="57306" calcext:value-type="float">
            <text:p>5730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22" calcext:value-type="float">
            <text:p>27922</text:p>
          </table:table-cell>
          <table:table-cell office:value-type="string" calcext:value-type="string">
            <text:p>Marching Cubes</text:p>
          </table:table-cell>
          <table:table-cell office:value-type="float" office:value="56730" calcext:value-type="float">
            <text:p>5673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23" calcext:value-type="float">
            <text:p>27923</text:p>
          </table:table-cell>
          <table:table-cell office:value-type="string" calcext:value-type="string">
            <text:p>Marching Cubes</text:p>
          </table:table-cell>
          <table:table-cell office:value-type="float" office:value="57232" calcext:value-type="float">
            <text:p>5723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24" calcext:value-type="float">
            <text:p>27924</text:p>
          </table:table-cell>
          <table:table-cell office:value-type="string" calcext:value-type="string">
            <text:p>Marching Cubes</text:p>
          </table:table-cell>
          <table:table-cell office:value-type="float" office:value="57438" calcext:value-type="float">
            <text:p>5743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25" calcext:value-type="float">
            <text:p>27925</text:p>
          </table:table-cell>
          <table:table-cell office:value-type="string" calcext:value-type="string">
            <text:p>Marching Cubes</text:p>
          </table:table-cell>
          <table:table-cell office:value-type="float" office:value="57208" calcext:value-type="float">
            <text:p>5720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26" calcext:value-type="float">
            <text:p>27926</text:p>
          </table:table-cell>
          <table:table-cell office:value-type="string" calcext:value-type="string">
            <text:p>Marching Cubes</text:p>
          </table:table-cell>
          <table:table-cell office:value-type="float" office:value="57191" calcext:value-type="float">
            <text:p>5719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27" calcext:value-type="float">
            <text:p>27927</text:p>
          </table:table-cell>
          <table:table-cell office:value-type="string" calcext:value-type="string">
            <text:p>Marching Cubes</text:p>
          </table:table-cell>
          <table:table-cell office:value-type="float" office:value="57862" calcext:value-type="float">
            <text:p>5786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28" calcext:value-type="float">
            <text:p>27928</text:p>
          </table:table-cell>
          <table:table-cell office:value-type="string" calcext:value-type="string">
            <text:p>Marching Cubes</text:p>
          </table:table-cell>
          <table:table-cell office:value-type="float" office:value="58794" calcext:value-type="float">
            <text:p>5879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29" calcext:value-type="float">
            <text:p>27929</text:p>
          </table:table-cell>
          <table:table-cell office:value-type="string" calcext:value-type="string">
            <text:p>Marching Cubes</text:p>
          </table:table-cell>
          <table:table-cell office:value-type="float" office:value="57091" calcext:value-type="float">
            <text:p>5709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30" calcext:value-type="float">
            <text:p>27930</text:p>
          </table:table-cell>
          <table:table-cell office:value-type="string" calcext:value-type="string">
            <text:p>Marching Cubes</text:p>
          </table:table-cell>
          <table:table-cell office:value-type="float" office:value="59322" calcext:value-type="float">
            <text:p>5932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31" calcext:value-type="float">
            <text:p>27931</text:p>
          </table:table-cell>
          <table:table-cell office:value-type="string" calcext:value-type="string">
            <text:p>Marching Cubes</text:p>
          </table:table-cell>
          <table:table-cell office:value-type="float" office:value="57471" calcext:value-type="float">
            <text:p>5747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32" calcext:value-type="float">
            <text:p>27932</text:p>
          </table:table-cell>
          <table:table-cell office:value-type="string" calcext:value-type="string">
            <text:p>Marching Cubes</text:p>
          </table:table-cell>
          <table:table-cell office:value-type="float" office:value="57001" calcext:value-type="float">
            <text:p>5700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33" calcext:value-type="float">
            <text:p>27933</text:p>
          </table:table-cell>
          <table:table-cell office:value-type="string" calcext:value-type="string">
            <text:p>Marching Cubes</text:p>
          </table:table-cell>
          <table:table-cell office:value-type="float" office:value="56978" calcext:value-type="float">
            <text:p>5697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34" calcext:value-type="float">
            <text:p>27934</text:p>
          </table:table-cell>
          <table:table-cell office:value-type="string" calcext:value-type="string">
            <text:p>Marching Cubes</text:p>
          </table:table-cell>
          <table:table-cell office:value-type="float" office:value="57120" calcext:value-type="float">
            <text:p>571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35" calcext:value-type="float">
            <text:p>27935</text:p>
          </table:table-cell>
          <table:table-cell office:value-type="string" calcext:value-type="string">
            <text:p>Marching Cubes</text:p>
          </table:table-cell>
          <table:table-cell office:value-type="float" office:value="58456" calcext:value-type="float">
            <text:p>5845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36" calcext:value-type="float">
            <text:p>27936</text:p>
          </table:table-cell>
          <table:table-cell office:value-type="string" calcext:value-type="string">
            <text:p>Marching Cubes</text:p>
          </table:table-cell>
          <table:table-cell office:value-type="float" office:value="58261" calcext:value-type="float">
            <text:p>5826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37" calcext:value-type="float">
            <text:p>27937</text:p>
          </table:table-cell>
          <table:table-cell office:value-type="string" calcext:value-type="string">
            <text:p>Marching Cubes</text:p>
          </table:table-cell>
          <table:table-cell office:value-type="float" office:value="56687" calcext:value-type="float">
            <text:p>5668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38" calcext:value-type="float">
            <text:p>27938</text:p>
          </table:table-cell>
          <table:table-cell office:value-type="string" calcext:value-type="string">
            <text:p>Marching Cubes</text:p>
          </table:table-cell>
          <table:table-cell office:value-type="float" office:value="58978" calcext:value-type="float">
            <text:p>5897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39" calcext:value-type="float">
            <text:p>27939</text:p>
          </table:table-cell>
          <table:table-cell office:value-type="string" calcext:value-type="string">
            <text:p>Marching Cubes</text:p>
          </table:table-cell>
          <table:table-cell office:value-type="float" office:value="57169" calcext:value-type="float">
            <text:p>5716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40" calcext:value-type="float">
            <text:p>27940</text:p>
          </table:table-cell>
          <table:table-cell office:value-type="string" calcext:value-type="string">
            <text:p>Marching Cubes</text:p>
          </table:table-cell>
          <table:table-cell office:value-type="float" office:value="57145" calcext:value-type="float">
            <text:p>5714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41" calcext:value-type="float">
            <text:p>27941</text:p>
          </table:table-cell>
          <table:table-cell office:value-type="string" calcext:value-type="string">
            <text:p>Marching Cubes</text:p>
          </table:table-cell>
          <table:table-cell office:value-type="float" office:value="57594" calcext:value-type="float">
            <text:p>5759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42" calcext:value-type="float">
            <text:p>27942</text:p>
          </table:table-cell>
          <table:table-cell office:value-type="string" calcext:value-type="string">
            <text:p>Marching Cubes</text:p>
          </table:table-cell>
          <table:table-cell office:value-type="float" office:value="56645" calcext:value-type="float">
            <text:p>5664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43" calcext:value-type="float">
            <text:p>27943</text:p>
          </table:table-cell>
          <table:table-cell office:value-type="string" calcext:value-type="string">
            <text:p>Marching Cubes</text:p>
          </table:table-cell>
          <table:table-cell office:value-type="float" office:value="58561" calcext:value-type="float">
            <text:p>5856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44" calcext:value-type="float">
            <text:p>27944</text:p>
          </table:table-cell>
          <table:table-cell office:value-type="string" calcext:value-type="string">
            <text:p>Marching Cubes</text:p>
          </table:table-cell>
          <table:table-cell office:value-type="float" office:value="58260" calcext:value-type="float">
            <text:p>5826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45" calcext:value-type="float">
            <text:p>27945</text:p>
          </table:table-cell>
          <table:table-cell office:value-type="string" calcext:value-type="string">
            <text:p>Marching Cubes</text:p>
          </table:table-cell>
          <table:table-cell office:value-type="float" office:value="57885" calcext:value-type="float">
            <text:p>5788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46" calcext:value-type="float">
            <text:p>27946</text:p>
          </table:table-cell>
          <table:table-cell office:value-type="string" calcext:value-type="string">
            <text:p>Marching Cubes</text:p>
          </table:table-cell>
          <table:table-cell office:value-type="float" office:value="56997" calcext:value-type="float">
            <text:p>5699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47" calcext:value-type="float">
            <text:p>27947</text:p>
          </table:table-cell>
          <table:table-cell office:value-type="string" calcext:value-type="string">
            <text:p>Marching Cubes</text:p>
          </table:table-cell>
          <table:table-cell office:value-type="float" office:value="56376" calcext:value-type="float">
            <text:p>5637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48" calcext:value-type="float">
            <text:p>27948</text:p>
          </table:table-cell>
          <table:table-cell office:value-type="string" calcext:value-type="string">
            <text:p>Marching Cubes</text:p>
          </table:table-cell>
          <table:table-cell office:value-type="float" office:value="56790" calcext:value-type="float">
            <text:p>5679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49" calcext:value-type="float">
            <text:p>27949</text:p>
          </table:table-cell>
          <table:table-cell office:value-type="string" calcext:value-type="string">
            <text:p>Marching Cubes</text:p>
          </table:table-cell>
          <table:table-cell office:value-type="float" office:value="58657" calcext:value-type="float">
            <text:p>5865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50" calcext:value-type="float">
            <text:p>27950</text:p>
          </table:table-cell>
          <table:table-cell office:value-type="string" calcext:value-type="string">
            <text:p>Marching Cubes</text:p>
          </table:table-cell>
          <table:table-cell office:value-type="float" office:value="57239" calcext:value-type="float">
            <text:p>5723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51" calcext:value-type="float">
            <text:p>27951</text:p>
          </table:table-cell>
          <table:table-cell office:value-type="string" calcext:value-type="string">
            <text:p>Marching Cubes</text:p>
          </table:table-cell>
          <table:table-cell office:value-type="float" office:value="58071" calcext:value-type="float">
            <text:p>5807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52" calcext:value-type="float">
            <text:p>27952</text:p>
          </table:table-cell>
          <table:table-cell office:value-type="string" calcext:value-type="string">
            <text:p>Marching Cubes</text:p>
          </table:table-cell>
          <table:table-cell office:value-type="float" office:value="57998" calcext:value-type="float">
            <text:p>5799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53" calcext:value-type="float">
            <text:p>27953</text:p>
          </table:table-cell>
          <table:table-cell office:value-type="string" calcext:value-type="string">
            <text:p>Marching Cubes</text:p>
          </table:table-cell>
          <table:table-cell office:value-type="float" office:value="57263" calcext:value-type="float">
            <text:p>5726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54" calcext:value-type="float">
            <text:p>27954</text:p>
          </table:table-cell>
          <table:table-cell office:value-type="string" calcext:value-type="string">
            <text:p>Marching Cubes</text:p>
          </table:table-cell>
          <table:table-cell office:value-type="float" office:value="57749" calcext:value-type="float">
            <text:p>5774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55" calcext:value-type="float">
            <text:p>27955</text:p>
          </table:table-cell>
          <table:table-cell office:value-type="string" calcext:value-type="string">
            <text:p>Marching Cubes</text:p>
          </table:table-cell>
          <table:table-cell office:value-type="float" office:value="57673" calcext:value-type="float">
            <text:p>5767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56" calcext:value-type="float">
            <text:p>27956</text:p>
          </table:table-cell>
          <table:table-cell office:value-type="string" calcext:value-type="string">
            <text:p>Marching Cubes</text:p>
          </table:table-cell>
          <table:table-cell office:value-type="float" office:value="59222" calcext:value-type="float">
            <text:p>5922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57" calcext:value-type="float">
            <text:p>27957</text:p>
          </table:table-cell>
          <table:table-cell office:value-type="string" calcext:value-type="string">
            <text:p>Marching Cubes</text:p>
          </table:table-cell>
          <table:table-cell office:value-type="float" office:value="57282" calcext:value-type="float">
            <text:p>5728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58" calcext:value-type="float">
            <text:p>27958</text:p>
          </table:table-cell>
          <table:table-cell office:value-type="string" calcext:value-type="string">
            <text:p>Marching Cubes</text:p>
          </table:table-cell>
          <table:table-cell office:value-type="float" office:value="57041" calcext:value-type="float">
            <text:p>5704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59" calcext:value-type="float">
            <text:p>27959</text:p>
          </table:table-cell>
          <table:table-cell office:value-type="string" calcext:value-type="string">
            <text:p>Marching Cubes</text:p>
          </table:table-cell>
          <table:table-cell office:value-type="float" office:value="58897" calcext:value-type="float">
            <text:p>5889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60" calcext:value-type="float">
            <text:p>27960</text:p>
          </table:table-cell>
          <table:table-cell office:value-type="string" calcext:value-type="string">
            <text:p>Marching Cubes</text:p>
          </table:table-cell>
          <table:table-cell office:value-type="float" office:value="59099" calcext:value-type="float">
            <text:p>5909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61" calcext:value-type="float">
            <text:p>27961</text:p>
          </table:table-cell>
          <table:table-cell office:value-type="string" calcext:value-type="string">
            <text:p>Marching Cubes</text:p>
          </table:table-cell>
          <table:table-cell office:value-type="float" office:value="57662" calcext:value-type="float">
            <text:p>5766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62" calcext:value-type="float">
            <text:p>27962</text:p>
          </table:table-cell>
          <table:table-cell office:value-type="string" calcext:value-type="string">
            <text:p>Marching Cubes</text:p>
          </table:table-cell>
          <table:table-cell office:value-type="float" office:value="57210" calcext:value-type="float">
            <text:p>5721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63" calcext:value-type="float">
            <text:p>27963</text:p>
          </table:table-cell>
          <table:table-cell office:value-type="string" calcext:value-type="string">
            <text:p>Marching Cubes</text:p>
          </table:table-cell>
          <table:table-cell office:value-type="float" office:value="57690" calcext:value-type="float">
            <text:p>5769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64" calcext:value-type="float">
            <text:p>27964</text:p>
          </table:table-cell>
          <table:table-cell office:value-type="string" calcext:value-type="string">
            <text:p>Marching Cubes</text:p>
          </table:table-cell>
          <table:table-cell office:value-type="float" office:value="57299" calcext:value-type="float">
            <text:p>5729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65" calcext:value-type="float">
            <text:p>27965</text:p>
          </table:table-cell>
          <table:table-cell office:value-type="string" calcext:value-type="string">
            <text:p>Marching Cubes</text:p>
          </table:table-cell>
          <table:table-cell office:value-type="float" office:value="57199" calcext:value-type="float">
            <text:p>571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66" calcext:value-type="float">
            <text:p>27966</text:p>
          </table:table-cell>
          <table:table-cell office:value-type="string" calcext:value-type="string">
            <text:p>Marching Cubes</text:p>
          </table:table-cell>
          <table:table-cell office:value-type="float" office:value="56760" calcext:value-type="float">
            <text:p>5676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67" calcext:value-type="float">
            <text:p>27967</text:p>
          </table:table-cell>
          <table:table-cell office:value-type="string" calcext:value-type="string">
            <text:p>Marching Cubes</text:p>
          </table:table-cell>
          <table:table-cell office:value-type="float" office:value="57932" calcext:value-type="float">
            <text:p>5793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68" calcext:value-type="float">
            <text:p>27968</text:p>
          </table:table-cell>
          <table:table-cell office:value-type="string" calcext:value-type="string">
            <text:p>Marching Cubes</text:p>
          </table:table-cell>
          <table:table-cell office:value-type="float" office:value="58388" calcext:value-type="float">
            <text:p>5838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69" calcext:value-type="float">
            <text:p>27969</text:p>
          </table:table-cell>
          <table:table-cell office:value-type="string" calcext:value-type="string">
            <text:p>Marching Cubes</text:p>
          </table:table-cell>
          <table:table-cell office:value-type="float" office:value="57325" calcext:value-type="float">
            <text:p>5732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70" calcext:value-type="float">
            <text:p>27970</text:p>
          </table:table-cell>
          <table:table-cell office:value-type="string" calcext:value-type="string">
            <text:p>Marching Cubes</text:p>
          </table:table-cell>
          <table:table-cell office:value-type="float" office:value="57440" calcext:value-type="float">
            <text:p>5744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71" calcext:value-type="float">
            <text:p>27971</text:p>
          </table:table-cell>
          <table:table-cell office:value-type="string" calcext:value-type="string">
            <text:p>Marching Cubes</text:p>
          </table:table-cell>
          <table:table-cell office:value-type="float" office:value="57016" calcext:value-type="float">
            <text:p>570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72" calcext:value-type="float">
            <text:p>27972</text:p>
          </table:table-cell>
          <table:table-cell office:value-type="string" calcext:value-type="string">
            <text:p>Marching Cubes</text:p>
          </table:table-cell>
          <table:table-cell office:value-type="float" office:value="57266" calcext:value-type="float">
            <text:p>5726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73" calcext:value-type="float">
            <text:p>27973</text:p>
          </table:table-cell>
          <table:table-cell office:value-type="string" calcext:value-type="string">
            <text:p>Marching Cubes</text:p>
          </table:table-cell>
          <table:table-cell office:value-type="float" office:value="57078" calcext:value-type="float">
            <text:p>5707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74" calcext:value-type="float">
            <text:p>27974</text:p>
          </table:table-cell>
          <table:table-cell office:value-type="string" calcext:value-type="string">
            <text:p>Marching Cubes</text:p>
          </table:table-cell>
          <table:table-cell office:value-type="float" office:value="57106" calcext:value-type="float">
            <text:p>5710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75" calcext:value-type="float">
            <text:p>27975</text:p>
          </table:table-cell>
          <table:table-cell office:value-type="string" calcext:value-type="string">
            <text:p>Marching Cubes</text:p>
          </table:table-cell>
          <table:table-cell office:value-type="float" office:value="58397" calcext:value-type="float">
            <text:p>5839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76" calcext:value-type="float">
            <text:p>27976</text:p>
          </table:table-cell>
          <table:table-cell office:value-type="string" calcext:value-type="string">
            <text:p>Marching Cubes</text:p>
          </table:table-cell>
          <table:table-cell office:value-type="float" office:value="58907" calcext:value-type="float">
            <text:p>5890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77" calcext:value-type="float">
            <text:p>27977</text:p>
          </table:table-cell>
          <table:table-cell office:value-type="string" calcext:value-type="string">
            <text:p>Marching Cubes</text:p>
          </table:table-cell>
          <table:table-cell office:value-type="float" office:value="56975" calcext:value-type="float">
            <text:p>5697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78" calcext:value-type="float">
            <text:p>27978</text:p>
          </table:table-cell>
          <table:table-cell office:value-type="string" calcext:value-type="string">
            <text:p>Marching Cubes</text:p>
          </table:table-cell>
          <table:table-cell office:value-type="float" office:value="57558" calcext:value-type="float">
            <text:p>5755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79" calcext:value-type="float">
            <text:p>27979</text:p>
          </table:table-cell>
          <table:table-cell office:value-type="string" calcext:value-type="string">
            <text:p>Marching Cubes</text:p>
          </table:table-cell>
          <table:table-cell office:value-type="float" office:value="57011" calcext:value-type="float">
            <text:p>5701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80" calcext:value-type="float">
            <text:p>27980</text:p>
          </table:table-cell>
          <table:table-cell office:value-type="string" calcext:value-type="string">
            <text:p>Marching Cubes</text:p>
          </table:table-cell>
          <table:table-cell office:value-type="float" office:value="56946" calcext:value-type="float">
            <text:p>5694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81" calcext:value-type="float">
            <text:p>27981</text:p>
          </table:table-cell>
          <table:table-cell office:value-type="string" calcext:value-type="string">
            <text:p>Marching Cubes</text:p>
          </table:table-cell>
          <table:table-cell office:value-type="float" office:value="56806" calcext:value-type="float">
            <text:p>5680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82" calcext:value-type="float">
            <text:p>27982</text:p>
          </table:table-cell>
          <table:table-cell office:value-type="string" calcext:value-type="string">
            <text:p>Marching Cubes</text:p>
          </table:table-cell>
          <table:table-cell office:value-type="float" office:value="56995" calcext:value-type="float">
            <text:p>569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83" calcext:value-type="float">
            <text:p>27983</text:p>
          </table:table-cell>
          <table:table-cell office:value-type="string" calcext:value-type="string">
            <text:p>Marching Cubes</text:p>
          </table:table-cell>
          <table:table-cell office:value-type="float" office:value="58084" calcext:value-type="float">
            <text:p>5808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84" calcext:value-type="float">
            <text:p>27984</text:p>
          </table:table-cell>
          <table:table-cell office:value-type="string" calcext:value-type="string">
            <text:p>Marching Cubes</text:p>
          </table:table-cell>
          <table:table-cell office:value-type="float" office:value="58104" calcext:value-type="float">
            <text:p>5810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85" calcext:value-type="float">
            <text:p>27985</text:p>
          </table:table-cell>
          <table:table-cell office:value-type="string" calcext:value-type="string">
            <text:p>Marching Cubes</text:p>
          </table:table-cell>
          <table:table-cell office:value-type="float" office:value="57345" calcext:value-type="float">
            <text:p>5734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86" calcext:value-type="float">
            <text:p>27986</text:p>
          </table:table-cell>
          <table:table-cell office:value-type="string" calcext:value-type="string">
            <text:p>Marching Cubes</text:p>
          </table:table-cell>
          <table:table-cell office:value-type="float" office:value="57148" calcext:value-type="float">
            <text:p>5714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87" calcext:value-type="float">
            <text:p>27987</text:p>
          </table:table-cell>
          <table:table-cell office:value-type="string" calcext:value-type="string">
            <text:p>Marching Cubes</text:p>
          </table:table-cell>
          <table:table-cell office:value-type="float" office:value="57078" calcext:value-type="float">
            <text:p>5707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88" calcext:value-type="float">
            <text:p>27988</text:p>
          </table:table-cell>
          <table:table-cell office:value-type="string" calcext:value-type="string">
            <text:p>Marching Cubes</text:p>
          </table:table-cell>
          <table:table-cell office:value-type="float" office:value="56740" calcext:value-type="float">
            <text:p>5674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89" calcext:value-type="float">
            <text:p>27989</text:p>
          </table:table-cell>
          <table:table-cell office:value-type="string" calcext:value-type="string">
            <text:p>Marching Cubes</text:p>
          </table:table-cell>
          <table:table-cell office:value-type="float" office:value="59510" calcext:value-type="float">
            <text:p>595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90" calcext:value-type="float">
            <text:p>27990</text:p>
          </table:table-cell>
          <table:table-cell office:value-type="string" calcext:value-type="string">
            <text:p>Marching Cubes</text:p>
          </table:table-cell>
          <table:table-cell office:value-type="float" office:value="58447" calcext:value-type="float">
            <text:p>5844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91" calcext:value-type="float">
            <text:p>27991</text:p>
          </table:table-cell>
          <table:table-cell office:value-type="string" calcext:value-type="string">
            <text:p>Marching Cubes</text:p>
          </table:table-cell>
          <table:table-cell office:value-type="float" office:value="58772" calcext:value-type="float">
            <text:p>5877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92" calcext:value-type="float">
            <text:p>27992</text:p>
          </table:table-cell>
          <table:table-cell office:value-type="string" calcext:value-type="string">
            <text:p>Marching Cubes</text:p>
          </table:table-cell>
          <table:table-cell office:value-type="float" office:value="56341" calcext:value-type="float">
            <text:p>5634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93" calcext:value-type="float">
            <text:p>27993</text:p>
          </table:table-cell>
          <table:table-cell office:value-type="string" calcext:value-type="string">
            <text:p>Marching Cubes</text:p>
          </table:table-cell>
          <table:table-cell office:value-type="float" office:value="57269" calcext:value-type="float">
            <text:p>5726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94" calcext:value-type="float">
            <text:p>27994</text:p>
          </table:table-cell>
          <table:table-cell office:value-type="string" calcext:value-type="string">
            <text:p>Marching Cubes</text:p>
          </table:table-cell>
          <table:table-cell office:value-type="float" office:value="57253" calcext:value-type="float">
            <text:p>5725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95" calcext:value-type="float">
            <text:p>27995</text:p>
          </table:table-cell>
          <table:table-cell office:value-type="string" calcext:value-type="string">
            <text:p>Marching Cubes</text:p>
          </table:table-cell>
          <table:table-cell office:value-type="float" office:value="57669" calcext:value-type="float">
            <text:p>5766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96" calcext:value-type="float">
            <text:p>27996</text:p>
          </table:table-cell>
          <table:table-cell office:value-type="string" calcext:value-type="string">
            <text:p>Marching Cubes</text:p>
          </table:table-cell>
          <table:table-cell office:value-type="float" office:value="57037" calcext:value-type="float">
            <text:p>5703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97" calcext:value-type="float">
            <text:p>27997</text:p>
          </table:table-cell>
          <table:table-cell office:value-type="string" calcext:value-type="string">
            <text:p>Marching Cubes</text:p>
          </table:table-cell>
          <table:table-cell office:value-type="float" office:value="56551" calcext:value-type="float">
            <text:p>5655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98" calcext:value-type="float">
            <text:p>27998</text:p>
          </table:table-cell>
          <table:table-cell office:value-type="string" calcext:value-type="string">
            <text:p>Marching Cubes</text:p>
          </table:table-cell>
          <table:table-cell office:value-type="float" office:value="58355" calcext:value-type="float">
            <text:p>5835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99" calcext:value-type="float">
            <text:p>27999</text:p>
          </table:table-cell>
          <table:table-cell office:value-type="string" calcext:value-type="string">
            <text:p>Marching Cubes</text:p>
          </table:table-cell>
          <table:table-cell office:value-type="float" office:value="58832" calcext:value-type="float">
            <text:p>5883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Marching Cubes</text:p>
          </table:table-cell>
          <table:table-cell office:value-type="float" office:value="59626" calcext:value-type="float">
            <text:p>5962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01" calcext:value-type="float">
            <text:p>28001</text:p>
          </table:table-cell>
          <table:table-cell office:value-type="string" calcext:value-type="string">
            <text:p>Marching Cubes</text:p>
          </table:table-cell>
          <table:table-cell office:value-type="float" office:value="56699" calcext:value-type="float">
            <text:p>566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02" calcext:value-type="float">
            <text:p>28002</text:p>
          </table:table-cell>
          <table:table-cell office:value-type="string" calcext:value-type="string">
            <text:p>Marching Cubes</text:p>
          </table:table-cell>
          <table:table-cell office:value-type="float" office:value="56967" calcext:value-type="float">
            <text:p>5696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03" calcext:value-type="float">
            <text:p>28003</text:p>
          </table:table-cell>
          <table:table-cell office:value-type="string" calcext:value-type="string">
            <text:p>Marching Cubes</text:p>
          </table:table-cell>
          <table:table-cell office:value-type="float" office:value="56892" calcext:value-type="float">
            <text:p>5689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04" calcext:value-type="float">
            <text:p>28004</text:p>
          </table:table-cell>
          <table:table-cell office:value-type="string" calcext:value-type="string">
            <text:p>Marching Cubes</text:p>
          </table:table-cell>
          <table:table-cell office:value-type="float" office:value="56839" calcext:value-type="float">
            <text:p>5683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05" calcext:value-type="float">
            <text:p>28005</text:p>
          </table:table-cell>
          <table:table-cell office:value-type="string" calcext:value-type="string">
            <text:p>Marching Cubes</text:p>
          </table:table-cell>
          <table:table-cell office:value-type="float" office:value="57261" calcext:value-type="float">
            <text:p>5726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06" calcext:value-type="float">
            <text:p>28006</text:p>
          </table:table-cell>
          <table:table-cell office:value-type="string" calcext:value-type="string">
            <text:p>Marching Cubes</text:p>
          </table:table-cell>
          <table:table-cell office:value-type="float" office:value="58375" calcext:value-type="float">
            <text:p>5837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07" calcext:value-type="float">
            <text:p>28007</text:p>
          </table:table-cell>
          <table:table-cell office:value-type="string" calcext:value-type="string">
            <text:p>Marching Cubes</text:p>
          </table:table-cell>
          <table:table-cell office:value-type="float" office:value="60319" calcext:value-type="float">
            <text:p>6031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08" calcext:value-type="float">
            <text:p>28008</text:p>
          </table:table-cell>
          <table:table-cell office:value-type="string" calcext:value-type="string">
            <text:p>Marching Cubes</text:p>
          </table:table-cell>
          <table:table-cell office:value-type="float" office:value="56857" calcext:value-type="float">
            <text:p>5685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09" calcext:value-type="float">
            <text:p>28009</text:p>
          </table:table-cell>
          <table:table-cell office:value-type="string" calcext:value-type="string">
            <text:p>Marching Cubes</text:p>
          </table:table-cell>
          <table:table-cell office:value-type="float" office:value="57019" calcext:value-type="float">
            <text:p>57019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10" calcext:value-type="float">
            <text:p>28010</text:p>
          </table:table-cell>
          <table:table-cell office:value-type="string" calcext:value-type="string">
            <text:p>Marching Cubes</text:p>
          </table:table-cell>
          <table:table-cell office:value-type="float" office:value="57204" calcext:value-type="float">
            <text:p>5720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11" calcext:value-type="float">
            <text:p>28011</text:p>
          </table:table-cell>
          <table:table-cell office:value-type="string" calcext:value-type="string">
            <text:p>Marching Cubes</text:p>
          </table:table-cell>
          <table:table-cell office:value-type="float" office:value="56745" calcext:value-type="float">
            <text:p>5674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12" calcext:value-type="float">
            <text:p>28012</text:p>
          </table:table-cell>
          <table:table-cell office:value-type="string" calcext:value-type="string">
            <text:p>Marching Cubes</text:p>
          </table:table-cell>
          <table:table-cell office:value-type="float" office:value="57805" calcext:value-type="float">
            <text:p>5780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13" calcext:value-type="float">
            <text:p>28013</text:p>
          </table:table-cell>
          <table:table-cell office:value-type="string" calcext:value-type="string">
            <text:p>Marching Cubes</text:p>
          </table:table-cell>
          <table:table-cell office:value-type="float" office:value="57064" calcext:value-type="float">
            <text:p>5706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14" calcext:value-type="float">
            <text:p>28014</text:p>
          </table:table-cell>
          <table:table-cell office:value-type="string" calcext:value-type="string">
            <text:p>Marching Cubes</text:p>
          </table:table-cell>
          <table:table-cell office:value-type="float" office:value="57973" calcext:value-type="float">
            <text:p>5797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15" calcext:value-type="float">
            <text:p>28015</text:p>
          </table:table-cell>
          <table:table-cell office:value-type="string" calcext:value-type="string">
            <text:p>Marching Cubes</text:p>
          </table:table-cell>
          <table:table-cell office:value-type="float" office:value="59253" calcext:value-type="float">
            <text:p>5925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16" calcext:value-type="float">
            <text:p>28016</text:p>
          </table:table-cell>
          <table:table-cell office:value-type="string" calcext:value-type="string">
            <text:p>Marching Cubes</text:p>
          </table:table-cell>
          <table:table-cell office:value-type="float" office:value="57118" calcext:value-type="float">
            <text:p>5711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17" calcext:value-type="float">
            <text:p>28017</text:p>
          </table:table-cell>
          <table:table-cell office:value-type="string" calcext:value-type="string">
            <text:p>Marching Cubes</text:p>
          </table:table-cell>
          <table:table-cell office:value-type="float" office:value="56892" calcext:value-type="float">
            <text:p>5689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18" calcext:value-type="float">
            <text:p>28018</text:p>
          </table:table-cell>
          <table:table-cell office:value-type="string" calcext:value-type="string">
            <text:p>Marching Cubes</text:p>
          </table:table-cell>
          <table:table-cell office:value-type="float" office:value="59917" calcext:value-type="float">
            <text:p>5991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19" calcext:value-type="float">
            <text:p>28019</text:p>
          </table:table-cell>
          <table:table-cell office:value-type="string" calcext:value-type="string">
            <text:p>Marching Cubes</text:p>
          </table:table-cell>
          <table:table-cell office:value-type="float" office:value="57408" calcext:value-type="float">
            <text:p>574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20" calcext:value-type="float">
            <text:p>28020</text:p>
          </table:table-cell>
          <table:table-cell office:value-type="string" calcext:value-type="string">
            <text:p>Marching Cubes</text:p>
          </table:table-cell>
          <table:table-cell office:value-type="float" office:value="57302" calcext:value-type="float">
            <text:p>5730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21" calcext:value-type="float">
            <text:p>28021</text:p>
          </table:table-cell>
          <table:table-cell office:value-type="string" calcext:value-type="string">
            <text:p>Marching Cubes</text:p>
          </table:table-cell>
          <table:table-cell office:value-type="float" office:value="56809" calcext:value-type="float">
            <text:p>5680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22" calcext:value-type="float">
            <text:p>28022</text:p>
          </table:table-cell>
          <table:table-cell office:value-type="string" calcext:value-type="string">
            <text:p>Marching Cubes</text:p>
          </table:table-cell>
          <table:table-cell office:value-type="float" office:value="57677" calcext:value-type="float">
            <text:p>5767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23" calcext:value-type="float">
            <text:p>28023</text:p>
          </table:table-cell>
          <table:table-cell office:value-type="string" calcext:value-type="string">
            <text:p>Marching Cubes</text:p>
          </table:table-cell>
          <table:table-cell office:value-type="float" office:value="58878" calcext:value-type="float">
            <text:p>5887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24" calcext:value-type="float">
            <text:p>28024</text:p>
          </table:table-cell>
          <table:table-cell office:value-type="string" calcext:value-type="string">
            <text:p>Marching Cubes</text:p>
          </table:table-cell>
          <table:table-cell office:value-type="float" office:value="57561" calcext:value-type="float">
            <text:p>5756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25" calcext:value-type="float">
            <text:p>28025</text:p>
          </table:table-cell>
          <table:table-cell office:value-type="string" calcext:value-type="string">
            <text:p>Marching Cubes</text:p>
          </table:table-cell>
          <table:table-cell office:value-type="float" office:value="57531" calcext:value-type="float">
            <text:p>5753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26" calcext:value-type="float">
            <text:p>28026</text:p>
          </table:table-cell>
          <table:table-cell office:value-type="string" calcext:value-type="string">
            <text:p>Marching Cubes</text:p>
          </table:table-cell>
          <table:table-cell office:value-type="float" office:value="59135" calcext:value-type="float">
            <text:p>5913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27" calcext:value-type="float">
            <text:p>28027</text:p>
          </table:table-cell>
          <table:table-cell office:value-type="string" calcext:value-type="string">
            <text:p>Marching Cubes</text:p>
          </table:table-cell>
          <table:table-cell office:value-type="float" office:value="56916" calcext:value-type="float">
            <text:p>569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28" calcext:value-type="float">
            <text:p>28028</text:p>
          </table:table-cell>
          <table:table-cell office:value-type="string" calcext:value-type="string">
            <text:p>Marching Cubes</text:p>
          </table:table-cell>
          <table:table-cell office:value-type="float" office:value="57173" calcext:value-type="float">
            <text:p>5717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29" calcext:value-type="float">
            <text:p>28029</text:p>
          </table:table-cell>
          <table:table-cell office:value-type="string" calcext:value-type="string">
            <text:p>Marching Cubes</text:p>
          </table:table-cell>
          <table:table-cell office:value-type="float" office:value="57778" calcext:value-type="float">
            <text:p>5777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30" calcext:value-type="float">
            <text:p>28030</text:p>
          </table:table-cell>
          <table:table-cell office:value-type="string" calcext:value-type="string">
            <text:p>Marching Cubes</text:p>
          </table:table-cell>
          <table:table-cell office:value-type="float" office:value="58463" calcext:value-type="float">
            <text:p>5846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31" calcext:value-type="float">
            <text:p>28031</text:p>
          </table:table-cell>
          <table:table-cell office:value-type="string" calcext:value-type="string">
            <text:p>Marching Cubes</text:p>
          </table:table-cell>
          <table:table-cell office:value-type="float" office:value="58380" calcext:value-type="float">
            <text:p>5838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32" calcext:value-type="float">
            <text:p>28032</text:p>
          </table:table-cell>
          <table:table-cell office:value-type="string" calcext:value-type="string">
            <text:p>Marching Cubes</text:p>
          </table:table-cell>
          <table:table-cell office:value-type="float" office:value="56695" calcext:value-type="float">
            <text:p>5669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33" calcext:value-type="float">
            <text:p>28033</text:p>
          </table:table-cell>
          <table:table-cell office:value-type="string" calcext:value-type="string">
            <text:p>Marching Cubes</text:p>
          </table:table-cell>
          <table:table-cell office:value-type="float" office:value="60938" calcext:value-type="float">
            <text:p>6093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34" calcext:value-type="float">
            <text:p>28034</text:p>
          </table:table-cell>
          <table:table-cell office:value-type="string" calcext:value-type="string">
            <text:p>Marching Cubes</text:p>
          </table:table-cell>
          <table:table-cell office:value-type="float" office:value="56814" calcext:value-type="float">
            <text:p>5681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35" calcext:value-type="float">
            <text:p>28035</text:p>
          </table:table-cell>
          <table:table-cell office:value-type="string" calcext:value-type="string">
            <text:p>Marching Cubes</text:p>
          </table:table-cell>
          <table:table-cell office:value-type="float" office:value="57585" calcext:value-type="float">
            <text:p>5758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36" calcext:value-type="float">
            <text:p>28036</text:p>
          </table:table-cell>
          <table:table-cell office:value-type="string" calcext:value-type="string">
            <text:p>Marching Cubes</text:p>
          </table:table-cell>
          <table:table-cell office:value-type="float" office:value="57052" calcext:value-type="float">
            <text:p>5705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37" calcext:value-type="float">
            <text:p>28037</text:p>
          </table:table-cell>
          <table:table-cell office:value-type="string" calcext:value-type="string">
            <text:p>Marching Cubes</text:p>
          </table:table-cell>
          <table:table-cell office:value-type="float" office:value="56506" calcext:value-type="float">
            <text:p>5650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38" calcext:value-type="float">
            <text:p>28038</text:p>
          </table:table-cell>
          <table:table-cell office:value-type="string" calcext:value-type="string">
            <text:p>Marching Cubes</text:p>
          </table:table-cell>
          <table:table-cell office:value-type="float" office:value="58268" calcext:value-type="float">
            <text:p>5826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39" calcext:value-type="float">
            <text:p>28039</text:p>
          </table:table-cell>
          <table:table-cell office:value-type="string" calcext:value-type="string">
            <text:p>Marching Cubes</text:p>
          </table:table-cell>
          <table:table-cell office:value-type="float" office:value="58263" calcext:value-type="float">
            <text:p>5826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40" calcext:value-type="float">
            <text:p>28040</text:p>
          </table:table-cell>
          <table:table-cell office:value-type="string" calcext:value-type="string">
            <text:p>Marching Cubes</text:p>
          </table:table-cell>
          <table:table-cell office:value-type="float" office:value="57135" calcext:value-type="float">
            <text:p>5713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41" calcext:value-type="float">
            <text:p>28041</text:p>
          </table:table-cell>
          <table:table-cell office:value-type="string" calcext:value-type="string">
            <text:p>Marching Cubes</text:p>
          </table:table-cell>
          <table:table-cell office:value-type="float" office:value="56957" calcext:value-type="float">
            <text:p>5695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42" calcext:value-type="float">
            <text:p>28042</text:p>
          </table:table-cell>
          <table:table-cell office:value-type="string" calcext:value-type="string">
            <text:p>Marching Cubes</text:p>
          </table:table-cell>
          <table:table-cell office:value-type="float" office:value="56777" calcext:value-type="float">
            <text:p>5677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43" calcext:value-type="float">
            <text:p>28043</text:p>
          </table:table-cell>
          <table:table-cell office:value-type="string" calcext:value-type="string">
            <text:p>Marching Cubes</text:p>
          </table:table-cell>
          <table:table-cell office:value-type="float" office:value="56509" calcext:value-type="float">
            <text:p>5650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44" calcext:value-type="float">
            <text:p>28044</text:p>
          </table:table-cell>
          <table:table-cell office:value-type="string" calcext:value-type="string">
            <text:p>Marching Cubes</text:p>
          </table:table-cell>
          <table:table-cell office:value-type="float" office:value="59104" calcext:value-type="float">
            <text:p>59104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45" calcext:value-type="float">
            <text:p>28045</text:p>
          </table:table-cell>
          <table:table-cell office:value-type="string" calcext:value-type="string">
            <text:p>Marching Cubes</text:p>
          </table:table-cell>
          <table:table-cell office:value-type="float" office:value="57156" calcext:value-type="float">
            <text:p>571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46" calcext:value-type="float">
            <text:p>28046</text:p>
          </table:table-cell>
          <table:table-cell office:value-type="string" calcext:value-type="string">
            <text:p>Marching Cubes</text:p>
          </table:table-cell>
          <table:table-cell office:value-type="float" office:value="58440" calcext:value-type="float">
            <text:p>5844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47" calcext:value-type="float">
            <text:p>28047</text:p>
          </table:table-cell>
          <table:table-cell office:value-type="string" calcext:value-type="string">
            <text:p>Marching Cubes</text:p>
          </table:table-cell>
          <table:table-cell office:value-type="float" office:value="57787" calcext:value-type="float">
            <text:p>5778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48" calcext:value-type="float">
            <text:p>28048</text:p>
          </table:table-cell>
          <table:table-cell office:value-type="string" calcext:value-type="string">
            <text:p>Marching Cubes</text:p>
          </table:table-cell>
          <table:table-cell office:value-type="float" office:value="56975" calcext:value-type="float">
            <text:p>5697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49" calcext:value-type="float">
            <text:p>28049</text:p>
          </table:table-cell>
          <table:table-cell office:value-type="string" calcext:value-type="string">
            <text:p>Marching Cubes</text:p>
          </table:table-cell>
          <table:table-cell office:value-type="float" office:value="57022" calcext:value-type="float">
            <text:p>5702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50" calcext:value-type="float">
            <text:p>28050</text:p>
          </table:table-cell>
          <table:table-cell office:value-type="string" calcext:value-type="string">
            <text:p>Marching Cubes</text:p>
          </table:table-cell>
          <table:table-cell office:value-type="float" office:value="57129" calcext:value-type="float">
            <text:p>5712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51" calcext:value-type="float">
            <text:p>28051</text:p>
          </table:table-cell>
          <table:table-cell office:value-type="string" calcext:value-type="string">
            <text:p>Marching Cubes</text:p>
          </table:table-cell>
          <table:table-cell office:value-type="float" office:value="57156" calcext:value-type="float">
            <text:p>571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52" calcext:value-type="float">
            <text:p>28052</text:p>
          </table:table-cell>
          <table:table-cell office:value-type="string" calcext:value-type="string">
            <text:p>Marching Cubes</text:p>
          </table:table-cell>
          <table:table-cell office:value-type="float" office:value="58750" calcext:value-type="float">
            <text:p>5875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53" calcext:value-type="float">
            <text:p>28053</text:p>
          </table:table-cell>
          <table:table-cell office:value-type="string" calcext:value-type="string">
            <text:p>Marching Cubes</text:p>
          </table:table-cell>
          <table:table-cell office:value-type="float" office:value="56781" calcext:value-type="float">
            <text:p>567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54" calcext:value-type="float">
            <text:p>28054</text:p>
          </table:table-cell>
          <table:table-cell office:value-type="string" calcext:value-type="string">
            <text:p>Marching Cubes</text:p>
          </table:table-cell>
          <table:table-cell office:value-type="float" office:value="58015" calcext:value-type="float">
            <text:p>5801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55" calcext:value-type="float">
            <text:p>28055</text:p>
          </table:table-cell>
          <table:table-cell office:value-type="string" calcext:value-type="string">
            <text:p>Marching Cubes</text:p>
          </table:table-cell>
          <table:table-cell office:value-type="float" office:value="58093" calcext:value-type="float">
            <text:p>5809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56" calcext:value-type="float">
            <text:p>28056</text:p>
          </table:table-cell>
          <table:table-cell office:value-type="string" calcext:value-type="string">
            <text:p>Marching Cubes</text:p>
          </table:table-cell>
          <table:table-cell office:value-type="float" office:value="57185" calcext:value-type="float">
            <text:p>5718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57" calcext:value-type="float">
            <text:p>28057</text:p>
          </table:table-cell>
          <table:table-cell office:value-type="string" calcext:value-type="string">
            <text:p>Marching Cubes</text:p>
          </table:table-cell>
          <table:table-cell office:value-type="float" office:value="56788" calcext:value-type="float">
            <text:p>5678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58" calcext:value-type="float">
            <text:p>28058</text:p>
          </table:table-cell>
          <table:table-cell office:value-type="string" calcext:value-type="string">
            <text:p>Marching Cubes</text:p>
          </table:table-cell>
          <table:table-cell office:value-type="float" office:value="57418" calcext:value-type="float">
            <text:p>5741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59" calcext:value-type="float">
            <text:p>28059</text:p>
          </table:table-cell>
          <table:table-cell office:value-type="string" calcext:value-type="string">
            <text:p>Marching Cubes</text:p>
          </table:table-cell>
          <table:table-cell office:value-type="float" office:value="56715" calcext:value-type="float">
            <text:p>5671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60" calcext:value-type="float">
            <text:p>28060</text:p>
          </table:table-cell>
          <table:table-cell office:value-type="string" calcext:value-type="string">
            <text:p>Marching Cubes</text:p>
          </table:table-cell>
          <table:table-cell office:value-type="float" office:value="57143" calcext:value-type="float">
            <text:p>5714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61" calcext:value-type="float">
            <text:p>28061</text:p>
          </table:table-cell>
          <table:table-cell office:value-type="string" calcext:value-type="string">
            <text:p>Marching Cubes</text:p>
          </table:table-cell>
          <table:table-cell office:value-type="float" office:value="56886" calcext:value-type="float">
            <text:p>5688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62" calcext:value-type="float">
            <text:p>28062</text:p>
          </table:table-cell>
          <table:table-cell office:value-type="string" calcext:value-type="string">
            <text:p>Marching Cubes</text:p>
          </table:table-cell>
          <table:table-cell office:value-type="float" office:value="60119" calcext:value-type="float">
            <text:p>6011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63" calcext:value-type="float">
            <text:p>28063</text:p>
          </table:table-cell>
          <table:table-cell office:value-type="string" calcext:value-type="string">
            <text:p>Marching Cubes</text:p>
          </table:table-cell>
          <table:table-cell office:value-type="float" office:value="58850" calcext:value-type="float">
            <text:p>588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64" calcext:value-type="float">
            <text:p>28064</text:p>
          </table:table-cell>
          <table:table-cell office:value-type="string" calcext:value-type="string">
            <text:p>Marching Cubes</text:p>
          </table:table-cell>
          <table:table-cell office:value-type="float" office:value="56828" calcext:value-type="float">
            <text:p>5682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65" calcext:value-type="float">
            <text:p>28065</text:p>
          </table:table-cell>
          <table:table-cell office:value-type="string" calcext:value-type="string">
            <text:p>Marching Cubes</text:p>
          </table:table-cell>
          <table:table-cell office:value-type="float" office:value="56801" calcext:value-type="float">
            <text:p>568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66" calcext:value-type="float">
            <text:p>28066</text:p>
          </table:table-cell>
          <table:table-cell office:value-type="string" calcext:value-type="string">
            <text:p>Marching Cubes</text:p>
          </table:table-cell>
          <table:table-cell office:value-type="float" office:value="56772" calcext:value-type="float">
            <text:p>56772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67" calcext:value-type="float">
            <text:p>28067</text:p>
          </table:table-cell>
          <table:table-cell office:value-type="string" calcext:value-type="string">
            <text:p>Marching Cubes</text:p>
          </table:table-cell>
          <table:table-cell office:value-type="float" office:value="57069" calcext:value-type="float">
            <text:p>5706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68" calcext:value-type="float">
            <text:p>28068</text:p>
          </table:table-cell>
          <table:table-cell office:value-type="string" calcext:value-type="string">
            <text:p>Marching Cubes</text:p>
          </table:table-cell>
          <table:table-cell office:value-type="float" office:value="56714" calcext:value-type="float">
            <text:p>5671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69" calcext:value-type="float">
            <text:p>28069</text:p>
          </table:table-cell>
          <table:table-cell office:value-type="string" calcext:value-type="string">
            <text:p>Marching Cubes</text:p>
          </table:table-cell>
          <table:table-cell office:value-type="float" office:value="56960" calcext:value-type="float">
            <text:p>5696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70" calcext:value-type="float">
            <text:p>28070</text:p>
          </table:table-cell>
          <table:table-cell office:value-type="string" calcext:value-type="string">
            <text:p>Marching Cubes</text:p>
          </table:table-cell>
          <table:table-cell office:value-type="float" office:value="60569" calcext:value-type="float">
            <text:p>6056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71" calcext:value-type="float">
            <text:p>28071</text:p>
          </table:table-cell>
          <table:table-cell office:value-type="string" calcext:value-type="string">
            <text:p>Marching Cubes</text:p>
          </table:table-cell>
          <table:table-cell office:value-type="float" office:value="57981" calcext:value-type="float">
            <text:p>57981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72" calcext:value-type="float">
            <text:p>28072</text:p>
          </table:table-cell>
          <table:table-cell office:value-type="string" calcext:value-type="string">
            <text:p>Marching Cubes</text:p>
          </table:table-cell>
          <table:table-cell office:value-type="float" office:value="57385" calcext:value-type="float">
            <text:p>5738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73" calcext:value-type="float">
            <text:p>28073</text:p>
          </table:table-cell>
          <table:table-cell office:value-type="string" calcext:value-type="string">
            <text:p>Marching Cubes</text:p>
          </table:table-cell>
          <table:table-cell office:value-type="float" office:value="56887" calcext:value-type="float">
            <text:p>5688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74" calcext:value-type="float">
            <text:p>28074</text:p>
          </table:table-cell>
          <table:table-cell office:value-type="string" calcext:value-type="string">
            <text:p>Marching Cubes</text:p>
          </table:table-cell>
          <table:table-cell office:value-type="float" office:value="56560" calcext:value-type="float">
            <text:p>5656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75" calcext:value-type="float">
            <text:p>28075</text:p>
          </table:table-cell>
          <table:table-cell office:value-type="string" calcext:value-type="string">
            <text:p>Marching Cubes</text:p>
          </table:table-cell>
          <table:table-cell office:value-type="float" office:value="57372" calcext:value-type="float">
            <text:p>5737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76" calcext:value-type="float">
            <text:p>28076</text:p>
          </table:table-cell>
          <table:table-cell office:value-type="string" calcext:value-type="string">
            <text:p>Marching Cubes</text:p>
          </table:table-cell>
          <table:table-cell office:value-type="float" office:value="57217" calcext:value-type="float">
            <text:p>5721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77" calcext:value-type="float">
            <text:p>28077</text:p>
          </table:table-cell>
          <table:table-cell office:value-type="string" calcext:value-type="string">
            <text:p>Marching Cubes</text:p>
          </table:table-cell>
          <table:table-cell office:value-type="float" office:value="58256" calcext:value-type="float">
            <text:p>582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78" calcext:value-type="float">
            <text:p>28078</text:p>
          </table:table-cell>
          <table:table-cell office:value-type="string" calcext:value-type="string">
            <text:p>Marching Cubes</text:p>
          </table:table-cell>
          <table:table-cell office:value-type="float" office:value="58426" calcext:value-type="float">
            <text:p>5842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79" calcext:value-type="float">
            <text:p>28079</text:p>
          </table:table-cell>
          <table:table-cell office:value-type="string" calcext:value-type="string">
            <text:p>Marching Cubes</text:p>
          </table:table-cell>
          <table:table-cell office:value-type="float" office:value="58698" calcext:value-type="float">
            <text:p>5869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80" calcext:value-type="float">
            <text:p>28080</text:p>
          </table:table-cell>
          <table:table-cell office:value-type="string" calcext:value-type="string">
            <text:p>Marching Cubes</text:p>
          </table:table-cell>
          <table:table-cell office:value-type="float" office:value="57853" calcext:value-type="float">
            <text:p>5785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81" calcext:value-type="float">
            <text:p>28081</text:p>
          </table:table-cell>
          <table:table-cell office:value-type="string" calcext:value-type="string">
            <text:p>Marching Cubes</text:p>
          </table:table-cell>
          <table:table-cell office:value-type="float" office:value="57538" calcext:value-type="float">
            <text:p>5753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82" calcext:value-type="float">
            <text:p>28082</text:p>
          </table:table-cell>
          <table:table-cell office:value-type="string" calcext:value-type="string">
            <text:p>Marching Cubes</text:p>
          </table:table-cell>
          <table:table-cell office:value-type="float" office:value="57067" calcext:value-type="float">
            <text:p>5706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83" calcext:value-type="float">
            <text:p>28083</text:p>
          </table:table-cell>
          <table:table-cell office:value-type="string" calcext:value-type="string">
            <text:p>Marching Cubes</text:p>
          </table:table-cell>
          <table:table-cell office:value-type="float" office:value="57596" calcext:value-type="float">
            <text:p>5759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84" calcext:value-type="float">
            <text:p>28084</text:p>
          </table:table-cell>
          <table:table-cell office:value-type="string" calcext:value-type="string">
            <text:p>Marching Cubes</text:p>
          </table:table-cell>
          <table:table-cell office:value-type="float" office:value="57310" calcext:value-type="float">
            <text:p>573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85" calcext:value-type="float">
            <text:p>28085</text:p>
          </table:table-cell>
          <table:table-cell office:value-type="string" calcext:value-type="string">
            <text:p>Marching Cubes</text:p>
          </table:table-cell>
          <table:table-cell office:value-type="float" office:value="56965" calcext:value-type="float">
            <text:p>5696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86" calcext:value-type="float">
            <text:p>28086</text:p>
          </table:table-cell>
          <table:table-cell office:value-type="string" calcext:value-type="string">
            <text:p>Marching Cubes</text:p>
          </table:table-cell>
          <table:table-cell office:value-type="float" office:value="57623" calcext:value-type="float">
            <text:p>5762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87" calcext:value-type="float">
            <text:p>28087</text:p>
          </table:table-cell>
          <table:table-cell office:value-type="string" calcext:value-type="string">
            <text:p>Marching Cubes</text:p>
          </table:table-cell>
          <table:table-cell office:value-type="float" office:value="58190" calcext:value-type="float">
            <text:p>5819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88" calcext:value-type="float">
            <text:p>28088</text:p>
          </table:table-cell>
          <table:table-cell office:value-type="string" calcext:value-type="string">
            <text:p>Marching Cubes</text:p>
          </table:table-cell>
          <table:table-cell office:value-type="float" office:value="58963" calcext:value-type="float">
            <text:p>5896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89" calcext:value-type="float">
            <text:p>28089</text:p>
          </table:table-cell>
          <table:table-cell office:value-type="string" calcext:value-type="string">
            <text:p>Marching Cubes</text:p>
          </table:table-cell>
          <table:table-cell office:value-type="float" office:value="56821" calcext:value-type="float">
            <text:p>5682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90" calcext:value-type="float">
            <text:p>28090</text:p>
          </table:table-cell>
          <table:table-cell office:value-type="string" calcext:value-type="string">
            <text:p>Marching Cubes</text:p>
          </table:table-cell>
          <table:table-cell office:value-type="float" office:value="57296" calcext:value-type="float">
            <text:p>5729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91" calcext:value-type="float">
            <text:p>28091</text:p>
          </table:table-cell>
          <table:table-cell office:value-type="string" calcext:value-type="string">
            <text:p>Marching Cubes</text:p>
          </table:table-cell>
          <table:table-cell office:value-type="float" office:value="56989" calcext:value-type="float">
            <text:p>5698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92" calcext:value-type="float">
            <text:p>28092</text:p>
          </table:table-cell>
          <table:table-cell office:value-type="string" calcext:value-type="string">
            <text:p>Marching Cubes</text:p>
          </table:table-cell>
          <table:table-cell office:value-type="float" office:value="56839" calcext:value-type="float">
            <text:p>5683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93" calcext:value-type="float">
            <text:p>28093</text:p>
          </table:table-cell>
          <table:table-cell office:value-type="string" calcext:value-type="string">
            <text:p>Marching Cubes</text:p>
          </table:table-cell>
          <table:table-cell office:value-type="float" office:value="57617" calcext:value-type="float">
            <text:p>5761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94" calcext:value-type="float">
            <text:p>28094</text:p>
          </table:table-cell>
          <table:table-cell office:value-type="string" calcext:value-type="string">
            <text:p>Marching Cubes</text:p>
          </table:table-cell>
          <table:table-cell office:value-type="float" office:value="58506" calcext:value-type="float">
            <text:p>5850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95" calcext:value-type="float">
            <text:p>28095</text:p>
          </table:table-cell>
          <table:table-cell office:value-type="string" calcext:value-type="string">
            <text:p>Marching Cubes</text:p>
          </table:table-cell>
          <table:table-cell office:value-type="float" office:value="58506" calcext:value-type="float">
            <text:p>5850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96" calcext:value-type="float">
            <text:p>28096</text:p>
          </table:table-cell>
          <table:table-cell office:value-type="string" calcext:value-type="string">
            <text:p>Marching Cubes</text:p>
          </table:table-cell>
          <table:table-cell office:value-type="float" office:value="59190" calcext:value-type="float">
            <text:p>5919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97" calcext:value-type="float">
            <text:p>28097</text:p>
          </table:table-cell>
          <table:table-cell office:value-type="string" calcext:value-type="string">
            <text:p>Marching Cubes</text:p>
          </table:table-cell>
          <table:table-cell office:value-type="float" office:value="57683" calcext:value-type="float">
            <text:p>5768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98" calcext:value-type="float">
            <text:p>28098</text:p>
          </table:table-cell>
          <table:table-cell office:value-type="string" calcext:value-type="string">
            <text:p>Marching Cubes</text:p>
          </table:table-cell>
          <table:table-cell office:value-type="float" office:value="56865" calcext:value-type="float">
            <text:p>56865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99" calcext:value-type="float">
            <text:p>28099</text:p>
          </table:table-cell>
          <table:table-cell office:value-type="string" calcext:value-type="string">
            <text:p>Marching Cubes</text:p>
          </table:table-cell>
          <table:table-cell office:value-type="float" office:value="57013" calcext:value-type="float">
            <text:p>5701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string" calcext:value-type="string">
            <text:p>Marching Cubes</text:p>
          </table:table-cell>
          <table:table-cell office:value-type="float" office:value="57037" calcext:value-type="float">
            <text:p>57037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101" calcext:value-type="float">
            <text:p>28101</text:p>
          </table:table-cell>
          <table:table-cell office:value-type="string" calcext:value-type="string">
            <text:p>Marching Cubes</text:p>
          </table:table-cell>
          <table:table-cell office:value-type="float" office:value="57098" calcext:value-type="float">
            <text:p>5709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102" calcext:value-type="float">
            <text:p>28102</text:p>
          </table:table-cell>
          <table:table-cell office:value-type="string" calcext:value-type="string">
            <text:p>Marching Cubes</text:p>
          </table:table-cell>
          <table:table-cell office:value-type="float" office:value="58121" calcext:value-type="float">
            <text:p>5812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103" calcext:value-type="float">
            <text:p>28103</text:p>
          </table:table-cell>
          <table:table-cell office:value-type="string" calcext:value-type="string">
            <text:p>Marching Cubes</text:p>
          </table:table-cell>
          <table:table-cell office:value-type="float" office:value="58080" calcext:value-type="float">
            <text:p>58080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104" calcext:value-type="float">
            <text:p>28104</text:p>
          </table:table-cell>
          <table:table-cell office:value-type="string" calcext:value-type="string">
            <text:p>Marching Cubes</text:p>
          </table:table-cell>
          <table:table-cell office:value-type="float" office:value="57087" calcext:value-type="float">
            <text:p>5708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105" calcext:value-type="float">
            <text:p>28105</text:p>
          </table:table-cell>
          <table:table-cell office:value-type="string" calcext:value-type="string">
            <text:p>Marching Cubes</text:p>
          </table:table-cell>
          <table:table-cell office:value-type="float" office:value="56826" calcext:value-type="float">
            <text:p>5682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106" calcext:value-type="float">
            <text:p>28106</text:p>
          </table:table-cell>
          <table:table-cell office:value-type="string" calcext:value-type="string">
            <text:p>Marching Cubes</text:p>
          </table:table-cell>
          <table:table-cell office:value-type="float" office:value="57065" calcext:value-type="float">
            <text:p>5706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107" calcext:value-type="float">
            <text:p>28107</text:p>
          </table:table-cell>
          <table:table-cell office:value-type="string" calcext:value-type="string">
            <text:p>Marching Cubes</text:p>
          </table:table-cell>
          <table:table-cell office:value-type="float" office:value="57188" calcext:value-type="float">
            <text:p>5718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108" calcext:value-type="float">
            <text:p>28108</text:p>
          </table:table-cell>
          <table:table-cell office:value-type="string" calcext:value-type="string">
            <text:p>Marching Cubes</text:p>
          </table:table-cell>
          <table:table-cell office:value-type="float" office:value="56718" calcext:value-type="float">
            <text:p>5671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109" calcext:value-type="float">
            <text:p>28109</text:p>
          </table:table-cell>
          <table:table-cell office:value-type="string" calcext:value-type="string">
            <text:p>Marching Cubes</text:p>
          </table:table-cell>
          <table:table-cell office:value-type="float" office:value="58862" calcext:value-type="float">
            <text:p>5886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110" calcext:value-type="float">
            <text:p>28110</text:p>
          </table:table-cell>
          <table:table-cell office:value-type="string" calcext:value-type="string">
            <text:p>Marching Cubes</text:p>
          </table:table-cell>
          <table:table-cell office:value-type="float" office:value="58568" calcext:value-type="float">
            <text:p>58568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657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6T10:15:45.615488673</dc:date>
    <meta:editing-duration>PT18M1S</meta:editing-duration>
    <meta:editing-cycles>1</meta:editing-cycles>
    <meta:document-statistic meta:table-count="1" meta:cell-count="12014" meta:object-count="0"/>
    <meta:generator>LibreOffice/5.2.3.3$Linux_X86_64 LibreOffice_project/20m0$Build-3</meta:generator>
  </office:meta>
</office:document-meta>
</file>